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de">
      <style:text-properties officeooo:rsid="003cfb53" officeooo:paragraph-rsid="003cfb53"/>
    </style:style>
    <style:style style:name="P2" style:family="paragraph" style:parent-style-name="Code">
      <style:text-properties officeooo:rsid="003cfb53" officeooo:paragraph-rsid="004913da"/>
    </style:style>
    <style:style style:name="P3" style:family="paragraph" style:parent-style-name="Code">
      <style:text-properties officeooo:rsid="004913da" officeooo:paragraph-rsid="004913da"/>
    </style:style>
    <style:style style:name="P4" style:family="paragraph" style:parent-style-name="Code">
      <style:text-properties officeooo:rsid="004c9953" officeooo:paragraph-rsid="004c9953"/>
    </style:style>
    <style:style style:name="P5" style:family="paragraph" style:parent-style-name="Text_20_body">
      <style:text-properties officeooo:rsid="0044af56" officeooo:paragraph-rsid="0044af56"/>
    </style:style>
    <style:style style:name="P6" style:family="paragraph" style:parent-style-name="Text_20_body">
      <style:text-properties officeooo:rsid="004913da" officeooo:paragraph-rsid="004913da"/>
    </style:style>
    <style:style style:name="P7" style:family="paragraph" style:parent-style-name="Text_20_body" style:list-style-name="L1">
      <style:text-properties officeooo:paragraph-rsid="0045eb79"/>
    </style:style>
    <style:style style:name="P8" style:family="paragraph" style:parent-style-name="Text_20_body" style:list-style-name="L1">
      <style:text-properties officeooo:paragraph-rsid="0044af56"/>
    </style:style>
    <style:style style:name="P9" style:family="paragraph" style:parent-style-name="Text_20_body" style:list-style-name="L1">
      <style:text-properties officeooo:rsid="001ed1ca" officeooo:paragraph-rsid="003b58b1"/>
    </style:style>
    <style:style style:name="P10" style:family="paragraph" style:parent-style-name="Text_20_body" style:list-style-name="L1">
      <style:text-properties officeooo:rsid="001ed1ca" officeooo:paragraph-rsid="0020d7e0"/>
    </style:style>
    <style:style style:name="P11" style:family="paragraph" style:parent-style-name="Text_20_body" style:list-style-name="L1">
      <style:text-properties officeooo:rsid="003b58b1" officeooo:paragraph-rsid="003b58b1"/>
    </style:style>
    <style:style style:name="P12" style:family="paragraph" style:parent-style-name="Text_20_body" style:list-style-name="L1">
      <style:text-properties officeooo:rsid="0045eb79" officeooo:paragraph-rsid="0045eb79"/>
    </style:style>
    <style:style style:name="P13" style:family="paragraph" style:parent-style-name="Text_20_body" style:list-style-name="L1">
      <style:text-properties officeooo:rsid="00466160" officeooo:paragraph-rsid="00466160"/>
    </style:style>
    <style:style style:name="P14" style:family="paragraph" style:parent-style-name="Text_20_body" style:list-style-name="L1">
      <style:text-properties officeooo:rsid="00466160" officeooo:paragraph-rsid="0046bd0c"/>
    </style:style>
    <style:style style:name="P15" style:family="paragraph" style:parent-style-name="Text_20_body" style:list-style-name="L1">
      <style:text-properties fo:language="uk" fo:country="UA" officeooo:rsid="0046bd0c" officeooo:paragraph-rsid="0046bd0c"/>
    </style:style>
    <style:style style:name="P16" style:family="paragraph" style:parent-style-name="Text_20_body" style:list-style-name="L1">
      <style:text-properties fo:language="uk" fo:country="UA" officeooo:paragraph-rsid="004ade2a"/>
    </style:style>
    <style:style style:name="P17" style:family="paragraph" style:parent-style-name="Text_20_body" style:list-style-name="L1">
      <style:text-properties fo:language="uk" fo:country="UA" officeooo:rsid="004ade2a" officeooo:paragraph-rsid="004ade2a"/>
    </style:style>
    <style:style style:name="P18" style:family="paragraph" style:parent-style-name="Text_20_body" style:list-style-name="L1">
      <style:text-properties officeooo:rsid="0046bd0c" officeooo:paragraph-rsid="0046bd0c"/>
    </style:style>
    <style:style style:name="P19" style:family="paragraph" style:parent-style-name="Text_20_body" style:list-style-name="L1">
      <style:text-properties officeooo:rsid="0046bd0c" officeooo:paragraph-rsid="004ade2a"/>
    </style:style>
    <style:style style:name="P20" style:family="paragraph" style:parent-style-name="Text_20_body" style:list-style-name="L1">
      <style:text-properties officeooo:rsid="0020d7e0" officeooo:paragraph-rsid="0020d7e0"/>
    </style:style>
    <style:style style:name="P21" style:family="paragraph" style:parent-style-name="Text_20_body" style:list-style-name="L1">
      <style:text-properties officeooo:rsid="0029d730" officeooo:paragraph-rsid="0039c03c"/>
    </style:style>
    <style:style style:name="P22" style:family="paragraph" style:parent-style-name="Text_20_body" style:list-style-name="L1">
      <style:text-properties officeooo:rsid="004d634d" officeooo:paragraph-rsid="004d634d"/>
    </style:style>
    <style:style style:name="P23" style:family="paragraph" style:parent-style-name="Text_20_body" style:list-style-name="L1">
      <style:text-properties officeooo:rsid="004349d5" officeooo:paragraph-rsid="004349d5"/>
    </style:style>
    <style:style style:name="P24" style:family="paragraph" style:parent-style-name="Text_20_body" style:list-style-name="L1">
      <style:text-properties officeooo:rsid="004349d5" officeooo:paragraph-rsid="004c9953"/>
    </style:style>
    <style:style style:name="P25" style:family="paragraph" style:parent-style-name="Heading_20_1">
      <style:text-properties officeooo:rsid="001ed1ca" officeooo:paragraph-rsid="001ed1ca"/>
    </style:style>
    <style:style style:name="P26" style:family="paragraph" style:parent-style-name="Code">
      <style:text-properties officeooo:rsid="004913da" officeooo:paragraph-rsid="004913da"/>
    </style:style>
    <style:style style:name="T1" style:family="text">
      <style:text-properties officeooo:rsid="001ed1ca"/>
    </style:style>
    <style:style style:name="T2" style:family="text">
      <style:text-properties officeooo:rsid="003b58b1"/>
    </style:style>
    <style:style style:name="T3" style:family="text">
      <style:text-properties officeooo:rsid="0045eb79"/>
    </style:style>
    <style:style style:name="T4" style:family="text">
      <style:text-properties fo:language="uk" fo:country="UA"/>
    </style:style>
    <style:style style:name="T5" style:family="text">
      <style:text-properties fo:language="uk" fo:country="UA" officeooo:rsid="0045eb79"/>
    </style:style>
    <style:style style:name="T6" style:family="text">
      <style:text-properties fo:language="uk" fo:country="UA" officeooo:rsid="00466160"/>
    </style:style>
    <style:style style:name="T7" style:family="text">
      <style:text-properties fo:language="uk" fo:country="UA" officeooo:rsid="0046bd0c"/>
    </style:style>
    <style:style style:name="T8" style:family="text">
      <style:text-properties fo:language="uk" fo:country="UA" officeooo:rsid="004ade2a"/>
    </style:style>
    <style:style style:name="T9" style:family="text">
      <style:text-properties style:text-position="sub 58%" fo:language="uk" fo:country="UA"/>
    </style:style>
    <style:style style:name="T10" style:family="text">
      <style:text-properties officeooo:rsid="004ade2a"/>
    </style:style>
    <style:style style:name="T11" style:family="text">
      <style:text-properties officeooo:rsid="0046bd0c"/>
    </style:style>
    <style:style style:name="T12" style:family="text">
      <style:text-properties officeooo:rsid="004d63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Звіт з лабораторної роботи </text:p>
      <text:p text:style-name="Title"><text:span text:style-name="T1">з</text:span>а дисципліною "програмування" </text:p>
      <text:p text:style-name="Title">студента групи ПА-17-1</text:p>
      <text:p text:style-name="Title">Панасенка Егора Сергійовича</text:p>
      <text:p text:style-name="Title">Кафедра комп’ютерних технологій, фпм, дну </text:p>
      <text:p text:style-name="Title">2017/2018 навч.р.</text:p>
      <text:h text:style-name="P25" text:outline-level="1">Задача 1.</text:h>
      <text:list xml:id="list3299660033216325802" text:style-name="L1">
        <text:list-item>
          <text:p text:style-name="P9">Постановка задачі: <text:span text:style-name="T2">Задайте матриці А і В розмірністю (n x m), де n і m ≥ 6 (n!=m). Виконайте такі завдання:</text:span></text:p>
          <text:list>
            <text:list-item>
              <text:p text:style-name="P11">знайдіть мінімальний елемент матриці А і максимальний елемент матриці В, поміняйте їх місцями;</text:p>
            </text:list-item>
            <text:list-item>
              <text:p text:style-name="P11">визначте матрицю С як суму матриць А і В;</text:p>
            </text:list-item>
            <text:list-item>
              <text:p text:style-name="P11">упорядкуйте за зростанням значення елементів стовпця матриці А, де знаходиться максимальний елемент.</text:p>
            </text:list-item>
          </text:list>
        </text:list-item>
        <text:list-item>
          <text:p text:style-name="P10">Опис ходу розв’язку:</text:p>
          <text:list>
            <text:list-item>
              <text:p text:style-name="P12">Опис класу Matrix, що має змінні int n (кількість рядків), m (кількість стовпців), **a (сама матриця, розмір задається при ініціалізації), а також такі функції:</text:p>
              <text:list>
                <text:list-item>
                  <text:p text:style-name="P12">Matrix (int height, int width) — ініціалізація класу з входом кількості рядків та стовпців, функція змінює розмір до heightXwidth</text:p>
                </text:list-item>
                <text:list-item>
                  <text:p text:style-name="P7"><text:span text:style-name="T3">void set (int i, int j, int x) — функція </text:span><text:bookmark text:name="result_box"/><text:span text:style-name="T4">привласнення </text:span><text:span text:style-name="T5">значення x до </text:span><text:bookmark text:name="result_box1"/><text:span text:style-name="T4">однієї комірки матриці </text:span><text:span text:style-name="T5">(i рядок, j </text:span><text:span text:style-name="T6">стовпець</text:span><text:span text:style-name="T5">)</text:span></text:p>
                </text:list-item>
                <text:list-item>
                  <text:p text:style-name="P13"><text:span text:style-name="T5">int get (int i, int j) — </text:span><text:span text:style-name="T4">функція запиту даних з комірки матриці (i рядок, j стовбець)</text:span></text:p>
                </text:list-item>
                <text:list-item>
                  <text:p text:style-name="P14"><text:span text:style-name="T4">void find_max(int max[2]) — пошук максимального числа у матриці </text:span><text:span text:style-name="T7">та вихід через max</text:span></text:p>
                </text:list-item>
                <text:list-item>
                  <text:p text:style-name="P13"><text:span text:style-name="T4">void find_min(int min[2]) — пошук мінімального числа у матриці </text:span><text:span text:style-name="T7">та вихід через min</text:span></text:p>
                </text:list-item>
                <text:list-item>
                  <text:p text:style-name="P15">void sort_col(int col) — сортування бульбашкою потрідної колонки</text:p>
                </text:list-item>
                <text:list-item>
                  <text:p text:style-name="P18"><text:span text:style-name="T4">void input_matrix(FILE *infile) — вхід всієї матриці з </text:span><text:soft-page-break/><text:span text:style-name="T4">infile</text:span></text:p>
                </text:list-item>
                <text:list-item>
                  <text:p text:style-name="P15">void show(FILE *outfile, char x) — вихід всієї матриці у outfile</text:p>
                </text:list-item>
                <text:list-item>
                  <text:p text:style-name="P16"><text:span text:style-name="T10">void fill_rand() — заповнення матриці </text:span><text:bookmark text:name="result_box2"/>випадковими <text:span text:style-name="T10">числами</text:span></text:p>
                </text:list-item>
              </text:list>
            </text:list-item>
            <text:list-item>
              <text:p text:style-name="P17">void ign_other() — функція яка ігнорує будь-які дані до наступного рядка </text:p>
            </text:list-item>
            <text:list-item>
              <text:p text:style-name="P17">Вхід розмірності NxM матриць<text:span text:style-name="T11">, до тих пір доки не введуть правильно</text:span></text:p>
            </text:list-item>
            <text:list-item>
              <text:p text:style-name="P15">Далі <text:span text:style-name="T10">іде меню з 3 пунктів</text:span> у циклі до тих пір, доки не введуть <text:s/><text:span text:style-name="T10">1,2 або 3, це вибір типу входу або генерації матриць</text:span></text:p>
            </text:list-item>
            <text:list-item>
              <text:p text:style-name="P15">Підключення файлів, якщо необхідно.</text:p>
            </text:list-item>
            <text:list-item>
              <text:p text:style-name="P15">Ініціанування матриць A, B, C</text:p>
            </text:list-item>
            <text:list-item>
              <text:p text:style-name="P15">Вхід <text:span text:style-name="T10">або генерація</text:span> матриць A і B</text:p>
            </text:list-item>
            <text:list-item>
              <text:p text:style-name="P17">Вихід матриці А і B</text:p>
            </text:list-item>
            <text:list-item>
              <text:p text:style-name="P19"><text:span text:style-name="T4">Пошук і заміна максимального </text:span><text:span text:style-name="T8">значення у матриці B</text:span><text:span text:style-name="T4"> і мінімального значення у матриці A і вихід матриці A </text:span><text:span text:style-name="T8">і B</text:span></text:p>
            </text:list-item>
            <text:list-item>
              <text:p text:style-name="P19"><text:span text:style-name="T4">Заповнення суммою A</text:span><text:span text:style-name="T9">ij</text:span><text:span text:style-name="T4">+B</text:span><text:span text:style-name="T9">ij</text:span><text:span text:style-name="T4"> матриці C і вихід матриці C</text:span></text:p>
            </text:list-item>
            <text:list-item>
              <text:p text:style-name="P15">Сортування колонки з максимальним елементом матриці A та вихід матриці <text:span text:style-name="T10">A</text:span></text:p>
            </text:list-item>
          </text:list>
        </text:list-item>
        <text:list-item>
          <text:p text:style-name="P20">Вихідний текст програми розв’язку задачі</text:p>
        </text:list-item>
      </text:list>
      <text:p text:style-name="P4">#include &lt;cstdio&gt;</text:p>
      <text:p text:style-name="P4">#include &lt;stdlib.h&gt;</text:p>
      <text:p text:style-name="P4"/>
      <text:p text:style-name="P4">using namespace std;</text:p>
      <text:p text:style-name="P4"/>
      <text:p text:style-name="P4">class Matrix {</text:p>
      <text:p text:style-name="P4"><text:tab/>int n,m,**a;</text:p>
      <text:p text:style-name="P4"><text:tab/>public:</text:p>
      <text:p text:style-name="P4"><text:tab/>Matrix (int height, int width) {</text:p>
      <text:p text:style-name="P4"><text:tab/><text:tab/>n=height;m=width;</text:p>
      <text:p text:style-name="P4"><text:tab/><text:tab/>a=new int*[n];</text:p>
      <text:p text:style-name="P4"><text:tab/><text:tab/>for(int i=0;i&lt;n;i++)</text:p>
      <text:p text:style-name="P4"><text:tab/><text:tab/>a[i]=new int[m];</text:p>
      <text:p text:style-name="P4"><text:tab/>}</text:p>
      <text:p text:style-name="P4"><text:tab/>void set (int i, int j, int x) {</text:p>
      <text:p text:style-name="P4"><text:tab/><text:tab/>a[i][j]=x;</text:p>
      <text:p text:style-name="P4"><text:tab/>}</text:p>
      <text:p text:style-name="P4"><text:tab/>int get (int i, int j) {</text:p>
      <text:p text:style-name="P4"><text:tab/><text:tab/>return a[i][j];</text:p>
      <text:p text:style-name="P4"><text:tab/>}</text:p>
      <text:p text:style-name="P4"><text:soft-page-break/><text:tab/>void find_max(int max[2]) {</text:p>
      <text:p text:style-name="P4"><text:tab/><text:tab/>max[0] = 0; max[1] = 0;</text:p>
      <text:p text:style-name="P4"><text:tab/><text:tab/>for (int i=0;i&lt;n;i++)</text:p>
      <text:p text:style-name="P4"><text:tab/><text:tab/><text:tab/>for (int j=0;j&lt;m;j++)</text:p>
      <text:p text:style-name="P4"><text:tab/><text:tab/><text:tab/><text:tab/>if (a[i][j]&gt;a[max[0]][max[1]]) {</text:p>
      <text:p text:style-name="P4"><text:tab/><text:tab/><text:tab/><text:tab/><text:tab/>max[0]=i;</text:p>
      <text:p text:style-name="P4"><text:tab/><text:tab/><text:tab/><text:tab/><text:tab/>max[1]=j;</text:p>
      <text:p text:style-name="P4"><text:tab/><text:tab/><text:tab/><text:tab/>}</text:p>
      <text:p text:style-name="P4"><text:tab/>}</text:p>
      <text:p text:style-name="P4"><text:tab/>void find_min(int min[2]) {</text:p>
      <text:p text:style-name="P4"><text:tab/><text:tab/>min[0] = 0; min[1] = 0;</text:p>
      <text:p text:style-name="P4"><text:tab/><text:tab/>for (int i=0;i&lt;n;i++)</text:p>
      <text:p text:style-name="P4"><text:tab/><text:tab/><text:tab/>for (int j=0;j&lt;m;j++)</text:p>
      <text:p text:style-name="P4"><text:tab/><text:tab/><text:tab/><text:tab/>if (a[i][j]&lt;a[min[0]][min[1]]) {</text:p>
      <text:p text:style-name="P4"><text:tab/><text:tab/><text:tab/><text:tab/><text:tab/>min[0]=i;</text:p>
      <text:p text:style-name="P4"><text:tab/><text:tab/><text:tab/><text:tab/><text:tab/>min[1]=j;</text:p>
      <text:p text:style-name="P4"><text:tab/><text:tab/><text:tab/><text:tab/>}</text:p>
      <text:p text:style-name="P4"><text:tab/>}</text:p>
      <text:p text:style-name="P4"><text:tab/>void sort_col(int col) {</text:p>
      <text:p text:style-name="P4"><text:tab/><text:tab/>int tmp=0;</text:p>
      <text:p text:style-name="P4"><text:tab/><text:tab/>for (int i=0;i&lt;n-1;i++)</text:p>
      <text:p text:style-name="P4"><text:tab/><text:tab/><text:tab/>for (int j=i+1;j&lt;n;j++)</text:p>
      <text:p text:style-name="P4"><text:tab/><text:tab/><text:tab/><text:tab/>if (a[j][col]&lt;a[i][col]) {</text:p>
      <text:p text:style-name="P4"><text:tab/><text:tab/><text:tab/><text:tab/><text:tab/>tmp=a[j][col];a[j][col]=a[i][col];a[i][col]=tmp;</text:p>
      <text:p text:style-name="P4"><text:tab/><text:tab/><text:tab/><text:tab/>}</text:p>
      <text:p text:style-name="P4"><text:tab/>}</text:p>
      <text:p text:style-name="P4"><text:tab/>void input_matrix() {</text:p>
      <text:p text:style-name="P4"><text:tab/><text:tab/>for (int i=0;i&lt;n;i++)</text:p>
      <text:p text:style-name="P4"><text:tab/><text:tab/><text:tab/>for (int j=0;j&lt;m;j++) {</text:p>
      <text:p text:style-name="P4"><text:tab/><text:tab/><text:tab/><text:tab/>scanf("%i",&amp;a[i][j]);</text:p>
      <text:p text:style-name="P4"><text:tab/><text:tab/><text:tab/>}</text:p>
      <text:p text:style-name="P4"><text:tab/>};</text:p>
      <text:p text:style-name="P4"><text:tab/>void show(char x) {</text:p>
      <text:p text:style-name="P4"><text:tab/><text:tab/>printf(" <text:s/>-%*c-\n",m*6,' ');</text:p>
      <text:p text:style-name="P4"><text:tab/><text:tab/>for (int i=0;i&lt;n;i++) {</text:p>
      <text:p text:style-name="P4"><text:tab/><text:tab/><text:tab/>if (i==n/2) printf("%c=|",x);</text:p>
      <text:p text:style-name="P4"><text:tab/><text:tab/><text:tab/>else printf(" <text:s/>|");</text:p>
      <text:p text:style-name="P4"><text:tab/><text:tab/><text:tab/>for (int j=0;j&lt;m;j++)</text:p>
      <text:p text:style-name="P4"><text:tab/><text:tab/><text:tab/><text:tab/>printf("%-6i",a[i][j]);</text:p>
      <text:p text:style-name="P4"><text:tab/><text:tab/><text:tab/>printf("|\n");</text:p>
      <text:p text:style-name="P4"><text:tab/><text:tab/>}</text:p>
      <text:p text:style-name="P4"><text:tab/><text:tab/>printf(" <text:s/>-%*c-\n",m*6,' ');</text:p>
      <text:p text:style-name="P4"><text:tab/>}</text:p>
      <text:p text:style-name="P4"><text:tab/>void fill_rand() {</text:p>
      <text:p text:style-name="P4"><text:tab/><text:tab/>for (int i=0;i&lt;n;i++)</text:p>
      <text:p text:style-name="P4"><text:tab/><text:tab/><text:tab/>for (int j=0;j&lt;m;j++)</text:p>
      <text:p text:style-name="P4"><text:tab/><text:tab/><text:tab/><text:tab/>a[i][j]=rand()%2000-1000;</text:p>
      <text:p text:style-name="P4"><text:tab/>}</text:p>
      <text:p text:style-name="P4">};</text:p>
      <text:p text:style-name="P4"/>
      <text:p text:style-name="P4">void ign_other() {</text:p>
      <text:p text:style-name="P4"><text:tab/>char instr[2] = {0,0};</text:p>
      <text:p text:style-name="P4"><text:tab/>while (instr[0]!='\n')</text:p>
      <text:p text:style-name="P4"><text:tab/><text:tab/>fgets(instr,2,stdin);</text:p>
      <text:p text:style-name="P4">}</text:p>
      <text:p text:style-name="P4"/>
      <text:p text:style-name="P4">int main(int argc, char **argv)</text:p>
      <text:p text:style-name="P4">{</text:p>
      <text:p text:style-name="P4"><text:soft-page-break/><text:tab/>char ans1,ans2[2];</text:p>
      <text:p text:style-name="P4"><text:tab/>int n=0,m=0,max[2]={0,0},min[2]={0,0},tmp;</text:p>
      <text:p text:style-name="P4"><text:tab/>while (n==m || n&lt;6 || m&lt;6) {</text:p>
      <text:p text:style-name="P4"><text:tab/><text:tab/>printf("Введіть розмірність NxM через пробіл\n");</text:p>
      <text:p text:style-name="P4"><text:tab/><text:tab/>scanf("%i%i",&amp;n,&amp;m);</text:p>
      <text:p text:style-name="P4"><text:tab/><text:tab/>if (n==m || n&lt;6 || m&lt;6)</text:p>
      <text:p text:style-name="P4"><text:tab/><text:tab/><text:tab/>printf("Невірні вхідні данні\n");</text:p>
      <text:p text:style-name="P4"><text:tab/>}</text:p>
      <text:p text:style-name="P4"><text:tab/>while (ans1!=1 &amp;&amp; ans1!=2 &amp;&amp; ans1!=3) {</text:p>
      <text:p text:style-name="P4"><text:tab/><text:tab/>printf("Ви можете:\n1. Ввести матриці з файлу input.txt\n2. Ввести матриці вручну\n3. Сгенерувати автоматично\nЩо вам до вподоби? (1/2/3) ");</text:p>
      <text:p text:style-name="P4"><text:tab/><text:tab/>scanf("%hhi",&amp;ans1);</text:p>
      <text:p text:style-name="P4"><text:tab/><text:tab/>ign_other();</text:p>
      <text:p text:style-name="P4"><text:tab/><text:tab/>if (ans1!=1 &amp;&amp; ans1!=2 &amp;&amp; ans1!=3)</text:p>
      <text:p text:style-name="P4"><text:tab/><text:tab/><text:tab/>printf("Невірна відповідь, спробуйте ще\n");</text:p>
      <text:p text:style-name="P4"><text:tab/>}</text:p>
      <text:p text:style-name="P4"><text:tab/>while (ans2[0]!='y' &amp;&amp; ans2[0]!='n') {</text:p>
      <text:p text:style-name="P4"><text:tab/><text:tab/>printf("Вивести данні у файл output.txt? (y/n) ");</text:p>
      <text:p text:style-name="P4"><text:tab/><text:tab/>fgets(ans2,2,stdin);</text:p>
      <text:p text:style-name="P4"><text:tab/><text:tab/>ign_other();</text:p>
      <text:p text:style-name="P4"><text:tab/><text:tab/>if (ans2[0]!='y' &amp;&amp; ans2[0]!='n')</text:p>
      <text:p text:style-name="P4"><text:tab/><text:tab/><text:tab/>printf("Невірна буква, спробуйте ще\n");</text:p>
      <text:p text:style-name="P4"><text:tab/>}</text:p>
      <text:p text:style-name="P4"><text:tab/>if (ans1==1)</text:p>
      <text:p text:style-name="P4"><text:tab/><text:tab/>freopen("input.txt","r",stdin);</text:p>
      <text:p text:style-name="P4"><text:tab/>Matrix a(n,m), b(n,m), c(n,m);</text:p>
      <text:p text:style-name="P4"><text:tab/>if (ans1==3) {</text:p>
      <text:p text:style-name="P4"><text:tab/><text:tab/>a.fill_rand();</text:p>
      <text:p text:style-name="P4"><text:tab/><text:tab/>b.fill_rand();</text:p>
      <text:p text:style-name="P4"><text:tab/>} else {</text:p>
      <text:p text:style-name="P4"><text:tab/><text:tab/>if (ans1==2)</text:p>
      <text:p text:style-name="P4"><text:tab/><text:tab/><text:tab/>printf("Введіть матрицю A розмірністю NxM\n");</text:p>
      <text:p text:style-name="P4"><text:tab/><text:tab/>a.input_matrix();</text:p>
      <text:p text:style-name="P4"><text:tab/><text:tab/>if (ans1==2)</text:p>
      <text:p text:style-name="P4"><text:tab/><text:tab/><text:tab/>printf("Введіть матрицю B розмірністю NxM\n");</text:p>
      <text:p text:style-name="P4"><text:tab/><text:tab/>b.input_matrix();</text:p>
      <text:p text:style-name="P4"><text:tab/>}</text:p>
      <text:p text:style-name="P4"><text:tab/>if (ans2[0]=='y')</text:p>
      <text:p text:style-name="P4"><text:tab/><text:tab/>freopen("output.txt","w",stdout);</text:p>
      <text:p text:style-name="P4"><text:tab/>printf("Вхідні матриці:\n");</text:p>
      <text:p text:style-name="P4"><text:tab/>a.show('A');</text:p>
      <text:p text:style-name="P4"><text:tab/>b.show('B');</text:p>
      <text:p text:style-name="P4"><text:tab/>b.find_max(max);a.find_min(min);</text:p>
      <text:p text:style-name="P4"><text:tab/>tmp=a.get(min[0],min[1]);</text:p>
      <text:p text:style-name="P4"><text:tab/>a.set(min[0],min[1],b.get(max[0],max[1]));</text:p>
      <text:p text:style-name="P4"><text:tab/>b.set(max[0],max[1],tmp);</text:p>
      <text:p text:style-name="P4"><text:tab/>printf("Матриці A і B після першого пункту:\n");</text:p>
      <text:p text:style-name="P4"><text:tab/>a.show('A');</text:p>
      <text:p text:style-name="P4"><text:tab/>b.show('B');</text:p>
      <text:p text:style-name="P4"><text:tab/>for (int i=0;i&lt;n;i++)</text:p>
      <text:p text:style-name="P4"><text:tab/><text:tab/>for (int j=0;j&lt;m;j++)</text:p>
      <text:p text:style-name="P4"><text:tab/><text:tab/><text:tab/>c.set(i,j,a.get(i,j)+b.get(i,j));</text:p>
      <text:p text:style-name="P4"><text:tab/>printf("Матриця C після другого пункту:\n");</text:p>
      <text:p text:style-name="P4"><text:tab/>c.show('C');</text:p>
      <text:p text:style-name="P4"><text:tab/>a.sort_col(max[1]);</text:p>
      <text:p text:style-name="P4"><text:tab/>printf("Матриця A після третього пункту:\n");</text:p>
      <text:p text:style-name="P4"><text:tab/>a.show('A');</text:p>
      <text:p text:style-name="P4"><text:tab/>return 0;</text:p>
      <text:p text:style-name="P4"><text:soft-page-break/>}</text:p>
      <text:list xml:id="list194842627087977" text:continue-numbering="true" text:style-name="L1">
        <text:list-item>
          <text:p text:style-name="P21">Опис інтерфейсу програми:</text:p>
          <text:list>
            <text:list-item>
              <text:p text:style-name="P22">Вхід розмірності матриць NxM через пробіл</text:p>
            </text:list-item>
            <text:list-item>
              <text:p text:style-name="P22">Меню вибору входу або генерації матриці (приймаються тільки 1,2 або 3)</text:p>
            </text:list-item>
            <text:list-item>
              <text:p text:style-name="P22">Запит на вихід данних у файл (приймаються тільки y (так) або n (ні))</text:p>
            </text:list-item>
            <text:list-item>
              <text:p text:style-name="P23">Далі можливий вхід данних з файлу і вихід у файл</text:p>
            </text:list-item>
            <text:list-item>
              <text:p text:style-name="P24">Вхід матриці А і B, <text:span text:style-name="T12">якщо потрібно</text:span> (будь-які 2*n*m числа розділених пробілом або ентером, декілька пробілів і ентерів підряд вважаються, як один розділ)</text:p>
            </text:list-item>
            <text:list-item>
              <text:p text:style-name="P22">Далі вихід вхідних даних (матриці A і B), і вихід потрібних даних до кожного пункту задачі</text:p>
            </text:list-item>
          </text:list>
        </text:list-item>
        <text:list-item>
          <text:p text:style-name="P8">Опис тестових прикладів:</text:p>
        </text:list-item>
      </text:list>
      <text:p text:style-name="P5">Приклад 1:</text:p>
      <text:p text:style-name="P3">Введіть розмірність NxM через пробіл</text:p>
      <text:p text:style-name="P3">6 7</text:p>
      <text:p text:style-name="P3">Ви можете:</text:p>
      <text:p text:style-name="P3">1. Ввести матриці з файлу input.txt</text:p>
      <text:p text:style-name="P3">2. Ввести матриці вручну</text:p>
      <text:p text:style-name="P3">3. Сгенерувати автоматично</text:p>
      <text:p text:style-name="P3">Що вам до вподоби? (1/2/3) 1</text:p>
      <text:p text:style-name="P3">Вивести данні у файл output.txt? (y/n) y</text:p>
      <text:p text:style-name="P2"/>
      <text:p text:style-name="Text_20_body">input.txt:</text:p>
      <text:p text:style-name="P1">2 2 3 1 5 6 7</text:p>
      <text:p text:style-name="P1">1 2 3 4 5 6 12</text:p>
      <text:p text:style-name="P1">1 2 3 4 5 6 11</text:p>
      <text:p text:style-name="P1">1 2 3 4 5 6 10</text:p>
      <text:p text:style-name="P1">1 2 3 4 5 6 9</text:p>
      <text:p text:style-name="P1">1 2 3 4 5 6 8</text:p>
      <text:p text:style-name="P1"/>
      <text:p text:style-name="P1">8 7 6 5 4 3 2</text:p>
      <text:p text:style-name="P1">8 7 6 5 4 3 2</text:p>
      <text:p text:style-name="P1">8 7 6 5 4 3 2</text:p>
      <text:p text:style-name="P1">8 7 6 5 4 3 2</text:p>
      <text:p text:style-name="P1">8 7 6 5 4 3 2</text:p>
      <text:p text:style-name="P1">8 7 6 5 4 3 2</text:p>
      <text:p text:style-name="P1"/>
      <text:p text:style-name="Text_20_body">output.txt:</text:p>
      <text:p text:style-name="P4">Вхідні матриці:</text:p>
      <text:p text:style-name="P4"><text:s text:c="2"/>- <text:s text:c="41"/>-</text:p>
      <text:p text:style-name="P4"><text:s text:c="2"/>|2 <text:s text:c="4"/>2 <text:s text:c="4"/>3 <text:s text:c="4"/>1 <text:s text:c="4"/>5 <text:s text:c="4"/>6 <text:s text:c="4"/>7 <text:s text:c="4"/>|</text:p>
      <text:p text:style-name="P4"><text:s text:c="2"/>|1 <text:s text:c="4"/>2 <text:s text:c="4"/>3 <text:s text:c="4"/>4 <text:s text:c="4"/>5 <text:s text:c="4"/>6 <text:s text:c="4"/>12 <text:s text:c="3"/>|</text:p>
      <text:p text:style-name="P4"><text:soft-page-break/><text:s text:c="2"/>|1 <text:s text:c="4"/>2 <text:s text:c="4"/>3 <text:s text:c="4"/>4 <text:s text:c="4"/>5 <text:s text:c="4"/>6 <text:s text:c="4"/>11 <text:s text:c="3"/>|</text:p>
      <text:p text:style-name="P4">A=|1 <text:s text:c="4"/>2 <text:s text:c="4"/>3 <text:s text:c="4"/>4 <text:s text:c="4"/>5 <text:s text:c="4"/>6 <text:s text:c="4"/>10 <text:s text:c="3"/>|</text:p>
      <text:p text:style-name="P4"><text:s text:c="2"/>|1 <text:s text:c="4"/>2 <text:s text:c="4"/>3 <text:s text:c="4"/>4 <text:s text:c="4"/>5 <text:s text:c="4"/>6 <text:s text:c="4"/>9 <text:s text:c="4"/>|</text:p>
      <text:p text:style-name="P4"><text:s text:c="2"/>|1 <text:s text:c="4"/>2 <text:s text:c="4"/>3 <text:s text:c="4"/>4 <text:s text:c="4"/>5 <text:s text:c="4"/>6 <text:s text:c="4"/>8 <text:s text:c="4"/>|</text:p>
      <text:p text:style-name="P4"><text:s text:c="2"/>- <text:s text:c="41"/>-</text:p>
      <text:p text:style-name="P4"><text:s text:c="2"/>- <text:s text:c="41"/>-</text:p>
      <text:p text:style-name="P4"><text:s text:c="2"/>|8 <text:s text:c="4"/>7 <text:s text:c="4"/>6 <text:s text:c="4"/>5 <text:s text:c="4"/>4 <text:s text:c="4"/>3 <text:s text:c="4"/>2 <text:s text:c="4"/>|</text:p>
      <text:p text:style-name="P4"><text:s text:c="2"/>|8 <text:s text:c="4"/>7 <text:s text:c="4"/>6 <text:s text:c="4"/>5 <text:s text:c="4"/>4 <text:s text:c="4"/>3 <text:s text:c="4"/>2 <text:s text:c="4"/>|</text:p>
      <text:p text:style-name="P4"><text:s text:c="2"/>|8 <text:s text:c="4"/>7 <text:s text:c="4"/>6 <text:s text:c="4"/>5 <text:s text:c="4"/>4 <text:s text:c="4"/>3 <text:s text:c="4"/>2 <text:s text:c="4"/>|</text:p>
      <text:p text:style-name="P4">B=|8 <text:s text:c="4"/>7 <text:s text:c="4"/>6 <text:s text:c="4"/>5 <text:s text:c="4"/>4 <text:s text:c="4"/>3 <text:s text:c="4"/>2 <text:s text:c="4"/>|</text:p>
      <text:p text:style-name="P4"><text:s text:c="2"/>|8 <text:s text:c="4"/>7 <text:s text:c="4"/>6 <text:s text:c="4"/>5 <text:s text:c="4"/>4 <text:s text:c="4"/>3 <text:s text:c="4"/>2 <text:s text:c="4"/>|</text:p>
      <text:p text:style-name="P4"><text:s text:c="2"/>|8 <text:s text:c="4"/>7 <text:s text:c="4"/>6 <text:s text:c="4"/>5 <text:s text:c="4"/>4 <text:s text:c="4"/>3 <text:s text:c="4"/>2 <text:s text:c="4"/>|</text:p>
      <text:p text:style-name="P4"><text:s text:c="2"/>- <text:s text:c="41"/>-</text:p>
      <text:p text:style-name="P4">Матриці A і B після першого пункту:</text:p>
      <text:p text:style-name="P4"><text:s text:c="2"/>- <text:s text:c="41"/>-</text:p>
      <text:p text:style-name="P4"><text:s text:c="2"/>|2 <text:s text:c="4"/>2 <text:s text:c="4"/>3 <text:s text:c="4"/>8 <text:s text:c="4"/>5 <text:s text:c="4"/>6 <text:s text:c="4"/>7 <text:s text:c="4"/>|</text:p>
      <text:p text:style-name="P4"><text:s text:c="2"/>|1 <text:s text:c="4"/>2 <text:s text:c="4"/>3 <text:s text:c="4"/>4 <text:s text:c="4"/>5 <text:s text:c="4"/>6 <text:s text:c="4"/>12 <text:s text:c="3"/>|</text:p>
      <text:p text:style-name="P4"><text:s text:c="2"/>|1 <text:s text:c="4"/>2 <text:s text:c="4"/>3 <text:s text:c="4"/>4 <text:s text:c="4"/>5 <text:s text:c="4"/>6 <text:s text:c="4"/>11 <text:s text:c="3"/>|</text:p>
      <text:p text:style-name="P4">A=|1 <text:s text:c="4"/>2 <text:s text:c="4"/>3 <text:s text:c="4"/>4 <text:s text:c="4"/>5 <text:s text:c="4"/>6 <text:s text:c="4"/>10 <text:s text:c="3"/>|</text:p>
      <text:p text:style-name="P4"><text:s text:c="2"/>|1 <text:s text:c="4"/>2 <text:s text:c="4"/>3 <text:s text:c="4"/>4 <text:s text:c="4"/>5 <text:s text:c="4"/>6 <text:s text:c="4"/>9 <text:s text:c="4"/>|</text:p>
      <text:p text:style-name="P4"><text:s text:c="2"/>|1 <text:s text:c="4"/>2 <text:s text:c="4"/>3 <text:s text:c="4"/>4 <text:s text:c="4"/>5 <text:s text:c="4"/>6 <text:s text:c="4"/>8 <text:s text:c="4"/>|</text:p>
      <text:p text:style-name="P4"><text:s text:c="2"/>- <text:s text:c="41"/>-</text:p>
      <text:p text:style-name="P4"><text:s text:c="2"/>- <text:s text:c="41"/>-</text:p>
      <text:p text:style-name="P4"><text:s text:c="2"/>|1 <text:s text:c="4"/>7 <text:s text:c="4"/>6 <text:s text:c="4"/>5 <text:s text:c="4"/>4 <text:s text:c="4"/>3 <text:s text:c="4"/>2 <text:s text:c="4"/>|</text:p>
      <text:p text:style-name="P4"><text:s text:c="2"/>|8 <text:s text:c="4"/>7 <text:s text:c="4"/>6 <text:s text:c="4"/>5 <text:s text:c="4"/>4 <text:s text:c="4"/>3 <text:s text:c="4"/>2 <text:s text:c="4"/>|</text:p>
      <text:p text:style-name="P4"><text:s text:c="2"/>|8 <text:s text:c="4"/>7 <text:s text:c="4"/>6 <text:s text:c="4"/>5 <text:s text:c="4"/>4 <text:s text:c="4"/>3 <text:s text:c="4"/>2 <text:s text:c="4"/>|</text:p>
      <text:p text:style-name="P4">B=|8 <text:s text:c="4"/>7 <text:s text:c="4"/>6 <text:s text:c="4"/>5 <text:s text:c="4"/>4 <text:s text:c="4"/>3 <text:s text:c="4"/>2 <text:s text:c="4"/>|</text:p>
      <text:p text:style-name="P4"><text:s text:c="2"/>|8 <text:s text:c="4"/>7 <text:s text:c="4"/>6 <text:s text:c="4"/>5 <text:s text:c="4"/>4 <text:s text:c="4"/>3 <text:s text:c="4"/>2 <text:s text:c="4"/>|</text:p>
      <text:p text:style-name="P4"><text:s text:c="2"/>|8 <text:s text:c="4"/>7 <text:s text:c="4"/>6 <text:s text:c="4"/>5 <text:s text:c="4"/>4 <text:s text:c="4"/>3 <text:s text:c="4"/>2 <text:s text:c="4"/>|</text:p>
      <text:p text:style-name="P4"><text:s text:c="2"/>- <text:s text:c="41"/>-</text:p>
      <text:p text:style-name="P4">Матриця C після другого пункту:</text:p>
      <text:p text:style-name="P4"><text:s text:c="2"/>- <text:s text:c="41"/>-</text:p>
      <text:p text:style-name="P4"><text:s text:c="2"/>|3 <text:s text:c="4"/>9 <text:s text:c="4"/>9 <text:s text:c="4"/>13 <text:s text:c="3"/>9 <text:s text:c="4"/>9 <text:s text:c="4"/>9 <text:s text:c="4"/>|</text:p>
      <text:p text:style-name="P4"><text:s text:c="2"/>|9 <text:s text:c="4"/>9 <text:s text:c="4"/>9 <text:s text:c="4"/>9 <text:s text:c="4"/>9 <text:s text:c="4"/>9 <text:s text:c="4"/>14 <text:s text:c="3"/>|</text:p>
      <text:p text:style-name="P4"><text:s text:c="2"/>|9 <text:s text:c="4"/>9 <text:s text:c="4"/>9 <text:s text:c="4"/>9 <text:s text:c="4"/>9 <text:s text:c="4"/>9 <text:s text:c="4"/>13 <text:s text:c="3"/>|</text:p>
      <text:p text:style-name="P4">C=|9 <text:s text:c="4"/>9 <text:s text:c="4"/>9 <text:s text:c="4"/>9 <text:s text:c="4"/>9 <text:s text:c="4"/>9 <text:s text:c="4"/>12 <text:s text:c="3"/>|</text:p>
      <text:p text:style-name="P4"><text:s text:c="2"/>|9 <text:s text:c="4"/>9 <text:s text:c="4"/>9 <text:s text:c="4"/>9 <text:s text:c="4"/>9 <text:s text:c="4"/>9 <text:s text:c="4"/>11 <text:s text:c="3"/>|</text:p>
      <text:p text:style-name="P4"><text:s text:c="2"/>|9 <text:s text:c="4"/>9 <text:s text:c="4"/>9 <text:s text:c="4"/>9 <text:s text:c="4"/>9 <text:s text:c="4"/>9 <text:s text:c="4"/>10 <text:s text:c="3"/>|</text:p>
      <text:p text:style-name="P4"><text:s text:c="2"/>- <text:s text:c="41"/>-</text:p>
      <text:p text:style-name="P4">Матриця A після третього пункту:</text:p>
      <text:p text:style-name="P4"><text:s text:c="2"/>- <text:s text:c="41"/>-</text:p>
      <text:p text:style-name="P4"><text:s text:c="2"/>|1 <text:s text:c="4"/>2 <text:s text:c="4"/>3 <text:s text:c="4"/>8 <text:s text:c="4"/>5 <text:s text:c="4"/>6 <text:s text:c="4"/>7 <text:s text:c="4"/>|</text:p>
      <text:p text:style-name="P4"><text:s text:c="2"/>|1 <text:s text:c="4"/>2 <text:s text:c="4"/>3 <text:s text:c="4"/>4 <text:s text:c="4"/>5 <text:s text:c="4"/>6 <text:s text:c="4"/>12 <text:s text:c="3"/>|</text:p>
      <text:p text:style-name="P4"><text:s text:c="2"/>|1 <text:s text:c="4"/>2 <text:s text:c="4"/>3 <text:s text:c="4"/>4 <text:s text:c="4"/>5 <text:s text:c="4"/>6 <text:s text:c="4"/>11 <text:s text:c="3"/>|</text:p>
      <text:p text:style-name="P4">A=|1 <text:s text:c="4"/>2 <text:s text:c="4"/>3 <text:s text:c="4"/>4 <text:s text:c="4"/>5 <text:s text:c="4"/>6 <text:s text:c="4"/>10 <text:s text:c="3"/>|</text:p>
      <text:p text:style-name="P4"><text:s text:c="2"/>|1 <text:s text:c="4"/>2 <text:s text:c="4"/>3 <text:s text:c="4"/>4 <text:s text:c="4"/>5 <text:s text:c="4"/>6 <text:s text:c="4"/>9 <text:s text:c="4"/>|</text:p>
      <text:p text:style-name="P4"><text:s text:c="2"/>|2 <text:s text:c="4"/>2 <text:s text:c="4"/>3 <text:s text:c="4"/>4 <text:s text:c="4"/>5 <text:s text:c="4"/>6 <text:s text:c="4"/>8 <text:s text:c="4"/>|</text:p>
      <text:p text:style-name="P4"><text:s text:c="2"/>- <text:s text:c="41"/>-</text:p>
      <text:p text:style-name="P5">Приклад 2:</text:p>
      <text:p text:style-name="P4">Введіть розмірність NxM через пробіл</text:p>
      <text:p text:style-name="P4">6 7</text:p>
      <text:p text:style-name="P4">Ви можете:</text:p>
      <text:p text:style-name="P4">1. Ввести матриці з файлу input.txt</text:p>
      <text:p text:style-name="P4">2. Ввести матриці вручну</text:p>
      <text:p text:style-name="P4">3. Сгенерувати автоматично</text:p>
      <text:p text:style-name="P4">Що вам до вподоби? (1/2/3) 2</text:p>
      <text:p text:style-name="P4">Вивести данні у файл output.txt? (y/n) n</text:p>
      <text:p text:style-name="P4"><text:soft-page-break/>Введіть матрицю A розмірністю NxM</text:p>
      <text:p text:style-name="P4">2 2 3 1 5 6 7</text:p>
      <text:p text:style-name="P4">1 2 3 4 5 6 12</text:p>
      <text:p text:style-name="P4">1 2 3 4 5 6 11</text:p>
      <text:p text:style-name="P4">1 2 3 4 5 6 10</text:p>
      <text:p text:style-name="P4">1 2 3 4 5 6 9</text:p>
      <text:p text:style-name="P4">1 2 3 4 5 6 8</text:p>
      <text:p text:style-name="P4">Введіть матрицю B розмірністю NxM</text:p>
      <text:p text:style-name="P4">8 7 6 5 4 3 2</text:p>
      <text:p text:style-name="P4">8 7 6 5 4 3 2</text:p>
      <text:p text:style-name="P4">8 7 6 5 4 3 2</text:p>
      <text:p text:style-name="P4">8 7 6 5 4 3 2</text:p>
      <text:p text:style-name="P4">8 7 6 5 4 3 2</text:p>
      <text:p text:style-name="P4">8 7 6 5 4 3 2</text:p>
      <text:p text:style-name="P4">Вхідні матриці:</text:p>
      <text:p text:style-name="P4"><text:s text:c="2"/>- <text:s text:c="41"/>-</text:p>
      <text:p text:style-name="P4"><text:s text:c="2"/>|2 <text:s text:c="4"/>2 <text:s text:c="4"/>3 <text:s text:c="4"/>1 <text:s text:c="4"/>5 <text:s text:c="4"/>6 <text:s text:c="4"/>7 <text:s text:c="4"/>|</text:p>
      <text:p text:style-name="P4"><text:s text:c="2"/>|1 <text:s text:c="4"/>2 <text:s text:c="4"/>3 <text:s text:c="4"/>4 <text:s text:c="4"/>5 <text:s text:c="4"/>6 <text:s text:c="4"/>12 <text:s text:c="3"/>|</text:p>
      <text:p text:style-name="P4"><text:s text:c="2"/>|1 <text:s text:c="4"/>2 <text:s text:c="4"/>3 <text:s text:c="4"/>4 <text:s text:c="4"/>5 <text:s text:c="4"/>6 <text:s text:c="4"/>11 <text:s text:c="3"/>|</text:p>
      <text:p text:style-name="P4">A=|1 <text:s text:c="4"/>2 <text:s text:c="4"/>3 <text:s text:c="4"/>4 <text:s text:c="4"/>5 <text:s text:c="4"/>6 <text:s text:c="4"/>10 <text:s text:c="3"/>|</text:p>
      <text:p text:style-name="P4"><text:s text:c="2"/>|1 <text:s text:c="4"/>2 <text:s text:c="4"/>3 <text:s text:c="4"/>4 <text:s text:c="4"/>5 <text:s text:c="4"/>6 <text:s text:c="4"/>9 <text:s text:c="4"/>|</text:p>
      <text:p text:style-name="P4"><text:s text:c="2"/>|1 <text:s text:c="4"/>2 <text:s text:c="4"/>3 <text:s text:c="4"/>4 <text:s text:c="4"/>5 <text:s text:c="4"/>6 <text:s text:c="4"/>8 <text:s text:c="4"/>|</text:p>
      <text:p text:style-name="P4"><text:s text:c="2"/>- <text:s text:c="41"/>-</text:p>
      <text:p text:style-name="P4"><text:s text:c="2"/>- <text:s text:c="41"/>-</text:p>
      <text:p text:style-name="P4"><text:s text:c="2"/>|8 <text:s text:c="4"/>7 <text:s text:c="4"/>6 <text:s text:c="4"/>5 <text:s text:c="4"/>4 <text:s text:c="4"/>3 <text:s text:c="4"/>2 <text:s text:c="4"/>|</text:p>
      <text:p text:style-name="P4"><text:s text:c="2"/>|8 <text:s text:c="4"/>7 <text:s text:c="4"/>6 <text:s text:c="4"/>5 <text:s text:c="4"/>4 <text:s text:c="4"/>3 <text:s text:c="4"/>2 <text:s text:c="4"/>|</text:p>
      <text:p text:style-name="P4"><text:s text:c="2"/>|8 <text:s text:c="4"/>7 <text:s text:c="4"/>6 <text:s text:c="4"/>5 <text:s text:c="4"/>4 <text:s text:c="4"/>3 <text:s text:c="4"/>2 <text:s text:c="4"/>|</text:p>
      <text:p text:style-name="P4">B=|8 <text:s text:c="4"/>7 <text:s text:c="4"/>6 <text:s text:c="4"/>5 <text:s text:c="4"/>4 <text:s text:c="4"/>3 <text:s text:c="4"/>2 <text:s text:c="4"/>|</text:p>
      <text:p text:style-name="P4"><text:s text:c="2"/>|8 <text:s text:c="4"/>7 <text:s text:c="4"/>6 <text:s text:c="4"/>5 <text:s text:c="4"/>4 <text:s text:c="4"/>3 <text:s text:c="4"/>2 <text:s text:c="4"/>|</text:p>
      <text:p text:style-name="P4"><text:s text:c="2"/>|8 <text:s text:c="4"/>7 <text:s text:c="4"/>6 <text:s text:c="4"/>5 <text:s text:c="4"/>4 <text:s text:c="4"/>3 <text:s text:c="4"/>2 <text:s text:c="4"/>|</text:p>
      <text:p text:style-name="P4"><text:s text:c="2"/>- <text:s text:c="41"/>-</text:p>
      <text:p text:style-name="P4">Матриці A і B після першого пункту:</text:p>
      <text:p text:style-name="P4"><text:s text:c="2"/>- <text:s text:c="41"/>-</text:p>
      <text:p text:style-name="P4"><text:s text:c="2"/>|2 <text:s text:c="4"/>2 <text:s text:c="4"/>3 <text:s text:c="4"/>8 <text:s text:c="4"/>5 <text:s text:c="4"/>6 <text:s text:c="4"/>7 <text:s text:c="4"/>|</text:p>
      <text:p text:style-name="P4"><text:s text:c="2"/>|1 <text:s text:c="4"/>2 <text:s text:c="4"/>3 <text:s text:c="4"/>4 <text:s text:c="4"/>5 <text:s text:c="4"/>6 <text:s text:c="4"/>12 <text:s text:c="3"/>|</text:p>
      <text:p text:style-name="P4"><text:s text:c="2"/>|1 <text:s text:c="4"/>2 <text:s text:c="4"/>3 <text:s text:c="4"/>4 <text:s text:c="4"/>5 <text:s text:c="4"/>6 <text:s text:c="4"/>11 <text:s text:c="3"/>|</text:p>
      <text:p text:style-name="P4">A=|1 <text:s text:c="4"/>2 <text:s text:c="4"/>3 <text:s text:c="4"/>4 <text:s text:c="4"/>5 <text:s text:c="4"/>6 <text:s text:c="4"/>10 <text:s text:c="3"/>|</text:p>
      <text:p text:style-name="P4"><text:s text:c="2"/>|1 <text:s text:c="4"/>2 <text:s text:c="4"/>3 <text:s text:c="4"/>4 <text:s text:c="4"/>5 <text:s text:c="4"/>6 <text:s text:c="4"/>9 <text:s text:c="4"/>|</text:p>
      <text:p text:style-name="P4"><text:s text:c="2"/>|1 <text:s text:c="4"/>2 <text:s text:c="4"/>3 <text:s text:c="4"/>4 <text:s text:c="4"/>5 <text:s text:c="4"/>6 <text:s text:c="4"/>8 <text:s text:c="4"/>|</text:p>
      <text:p text:style-name="P4"><text:s text:c="2"/>- <text:s text:c="41"/>-</text:p>
      <text:p text:style-name="P4"><text:s text:c="2"/>- <text:s text:c="41"/>-</text:p>
      <text:p text:style-name="P4"><text:s text:c="2"/>|1 <text:s text:c="4"/>7 <text:s text:c="4"/>6 <text:s text:c="4"/>5 <text:s text:c="4"/>4 <text:s text:c="4"/>3 <text:s text:c="4"/>2 <text:s text:c="4"/>|</text:p>
      <text:p text:style-name="P4"><text:s text:c="2"/>|8 <text:s text:c="4"/>7 <text:s text:c="4"/>6 <text:s text:c="4"/>5 <text:s text:c="4"/>4 <text:s text:c="4"/>3 <text:s text:c="4"/>2 <text:s text:c="4"/>|</text:p>
      <text:p text:style-name="P4"><text:s text:c="2"/>|8 <text:s text:c="4"/>7 <text:s text:c="4"/>6 <text:s text:c="4"/>5 <text:s text:c="4"/>4 <text:s text:c="4"/>3 <text:s text:c="4"/>2 <text:s text:c="4"/>|</text:p>
      <text:p text:style-name="P4">B=|8 <text:s text:c="4"/>7 <text:s text:c="4"/>6 <text:s text:c="4"/>5 <text:s text:c="4"/>4 <text:s text:c="4"/>3 <text:s text:c="4"/>2 <text:s text:c="4"/>|</text:p>
      <text:p text:style-name="P4"><text:s text:c="2"/>|8 <text:s text:c="4"/>7 <text:s text:c="4"/>6 <text:s text:c="4"/>5 <text:s text:c="4"/>4 <text:s text:c="4"/>3 <text:s text:c="4"/>2 <text:s text:c="4"/>|</text:p>
      <text:p text:style-name="P4"><text:s text:c="2"/>|8 <text:s text:c="4"/>7 <text:s text:c="4"/>6 <text:s text:c="4"/>5 <text:s text:c="4"/>4 <text:s text:c="4"/>3 <text:s text:c="4"/>2 <text:s text:c="4"/>|</text:p>
      <text:p text:style-name="P4"><text:s text:c="2"/>- <text:s text:c="41"/>-</text:p>
      <text:p text:style-name="P4">Матриця C після другого пункту:</text:p>
      <text:p text:style-name="P4"><text:s text:c="2"/>- <text:s text:c="41"/>-</text:p>
      <text:p text:style-name="P4"><text:s text:c="2"/>|3 <text:s text:c="4"/>9 <text:s text:c="4"/>9 <text:s text:c="4"/>13 <text:s text:c="3"/>9 <text:s text:c="4"/>9 <text:s text:c="4"/>9 <text:s text:c="4"/>|</text:p>
      <text:p text:style-name="P4"><text:s text:c="2"/>|9 <text:s text:c="4"/>9 <text:s text:c="4"/>9 <text:s text:c="4"/>9 <text:s text:c="4"/>9 <text:s text:c="4"/>9 <text:s text:c="4"/>14 <text:s text:c="3"/>|</text:p>
      <text:p text:style-name="P4"><text:s text:c="2"/>|9 <text:s text:c="4"/>9 <text:s text:c="4"/>9 <text:s text:c="4"/>9 <text:s text:c="4"/>9 <text:s text:c="4"/>9 <text:s text:c="4"/>13 <text:s text:c="3"/>|</text:p>
      <text:p text:style-name="P4">C=|9 <text:s text:c="4"/>9 <text:s text:c="4"/>9 <text:s text:c="4"/>9 <text:s text:c="4"/>9 <text:s text:c="4"/>9 <text:s text:c="4"/>12 <text:s text:c="3"/>|</text:p>
      <text:p text:style-name="P4"><text:s text:c="2"/>|9 <text:s text:c="4"/>9 <text:s text:c="4"/>9 <text:s text:c="4"/>9 <text:s text:c="4"/>9 <text:s text:c="4"/>9 <text:s text:c="4"/>11 <text:s text:c="3"/>|</text:p>
      <text:p text:style-name="P4"><text:s text:c="2"/>|9 <text:s text:c="4"/>9 <text:s text:c="4"/>9 <text:s text:c="4"/>9 <text:s text:c="4"/>9 <text:s text:c="4"/>9 <text:s text:c="4"/>10 <text:s text:c="3"/>|</text:p>
      <text:p text:style-name="P4"><text:s text:c="2"/>- <text:s text:c="41"/>-</text:p>
      <text:p text:style-name="P4">Матриця A після третього пункту:</text:p>
      <text:p text:style-name="P4"><text:soft-page-break/><text:s text:c="2"/>- <text:s text:c="41"/>-</text:p>
      <text:p text:style-name="P4"><text:s text:c="2"/>|1 <text:s text:c="4"/>2 <text:s text:c="4"/>3 <text:s text:c="4"/>8 <text:s text:c="4"/>5 <text:s text:c="4"/>6 <text:s text:c="4"/>7 <text:s text:c="4"/>|</text:p>
      <text:p text:style-name="P4"><text:s text:c="2"/>|1 <text:s text:c="4"/>2 <text:s text:c="4"/>3 <text:s text:c="4"/>4 <text:s text:c="4"/>5 <text:s text:c="4"/>6 <text:s text:c="4"/>12 <text:s text:c="3"/>|</text:p>
      <text:p text:style-name="P4"><text:s text:c="2"/>|1 <text:s text:c="4"/>2 <text:s text:c="4"/>3 <text:s text:c="4"/>4 <text:s text:c="4"/>5 <text:s text:c="4"/>6 <text:s text:c="4"/>11 <text:s text:c="3"/>|</text:p>
      <text:p text:style-name="P4">A=|1 <text:s text:c="4"/>2 <text:s text:c="4"/>3 <text:s text:c="4"/>4 <text:s text:c="4"/>5 <text:s text:c="4"/>6 <text:s text:c="4"/>10 <text:s text:c="3"/>|</text:p>
      <text:p text:style-name="P4"><text:s text:c="2"/>|1 <text:s text:c="4"/>2 <text:s text:c="4"/>3 <text:s text:c="4"/>4 <text:s text:c="4"/>5 <text:s text:c="4"/>6 <text:s text:c="4"/>9 <text:s text:c="4"/>|</text:p>
      <text:p text:style-name="P4"><text:s text:c="2"/>|2 <text:s text:c="4"/>2 <text:s text:c="4"/>3 <text:s text:c="4"/>4 <text:s text:c="4"/>5 <text:s text:c="4"/>6 <text:s text:c="4"/>8 <text:s text:c="4"/>|</text:p>
      <text:p text:style-name="P4"><text:s text:c="2"/>- <text:s text:c="41"/>-</text:p>
      <text:p text:style-name="P3"/>
      <text:p text:style-name="P6">Приклад 3:</text:p>
      <text:p text:style-name="P4">Введіть розмірність NxM через пробіл</text:p>
      <text:p text:style-name="P4">6 8</text:p>
      <text:p text:style-name="P4">Ви можете:</text:p>
      <text:p text:style-name="P4">1. Ввести матриці з файлу input.txt</text:p>
      <text:p text:style-name="P4">2. Ввести матриці вручну</text:p>
      <text:p text:style-name="P4">3. Сгенерувати автоматично</text:p>
      <text:p text:style-name="P4">Що вам до вподоби? (1/2/3) 3</text:p>
      <text:p text:style-name="P4">Вивести данні у файл output.txt? (y/n) n</text:p>
      <text:p text:style-name="P4">Вхідні матриці:</text:p>
      <text:p text:style-name="P4"><text:s text:c="2"/>- <text:s text:c="47"/>-</text:p>
      <text:p text:style-name="P4"><text:s text:c="2"/>|383 <text:s text:c="2"/>-114 <text:s/>-223 <text:s/>-85 <text:s text:c="2"/>793 <text:s text:c="2"/>-665 <text:s/>386 <text:s text:c="2"/>-508 <text:s/>|</text:p>
      <text:p text:style-name="P4"><text:s text:c="2"/>|-351 <text:s/>421 <text:s text:c="2"/>-638 <text:s/>-973 <text:s/>-310 <text:s/>-941 <text:s/>763 <text:s text:c="2"/>926 <text:s text:c="2"/>|</text:p>
      <text:p text:style-name="P4"><text:s text:c="2"/>|-460 <text:s/>426 <text:s text:c="2"/>172 <text:s text:c="2"/>736 <text:s text:c="2"/>211 <text:s text:c="2"/>368 <text:s text:c="2"/>-433 <text:s/>-571 <text:s/>|</text:p>
      <text:p text:style-name="P4">A=|782 <text:s text:c="2"/>530 <text:s text:c="2"/>-138 <text:s/>123 <text:s text:c="2"/>-933 <text:s/>135 <text:s text:c="2"/>929 <text:s text:c="2"/>802 <text:s text:c="2"/>|</text:p>
      <text:p text:style-name="P4"><text:s text:c="2"/>|-978 <text:s/>58 <text:s text:c="3"/>69 <text:s text:c="3"/>-833 <text:s/>393 <text:s text:c="2"/>-544 <text:s/>11 <text:s text:c="3"/>-958 <text:s/>|</text:p>
      <text:p text:style-name="P4"><text:s text:c="2"/>|-771 <text:s/>373 <text:s text:c="2"/>-579 <text:s/>-81 <text:s text:c="2"/>784 <text:s text:c="2"/>-463 <text:s/>198 <text:s text:c="2"/>-676 <text:s/>|</text:p>
      <text:p text:style-name="P4"><text:s text:c="2"/>- <text:s text:c="47"/>-</text:p>
      <text:p text:style-name="P4"><text:s text:c="2"/>- <text:s text:c="47"/>-</text:p>
      <text:p text:style-name="P4"><text:s text:c="2"/>|-685 <text:s/>-630 <text:s/>-587 <text:s/>526 <text:s text:c="2"/>-909 <text:s/>-20 <text:s text:c="2"/>956 <text:s text:c="2"/>873 <text:s text:c="2"/>|</text:p>
      <text:p text:style-name="P4"><text:s text:c="2"/>|-138 <text:s/>170 <text:s text:c="2"/>-4 <text:s text:c="3"/>281 <text:s text:c="2"/>-695 <text:s/>-75 <text:s text:c="2"/>84 <text:s text:c="3"/>-673 <text:s/>|</text:p>
      <text:p text:style-name="P4"><text:s text:c="2"/>|-664 <text:s/>-495 <text:s/>-154 <text:s/>729 <text:s text:c="2"/>313 <text:s text:c="2"/>857 <text:s text:c="2"/>-876 <text:s/>895 <text:s text:c="2"/>|</text:p>
      <text:p text:style-name="P4">B=|582 <text:s text:c="2"/>-455 <text:s/>-186 <text:s/>367 <text:s text:c="2"/>434 <text:s text:c="2"/>-636 <text:s/>-957 <text:s/>750 <text:s text:c="2"/>|</text:p>
      <text:p text:style-name="P4"><text:s text:c="2"/>|87 <text:s text:c="3"/>-192 <text:s/>276 <text:s text:c="2"/>178 <text:s text:c="2"/>788 <text:s text:c="2"/>584 <text:s text:c="2"/>403 <text:s text:c="2"/>-349 <text:s/>|</text:p>
      <text:p text:style-name="P4"><text:s text:c="2"/>|-246 <text:s/>-601 <text:s/>932 <text:s text:c="2"/>60 <text:s text:c="3"/>676 <text:s text:c="2"/>368 <text:s text:c="2"/>739 <text:s text:c="2"/>-988 <text:s/>|</text:p>
      <text:p text:style-name="P4"><text:s text:c="2"/>- <text:s text:c="47"/>-</text:p>
      <text:p text:style-name="P4">Матриці A і B після першого пункту:</text:p>
      <text:p text:style-name="P4"><text:s text:c="2"/>- <text:s text:c="47"/>-</text:p>
      <text:p text:style-name="P4"><text:s text:c="2"/>|383 <text:s text:c="2"/>-114 <text:s/>-223 <text:s/>-85 <text:s text:c="2"/>793 <text:s text:c="2"/>-665 <text:s/>386 <text:s text:c="2"/>-508 <text:s/>|</text:p>
      <text:p text:style-name="P4"><text:s text:c="2"/>|-351 <text:s/>421 <text:s text:c="2"/>-638 <text:s/>-973 <text:s/>-310 <text:s/>-941 <text:s/>763 <text:s text:c="2"/>926 <text:s text:c="2"/>|</text:p>
      <text:p text:style-name="P4"><text:s text:c="2"/>|-460 <text:s/>426 <text:s text:c="2"/>172 <text:s text:c="2"/>736 <text:s text:c="2"/>211 <text:s text:c="2"/>368 <text:s text:c="2"/>-433 <text:s/>-571 <text:s/>|</text:p>
      <text:p text:style-name="P4">A=|782 <text:s text:c="2"/>530 <text:s text:c="2"/>-138 <text:s/>123 <text:s text:c="2"/>-933 <text:s/>135 <text:s text:c="2"/>929 <text:s text:c="2"/>802 <text:s text:c="2"/>|</text:p>
      <text:p text:style-name="P4"><text:s text:c="2"/>|956 <text:s text:c="2"/>58 <text:s text:c="3"/>69 <text:s text:c="3"/>-833 <text:s/>393 <text:s text:c="2"/>-544 <text:s/>11 <text:s text:c="3"/>-958 <text:s/>|</text:p>
      <text:p text:style-name="P4"><text:s text:c="2"/>|-771 <text:s/>373 <text:s text:c="2"/>-579 <text:s/>-81 <text:s text:c="2"/>784 <text:s text:c="2"/>-463 <text:s/>198 <text:s text:c="2"/>-676 <text:s/>|</text:p>
      <text:p text:style-name="P4"><text:s text:c="2"/>- <text:s text:c="47"/>-</text:p>
      <text:p text:style-name="P4"><text:s text:c="2"/>- <text:s text:c="47"/>-</text:p>
      <text:p text:style-name="P4"><text:s text:c="2"/>|-685 <text:s/>-630 <text:s/>-587 <text:s/>526 <text:s text:c="2"/>-909 <text:s/>-20 <text:s text:c="2"/>-978 <text:s/>873 <text:s text:c="2"/>|</text:p>
      <text:p text:style-name="P4"><text:s text:c="2"/>|-138 <text:s/>170 <text:s text:c="2"/>-4 <text:s text:c="3"/>281 <text:s text:c="2"/>-695 <text:s/>-75 <text:s text:c="2"/>84 <text:s text:c="3"/>-673 <text:s/>|</text:p>
      <text:p text:style-name="P4"><text:s text:c="2"/>|-664 <text:s/>-495 <text:s/>-154 <text:s/>729 <text:s text:c="2"/>313 <text:s text:c="2"/>857 <text:s text:c="2"/>-876 <text:s/>895 <text:s text:c="2"/>|</text:p>
      <text:p text:style-name="P4">B=|582 <text:s text:c="2"/>-455 <text:s/>-186 <text:s/>367 <text:s text:c="2"/>434 <text:s text:c="2"/>-636 <text:s/>-957 <text:s/>750 <text:s text:c="2"/>|</text:p>
      <text:p text:style-name="P4"><text:s text:c="2"/>|87 <text:s text:c="3"/>-192 <text:s/>276 <text:s text:c="2"/>178 <text:s text:c="2"/>788 <text:s text:c="2"/>584 <text:s text:c="2"/>403 <text:s text:c="2"/>-349 <text:s/>|</text:p>
      <text:p text:style-name="P4"><text:s text:c="2"/>|-246 <text:s/>-601 <text:s/>932 <text:s text:c="2"/>60 <text:s text:c="3"/>676 <text:s text:c="2"/>368 <text:s text:c="2"/>739 <text:s text:c="2"/>-988 <text:s/>|</text:p>
      <text:p text:style-name="P4"><text:s text:c="2"/>- <text:s text:c="47"/>-</text:p>
      <text:p text:style-name="P4">Матриця C після другого пункту:</text:p>
      <text:p text:style-name="P4"><text:s text:c="2"/>- <text:s text:c="47"/>-</text:p>
      <text:p text:style-name="P4"><text:s text:c="2"/>|-302 <text:s/>-744 <text:s/>-810 <text:s/>441 <text:s text:c="2"/>-116 <text:s/>-685 <text:s/>-592 <text:s/>365 <text:s text:c="2"/>|</text:p>
      <text:p text:style-name="P4"><text:s text:c="2"/>|-489 <text:s/>591 <text:s text:c="2"/>-642 <text:s/>-692 <text:s/>-1005 -1016 847 <text:s text:c="2"/>253 <text:s text:c="2"/>|</text:p>
      <text:p text:style-name="P4"><text:s text:c="2"/>|-1124 -69 <text:s text:c="2"/>18 <text:s text:c="3"/>1465 <text:s/>524 <text:s text:c="2"/>1225 <text:s/>-1309 324 <text:s text:c="2"/>|</text:p>
      <text:p text:style-name="P4"><text:soft-page-break/>C=|1364 <text:s/>75 <text:s text:c="3"/>-324 <text:s/>490 <text:s text:c="2"/>-499 <text:s/>-501 <text:s/>-28 <text:s text:c="2"/>1552 <text:s/>|</text:p>
      <text:p text:style-name="P4"><text:s text:c="2"/>|1043 <text:s/>-134 <text:s/>345 <text:s text:c="2"/>-655 <text:s/>1181 <text:s/>40 <text:s text:c="3"/>414 <text:s text:c="2"/>-1307 |</text:p>
      <text:p text:style-name="P4"><text:s text:c="2"/>|-1017 -228 <text:s/>353 <text:s text:c="2"/>-21 <text:s text:c="2"/>1460 <text:s/>-95 <text:s text:c="2"/>937 <text:s text:c="2"/>-1664 |</text:p>
      <text:p text:style-name="P4"><text:s text:c="2"/>- <text:s text:c="47"/>-</text:p>
      <text:p text:style-name="P4">Матриця A після третього пункту:</text:p>
      <text:p text:style-name="P4"><text:s text:c="2"/>- <text:s text:c="47"/>-</text:p>
      <text:p text:style-name="P4"><text:s text:c="2"/>|383 <text:s text:c="2"/>-114 <text:s/>-223 <text:s/>-85 <text:s text:c="2"/>793 <text:s text:c="2"/>-665 <text:s/>-433 <text:s/>-508 <text:s/>|</text:p>
      <text:p text:style-name="P4"><text:s text:c="2"/>|-351 <text:s/>421 <text:s text:c="2"/>-638 <text:s/>-973 <text:s/>-310 <text:s/>-941 <text:s/>11 <text:s text:c="3"/>926 <text:s text:c="2"/>|</text:p>
      <text:p text:style-name="P4"><text:s text:c="2"/>|-460 <text:s/>426 <text:s text:c="2"/>172 <text:s text:c="2"/>736 <text:s text:c="2"/>211 <text:s text:c="2"/>368 <text:s text:c="2"/>198 <text:s text:c="2"/>-571 <text:s/>|</text:p>
      <text:p text:style-name="P4">A=|782 <text:s text:c="2"/>530 <text:s text:c="2"/>-138 <text:s/>123 <text:s text:c="2"/>-933 <text:s/>135 <text:s text:c="2"/>386 <text:s text:c="2"/>802 <text:s text:c="2"/>|</text:p>
      <text:p text:style-name="P4"><text:s text:c="2"/>|956 <text:s text:c="2"/>58 <text:s text:c="3"/>69 <text:s text:c="3"/>-833 <text:s/>393 <text:s text:c="2"/>-544 <text:s/>763 <text:s text:c="2"/>-958 <text:s/>|</text:p>
      <text:p text:style-name="P4"><text:s text:c="2"/>|-771 <text:s/>373 <text:s text:c="2"/>-579 <text:s/>-81 <text:s text:c="2"/>784 <text:s text:c="2"/>-463 <text:s/>929 <text:s text:c="2"/>-676 <text:s/>|</text:p>
      <text:p text:style-name="P4"><text:s text:c="2"/>- <text:s text:c="47"/>-</text:p>
      <text:p text:style-name="Code"/>
      <text:p text:style-name="P6">Приклад 4:</text:p>
      <text:p text:style-name="P3">Введіть розмірність NxM через пробіл</text:p>
      <text:p text:style-name="P3">50 60</text:p>
      <text:p text:style-name="P3">Ви можете:</text:p>
      <text:p text:style-name="P3">1. Ввести матриці з файлу input.txt</text:p>
      <text:p text:style-name="P3">2. Ввести матриці вручну</text:p>
      <text:p text:style-name="P3">3. Сгенерувати автоматично</text:p>
      <text:p text:style-name="P3">Що вам до вподоби? (1/2/3) 3</text:p>
      <text:p text:style-name="P3">Вивести данні у файл output.txt? (y/n) y</text:p>
      <text:p text:style-name="P3"/>
      <text:p text:style-name="P6">output.txt:</text:p>
      <text:p text:style-name="P4">Вхідні матриці:</text:p>
      <text:p text:style-name="P4"><text:s text:c="2"/>- <text:s text:c="359"/>-</text:p>
      <text:p text:style-name="P4"><text:s text:c="2"/>|383 <text:s text:c="2"/>-114 <text:s/>-223 <text:s/>-85 <text:s text:c="2"/>793 <text:s text:c="2"/>-665 <text:s/>386 <text:s text:c="2"/>-508 <text:s/>-351 <text:s/>421 <text:s text:c="2"/>-638 <text:s/>-973 <text:s/>-310 <text:s/>-941 <text:s/>763 <text:s text:c="2"/>926 <text:s text:c="2"/>-460 <text:s/>426 <text:s text:c="2"/>172 <text:s text:c="2"/>736 <text:s text:c="2"/>211 <text:s text:c="2"/>368 <text:s text:c="2"/>-433 <text:s/>-571 <text:s/>782 <text:s text:c="2"/>530 <text:s text:c="2"/>-138 <text:s/>123 <text:s text:c="2"/>-933 <text:s/>135 <text:s text:c="2"/>929 <text:s text:c="2"/>802 <text:s text:c="2"/>-978 <text:s/>58 <text:s text:c="3"/>69 <text:s text:c="3"/>-833 <text:s/>393 <text:s text:c="2"/>-544 <text:s/>11 <text:s text:c="3"/>-958 <text:s/>-771 <text:s/>373 <text:s text:c="2"/>-579 <text:s/>-81 <text:s text:c="2"/>784 <text:s text:c="2"/>-463 <text:s/>198 <text:s text:c="2"/>-676 <text:s/>-685 <text:s/>-630 <text:s/>-587 <text:s/>526 <text:s text:c="2"/>-909 <text:s/>-20 <text:s text:c="2"/>956 <text:s text:c="2"/>873 <text:s text:c="2"/>-138 <text:s/>170 <text:s text:c="2"/>-4 <text:s text:c="3"/>281 <text:s text:c="2"/>|</text:p>
      <text:p text:style-name="P4"><text:s text:c="2"/>|-695 <text:s/>-75 <text:s text:c="2"/>84 <text:s text:c="3"/>-673 <text:s/>-664 <text:s/>-495 <text:s/>-154 <text:s/>729 <text:s text:c="2"/>313 <text:s text:c="2"/>857 <text:s text:c="2"/>-876 <text:s/>895 <text:s text:c="2"/>582 <text:s text:c="2"/>-455 <text:s/>-186 <text:s/>367 <text:s text:c="2"/>434 <text:s text:c="2"/>-636 <text:s/>-957 <text:s/>750 <text:s text:c="2"/>87 <text:s text:c="3"/>-192 <text:s/>276 <text:s text:c="2"/>178 <text:s text:c="2"/>788 <text:s text:c="2"/>584 <text:s text:c="2"/>403 <text:s text:c="2"/>-349 <text:s/>-246 <text:s/>-601 <text:s/>932 <text:s text:c="2"/>60 <text:s text:c="3"/>676 <text:s text:c="2"/>368 <text:s text:c="2"/>739 <text:s text:c="2"/>-988 <text:s/>-774 <text:s/>-414 <text:s/>-906 <text:s/>539 <text:s text:c="2"/>-205 <text:s/>-430 <text:s/>434 <text:s text:c="2"/>-622 <text:s/>467 <text:s text:c="2"/>-399 <text:s/>-903 <text:s/>-98 <text:s text:c="2"/>317 <text:s text:c="2"/>-508 <text:s/>-348 <text:s/>-244 <text:s/>301 <text:s text:c="2"/>-720 <text:s/>-714 <text:s/>441 <text:s text:c="2"/>865 <text:s text:c="2"/>689 <text:s text:c="2"/>-556 <text:s/>-381 <text:s/>|</text:p>
      <text:p text:style-name="P4"><text:s text:c="2"/>|-560 <text:s/>-271 <text:s/>-969 <text:s/>-883 <text:s/>-903 <text:s/>771 <text:s text:c="2"/>-519 <text:s/>-325 <text:s/>-291 <text:s/>-73 <text:s text:c="2"/>-433 <text:s/>856 <text:s text:c="2"/>497 <text:s text:c="2"/>-647 <text:s/>-414 <text:s/>-35 <text:s text:c="2"/>306 <text:s text:c="2"/>-317 <text:s/>-781 <text:s/>-376 <text:s/>528 <text:s text:c="2"/>-129 <text:s/>732 <text:s text:c="2"/>-171 <text:s/>503 <text:s text:c="2"/>-981 <text:s/>-730 <text:s/>368 <text:s text:c="2"/>708 <text:s text:c="2"/>-285 <text:s/>-660 <text:s/>-851 <text:s/>796 <text:s text:c="2"/>-277 <text:s/>-382 <text:s/>-755 <text:s/>-154 <text:s/>451 <text:s text:c="2"/>-79 <text:s text:c="2"/>555 <text:s text:c="2"/>-621 <text:s/>488 <text:s text:c="2"/>764 <text:s text:c="2"/>-772 <text:s/>841 <text:s text:c="2"/>-650 <text:s/>193 <text:s text:c="2"/>500 <text:s text:c="2"/>34 <text:s text:c="3"/>764 <text:s text:c="2"/>-876 <text:s/>-86 <text:s text:c="2"/>-13 <text:s text:c="2"/>856 <text:s text:c="2"/>743 <text:s text:c="2"/>-509 <text:s/>-773 <text:s/>-635 <text:s/>859 <text:s text:c="2"/>936 <text:s text:c="2"/>|</text:p>
      <text:p text:style-name="P4"><text:s text:c="2"/>|432 <text:s text:c="2"/>-449 <text:s/>-563 <text:s/>228 <text:s text:c="2"/>275 <text:s text:c="2"/>407 <text:s text:c="2"/>474 <text:s text:c="2"/>-879 <text:s/>-142 <text:s/>-605 <text:s/>-971 <text:s/>237 <text:s text:c="2"/>-765 <text:s/>793 <text:s text:c="2"/>818 <text:s text:c="2"/>-572 <text:s/>-857 <text:s/>11 <text:s text:c="3"/>928 <text:s text:c="2"/>529 <text:s text:c="2"/>-224 <text:s/>-596 <text:s/>-557 <text:s/>763 <text:s text:c="2"/>-387 <text:s/>-462 <text:s/>-394 <text:s/>-160 <text:s/>-96 <text:s text:c="2"/>-182 <text:s/>128 <text:s text:c="2"/>-312 <text:s/>369 <text:s text:c="2"/>917 <text:s text:c="2"/>917 <text:s text:c="2"/>-4 <text:s text:c="3"/>324 <text:s text:c="2"/>743 <text:s text:c="2"/>470 <text:s text:c="2"/>-817 <text:s/>-510 <text:s/>499 <text:s text:c="2"/>772 <text:s text:c="2"/>-275 <text:s/>644 <text:s text:c="2"/>590 <text:s text:c="2"/>505 <text:s text:c="2"/>-861 <text:s/>-46 <text:s text:c="2"/>786 <text:s text:c="2"/>669 <text:s text:c="2"/>-918 <text:s/>-458 <text:s/>-536 <text:s/>-803 <text:s/>507 <text:s text:c="2"/>355 <text:s text:c="2"/>-196 <text:s/>-652 <text:s/>-389 <text:s/>|</text:p>
      <text:p text:style-name="P4"><text:s text:c="2"/>|622 <text:s text:c="2"/>828 <text:s text:c="2"/>299 <text:s text:c="2"/>343 <text:s text:c="2"/>746 <text:s text:c="2"/>568 <text:s text:c="2"/>-660 <text:s/>422 <text:s text:c="2"/>311 <text:s text:c="2"/>810 <text:s text:c="2"/>605 <text:s text:c="2"/>801 <text:s text:c="2"/>661 <text:s text:c="2"/>730 <text:s text:c="2"/>-122 <text:s/>305 <text:s text:c="2"/>320 <text:s text:c="2"/>-264 <text:s/>444 <text:s text:c="2"/>-374 <text:s/>-478 <text:s/>465 <text:s text:c="2"/>-292 <text:s/>416 <text:s text:c="2"/>-718 <text:s/>258 <text:s text:c="2"/>-76 <text:s text:c="2"/>637 <text:s text:c="2"/>-938 <text:s/>624 <text:s text:c="2"/>-400 <text:s/>-964 <text:s/>452 <text:s text:c="2"/>899 <text:s text:c="2"/>379 <text:s text:c="2"/>550 <text:s text:c="2"/>468 <text:s text:c="2"/>-929 <text:s/>-27 <text:s text:c="2"/>131 <text:s text:c="2"/>881 <text:s text:c="2"/>-70 <text:s text:c="2"/>-67 <text:s text:c="2"/>894 <text:s text:c="2"/>-340 <text:s/>-837 <text:s/>199 <text:s text:c="2"/>981 <text:s text:c="2"/>-101 <text:s/>-4 <text:s text:c="3"/>-41 <text:s text:c="2"/>773 <text:s text:c="2"/>-187 <text:s/>668 <text:s text:c="2"/>190 <text:s text:c="2"/>95 <text:s text:c="3"/>-74 <text:s text:c="2"/>-534 <text:s/>84 <text:s text:c="3"/>340 <text:s text:c="2"/>|</text:p>
      <text:p text:style-name="P4"><text:s text:c="2"/>|-910 <text:s/>684 <text:s text:c="2"/>376 <text:s text:c="2"/>542 <text:s text:c="2"/>936 <text:s text:c="2"/>107 <text:s text:c="2"/>445 <text:s text:c="2"/>756 <text:s text:c="2"/>179 <text:s text:c="2"/>-582 <text:s/>-113 <text:s/>412 <text:s text:c="2"/>348 <text:s text:c="2"/>-828 <text:s/>659 <text:s text:c="2"/>-991 <text:s/>-664 <text:s/>210 <text:s text:c="2"/>-658 <text:s/>587 <text:s text:c="2"/>-794 <text:s/>301 <text:s text:c="2"/>713 <text:s text:c="2"/>372 <text:s text:c="2"/>321 <text:s text:c="2"/>255 <text:s text:c="2"/>-181 <text:s/>-401 <text:s/>721 <text:s text:c="2"/>904 <text:s text:c="2"/>939 <text:s text:c="2"/>811 <text:s text:c="2"/>940 <text:s text:c="2"/>667 <text:s text:c="2"/>705 <text:s text:c="2"/>-772 <text:s/>127 <text:s text:c="2"/>150 <text:s text:c="2"/>984 <text:s text:c="2"/>-342 <text:s/>920 <text:s text:c="2"/><text:soft-page-break/>224 <text:s text:c="2"/>-578 <text:s/>269 <text:s text:c="2"/>396 <text:s text:c="2"/>-919 <text:s/>630 <text:s text:c="2"/>-916 <text:s/>292 <text:s text:c="2"/>972 <text:s text:c="2"/>672 <text:s text:c="2"/>850 <text:s text:c="2"/>625 <text:s text:c="2"/>385 <text:s text:c="2"/>222 <text:s text:c="2"/>299 <text:s text:c="2"/>-360 <text:s/>-958 <text:s/>898 <text:s text:c="2"/>-287 <text:s/>|</text:p>
      <text:p text:style-name="P4"><text:s text:c="2"/>|-702 <text:s/>-810 <text:s/>-476 <text:s/>-410 <text:s/>-791 <text:s/>-419 <text:s/>-181 <text:s/>336 <text:s text:c="2"/>732 <text:s text:c="2"/>155 <text:s text:c="2"/>994 <text:s text:c="2"/>-996 <text:s/>-621 <text:s/>-231 <text:s/>273 <text:s text:c="2"/>776 <text:s text:c="2"/>-150 <text:s/>255 <text:s text:c="2"/>860 <text:s text:c="2"/>-858 <text:s/>579 <text:s text:c="2"/>884 <text:s text:c="2"/>993 <text:s text:c="2"/>205 <text:s text:c="2"/>621 <text:s text:c="2"/>567 <text:s text:c="2"/>-496 <text:s/>-387 <text:s/>961 <text:s text:c="2"/>-246 <text:s/>326 <text:s text:c="2"/>-741 <text:s/>-56 <text:s text:c="2"/>-798 <text:s/>202 <text:s text:c="2"/>506 <text:s text:c="2"/>-216 <text:s/>-979 <text:s/>-158 <text:s/>-132 <text:s/>528 <text:s text:c="2"/>189 <text:s text:c="2"/>-128 <text:s/>908 <text:s text:c="2"/>958 <text:s text:c="2"/>-502 <text:s/>-964 <text:s/>-192 <text:s/>753 <text:s text:c="2"/>-752 <text:s/>303 <text:s text:c="2"/>333 <text:s text:c="2"/>-867 <text:s/>648 <text:s text:c="2"/>-110 <text:s/>754 <text:s text:c="2"/>567 <text:s text:c="2"/>746 <text:s text:c="2"/>-632 <text:s/>529 <text:s text:c="2"/>|</text:p>
      <text:p text:style-name="P4"><text:s text:c="2"/>|-500 <text:s/>-954 <text:s/>788 <text:s text:c="2"/>797 <text:s text:c="2"/>-751 <text:s/>-10 <text:s text:c="2"/>303 <text:s text:c="2"/>33 <text:s text:c="3"/>363 <text:s text:c="2"/>-503 <text:s/>-747 <text:s/>-108 <text:s/>686 <text:s text:c="2"/>125 <text:s text:c="2"/>152 <text:s text:c="2"/>996 <text:s text:c="2"/>975 <text:s text:c="2"/>188 <text:s text:c="2"/>157 <text:s text:c="2"/>729 <text:s text:c="2"/>436 <text:s text:c="2"/>-540 <text:s/>414 <text:s text:c="2"/>921 <text:s text:c="2"/>-540 <text:s/>-696 <text:s/>-972 <text:s/>-973 <text:s/>-950 <text:s/>-252 <text:s/>556 <text:s text:c="2"/>-98 <text:s text:c="2"/>-206 <text:s/>697 <text:s text:c="2"/>-301 <text:s/>43 <text:s text:c="3"/>39 <text:s text:c="3"/>-998 <text:s/>-572 <text:s/>-597 <text:s/>-500 <text:s/>-319 <text:s/>647 <text:s text:c="2"/>-462 <text:s/>-841 <text:s/>151 <text:s text:c="2"/>-465 <text:s/>-866 <text:s/>-661 <text:s/>692 <text:s text:c="2"/>-785 <text:s/>-873 <text:s/>-496 <text:s/>629 <text:s text:c="2"/>-951 <text:s/>-36 <text:s text:c="2"/>-715 <text:s/>-571 <text:s/>343 <text:s text:c="2"/>-665 <text:s/>|</text:p>
      <text:p text:style-name="P4"><text:s text:c="2"/>|177 <text:s text:c="2"/>-100 <text:s/>238 <text:s text:c="2"/>971 <text:s text:c="2"/>-51 <text:s text:c="2"/>-711 <text:s/>367 <text:s text:c="2"/>988 <text:s text:c="2"/>-708 <text:s/>795 <text:s text:c="2"/>-257 <text:s/>144 <text:s text:c="2"/>-171 <text:s/>-610 <text:s/>682 <text:s text:c="2"/>340 <text:s text:c="2"/>541 <text:s text:c="2"/>-431 <text:s/>826 <text:s text:c="2"/>-768 <text:s/>-739 <text:s/>-958 <text:s/>-640 <text:s/>117 <text:s text:c="2"/>-977 <text:s/>-239 <text:s/>-919 <text:s/>-691 <text:s/>190 <text:s text:c="2"/>425 <text:s text:c="2"/>-4 <text:s text:c="3"/>-633 <text:s/>-323 <text:s/>-766 <text:s/>-310 <text:s/>626 <text:s text:c="2"/>-476 <text:s/>-943 <text:s/>614 <text:s text:c="2"/>168 <text:s text:c="2"/>-795 <text:s/>-642 <text:s/>-688 <text:s/>386 <text:s text:c="2"/>100 <text:s text:c="2"/>-654 <text:s/>-274 <text:s/>-6 <text:s text:c="3"/>-84 <text:s text:c="2"/>-448 <text:s/>578 <text:s text:c="2"/>529 <text:s text:c="2"/>-54 <text:s text:c="2"/>-710 <text:s/>-353 <text:s/>-30 <text:s text:c="2"/>51 <text:s text:c="3"/>80 <text:s text:c="3"/>631 <text:s text:c="2"/>-407 <text:s/>|</text:p>
      <text:p text:style-name="P4"><text:s text:c="2"/>|-143 <text:s/>-373 <text:s/>312 <text:s text:c="2"/>886 <text:s text:c="2"/>214 <text:s text:c="2"/>-645 <text:s/>512 <text:s text:c="2"/>-910 <text:s/>-588 <text:s/>479 <text:s text:c="2"/>610 <text:s text:c="2"/>-31 <text:s text:c="2"/>-811 <text:s/>-726 <text:s/>-645 <text:s/>641 <text:s text:c="2"/>-380 <text:s/>433 <text:s text:c="2"/>-13 <text:s text:c="2"/>888 <text:s text:c="2"/>-662 <text:s/>-434 <text:s/>770 <text:s text:c="2"/>284 <text:s text:c="2"/>-144 <text:s/>-583 <text:s/>-394 <text:s/>-740 <text:s/>849 <text:s text:c="2"/>-763 <text:s/>205 <text:s text:c="2"/>59 <text:s text:c="3"/>217 <text:s text:c="2"/>-482 <text:s/>-55 <text:s text:c="2"/>-217 <text:s/>-127 <text:s/>-542 <text:s/>-127 <text:s/>637 <text:s text:c="2"/>-711 <text:s/>-517 <text:s/>-393 <text:s/>-522 <text:s/>-243 <text:s/>314 <text:s text:c="2"/>-529 <text:s/>729 <text:s text:c="2"/>100 <text:s text:c="2"/>459 <text:s text:c="2"/>618 <text:s text:c="2"/>438 <text:s text:c="2"/>-975 <text:s/>388 <text:s text:c="2"/>74 <text:s text:c="3"/>233 <text:s text:c="2"/>-843 <text:s/>681 <text:s text:c="2"/>493 <text:s text:c="2"/>-642 <text:s/>|</text:p>
      <text:p text:style-name="P4"><text:s text:c="2"/>|-730 <text:s/>-301 <text:s/>417 <text:s text:c="2"/>839 <text:s text:c="2"/>569 <text:s text:c="2"/>-637 <text:s/>-378 <text:s/>-206 <text:s/>173 <text:s text:c="2"/>847 <text:s text:c="2"/>-569 <text:s/>462 <text:s text:c="2"/>-318 <text:s/>390 <text:s text:c="2"/>-708 <text:s/>791 <text:s text:c="2"/>57 <text:s text:c="3"/>115 <text:s text:c="2"/>521 <text:s text:c="2"/>-843 <text:s/>-426 <text:s/>491 <text:s text:c="2"/>947 <text:s text:c="2"/>-49 <text:s text:c="2"/>231 <text:s text:c="2"/>21 <text:s text:c="3"/>-463 <text:s/>740 <text:s text:c="2"/>54 <text:s text:c="3"/>-970 <text:s/>-902 <text:s/>325 <text:s text:c="2"/>81 <text:s text:c="3"/>516 <text:s text:c="2"/>516 <text:s text:c="2"/>2 <text:s text:c="4"/>-769 <text:s/>-861 <text:s/>796 <text:s text:c="2"/>404 <text:s text:c="2"/>-662 <text:s/>-420 <text:s/>218 <text:s text:c="2"/>21 <text:s text:c="3"/>970 <text:s text:c="2"/>862 <text:s text:c="2"/>-188 <text:s/>379 <text:s text:c="2"/>-23 <text:s text:c="2"/>-315 <text:s/>536 <text:s text:c="2"/>904 <text:s text:c="2"/>-824 <text:s/>483 <text:s text:c="2"/>207 <text:s text:c="2"/>759 <text:s text:c="2"/>-143 <text:s/>744 <text:s text:c="2"/>499 <text:s text:c="2"/>911 <text:s text:c="2"/>|</text:p>
      <text:p text:style-name="P4"><text:s text:c="2"/>|-873 <text:s/>950 <text:s text:c="2"/>236 <text:s text:c="2"/>560 <text:s text:c="2"/>818 <text:s text:c="2"/>105 <text:s text:c="2"/>-437 <text:s/>-951 <text:s/>244 <text:s text:c="2"/>-289 <text:s/>805 <text:s text:c="2"/>934 <text:s text:c="2"/>291 <text:s text:c="2"/>375 <text:s text:c="2"/>-45 <text:s text:c="2"/>614 <text:s text:c="2"/>589 <text:s text:c="2"/>768 <text:s text:c="2"/>-7 <text:s text:c="3"/>-82 <text:s text:c="2"/>-195 <text:s/>-118 <text:s/>-178 <text:s/>-18 <text:s text:c="2"/>-283 <text:s/>-970 <text:s/>93 <text:s text:c="3"/>574 <text:s text:c="2"/>-874 <text:s/>-407 <text:s/>486 <text:s text:c="2"/>-747 <text:s/>-457 <text:s/>74 <text:s text:c="3"/>814 <text:s text:c="2"/>-287 <text:s/>-821 <text:s/>-623 <text:s/>-238 <text:s/>775 <text:s text:c="2"/>88 <text:s text:c="3"/>-81 <text:s text:c="2"/>710 <text:s text:c="2"/>-268 <text:s/>-706 <text:s/>17 <text:s text:c="3"/>-654 <text:s/>-765 <text:s/>137 <text:s text:c="2"/>691 <text:s text:c="2"/>153 <text:s text:c="2"/>943 <text:s text:c="2"/>-427 <text:s/>-672 <text:s/>-75 <text:s text:c="2"/>291 <text:s text:c="2"/>-290 <text:s/>-982 <text:s/>217 <text:s text:c="2"/>-164 <text:s/>|</text:p>
      <text:p text:style-name="P4"><text:s text:c="2"/>|-37 <text:s text:c="2"/>55 <text:s text:c="3"/>90 <text:s text:c="3"/>858 <text:s text:c="2"/>-870 <text:s/>-96 <text:s text:c="2"/>-429 <text:s/>-339 <text:s/>633 <text:s text:c="2"/>685 <text:s text:c="2"/>-211 <text:s/>73 <text:s text:c="3"/>-396 <text:s/>-149 <text:s/>805 <text:s text:c="2"/>250 <text:s text:c="2"/>868 <text:s text:c="2"/>-497 <text:s/>485 <text:s text:c="2"/>6 <text:s text:c="4"/>-805 <text:s/>-361 <text:s/>-51 <text:s text:c="2"/>120 <text:s text:c="2"/>-33 <text:s text:c="2"/>-774 <text:s/>-237 <text:s/>677 <text:s text:c="2"/>-404 <text:s/>981 <text:s text:c="2"/>-135 <text:s/>560 <text:s text:c="2"/>36 <text:s text:c="3"/>955 <text:s text:c="2"/>770 <text:s text:c="2"/>518 <text:s text:c="2"/>211 <text:s text:c="2"/>-658 <text:s/>-468 <text:s/>196 <text:s text:c="2"/>-621 <text:s/>321 <text:s text:c="2"/>-730 <text:s/>-16 <text:s text:c="2"/>-828 <text:s/>-573 <text:s/>-766 <text:s/>-960 <text:s/>283 <text:s text:c="2"/>-928 <text:s/>398 <text:s text:c="2"/>830 <text:s text:c="2"/>63 <text:s text:c="3"/>-653 <text:s/>-50 <text:s text:c="2"/>-970 <text:s/>-427 <text:s/>714 <text:s text:c="2"/>-941 <text:s/>522 <text:s text:c="2"/>|</text:p>
      <text:p text:style-name="P4"><text:s text:c="2"/>|-953 <text:s/>-76 <text:s text:c="2"/>82 <text:s text:c="3"/>435 <text:s text:c="2"/>232 <text:s text:c="2"/>204 <text:s text:c="2"/>-46 <text:s text:c="2"/>-557 <text:s/>898 <text:s text:c="2"/>486 <text:s text:c="2"/>640 <text:s text:c="2"/>-722 <text:s/>159 <text:s text:c="2"/>-738 <text:s/>262 <text:s text:c="2"/>683 <text:s text:c="2"/>41 <text:s text:c="3"/>848 <text:s text:c="2"/>723 <text:s text:c="2"/>-676 <text:s/>-728 <text:s/>122 <text:s text:c="2"/>-846 <text:s/>335 <text:s text:c="2"/>821 <text:s text:c="2"/>457 <text:s text:c="2"/>365 <text:s text:c="2"/>-253 <text:s/>171 <text:s text:c="2"/>776 <text:s text:c="2"/>-731 <text:s/>218 <text:s text:c="2"/>-299 <text:s/>703 <text:s text:c="2"/>-347 <text:s/>933 <text:s text:c="2"/>-93 <text:s text:c="2"/>959 <text:s text:c="2"/>-272 <text:s/>-194 <text:s/>797 <text:s text:c="2"/>-280 <text:s/>84 <text:s text:c="3"/>308 <text:s text:c="2"/>334 <text:s text:c="2"/>-302 <text:s/>-9 <text:s text:c="3"/>-624 <text:s/>-102 <text:s/>-285 <text:s/>52 <text:s text:c="3"/>171 <text:s text:c="2"/>-811 <text:s/>559 <text:s text:c="2"/>-494 <text:s/>-990 <text:s/>16 <text:s text:c="3"/>-776 <text:s/>109 <text:s text:c="2"/>-461 <text:s/>|</text:p>
      <text:p text:style-name="P4"><text:s text:c="2"/>|-1000 378 <text:s text:c="2"/>-891 <text:s/>53 <text:s text:c="3"/>81 <text:s text:c="3"/>114 <text:s text:c="2"/>338 <text:s text:c="2"/>989 <text:s text:c="2"/>426 <text:s text:c="2"/>-933 <text:s/>147 <text:s text:c="2"/>223 <text:s text:c="2"/>-213 <text:s/>-769 <text:s/>-468 <text:s/>-878 <text:s/>281 <text:s text:c="2"/>875 <text:s text:c="2"/>-150 <text:s/>-821 <text:s/>-410 <text:s/>-746 <text:s/>350 <text:s text:c="2"/>131 <text:s text:c="2"/>813 <text:s text:c="2"/>857 <text:s text:c="2"/>494 <text:s text:c="2"/>181 <text:s text:c="2"/>-919 <text:s/>-397 <text:s/>720 <text:s text:c="2"/>-567 <text:s/>982 <text:s text:c="2"/>-819 <text:s/>487 <text:s text:c="2"/>415 <text:s text:c="2"/>296 <text:s text:c="2"/>-175 <text:s/>404 <text:s text:c="2"/>-278 <text:s/>-108 <text:s/>-449 <text:s/>-703 <text:s/>-968 <text:s/>134 <text:s text:c="2"/>181 <text:s text:c="2"/>-494 <text:s/>-585 <text:s/>57 <text:s text:c="3"/>708 <text:s text:c="2"/>-405 <text:s/>999 <text:s text:c="2"/>962 <text:s text:c="2"/>-703 <text:s/>483 <text:s text:c="2"/>776 <text:s text:c="2"/>-846 <text:s/>-23 <text:s text:c="2"/>309 <text:s text:c="2"/>-413 <text:s/>|</text:p>
      <text:p text:style-name="P4"><text:s text:c="2"/>|932 <text:s text:c="2"/>382 <text:s text:c="2"/>21 <text:s text:c="3"/>-734 <text:s/>563 <text:s text:c="2"/>-140 <text:s/>682 <text:s text:c="2"/>211 <text:s text:c="2"/>685 <text:s text:c="2"/>86 <text:s text:c="3"/>-715 <text:s/>-70 <text:s text:c="2"/>990 <text:s text:c="2"/>-417 <text:s/>314 <text:s text:c="2"/>476 <text:s text:c="2"/>-884 <text:s/>820 <text:s text:c="2"/>892 <text:s text:c="2"/>525 <text:s text:c="2"/>528 <text:s text:c="2"/>-161 <text:s/>525 <text:s text:c="2"/>490 <text:s text:c="2"/>136 <text:s text:c="2"/>360 <text:s text:c="2"/>618 <text:s text:c="2"/>643 <text:s text:c="2"/>-663 <text:s/>-72 <text:s text:c="2"/>-418 <text:s/>-379 <text:s/>-690 <text:s/>955 <text:s text:c="2"/>-112 <text:s/>-775 <text:s/>-185 <text:s/>-430 <text:s/>437 <text:s text:c="2"/>-147 <text:s/>-992 <text:s/>722 <text:s text:c="2"/>783 <text:s text:c="2"/>-650 <text:s/>-343 <text:s/>97 <text:s text:c="3"/>827 <text:s text:c="2"/>126 <text:s text:c="2"/>269 <text:s text:c="2"/>-929 <text:s/>-349 <text:s/>149 <text:s text:c="2"/>-90 <text:s text:c="2"/>-472 <text:s/>-361 <text:s/>-602 <text:s/>888 <text:s text:c="2"/>-390 <text:s/>-607 <text:s/>-423 <text:s/>|</text:p>
      <text:p text:style-name="P4"><text:s text:c="2"/>|890 <text:s text:c="2"/>-24 <text:s text:c="2"/>199 <text:s text:c="2"/>-448 <text:s/>-69 <text:s text:c="2"/>-913 <text:s/>-223 <text:s/>-901 <text:s/>-343 <text:s/>-434 <text:s/>-48 <text:s text:c="2"/>17 <text:s text:c="3"/>-359 <text:s/>-265 <text:s/>368 <text:s text:c="2"/>298 <text:s text:c="2"/>-816 <text:s/>195 <text:s text:c="2"/>-224 <text:s/>805 <text:s text:c="2"/>266 <text:s text:c="2"/>428 <text:s text:c="2"/>-46 <text:s text:c="2"/>-472 <text:s/>-692 <text:s/>593 <text:s text:c="2"/>278 <text:s text:c="2"/>-803 <text:s/>-445 <text:s/>672 <text:s text:c="2"/>-226 <text:s/>-555 <text:s/>0 <text:s text:c="4"/>-675 <text:s/>-3 <text:s text:c="3"/>-717 <text:s/>-588 <text:s/>-873 <text:s/>-618 <text:s/>421 <text:s text:c="2"/>-307 <text:s/>334 <text:s text:c="2"/>-561 <text:s/>334 <text:s text:c="2"/>-579 <text:s/>-841 <text:s/>-15 <text:s text:c="2"/>-43 <text:s text:c="2"/>354 <text:s text:c="2"/>761 <text:s text:c="2"/>-238 <text:s/>-28 <text:s text:c="2"/>541 <text:s text:c="2"/>716 <text:s text:c="2"/>852 <text:s text:c="2"/>850 <text:s text:c="2"/>662 <text:s text:c="2"/>482 <text:s text:c="2"/>-601 <text:s/>-783 <text:s/>|</text:p>
      <text:p text:style-name="P4"><text:s text:c="2"/>|154 <text:s text:c="2"/>173 <text:s text:c="2"/>15 <text:s text:c="3"/>-494 <text:s/>851 <text:s text:c="2"/>-636 <text:s/>-210 <text:s/>-737 <text:s/>-509 <text:s/>172 <text:s text:c="2"/>-963 <text:s/>537 <text:s text:c="2"/>-141 <text:s/><text:soft-page-break/>-172 <text:s/>-129 <text:s/>280 <text:s text:c="2"/>-13 <text:s text:c="2"/>856 <text:s text:c="2"/>-410 <text:s/>-659 <text:s/>970 <text:s text:c="2"/>352 <text:s text:c="2"/>665 <text:s text:c="2"/>511 <text:s text:c="2"/>69 <text:s text:c="3"/>517 <text:s text:c="2"/>361 <text:s text:c="2"/>83 <text:s text:c="3"/>351 <text:s text:c="2"/>-888 <text:s/>300 <text:s text:c="2"/>-494 <text:s/>638 <text:s text:c="2"/>-333 <text:s/>364 <text:s text:c="2"/>489 <text:s text:c="2"/>32 <text:s text:c="3"/>-846 <text:s/>-896 <text:s/>875 <text:s text:c="2"/>679 <text:s text:c="2"/>-859 <text:s/>412 <text:s text:c="2"/>-462 <text:s/>-31 <text:s text:c="2"/>-364 <text:s/>-830 <text:s/>956 <text:s text:c="2"/>-156 <text:s/>-240 <text:s/>-351 <text:s/>-186 <text:s/>-535 <text:s/>-686 <text:s/>-674 <text:s/>886 <text:s text:c="2"/>-817 <text:s/>-961 <text:s/>-31 <text:s text:c="2"/>535 <text:s text:c="2"/>|</text:p>
      <text:p text:style-name="P4"><text:s text:c="2"/>|-848 <text:s/>-379 <text:s/>-607 <text:s/>790 <text:s text:c="2"/>289 <text:s text:c="2"/>-891 <text:s/>631 <text:s text:c="2"/>-327 <text:s/>-736 <text:s/>735 <text:s text:c="2"/>-452 <text:s/>-705 <text:s/>877 <text:s text:c="2"/>-687 <text:s/>-167 <text:s/>198 <text:s text:c="2"/>-51 <text:s text:c="2"/>355 <text:s text:c="2"/>155 <text:s text:c="2"/>793 <text:s text:c="2"/>-532 <text:s/>-844 <text:s/>-40 <text:s text:c="2"/>-67 <text:s text:c="2"/>-177 <text:s/>286 <text:s text:c="2"/>171 <text:s text:c="2"/>358 <text:s text:c="2"/>677 <text:s text:c="2"/>-860 <text:s/>245 <text:s text:c="2"/>-819 <text:s/>-239 <text:s/>990 <text:s text:c="2"/>-677 <text:s/>-950 <text:s/>-900 <text:s/>954 <text:s text:c="2"/>75 <text:s text:c="3"/>-636 <text:s/>-958 <text:s/>624 <text:s text:c="2"/>-341 <text:s/>919 <text:s text:c="2"/>-711 <text:s/>844 <text:s text:c="2"/>469 <text:s text:c="2"/>238 <text:s text:c="2"/>551 <text:s text:c="2"/>-24 <text:s text:c="2"/>383 <text:s text:c="2"/>-981 <text:s/>133 <text:s text:c="2"/>-657 <text:s/>304 <text:s text:c="2"/>956 <text:s text:c="2"/>981 <text:s text:c="2"/>-525 <text:s/>666 <text:s text:c="2"/>-989 <text:s/>|</text:p>
      <text:p text:style-name="P4"><text:s text:c="2"/>|-33 <text:s text:c="2"/>-88 <text:s text:c="2"/>-808 <text:s/>729 <text:s text:c="2"/>-98 <text:s text:c="2"/>-132 <text:s/>-869 <text:s/>2 <text:s text:c="4"/>174 <text:s text:c="2"/>207 <text:s text:c="2"/>718 <text:s text:c="2"/>216 <text:s text:c="2"/>183 <text:s text:c="2"/>-623 <text:s/>487 <text:s text:c="2"/>472 <text:s text:c="2"/>-427 <text:s/>-43 <text:s text:c="2"/>62 <text:s text:c="3"/>-875 <text:s/>933 <text:s text:c="2"/>-203 <text:s/>-504 <text:s/>418 <text:s text:c="2"/>141 <text:s text:c="2"/>-847 <text:s/>726 <text:s text:c="2"/>474 <text:s text:c="2"/>-20 <text:s text:c="2"/>393 <text:s text:c="2"/>485 <text:s text:c="2"/>948 <text:s text:c="2"/>-695 <text:s/>-970 <text:s/>-971 <text:s/>559 <text:s text:c="2"/>-102 <text:s/>-840 <text:s/>-438 <text:s/>-576 <text:s/>719 <text:s text:c="2"/>-720 <text:s/>641 <text:s text:c="2"/>-98 <text:s text:c="2"/>10 <text:s text:c="3"/>480 <text:s text:c="2"/>-274 <text:s/>583 <text:s text:c="2"/>-211 <text:s/>-860 <text:s/>708 <text:s text:c="2"/>-277 <text:s/>-62 <text:s text:c="2"/>-443 <text:s/>-507 <text:s/>-569 <text:s/>-290 <text:s/>-780 <text:s/>905 <text:s text:c="2"/>690 <text:s text:c="2"/>|</text:p>
      <text:p text:style-name="P4"><text:s text:c="2"/>|613 <text:s text:c="2"/>391 <text:s text:c="2"/>638 <text:s text:c="2"/>-730 <text:s/>421 <text:s text:c="2"/>667 <text:s text:c="2"/>829 <text:s text:c="2"/>-329 <text:s/>-820 <text:s/>-257 <text:s/>95 <text:s text:c="3"/>899 <text:s text:c="2"/>24 <text:s text:c="3"/>88 <text:s text:c="3"/>154 <text:s text:c="2"/>-614 <text:s/>-431 <text:s/>-768 <text:s/>969 <text:s text:c="2"/>710 <text:s text:c="2"/>-627 <text:s/>-970 <text:s/>-567 <text:s/>663 <text:s text:c="2"/>-413 <text:s/>279 <text:s text:c="2"/>-906 <text:s/>649 <text:s text:c="2"/>499 <text:s text:c="2"/>-649 <text:s/>339 <text:s text:c="2"/>464 <text:s text:c="2"/>742 <text:s text:c="2"/>330 <text:s text:c="2"/>-914 <text:s/>515 <text:s text:c="2"/>349 <text:s text:c="2"/>915 <text:s text:c="2"/>-814 <text:s/>881 <text:s text:c="2"/>11 <text:s text:c="3"/>634 <text:s text:c="2"/>-867 <text:s/>-613 <text:s/>-278 <text:s/>287 <text:s text:c="2"/>-227 <text:s/>643 <text:s text:c="2"/>519 <text:s text:c="2"/>-258 <text:s/>354 <text:s text:c="2"/>-756 <text:s/>124 <text:s text:c="2"/>-861 <text:s/>-741 <text:s/>-937 <text:s/>418 <text:s text:c="2"/>-647 <text:s/>712 <text:s text:c="2"/>269 <text:s text:c="2"/>|</text:p>
      <text:p text:style-name="P4"><text:s text:c="2"/>|-295 <text:s/>404 <text:s text:c="2"/>-267 <text:s/>-201 <text:s/>-266 <text:s/>-181 <text:s/>-685 <text:s/>-565 <text:s/>87 <text:s text:c="3"/>-147 <text:s/>-331 <text:s/>-550 <text:s/>-513 <text:s/>-198 <text:s/>-163 <text:s/>562 <text:s text:c="2"/>-911 <text:s/>610 <text:s text:c="2"/>205 <text:s text:c="2"/>960 <text:s text:c="2"/>-296 <text:s/>-89 <text:s text:c="2"/>-443 <text:s/>829 <text:s text:c="2"/>403 <text:s text:c="2"/>-184 <text:s/>892 <text:s text:c="2"/>-179 <text:s/>522 <text:s text:c="2"/>605 <text:s text:c="2"/>-557 <text:s/>-421 <text:s/>361 <text:s text:c="2"/>528 <text:s text:c="2"/>378 <text:s text:c="2"/>-553 <text:s/>-300 <text:s/>-955 <text:s/>-118 <text:s/>787 <text:s text:c="2"/>-101 <text:s/>551 <text:s text:c="2"/>-411 <text:s/>386 <text:s text:c="2"/>-647 <text:s/>426 <text:s text:c="2"/>-52 <text:s text:c="2"/>-206 <text:s/>36 <text:s text:c="3"/>-494 <text:s/>107 <text:s text:c="2"/>-908 <text:s/>417 <text:s text:c="2"/>664 <text:s text:c="2"/>921 <text:s text:c="2"/>-180 <text:s/>-520 <text:s/>-834 <text:s/>994 <text:s text:c="2"/>-646 <text:s/>|</text:p>
      <text:p text:style-name="P4"><text:s text:c="2"/>|-877 <text:s/>-563 <text:s/>-67 <text:s text:c="2"/>484 <text:s text:c="2"/>-683 <text:s/>-688 <text:s/>931 <text:s text:c="2"/>17 <text:s text:c="3"/>-291 <text:s/>165 <text:s text:c="2"/>156 <text:s text:c="2"/>608 <text:s text:c="2"/>69 <text:s text:c="3"/>745 <text:s text:c="2"/>-5 <text:s text:c="3"/>422 <text:s text:c="2"/>171 <text:s text:c="2"/>-705 <text:s/>-431 <text:s/>-441 <text:s/>-199 <text:s/>676 <text:s text:c="2"/>-348 <text:s/>-429 <text:s/>340 <text:s text:c="2"/>-75 <text:s text:c="2"/>743 <text:s text:c="2"/>-828 <text:s/>91 <text:s text:c="3"/>-911 <text:s/>-473 <text:s/>566 <text:s text:c="2"/>-122 <text:s/>812 <text:s text:c="2"/>50 <text:s text:c="3"/>196 <text:s text:c="2"/>-876 <text:s/>333 <text:s text:c="2"/>-787 <text:s/>186 <text:s text:c="2"/>-501 <text:s/>370 <text:s text:c="2"/>-206 <text:s/>568 <text:s text:c="2"/>115 <text:s text:c="2"/>-859 <text:s/>342 <text:s text:c="2"/>-361 <text:s/>-563 <text:s/>-737 <text:s/>198 <text:s text:c="2"/>590 <text:s text:c="2"/>939 <text:s text:c="2"/>-798 <text:s/>-487 <text:s/>631 <text:s text:c="2"/>128 <text:s text:c="2"/>-743 <text:s/>804 <text:s text:c="2"/>-429 <text:s/>|</text:p>
      <text:p text:style-name="P4"><text:s text:c="2"/>|-654 <text:s/>-317 <text:s/>-862 <text:s/>225 <text:s text:c="2"/>-505 <text:s/>540 <text:s text:c="2"/>-579 <text:s/>-28 <text:s text:c="2"/>226 <text:s text:c="2"/>-366 <text:s/>-842 <text:s/>725 <text:s text:c="2"/>-644 <text:s/>-48 <text:s text:c="2"/>645 <text:s text:c="2"/>472 <text:s text:c="2"/>446 <text:s text:c="2"/>339 <text:s text:c="2"/>-889 <text:s/>883 <text:s text:c="2"/>603 <text:s text:c="2"/>661 <text:s text:c="2"/>825 <text:s text:c="2"/>542 <text:s text:c="2"/>-784 <text:s/>-661 <text:s/>174 <text:s text:c="2"/>344 <text:s text:c="2"/>-404 <text:s/>330 <text:s text:c="2"/>-733 <text:s/>294 <text:s text:c="2"/>-987 <text:s/>-243 <text:s/>-481 <text:s/>-140 <text:s/>-350 <text:s/>292 <text:s text:c="2"/>832 <text:s text:c="2"/>876 <text:s text:c="2"/>-721 <text:s/>990 <text:s text:c="2"/>953 <text:s text:c="2"/>-365 <text:s/>295 <text:s text:c="2"/>598 <text:s text:c="2"/>-893 <text:s/>-259 <text:s/>-63 <text:s text:c="2"/>-430 <text:s/>-24 <text:s text:c="2"/>-460 <text:s/>-416 <text:s/>-199 <text:s/>-917 <text:s/>-200 <text:s/>492 <text:s text:c="2"/>609 <text:s text:c="2"/>-504 <text:s/>-560 <text:s/>|</text:p>
      <text:p text:style-name="P4"><text:s text:c="2"/>|-61 <text:s text:c="2"/>-237 <text:s/>735 <text:s text:c="2"/>304 <text:s text:c="2"/>873 <text:s text:c="2"/>-394 <text:s/>-836 <text:s/>-477 <text:s/>-749 <text:s/>-651 <text:s/>-249 <text:s/>-470 <text:s/>-661 <text:s/>-296 <text:s/>165 <text:s text:c="2"/>986 <text:s text:c="2"/>-698 <text:s/>625 <text:s text:c="2"/>79 <text:s text:c="3"/>591 <text:s text:c="2"/>-453 <text:s/>-593 <text:s/>-516 <text:s/>131 <text:s text:c="2"/>561 <text:s text:c="2"/>-81 <text:s text:c="2"/>931 <text:s text:c="2"/>53 <text:s text:c="3"/>-472 <text:s/>-573 <text:s/>494 <text:s text:c="2"/>819 <text:s text:c="2"/>543 <text:s text:c="2"/>581 <text:s text:c="2"/>123 <text:s text:c="2"/>768 <text:s text:c="2"/>-813 <text:s/>639 <text:s text:c="2"/>-357 <text:s/>-562 <text:s/>988 <text:s text:c="2"/>394 <text:s text:c="2"/>320 <text:s text:c="2"/>-320 <text:s/>-902 <text:s/>-514 <text:s/>18 <text:s text:c="3"/>-248 <text:s/>-537 <text:s/>-902 <text:s/>-305 <text:s/>10 <text:s text:c="3"/>-495 <text:s/>179 <text:s text:c="2"/>-858 <text:s/>-934 <text:s/>-902 <text:s/>-575 <text:s/>472 <text:s text:c="2"/>-22 <text:s text:c="2"/>|</text:p>
      <text:p text:style-name="P4">A=|-147 <text:s/>-34 <text:s text:c="2"/>-203 <text:s/>-252 <text:s/>-453 <text:s/>-728 <text:s/>-484 <text:s/>86 <text:s text:c="3"/>912 <text:s text:c="2"/>159 <text:s text:c="2"/>877 <text:s text:c="2"/>900 <text:s text:c="2"/>-447 <text:s/>197 <text:s text:c="2"/>-68 <text:s text:c="2"/>3 <text:s text:c="4"/>-965 <text:s/>951 <text:s text:c="2"/>-893 <text:s/>-502 <text:s/>-951 <text:s/>154 <text:s text:c="2"/>861 <text:s text:c="2"/>-94 <text:s text:c="2"/>-666 <text:s/>-997 <text:s/>325 <text:s text:c="2"/>-216 <text:s/>-572 <text:s/>-203 <text:s/>763 <text:s text:c="2"/>633 <text:s text:c="2"/>-885 <text:s/>-440 <text:s/>-619 <text:s/>14 <text:s text:c="3"/>185 <text:s text:c="2"/>-103 <text:s/>-900 <text:s/>97 <text:s text:c="3"/>-592 <text:s/>-671 <text:s/>349 <text:s text:c="2"/>313 <text:s text:c="2"/>879 <text:s text:c="2"/>-366 <text:s/>-684 <text:s/>914 <text:s text:c="2"/>-415 <text:s/>-225 <text:s/>-235 <text:s/>-14 <text:s text:c="2"/>930 <text:s text:c="2"/>-374 <text:s/>892 <text:s text:c="2"/>-384 <text:s/>-371 <text:s/>569 <text:s text:c="2"/>752 <text:s text:c="2"/>409 <text:s text:c="2"/>|</text:p>
      <text:p text:style-name="P4"><text:s text:c="2"/>|-634 <text:s/>515 <text:s text:c="2"/>395 <text:s text:c="2"/>-167 <text:s/>-572 <text:s/>776 <text:s text:c="2"/>847 <text:s text:c="2"/>613 <text:s text:c="2"/>26 <text:s text:c="3"/>-700 <text:s/>62 <text:s text:c="3"/>786 <text:s text:c="2"/>-371 <text:s/>-237 <text:s/>100 <text:s text:c="2"/>-492 <text:s/>397 <text:s text:c="2"/>416 <text:s text:c="2"/>-225 <text:s/>982 <text:s text:c="2"/>-456 <text:s/>540 <text:s text:c="2"/>320 <text:s text:c="2"/>-174 <text:s/>-482 <text:s/>565 <text:s text:c="2"/>794 <text:s text:c="2"/>499 <text:s text:c="2"/>134 <text:s text:c="2"/>546 <text:s text:c="2"/>-92 <text:s text:c="2"/>853 <text:s text:c="2"/>62 <text:s text:c="3"/>-697 <text:s/>-314 <text:s/>842 <text:s text:c="2"/>-568 <text:s/>-466 <text:s/>807 <text:s text:c="2"/>810 <text:s text:c="2"/>-166 <text:s/>-131 <text:s/>596 <text:s text:c="2"/>815 <text:s text:c="2"/>984 <text:s text:c="2"/>-304 <text:s/>-676 <text:s/>382 <text:s text:c="2"/>-535 <text:s/>451 <text:s text:c="2"/>716 <text:s text:c="2"/>361 <text:s text:c="2"/>343 <text:s text:c="2"/>37 <text:s text:c="3"/>-813 <text:s/>861 <text:s text:c="2"/>-398 <text:s/>981 <text:s text:c="2"/>360 <text:s text:c="2"/>-912 <text:s/>|</text:p>
      <text:p text:style-name="P4"><text:s text:c="2"/>|879 <text:s text:c="2"/>-380 <text:s/>941 <text:s text:c="2"/>293 <text:s text:c="2"/>-76 <text:s text:c="2"/>-372 <text:s/>135 <text:s text:c="2"/>708 <text:s text:c="2"/>162 <text:s text:c="2"/>-58 <text:s text:c="2"/>870 <text:s text:c="2"/>996 <text:s text:c="2"/>-837 <text:s/>466 <text:s text:c="2"/>811 <text:s text:c="2"/>-500 <text:s/>-485 <text:s/>-513 <text:s/>-766 <text:s/>332 <text:s text:c="2"/>-710 <text:s/>950 <text:s text:c="2"/>-307 <text:s/>633 <text:s text:c="2"/>339 <text:s text:c="2"/>-120 <text:s/>494 <text:s text:c="2"/>-707 <text:s/>213 <text:s text:c="2"/>-146 <text:s/>-618 <text:s/>444 <text:s text:c="2"/>475 <text:s text:c="2"/>-677 <text:s/>-262 <text:s/>-249 <text:s/>-49 <text:s text:c="2"/>873 <text:s text:c="2"/>-189 <text:s/>-535 <text:s/>168 <text:s text:c="2"/>-319 <text:s/>-187 <text:s/>683 <text:s text:c="2"/>-501 <text:s/>-23 <text:s text:c="2"/>-465 <text:s/>14 <text:s text:c="3"/>464 <text:s text:c="2"/>-231 <text:s/>-654 <text:s/>-893 <text:s/>72 <text:s text:c="3"/>391 <text:s text:c="2"/>740 <text:s text:c="2"/>-589 <text:s/>-377 <text:s/>587 <text:s text:c="2"/>57 <text:s text:c="3"/>836 <text:s text:c="2"/>|</text:p>
      <text:p text:style-name="P4"><text:s text:c="2"/>|-207 <text:s/>439 <text:s text:c="2"/>281 <text:s text:c="2"/>-380 <text:s/>-886 <text:s/>-629 <text:s/>371 <text:s text:c="2"/>418 <text:s text:c="2"/>-404 <text:s/>-466 <text:s/>883 <text:s text:c="2"/>764 <text:s text:c="2"/>567 <text:s text:c="2"/>-303 <text:s/>800 <text:s text:c="2"/>-933 <text:s/>674 <text:s text:c="2"/>-665 <text:s/>433 <text:s text:c="2"/>490 <text:s text:c="2"/>457 <text:s text:c="2"/>-868 <text:s/>949 <text:s text:c="2"/>-471 <text:s/>523 <text:s text:c="2"/>690 <text:s text:c="2"/>292 <text:s text:c="2"/>-853 <text:s/>629 <text:s text:c="2"/>-651 <text:s/>-665 <text:s/>-578 <text:s/>-860 <text:s/>968 <text:s text:c="2"/>43 <text:s text:c="3"/>-745 <text:s/>-661 <text:s/>-234 <text:s/>-975 <text:s/>-64 <text:s text:c="2"/>653 <text:s text:c="2"/>-740 <text:s/>52 <text:s text:c="3"/>220 <text:s text:c="2"/>-43 <text:s text:c="2"/>204 <text:s text:c="2"/>287 <text:s text:c="2"/>-17 <text:s text:c="2"/>540 <text:s text:c="2"/>-279 <text:s/>-174 <text:s/>-3 <text:s text:c="3"/>205 <text:s text:c="2"/>127 <text:s text:c="2"/>878 <text:s text:c="2"/><text:soft-page-break/>-272 <text:s/>169 <text:s text:c="2"/>170 <text:s text:c="2"/>227 <text:s text:c="2"/>-202 <text:s/>|</text:p>
      <text:p text:style-name="P4"><text:s text:c="2"/>|520 <text:s text:c="2"/>563 <text:s text:c="2"/>221 <text:s text:c="2"/>660 <text:s text:c="2"/>883 <text:s text:c="2"/>-384 <text:s/>-733 <text:s/>-777 <text:s/>382 <text:s text:c="2"/>-708 <text:s/>511 <text:s text:c="2"/>35 <text:s text:c="3"/>-447 <text:s/>-437 <text:s/>-392 <text:s/>862 <text:s text:c="2"/>768 <text:s text:c="2"/>895 <text:s text:c="2"/>198 <text:s text:c="2"/>660 <text:s text:c="2"/>-32 <text:s text:c="2"/>-624 <text:s/>9 <text:s text:c="4"/>-827 <text:s/>503 <text:s text:c="2"/>-113 <text:s/>254 <text:s text:c="2"/>-327 <text:s/>-943 <text:s/>-519 <text:s/>823 <text:s text:c="2"/>929 <text:s text:c="2"/>-604 <text:s/>44 <text:s text:c="3"/>942 <text:s text:c="2"/>-720 <text:s/>-988 <text:s/>-791 <text:s/>-145 <text:s/>747 <text:s text:c="2"/>-146 <text:s/>-634 <text:s/>134 <text:s text:c="2"/>759 <text:s text:c="2"/>281 <text:s text:c="2"/>742 <text:s text:c="2"/>973 <text:s text:c="2"/>401 <text:s text:c="2"/>638 <text:s text:c="2"/>171 <text:s text:c="2"/>413 <text:s text:c="2"/>-42 <text:s text:c="2"/>899 <text:s text:c="2"/>-578 <text:s/>484 <text:s text:c="2"/>755 <text:s text:c="2"/>661 <text:s text:c="2"/>90 <text:s text:c="3"/>-220 <text:s/>-929 <text:s/>|</text:p>
      <text:p text:style-name="P4"><text:s text:c="2"/>|923 <text:s text:c="2"/>-397 <text:s/>-1000 -680 <text:s/>-1000 942 <text:s text:c="2"/>-48 <text:s text:c="2"/>-988 <text:s/>-496 <text:s/>807 <text:s text:c="2"/>759 <text:s text:c="2"/>358 <text:s text:c="2"/>-475 <text:s/>-106 <text:s/>117 <text:s text:c="2"/>-842 <text:s/>-364 <text:s/>90 <text:s text:c="3"/>560 <text:s text:c="2"/>-374 <text:s/>-386 <text:s/>-27 <text:s text:c="2"/>937 <text:s text:c="2"/>-135 <text:s/>748 <text:s text:c="2"/>421 <text:s text:c="2"/>-380 <text:s/>409 <text:s text:c="2"/>-137 <text:s/>400 <text:s text:c="2"/>832 <text:s text:c="2"/>-214 <text:s/>-996 <text:s/>833 <text:s text:c="2"/>458 <text:s text:c="2"/>-644 <text:s/>-873 <text:s/>-590 <text:s/>-632 <text:s/>-369 <text:s/>-431 <text:s/>-872 <text:s/>-659 <text:s/>446 <text:s text:c="2"/>374 <text:s text:c="2"/>458 <text:s text:c="2"/>605 <text:s text:c="2"/>-990 <text:s/>-99 <text:s text:c="2"/>165 <text:s text:c="2"/>-11 <text:s text:c="2"/>867 <text:s text:c="2"/>-510 <text:s/>-74 <text:s text:c="2"/>-268 <text:s/>-762 <text:s/>-301 <text:s/>705 <text:s text:c="2"/>-1000 562 <text:s text:c="2"/>|</text:p>
      <text:p text:style-name="P4"><text:s text:c="2"/>|457 <text:s text:c="2"/>832 <text:s text:c="2"/>-652 <text:s/>461 <text:s text:c="2"/>-983 <text:s/>807 <text:s text:c="2"/>-831 <text:s/>-503 <text:s/>-431 <text:s/>-462 <text:s/>128 <text:s text:c="2"/>139 <text:s text:c="2"/>18 <text:s text:c="3"/>470 <text:s text:c="2"/>-415 <text:s/>-608 <text:s/>280 <text:s text:c="2"/>-458 <text:s/>-246 <text:s/>-467 <text:s/>707 <text:s text:c="2"/>743 <text:s text:c="2"/>-600 <text:s/>-450 <text:s/>21 <text:s text:c="3"/>485 <text:s text:c="2"/>-212 <text:s/>720 <text:s text:c="2"/>190 <text:s text:c="2"/>140 <text:s text:c="2"/>634 <text:s text:c="2"/>-353 <text:s/>325 <text:s text:c="2"/>983 <text:s text:c="2"/>-539 <text:s/>694 <text:s text:c="2"/>-858 <text:s/>-370 <text:s/>-809 <text:s/>63 <text:s text:c="3"/>520 <text:s text:c="2"/>320 <text:s text:c="2"/>-446 <text:s/>-462 <text:s/>142 <text:s text:c="2"/>492 <text:s text:c="2"/>-70 <text:s text:c="2"/>-578 <text:s/>-966 <text:s/>685 <text:s text:c="2"/>308 <text:s text:c="2"/>-906 <text:s/>780 <text:s text:c="2"/>708 <text:s text:c="2"/>-356 <text:s/>-198 <text:s/>545 <text:s text:c="2"/>784 <text:s text:c="2"/>-478 <text:s/>87 <text:s text:c="3"/>|</text:p>
      <text:p text:style-name="P4"><text:s text:c="2"/>|-75 <text:s text:c="2"/>-843 <text:s/>735 <text:s text:c="2"/>-398 <text:s/>-508 <text:s/>-452 <text:s/>-704 <text:s/>-14 <text:s text:c="2"/>530 <text:s text:c="2"/>-160 <text:s/>-951 <text:s/>51 <text:s text:c="3"/>-488 <text:s/>-44 <text:s text:c="2"/>589 <text:s text:c="2"/>654 <text:s text:c="2"/>-552 <text:s/>-128 <text:s/>-572 <text:s/>-518 <text:s/>-443 <text:s/>-912 <text:s/>-424 <text:s/>-663 <text:s/>797 <text:s text:c="2"/>220 <text:s text:c="2"/>139 <text:s text:c="2"/>694 <text:s text:c="2"/>5 <text:s text:c="4"/>-986 <text:s/>-218 <text:s/>-718 <text:s/>-477 <text:s/>-131 <text:s/>236 <text:s text:c="2"/>15 <text:s text:c="3"/>417 <text:s text:c="2"/>884 <text:s text:c="2"/>-647 <text:s/>299 <text:s text:c="2"/>-276 <text:s/>-246 <text:s/>-650 <text:s/>236 <text:s text:c="2"/>710 <text:s text:c="2"/>-708 <text:s/>242 <text:s text:c="2"/>-842 <text:s/>164 <text:s text:c="2"/>-977 <text:s/>-359 <text:s/>721 <text:s text:c="2"/>-889 <text:s/>569 <text:s text:c="2"/>-590 <text:s/>-740 <text:s/>-210 <text:s/>902 <text:s text:c="2"/>955 <text:s text:c="2"/>-853 <text:s/>|</text:p>
      <text:p text:style-name="P4"><text:s text:c="2"/>|916 <text:s text:c="2"/>89 <text:s text:c="3"/>-219 <text:s/>-561 <text:s/>958 <text:s text:c="2"/>-983 <text:s/>806 <text:s text:c="2"/>375 <text:s text:c="2"/>901 <text:s text:c="2"/>-489 <text:s/>-326 <text:s/>-22 <text:s text:c="2"/>265 <text:s text:c="2"/>377 <text:s text:c="2"/>-434 <text:s/>-24 <text:s text:c="2"/>669 <text:s text:c="2"/>-839 <text:s/>134 <text:s text:c="2"/>-167 <text:s/>-464 <text:s/>-873 <text:s/>-94 <text:s text:c="2"/>-1 <text:s text:c="3"/>697 <text:s text:c="2"/>316 <text:s text:c="2"/>260 <text:s text:c="2"/>-161 <text:s/>570 <text:s text:c="2"/>567 <text:s text:c="2"/>-14 <text:s text:c="2"/>486 <text:s text:c="2"/>8 <text:s text:c="4"/>767 <text:s text:c="2"/>-723 <text:s/>-34 <text:s text:c="2"/>-864 <text:s/>-565 <text:s/>-307 <text:s/>-963 <text:s/>-54 <text:s text:c="2"/>719 <text:s text:c="2"/>367 <text:s text:c="2"/>-788 <text:s/>96 <text:s text:c="3"/>934 <text:s text:c="2"/>540 <text:s text:c="2"/>117 <text:s text:c="2"/>-905 <text:s/>-326 <text:s/>950 <text:s text:c="2"/>-369 <text:s/>-198 <text:s/>208 <text:s text:c="2"/>630 <text:s text:c="2"/>-149 <text:s/>-475 <text:s/>242 <text:s text:c="2"/>690 <text:s text:c="2"/>-553 <text:s/>|</text:p>
      <text:p text:style-name="P4"><text:s text:c="2"/>|161 <text:s text:c="2"/>-324 <text:s/>934 <text:s text:c="2"/>-831 <text:s/>-205 <text:s/>-437 <text:s/>135 <text:s text:c="2"/>-69 <text:s text:c="2"/>351 <text:s text:c="2"/>-820 <text:s/>320 <text:s text:c="2"/>-703 <text:s/>900 <text:s text:c="2"/>-312 <text:s/>-139 <text:s/>-4 <text:s text:c="3"/>-26 <text:s text:c="2"/>-599 <text:s/>-886 <text:s/>69 <text:s text:c="3"/>428 <text:s text:c="2"/>-584 <text:s/>-948 <text:s/>-418 <text:s/>625 <text:s text:c="2"/>682 <text:s text:c="2"/>433 <text:s text:c="2"/>-498 <text:s/>277 <text:s text:c="2"/>123 <text:s text:c="2"/>-51 <text:s text:c="2"/>-210 <text:s/>-849 <text:s/>235 <text:s text:c="2"/>-40 <text:s text:c="2"/>-54 <text:s text:c="2"/>799 <text:s text:c="2"/>-553 <text:s/>-771 <text:s/>502 <text:s text:c="2"/>-372 <text:s/>549 <text:s text:c="2"/>799 <text:s text:c="2"/>-472 <text:s/>-411 <text:s/>13 <text:s text:c="3"/>876 <text:s text:c="2"/>563 <text:s text:c="2"/>766 <text:s text:c="2"/>990 <text:s text:c="2"/>-16 <text:s text:c="2"/>194 <text:s text:c="2"/>-241 <text:s/>36 <text:s text:c="3"/>776 <text:s text:c="2"/>-616 <text:s/>71 <text:s text:c="3"/>209 <text:s text:c="2"/>238 <text:s text:c="2"/>-300 <text:s/>|</text:p>
      <text:p text:style-name="P4"><text:s text:c="2"/>|-316 <text:s/>-461 <text:s/>490 <text:s text:c="2"/>-165 <text:s/>775 <text:s text:c="2"/>-550 <text:s/>781 <text:s text:c="2"/>926 <text:s text:c="2"/>250 <text:s text:c="2"/>-638 <text:s/>428 <text:s text:c="2"/>878 <text:s text:c="2"/>-736 <text:s/>579 <text:s text:c="2"/>-242 <text:s/>-147 <text:s/>-56 <text:s text:c="2"/>-366 <text:s/>-231 <text:s/>-289 <text:s/>-23 <text:s text:c="2"/>-895 <text:s/>-743 <text:s/>736 <text:s text:c="2"/>142 <text:s text:c="2"/>-966 <text:s/>-528 <text:s/>-435 <text:s/>595 <text:s text:c="2"/>710 <text:s text:c="2"/>265 <text:s text:c="2"/>-368 <text:s/>-751 <text:s/>107 <text:s text:c="2"/>467 <text:s text:c="2"/>-624 <text:s/>558 <text:s text:c="2"/>601 <text:s text:c="2"/>-698 <text:s/>160 <text:s text:c="2"/>963 <text:s text:c="2"/>-918 <text:s/>38 <text:s text:c="3"/>-773 <text:s/>-986 <text:s/>796 <text:s text:c="2"/>433 <text:s text:c="2"/>-42 <text:s text:c="2"/>-570 <text:s/>-446 <text:s/>669 <text:s text:c="2"/>407 <text:s text:c="2"/>-341 <text:s/>927 <text:s text:c="2"/>495 <text:s text:c="2"/>801 <text:s text:c="2"/>-687 <text:s/>967 <text:s text:c="2"/>-282 <text:s/>-740 <text:s/>|</text:p>
      <text:p text:style-name="P4"><text:s text:c="2"/>|-971 <text:s/>-665 <text:s/>-108 <text:s/>-369 <text:s/>443 <text:s text:c="2"/>-288 <text:s/>7 <text:s text:c="4"/>353 <text:s text:c="2"/>-687 <text:s/>662 <text:s text:c="2"/>-487 <text:s/>-372 <text:s/>-904 <text:s/>551 <text:s text:c="2"/>-144 <text:s/>-890 <text:s/>699 <text:s text:c="2"/>-359 <text:s/>69 <text:s text:c="3"/>-519 <text:s/>195 <text:s text:c="2"/>90 <text:s text:c="3"/>889 <text:s text:c="2"/>854 <text:s text:c="2"/>369 <text:s text:c="2"/>736 <text:s text:c="2"/>-992 <text:s/>682 <text:s text:c="2"/>704 <text:s text:c="2"/>-274 <text:s/>-705 <text:s/>733 <text:s text:c="2"/>414 <text:s text:c="2"/>187 <text:s text:c="2"/>-636 <text:s/>-143 <text:s/>-749 <text:s/>724 <text:s text:c="2"/>-790 <text:s/>-436 <text:s/>738 <text:s text:c="2"/>-277 <text:s/>193 <text:s text:c="2"/>834 <text:s text:c="2"/>-374 <text:s/>-599 <text:s/>945 <text:s text:c="2"/>-675 <text:s/>394 <text:s text:c="2"/>366 <text:s text:c="2"/>-194 <text:s/>-411 <text:s/>-544 <text:s/>47 <text:s text:c="3"/>-205 <text:s/>826 <text:s text:c="2"/>-216 <text:s/>-197 <text:s/>860 <text:s text:c="2"/>-160 <text:s/>|</text:p>
      <text:p text:style-name="P4"><text:s text:c="2"/>|882 <text:s text:c="2"/>-845 <text:s/>-427 <text:s/>648 <text:s text:c="2"/>695 <text:s text:c="2"/>290 <text:s text:c="2"/>-495 <text:s/>946 <text:s text:c="2"/>366 <text:s text:c="2"/>67 <text:s text:c="3"/>-137 <text:s/>104 <text:s text:c="2"/>790 <text:s text:c="2"/>-592 <text:s/>290 <text:s text:c="2"/>-232 <text:s/>161 <text:s text:c="2"/>235 <text:s text:c="2"/>93 <text:s text:c="3"/>-445 <text:s/>-399 <text:s/>-749 <text:s/>144 <text:s text:c="2"/>410 <text:s text:c="2"/>651 <text:s text:c="2"/>-709 <text:s/>588 <text:s text:c="2"/>-565 <text:s/>447 <text:s text:c="2"/>448 <text:s text:c="2"/>275 <text:s text:c="2"/>681 <text:s text:c="2"/>956 <text:s text:c="2"/>-800 <text:s/>329 <text:s text:c="2"/>651 <text:s text:c="2"/>842 <text:s text:c="2"/>834 <text:s text:c="2"/>949 <text:s text:c="2"/>560 <text:s text:c="2"/>-99 <text:s text:c="2"/>164 <text:s text:c="2"/>-336 <text:s/>43 <text:s text:c="3"/>572 <text:s text:c="2"/>955 <text:s text:c="2"/>811 <text:s text:c="2"/>-267 <text:s/>542 <text:s text:c="2"/>256 <text:s text:c="2"/>640 <text:s text:c="2"/>-504 <text:s/>859 <text:s text:c="2"/>136 <text:s text:c="2"/>-742 <text:s/>510 <text:s text:c="2"/>428 <text:s text:c="2"/>846 <text:s text:c="2"/>-703 <text:s/>-125 <text:s/>|</text:p>
      <text:p text:style-name="P4"><text:s text:c="2"/>|294 <text:s text:c="2"/>924 <text:s text:c="2"/>-444 <text:s/>250 <text:s text:c="2"/>-875 <text:s/>885 <text:s text:c="2"/>253 <text:s text:c="2"/>-681 <text:s/>-929 <text:s/>555 <text:s text:c="2"/>880 <text:s text:c="2"/>324 <text:s text:c="2"/>-281 <text:s/>-104 <text:s/>-633 <text:s/>-356 <text:s/>203 <text:s text:c="2"/>-470 <text:s/>729 <text:s text:c="2"/>-254 <text:s/>786 <text:s text:c="2"/>370 <text:s text:c="2"/>594 <text:s text:c="2"/>645 <text:s text:c="2"/>-142 <text:s/>852 <text:s text:c="2"/>508 <text:s text:c="2"/>-714 <text:s/>698 <text:s text:c="2"/>805 <text:s text:c="2"/>513 <text:s text:c="2"/>344 <text:s text:c="2"/>730 <text:s text:c="2"/>-579 <text:s/>-53 <text:s text:c="2"/>-793 <text:s/>-342 <text:s/>-800 <text:s/>-122 <text:s/>-271 <text:s/>-893 <text:s/>-242 <text:s/>-947 <text:s/>179 <text:s text:c="2"/>-993 <text:s/>-228 <text:s/>-825 <text:s/>210 <text:s text:c="2"/>302 <text:s text:c="2"/>904 <text:s text:c="2"/>-692 <text:s/>440 <text:s text:c="2"/>626 <text:s text:c="2"/>902 <text:s text:c="2"/>86 <text:s text:c="3"/>-515 <text:s/>-894 <text:s/>-54 <text:s text:c="2"/>123 <text:s text:c="2"/>804 <text:s text:c="2"/>|</text:p>
      <text:p text:style-name="P4"><text:s text:c="2"/>|-249 <text:s/>-363 <text:s/>501 <text:s text:c="2"/>-167 <text:s/>410 <text:s text:c="2"/>-552 <text:s/>392 <text:s text:c="2"/>-931 <text:s/>0 <text:s text:c="4"/>-729 <text:s/>150 <text:s text:c="2"/>108 <text:s text:c="2"/>381 <text:s text:c="2"/>556 <text:s text:c="2"/>-713 <text:s/>388 <text:s text:c="2"/>-672 <text:s/>-538 <text:s/>-49 <text:s text:c="2"/>983 <text:s text:c="2"/>-282 <text:s/>259 <text:s text:c="2"/>423 <text:s text:c="2"/>-655 <text:s/>514 <text:s text:c="2"/>-139 <text:s/>182 <text:s text:c="2"/>972 <text:s text:c="2"/>807 <text:s text:c="2"/>-343 <text:s/>-871 <text:s/>-89 <text:s text:c="2"/>294 <text:s text:c="2"/>630 <text:s text:c="2"/>744 <text:s text:c="2"/>57 <text:s text:c="3"/>-922 <text:s/>137 <text:s text:c="2"/>126 <text:s text:c="2"/>78 <text:s text:c="3"/>760 <text:s text:c="2"/>-372 <text:s/>-814 <text:s/>141 <text:s text:c="2"/>-816 <text:s/>-175 <text:s/>-118 <text:s/>-135 <text:s/>639 <text:s text:c="2"/>833 <text:s text:c="2"/>-152 <text:s/>-642 <text:s/>444 <text:s text:c="2"/>-377 <text:s/>55 <text:s text:c="3"/>310 <text:s text:c="2"/>485 <text:s text:c="2"/>-411 <text:s/>283 <text:s text:c="2"/>644 <text:s text:c="2"/>|</text:p>
      <text:p text:style-name="P4"><text:s text:c="2"/>|246 <text:s text:c="2"/>412 <text:s text:c="2"/>-445 <text:s/>-107 <text:s/>42 <text:s text:c="3"/>-700 <text:s/>950 <text:s text:c="2"/>120 <text:s text:c="2"/>789 <text:s text:c="2"/>428 <text:s text:c="2"/>-450 <text:s/>549 <text:s text:c="2"/>-944 <text:s/>-263 <text:s/>42 <text:s text:c="3"/>-759 <text:s/>914 <text:s text:c="2"/>924 <text:s text:c="2"/>458 <text:s text:c="2"/>554 <text:s text:c="2"/>-891 <text:s/>-342 <text:s/>-736 <text:s/>554 <text:s text:c="2"/>281 <text:s text:c="2"/>319 <text:s text:c="2"/>216 <text:s text:c="2"/><text:soft-page-break/>118 <text:s text:c="2"/>-740 <text:s/>-501 <text:s/>-237 <text:s/>506 <text:s text:c="2"/>-737 <text:s/>318 <text:s text:c="2"/>-601 <text:s/>305 <text:s text:c="2"/>970 <text:s text:c="2"/>-299 <text:s/>-223 <text:s/>-889 <text:s/>-871 <text:s/>328 <text:s text:c="2"/>-988 <text:s/>-814 <text:s/>-583 <text:s/>55 <text:s text:c="3"/>-221 <text:s/>-317 <text:s/>-21 <text:s text:c="2"/>-411 <text:s/>-763 <text:s/>89 <text:s text:c="3"/>247 <text:s text:c="2"/>-147 <text:s/>-5 <text:s text:c="3"/>-120 <text:s/>-476 <text:s/>-789 <text:s/>999 <text:s text:c="2"/>-216 <text:s/>|</text:p>
      <text:p text:style-name="P4"><text:s text:c="2"/>|-289 <text:s/>114 <text:s text:c="2"/>-357 <text:s/>326 <text:s text:c="2"/>-216 <text:s/>42 <text:s text:c="3"/>-368 <text:s/>107 <text:s text:c="2"/>-904 <text:s/>761 <text:s text:c="2"/>218 <text:s text:c="2"/>-775 <text:s/>441 <text:s text:c="2"/>231 <text:s text:c="2"/>-237 <text:s/>-790 <text:s/>-714 <text:s/>894 <text:s text:c="2"/>-106 <text:s/>617 <text:s text:c="2"/>-165 <text:s/>483 <text:s text:c="2"/>58 <text:s text:c="3"/>-918 <text:s/>-663 <text:s/>-947 <text:s/>315 <text:s text:c="2"/>213 <text:s text:c="2"/>-383 <text:s/>314 <text:s text:c="2"/>998 <text:s text:c="2"/>680 <text:s text:c="2"/>-220 <text:s/>-359 <text:s/>6 <text:s text:c="4"/>564 <text:s text:c="2"/>-965 <text:s/>638 <text:s text:c="2"/>23 <text:s text:c="3"/>-869 <text:s/>752 <text:s text:c="2"/>-758 <text:s/>-291 <text:s/>545 <text:s text:c="2"/>825 <text:s text:c="2"/>824 <text:s text:c="2"/>756 <text:s text:c="2"/>-537 <text:s/>-929 <text:s/>2 <text:s text:c="4"/>-920 <text:s/>-94 <text:s text:c="2"/>-515 <text:s/>491 <text:s text:c="2"/>-11 <text:s text:c="2"/>174 <text:s text:c="2"/>544 <text:s text:c="2"/>-344 <text:s/>-612 <text:s/>-839 <text:s/>|</text:p>
      <text:p text:style-name="P4"><text:s text:c="2"/>|970 <text:s text:c="2"/>-262 <text:s/>841 <text:s text:c="2"/>102 <text:s text:c="2"/>379 <text:s text:c="2"/>-152 <text:s/>18 <text:s text:c="3"/>766 <text:s text:c="2"/>-162 <text:s/>-958 <text:s/>-750 <text:s/>-58 <text:s text:c="2"/>-716 <text:s/>-41 <text:s text:c="2"/>-512 <text:s/>-539 <text:s/>135 <text:s text:c="2"/>-404 <text:s/>-76 <text:s text:c="2"/>206 <text:s text:c="2"/>598 <text:s text:c="2"/>356 <text:s text:c="2"/>-887 <text:s/>-565 <text:s/>-153 <text:s/>454 <text:s text:c="2"/>962 <text:s text:c="2"/>-256 <text:s/>-890 <text:s/>-298 <text:s/>257 <text:s text:c="2"/>-568 <text:s/>440 <text:s text:c="2"/>451 <text:s text:c="2"/>886 <text:s text:c="2"/>171 <text:s text:c="2"/>-701 <text:s/>-96 <text:s text:c="2"/>289 <text:s text:c="2"/>489 <text:s text:c="2"/>-54 <text:s text:c="2"/>539 <text:s text:c="2"/>-216 <text:s/>582 <text:s text:c="2"/>-150 <text:s/>272 <text:s text:c="2"/>-957 <text:s/>986 <text:s text:c="2"/>868 <text:s text:c="2"/>319 <text:s text:c="2"/>192 <text:s text:c="2"/>818 <text:s text:c="2"/>-324 <text:s/>657 <text:s text:c="2"/>-747 <text:s/>875 <text:s text:c="2"/>463 <text:s text:c="2"/>-785 <text:s/>-381 <text:s/>925 <text:s text:c="2"/>|</text:p>
      <text:p text:style-name="P4"><text:s text:c="2"/>|269 <text:s text:c="2"/>877 <text:s text:c="2"/>-291 <text:s/>-291 <text:s/>680 <text:s text:c="2"/>-405 <text:s/>-768 <text:s/>-669 <text:s/>500 <text:s text:c="2"/>522 <text:s text:c="2"/>820 <text:s text:c="2"/>-554 <text:s/>413 <text:s text:c="2"/>-44 <text:s text:c="2"/>-971 <text:s/>-736 <text:s/>-772 <text:s/>-576 <text:s/>-750 <text:s/>-552 <text:s/>744 <text:s text:c="2"/>794 <text:s text:c="2"/>-382 <text:s/>-228 <text:s/>804 <text:s text:c="2"/>-128 <text:s/>-353 <text:s/>267 <text:s text:c="2"/>439 <text:s text:c="2"/>619 <text:s text:c="2"/>193 <text:s text:c="2"/>-291 <text:s/>848 <text:s text:c="2"/>-746 <text:s/>770 <text:s text:c="2"/>528 <text:s text:c="2"/>-150 <text:s/>-645 <text:s/>859 <text:s text:c="2"/>-650 <text:s/>-771 <text:s/>-969 <text:s/>148 <text:s text:c="2"/>642 <text:s text:c="2"/>-12 <text:s text:c="2"/>177 <text:s text:c="2"/>906 <text:s text:c="2"/>568 <text:s text:c="2"/>954 <text:s text:c="2"/>-492 <text:s/>-631 <text:s/>698 <text:s text:c="2"/>-697 <text:s/>-13 <text:s text:c="2"/>-530 <text:s/>-893 <text:s/>-789 <text:s/>469 <text:s text:c="2"/>726 <text:s text:c="2"/>-997 <text:s/>|</text:p>
      <text:p text:style-name="P4"><text:s text:c="2"/>|440 <text:s text:c="2"/>271 <text:s text:c="2"/>64 <text:s text:c="3"/>288 <text:s text:c="2"/>526 <text:s text:c="2"/>186 <text:s text:c="2"/>-184 <text:s/>-624 <text:s/>541 <text:s text:c="2"/>27 <text:s text:c="3"/>78 <text:s text:c="3"/>-878 <text:s/>59 <text:s text:c="3"/>-774 <text:s/>765 <text:s text:c="2"/>-601 <text:s/>404 <text:s text:c="2"/>-977 <text:s/>967 <text:s text:c="2"/>358 <text:s text:c="2"/>-468 <text:s/>-312 <text:s/>408 <text:s text:c="2"/>187 <text:s text:c="2"/>676 <text:s text:c="2"/>-770 <text:s/>294 <text:s text:c="2"/>-761 <text:s/>-949 <text:s/>372 <text:s text:c="2"/>-758 <text:s/>492 <text:s text:c="2"/>-356 <text:s/>306 <text:s text:c="2"/>-220 <text:s/>-478 <text:s/>-507 <text:s/>949 <text:s text:c="2"/>-102 <text:s/>-614 <text:s/>328 <text:s text:c="2"/>976 <text:s text:c="2"/>-491 <text:s/>-613 <text:s/>-798 <text:s/>-374 <text:s/>138 <text:s text:c="2"/>958 <text:s text:c="2"/>-351 <text:s/>458 <text:s text:c="2"/>668 <text:s text:c="2"/>181 <text:s text:c="2"/>-854 <text:s/>428 <text:s text:c="2"/>-280 <text:s/>-826 <text:s/>658 <text:s text:c="2"/>-986 <text:s/>-586 <text:s/>-938 <text:s/>|</text:p>
      <text:p text:style-name="P4"><text:s text:c="2"/>|739 <text:s text:c="2"/>-344 <text:s/>554 <text:s text:c="2"/>-265 <text:s/>-685 <text:s/>-666 <text:s/>257 <text:s text:c="2"/>160 <text:s text:c="2"/>-365 <text:s/>-493 <text:s/>546 <text:s text:c="2"/>964 <text:s text:c="2"/>-517 <text:s/>-945 <text:s/>-297 <text:s/>37 <text:s text:c="3"/>33 <text:s text:c="3"/>842 <text:s text:c="2"/>348 <text:s text:c="2"/>683 <text:s text:c="2"/>300 <text:s text:c="2"/>368 <text:s text:c="2"/>216 <text:s text:c="2"/>446 <text:s text:c="2"/>149 <text:s text:c="2"/>937 <text:s text:c="2"/>621 <text:s text:c="2"/>159 <text:s text:c="2"/>-697 <text:s/>-613 <text:s/>221 <text:s text:c="2"/>-958 <text:s/>43 <text:s text:c="3"/>-225 <text:s/>-223 <text:s/>710 <text:s text:c="2"/>462 <text:s text:c="2"/>-614 <text:s/>-130 <text:s/>-903 <text:s/>-107 <text:s/>-583 <text:s/>-939 <text:s/>728 <text:s text:c="2"/>-176 <text:s/>117 <text:s text:c="2"/>-234 <text:s/>858 <text:s text:c="2"/>-41 <text:s text:c="2"/>-534 <text:s/>893 <text:s text:c="2"/>-741 <text:s/>-814 <text:s/>109 <text:s text:c="2"/>-943 <text:s/>335 <text:s text:c="2"/>46 <text:s text:c="3"/>-970 <text:s/>-505 <text:s/>702 <text:s text:c="2"/>|</text:p>
      <text:p text:style-name="P4"><text:s text:c="2"/>|-583 <text:s/>716 <text:s text:c="2"/>-904 <text:s/>813 <text:s text:c="2"/>-508 <text:s/>-126 <text:s/>523 <text:s text:c="2"/>-694 <text:s/>260 <text:s text:c="2"/>-606 <text:s/>-597 <text:s/>-494 <text:s/>163 <text:s text:c="2"/>-183 <text:s/>-766 <text:s/>-661 <text:s/>934 <text:s text:c="2"/>352 <text:s text:c="2"/>-451 <text:s/>-107 <text:s/>818 <text:s text:c="2"/>-558 <text:s/>504 <text:s text:c="2"/>-995 <text:s/>904 <text:s text:c="2"/>913 <text:s text:c="2"/>692 <text:s text:c="2"/>302 <text:s text:c="2"/>944 <text:s text:c="2"/>-813 <text:s/>4 <text:s text:c="4"/>-639 <text:s/>-744 <text:s/>101 <text:s text:c="2"/>-474 <text:s/>-252 <text:s/>-673 <text:s/>-950 <text:s/>54 <text:s text:c="3"/>939 <text:s text:c="2"/>-204 <text:s/>809 <text:s text:c="2"/>-555 <text:s/>-689 <text:s/>-374 <text:s/>-320 <text:s/>2 <text:s text:c="4"/>-88 <text:s text:c="2"/>-968 <text:s/>552 <text:s text:c="2"/>-843 <text:s/>-797 <text:s/>-654 <text:s/>661 <text:s text:c="2"/>-440 <text:s/>-750 <text:s/>927 <text:s text:c="2"/>-748 <text:s/>553 <text:s text:c="2"/>871 <text:s text:c="2"/>|</text:p>
      <text:p text:style-name="P4"><text:s text:c="2"/>|-560 <text:s/>-443 <text:s/>-416 <text:s/>48 <text:s text:c="3"/>-990 <text:s/>111 <text:s text:c="2"/>-852 <text:s/>-663 <text:s/>513 <text:s text:c="2"/>554 <text:s text:c="2"/>-723 <text:s/>-339 <text:s/>363 <text:s text:c="2"/>74 <text:s text:c="3"/>324 <text:s text:c="2"/>-658 <text:s/>754 <text:s text:c="2"/>-674 <text:s/>254 <text:s text:c="2"/>-861 <text:s/>878 <text:s text:c="2"/>764 <text:s text:c="2"/>-658 <text:s/>-775 <text:s/>777 <text:s text:c="2"/>-98 <text:s text:c="2"/>-173 <text:s/>704 <text:s text:c="2"/>154 <text:s text:c="2"/>-620 <text:s/>575 <text:s text:c="2"/>946 <text:s text:c="2"/>290 <text:s text:c="2"/>-840 <text:s/>-6 <text:s text:c="3"/>300 <text:s text:c="2"/>623 <text:s text:c="2"/>142 <text:s text:c="2"/>990 <text:s text:c="2"/>488 <text:s text:c="2"/>-304 <text:s/>-381 <text:s/>-851 <text:s/>-588 <text:s/>693 <text:s text:c="2"/>825 <text:s text:c="2"/>-246 <text:s/>448 <text:s text:c="2"/>-849 <text:s/>-640 <text:s/>587 <text:s text:c="2"/>-618 <text:s/>-876 <text:s/>929 <text:s text:c="2"/>-41 <text:s text:c="2"/>902 <text:s text:c="2"/>183 <text:s text:c="2"/>786 <text:s text:c="2"/>606 <text:s text:c="2"/>-663 <text:s/>|</text:p>
      <text:p text:style-name="P4"><text:s text:c="2"/>|-833 <text:s/>534 <text:s text:c="2"/>-364 <text:s/>809 <text:s text:c="2"/>-954 <text:s/>630 <text:s text:c="2"/>109 <text:s text:c="2"/>669 <text:s text:c="2"/>125 <text:s text:c="2"/>451 <text:s text:c="2"/>157 <text:s text:c="2"/>-827 <text:s/>-930 <text:s/>658 <text:s text:c="2"/>-415 <text:s/>764 <text:s text:c="2"/>483 <text:s text:c="2"/>339 <text:s text:c="2"/>564 <text:s text:c="2"/>986 <text:s text:c="2"/>-948 <text:s/>503 <text:s text:c="2"/>-632 <text:s/>-824 <text:s/>432 <text:s text:c="2"/>327 <text:s text:c="2"/>-570 <text:s/>-33 <text:s text:c="2"/>466 <text:s text:c="2"/>-963 <text:s/>304 <text:s text:c="2"/>633 <text:s text:c="2"/>571 <text:s text:c="2"/>-708 <text:s/>794 <text:s text:c="2"/>617 <text:s text:c="2"/>-725 <text:s/>255 <text:s text:c="2"/>638 <text:s text:c="2"/>400 <text:s text:c="2"/>-293 <text:s/>147 <text:s text:c="2"/>573 <text:s text:c="2"/>-223 <text:s/>157 <text:s text:c="2"/>-841 <text:s/>-107 <text:s/>-8 <text:s text:c="3"/>850 <text:s text:c="2"/>-543 <text:s/>-22 <text:s text:c="2"/>902 <text:s text:c="2"/>960 <text:s text:c="2"/>347 <text:s text:c="2"/>-569 <text:s/>744 <text:s text:c="2"/>26 <text:s text:c="3"/>-139 <text:s/>-289 <text:s/>-508 <text:s/>|</text:p>
      <text:p text:style-name="P4"><text:s text:c="2"/>|-102 <text:s/>-632 <text:s/>-523 <text:s/>-179 <text:s/>-340 <text:s/>-729 <text:s/>-210 <text:s/>287 <text:s text:c="2"/>879 <text:s text:c="2"/>-220 <text:s/>-313 <text:s/>-414 <text:s/>-721 <text:s/>-387 <text:s/>363 <text:s text:c="2"/>436 <text:s text:c="2"/>124 <text:s text:c="2"/>-391 <text:s/>-572 <text:s/>-26 <text:s text:c="2"/>66 <text:s text:c="3"/>759 <text:s text:c="2"/>229 <text:s text:c="2"/>27 <text:s text:c="3"/>458 <text:s text:c="2"/>660 <text:s text:c="2"/>-229 <text:s/>-516 <text:s/>-127 <text:s/>835 <text:s text:c="2"/>329 <text:s text:c="2"/>-876 <text:s/>-797 <text:s/>-842 <text:s/>-55 <text:s text:c="2"/>215 <text:s text:c="2"/>-218 <text:s/>-912 <text:s/>-497 <text:s/>-339 <text:s/>-132 <text:s/>542 <text:s text:c="2"/>247 <text:s text:c="2"/>500 <text:s text:c="2"/>-845 <text:s/>-38 <text:s text:c="2"/>-64 <text:s text:c="2"/>631 <text:s text:c="2"/>571 <text:s text:c="2"/>717 <text:s text:c="2"/>-42 <text:s text:c="2"/>-362 <text:s/>476 <text:s text:c="2"/>-813 <text:s/>-983 <text:s/>-66 <text:s text:c="2"/>-801 <text:s/>140 <text:s text:c="2"/>770 <text:s text:c="2"/>72 <text:s text:c="3"/>|</text:p>
      <text:p text:style-name="P4"><text:s text:c="2"/>- <text:s text:c="359"/>-</text:p>
      <text:p text:style-name="P4"><text:s text:c="2"/>- <text:s text:c="359"/>-</text:p>
      <text:p text:style-name="P4"><text:s text:c="2"/>|327 <text:s text:c="2"/>451 <text:s text:c="2"/>196 <text:s text:c="2"/>882 <text:s text:c="2"/>610 <text:s text:c="2"/>-506 <text:s/>98 <text:s text:c="3"/>-608 <text:s/>-418 <text:s/>953 <text:s text:c="2"/>53 <text:s text:c="3"/>802 <text:s text:c="2"/>847 <text:s text:c="2"/>-348 <text:s/>654 <text:s text:c="2"/>-645 <text:s/>614 <text:s text:c="2"/>-409 <text:s/>986 <text:s text:c="2"/>538 <text:s text:c="2"/>-340 <text:s/>-56 <text:s text:c="2"/>-472 <text:s/>-512 <text:s/>483 <text:s text:c="2"/>-455 <text:s/>422 <text:s text:c="2"/>-966 <text:s/>-963 <text:s/>544 <text:s text:c="2"/>107 <text:s text:c="2"/>365 <text:s text:c="2"/>-4 <text:s text:c="3"/>-345 <text:s/>247 <text:s text:c="2"/>-394 <text:s/>149 <text:s text:c="2"/>-303 <text:s/>350 <text:s text:c="2"/>-917 <text:s/>2 <text:s text:c="4"/>-597 <text:s/>-762 <text:s/>-150 <text:s/>55 <text:s text:c="3"/>892 <text:s text:c="2"/>205 <text:s text:c="2"/>21 <text:s text:c="3"/>-165 <text:s/>191 <text:s text:c="2"/>-89 <text:s text:c="2"/>495 <text:s text:c="2"/>-512 <text:s/>439 <text:s text:c="2"/>983 <text:s text:c="2"/>-677 <text:s/>-664 <text:s/>757 <text:s text:c="2"/>-642 <text:s/>-274 <text:s/>|</text:p>
      <text:p text:style-name="P4"><text:s text:c="2"/>|302 <text:s text:c="2"/>465 <text:s text:c="2"/>-909 <text:s/>-350 <text:s/>-880 <text:s/>690 <text:s text:c="2"/>608 <text:s text:c="2"/>622 <text:s text:c="2"/>-612 <text:s/>-42 <text:s text:c="2"/>-943 <text:s/>390 <text:s text:c="2"/>361 <text:s text:c="2"/><text:soft-page-break/>-705 <text:s/>-760 <text:s/>-232 <text:s/>-460 <text:s/>797 <text:s text:c="2"/>-859 <text:s/>375 <text:s text:c="2"/>341 <text:s text:c="2"/>53 <text:s text:c="3"/>223 <text:s text:c="2"/>829 <text:s text:c="2"/>-156 <text:s/>558 <text:s text:c="2"/>-848 <text:s/>533 <text:s text:c="2"/>316 <text:s text:c="2"/>-490 <text:s/>-741 <text:s/>-30 <text:s text:c="2"/>-673 <text:s/>-650 <text:s/>972 <text:s text:c="2"/>-200 <text:s/>-960 <text:s/>580 <text:s text:c="2"/>-226 <text:s/>-220 <text:s/>-462 <text:s/>-169 <text:s/>-829 <text:s/>899 <text:s text:c="2"/>479 <text:s text:c="2"/>-237 <text:s/>19 <text:s text:c="3"/>-981 <text:s/>-439 <text:s/>512 <text:s text:c="2"/>746 <text:s text:c="2"/>-746 <text:s/>-83 <text:s text:c="2"/>-31 <text:s text:c="2"/>-917 <text:s/>762 <text:s text:c="2"/>-472 <text:s/>-413 <text:s/>295 <text:s text:c="2"/>-804 <text:s/>|</text:p>
      <text:p text:style-name="P4"><text:s text:c="2"/>|450 <text:s text:c="2"/>554 <text:s text:c="2"/>166 <text:s text:c="2"/>-871 <text:s/>-744 <text:s/>138 <text:s text:c="2"/>-71 <text:s text:c="2"/>-704 <text:s/>-282 <text:s/>-945 <text:s/>429 <text:s text:c="2"/>608 <text:s text:c="2"/>-113 <text:s/>600 <text:s text:c="2"/>507 <text:s text:c="2"/>-282 <text:s/>-285 <text:s/>-122 <text:s/>-263 <text:s/>628 <text:s text:c="2"/>-610 <text:s/>-165 <text:s/>882 <text:s text:c="2"/>308 <text:s text:c="2"/>805 <text:s text:c="2"/>-683 <text:s/>422 <text:s text:c="2"/>-315 <text:s/>257 <text:s text:c="2"/>69 <text:s text:c="3"/>-119 <text:s/>-293 <text:s/>-377 <text:s/>-601 <text:s/>-164 <text:s/>-121 <text:s/>889 <text:s text:c="2"/>-882 <text:s/>527 <text:s text:c="2"/>-393 <text:s/>-827 <text:s/>-44 <text:s text:c="2"/>-785 <text:s/>412 <text:s text:c="2"/>-92 <text:s text:c="2"/>-926 <text:s/>-870 <text:s/>976 <text:s text:c="2"/>304 <text:s text:c="2"/>219 <text:s text:c="2"/>956 <text:s text:c="2"/>-954 <text:s/>-945 <text:s/>839 <text:s text:c="2"/>706 <text:s text:c="2"/>-788 <text:s/>-492 <text:s/>128 <text:s text:c="2"/>-103 <text:s/>765 <text:s text:c="2"/>|</text:p>
      <text:p text:style-name="P4"><text:s text:c="2"/>|-803 <text:s/>-870 <text:s/>-528 <text:s/>172 <text:s text:c="2"/>-471 <text:s/>661 <text:s text:c="2"/>-597 <text:s/>-582 <text:s/>-869 <text:s/>-717 <text:s/>377 <text:s text:c="2"/>-344 <text:s/>591 <text:s text:c="2"/>944 <text:s text:c="2"/>-931 <text:s/>-148 <text:s/>-630 <text:s/>-449 <text:s/>-172 <text:s/>-974 <text:s/>-877 <text:s/>-216 <text:s/>-928 <text:s/>-470 <text:s/>-25 <text:s text:c="2"/>779 <text:s text:c="2"/>94 <text:s text:c="3"/>484 <text:s text:c="2"/>259 <text:s text:c="2"/>991 <text:s text:c="2"/>249 <text:s text:c="2"/>809 <text:s text:c="2"/>-527 <text:s/>-926 <text:s/>-19 <text:s text:c="2"/>2 <text:s text:c="4"/>735 <text:s text:c="2"/>737 <text:s text:c="2"/>772 <text:s text:c="2"/>866 <text:s text:c="2"/>-980 <text:s/>501 <text:s text:c="2"/>-126 <text:s/>611 <text:s text:c="2"/>445 <text:s text:c="2"/>-57 <text:s text:c="2"/>-185 <text:s/>-833 <text:s/>847 <text:s text:c="2"/>643 <text:s text:c="2"/>-807 <text:s/>-678 <text:s/>-220 <text:s/>-383 <text:s/>204 <text:s text:c="2"/>-893 <text:s/>-604 <text:s/>-702 <text:s/>591 <text:s text:c="2"/>-992 <text:s/>|</text:p>
      <text:p text:style-name="P4"><text:s text:c="2"/>|-711 <text:s/>193 <text:s text:c="2"/>817 <text:s text:c="2"/>-238 <text:s/>267 <text:s text:c="2"/>150 <text:s text:c="2"/>-884 <text:s/>354 <text:s text:c="2"/>-113 <text:s/>-760 <text:s/>572 <text:s text:c="2"/>259 <text:s text:c="2"/>741 <text:s text:c="2"/>-554 <text:s/>223 <text:s text:c="2"/>538 <text:s text:c="2"/>742 <text:s text:c="2"/>-962 <text:s/>705 <text:s text:c="2"/>589 <text:s text:c="2"/>682 <text:s text:c="2"/>-750 <text:s/>-737 <text:s/>-186 <text:s/>-133 <text:s/>467 <text:s text:c="2"/>-79 <text:s text:c="2"/>616 <text:s text:c="2"/>765 <text:s text:c="2"/>-135 <text:s/>624 <text:s text:c="2"/>-594 <text:s/>-942 <text:s/>441 <text:s text:c="2"/>520 <text:s text:c="2"/>325 <text:s text:c="2"/>-409 <text:s/>988 <text:s text:c="2"/>-321 <text:s/>831 <text:s text:c="2"/>-772 <text:s/>-749 <text:s/>90 <text:s text:c="3"/>969 <text:s text:c="2"/>-303 <text:s/>-687 <text:s/>859 <text:s text:c="2"/>-209 <text:s/>-648 <text:s/>916 <text:s text:c="2"/>-268 <text:s/>-614 <text:s/>-834 <text:s/>-5 <text:s text:c="3"/>200 <text:s text:c="2"/>385 <text:s text:c="2"/>-186 <text:s/>-527 <text:s/>1 <text:s text:c="4"/>-421 <text:s/>|</text:p>
      <text:p text:style-name="P4"><text:s text:c="2"/>|338 <text:s text:c="2"/>-23 <text:s text:c="2"/>337 <text:s text:c="2"/>396 <text:s text:c="2"/>-582 <text:s/>-143 <text:s/>73 <text:s text:c="3"/>362 <text:s text:c="2"/>-155 <text:s/>-896 <text:s/>193 <text:s text:c="2"/>425 <text:s text:c="2"/>-293 <text:s/>-365 <text:s/>746 <text:s text:c="2"/>405 <text:s text:c="2"/>-51 <text:s text:c="2"/>605 <text:s text:c="2"/>-452 <text:s/>653 <text:s text:c="2"/>873 <text:s text:c="2"/>281 <text:s text:c="2"/>-961 <text:s/>-961 <text:s/>-724 <text:s/>591 <text:s text:c="2"/>777 <text:s text:c="2"/>91 <text:s text:c="3"/>-936 <text:s/>130 <text:s text:c="2"/>-978 <text:s/>755 <text:s text:c="2"/>-892 <text:s/>360 <text:s text:c="2"/>151 <text:s text:c="2"/>-474 <text:s/>-431 <text:s/>-423 <text:s/>-760 <text:s/>415 <text:s text:c="2"/>-319 <text:s/>433 <text:s text:c="2"/>192 <text:s text:c="2"/>389 <text:s text:c="2"/>-931 <text:s/>-61 <text:s text:c="2"/>146 <text:s text:c="2"/>370 <text:s text:c="2"/>-104 <text:s/>694 <text:s text:c="2"/>23 <text:s text:c="3"/>-230 <text:s/>-25 <text:s text:c="2"/>414 <text:s text:c="2"/>161 <text:s text:c="2"/>604 <text:s text:c="2"/>5 <text:s text:c="4"/>-62 <text:s text:c="2"/>-305 <text:s/>421 <text:s text:c="2"/>|</text:p>
      <text:p text:style-name="P4"><text:s text:c="2"/>|-931 <text:s/>69 <text:s text:c="3"/>176 <text:s text:c="2"/>-823 <text:s/>-571 <text:s/>-320 <text:s/>55 <text:s text:c="3"/>-1 <text:s text:c="3"/>257 <text:s text:c="2"/>296 <text:s text:c="2"/>-234 <text:s/>938 <text:s text:c="2"/>81 <text:s text:c="3"/>958 <text:s text:c="2"/>679 <text:s text:c="2"/>502 <text:s text:c="2"/>249 <text:s text:c="2"/>-175 <text:s/>224 <text:s text:c="2"/>-854 <text:s/>-128 <text:s/>-753 <text:s/>-84 <text:s text:c="2"/>847 <text:s text:c="2"/>661 <text:s text:c="2"/>-923 <text:s/>451 <text:s text:c="2"/>18 <text:s text:c="3"/>16 <text:s text:c="3"/>-502 <text:s/>-560 <text:s/>437 <text:s text:c="2"/>568 <text:s text:c="2"/>616 <text:s text:c="2"/>966 <text:s text:c="2"/>-651 <text:s/>-704 <text:s/>21 <text:s text:c="3"/>348 <text:s text:c="2"/>905 <text:s text:c="2"/>-331 <text:s/>-534 <text:s/>-804 <text:s/>751 <text:s text:c="2"/>-223 <text:s/>875 <text:s text:c="2"/>605 <text:s text:c="2"/>-974 <text:s/>53 <text:s text:c="3"/>-170 <text:s/>-828 <text:s/>925 <text:s text:c="2"/>429 <text:s text:c="2"/>88 <text:s text:c="3"/>772 <text:s text:c="2"/>443 <text:s text:c="2"/>518 <text:s text:c="2"/>576 <text:s text:c="2"/>-539 <text:s/>-114 <text:s/>|</text:p>
      <text:p text:style-name="P4"><text:s text:c="2"/>|-574 <text:s/>-99 <text:s text:c="2"/>-677 <text:s/>994 <text:s text:c="2"/>-130 <text:s/>-711 <text:s/>-304 <text:s/>518 <text:s text:c="2"/>662 <text:s text:c="2"/>-604 <text:s/>424 <text:s text:c="2"/>-668 <text:s/>-137 <text:s/>620 <text:s text:c="2"/>-565 <text:s/>640 <text:s text:c="2"/>847 <text:s text:c="2"/>-608 <text:s/>-982 <text:s/>-100 <text:s/>222 <text:s text:c="2"/>-457 <text:s/>-175 <text:s/>4 <text:s text:c="4"/>983 <text:s text:c="2"/>-50 <text:s text:c="2"/>-553 <text:s/>501 <text:s text:c="2"/>-122 <text:s/>-92 <text:s text:c="2"/>-613 <text:s/>304 <text:s text:c="2"/>-838 <text:s/>62 <text:s text:c="3"/>651 <text:s text:c="2"/>32 <text:s text:c="3"/>351 <text:s text:c="2"/>-653 <text:s/>-98 <text:s text:c="2"/>366 <text:s text:c="2"/>-257 <text:s/>-674 <text:s/>-950 <text:s/>958 <text:s text:c="2"/>-702 <text:s/>-163 <text:s/>950 <text:s text:c="2"/>-502 <text:s/>229 <text:s text:c="2"/>969 <text:s text:c="2"/>398 <text:s text:c="2"/>-196 <text:s/>-488 <text:s/>-424 <text:s/>808 <text:s text:c="2"/>-153 <text:s/>878 <text:s text:c="2"/>-745 <text:s/>-651 <text:s/>108 <text:s text:c="2"/>|</text:p>
      <text:p text:style-name="P4"><text:s text:c="2"/>|163 <text:s text:c="2"/>-264 <text:s/>-236 <text:s/>677 <text:s text:c="2"/>-849 <text:s/>-585 <text:s/>-291 <text:s/>854 <text:s text:c="2"/>114 <text:s text:c="2"/>612 <text:s text:c="2"/>220 <text:s text:c="2"/>-790 <text:s/>-710 <text:s/>270 <text:s text:c="2"/>-832 <text:s/>-59 <text:s text:c="2"/>-893 <text:s/>-529 <text:s/>439 <text:s text:c="2"/>689 <text:s text:c="2"/>-560 <text:s/>189 <text:s text:c="2"/>-507 <text:s/>304 <text:s text:c="2"/>-883 <text:s/>-347 <text:s/>-849 <text:s/>-653 <text:s/>-92 <text:s text:c="2"/>-148 <text:s/>455 <text:s text:c="2"/>-577 <text:s/>941 <text:s text:c="2"/>-428 <text:s/>-899 <text:s/>-908 <text:s/>339 <text:s text:c="2"/>162 <text:s text:c="2"/>946 <text:s text:c="2"/>-546 <text:s/>126 <text:s text:c="2"/>519 <text:s text:c="2"/>16 <text:s text:c="3"/>769 <text:s text:c="2"/>-211 <text:s/>184 <text:s text:c="2"/>-290 <text:s/>249 <text:s text:c="2"/>655 <text:s text:c="2"/>-499 <text:s/>290 <text:s text:c="2"/>-553 <text:s/>-958 <text:s/>783 <text:s text:c="2"/>-897 <text:s/>-488 <text:s/>-212 <text:s/>-393 <text:s/>211 <text:s text:c="2"/>696 <text:s text:c="2"/>|</text:p>
      <text:p text:style-name="P4"><text:s text:c="2"/>|811 <text:s text:c="2"/>19 <text:s text:c="3"/>-529 <text:s/>752 <text:s text:c="2"/>591 <text:s text:c="2"/>-76 <text:s text:c="2"/>-804 <text:s/>-70 <text:s text:c="2"/>-913 <text:s/>-857 <text:s/>736 <text:s text:c="2"/>565 <text:s text:c="2"/>662 <text:s text:c="2"/>-248 <text:s/>334 <text:s text:c="2"/>-197 <text:s/>-711 <text:s/>-604 <text:s/>-596 <text:s/>-704 <text:s/>-103 <text:s/>694 <text:s text:c="2"/>96 <text:s text:c="3"/>292 <text:s text:c="2"/>829 <text:s text:c="2"/>199 <text:s text:c="2"/>-844 <text:s/>-383 <text:s/>-842 <text:s/>367 <text:s text:c="2"/>-335 <text:s/>-678 <text:s/>-614 <text:s/>137 <text:s text:c="2"/>-926 <text:s/>977 <text:s text:c="2"/>-939 <text:s/>-729 <text:s/>-92 <text:s text:c="2"/>-500 <text:s/>-234 <text:s/>-4 <text:s text:c="3"/>-934 <text:s/>-220 <text:s/>749 <text:s text:c="2"/>400 <text:s text:c="2"/>935 <text:s text:c="2"/>-962 <text:s/>797 <text:s text:c="2"/>-660 <text:s/>-666 <text:s/>46 <text:s text:c="3"/>-614 <text:s/>430 <text:s text:c="2"/>-310 <text:s/>-784 <text:s/>-18 <text:s text:c="2"/>-154 <text:s/>185 <text:s text:c="2"/>492 <text:s text:c="2"/>|</text:p>
      <text:p text:style-name="P4"><text:s text:c="2"/>|-786 <text:s/>851 <text:s text:c="2"/>814 <text:s text:c="2"/>-48 <text:s text:c="2"/>340 <text:s text:c="2"/>-759 <text:s/>-70 <text:s text:c="2"/>753 <text:s text:c="2"/>-136 <text:s/>-810 <text:s/>-746 <text:s/>630 <text:s text:c="2"/>186 <text:s text:c="2"/>-328 <text:s/>-238 <text:s/>287 <text:s text:c="2"/>-928 <text:s/>-303 <text:s/>325 <text:s text:c="2"/>-779 <text:s/>389 <text:s text:c="2"/>660 <text:s text:c="2"/>620 <text:s text:c="2"/>776 <text:s text:c="2"/>442 <text:s text:c="2"/>-690 <text:s/>992 <text:s text:c="2"/>-576 <text:s/>509 <text:s text:c="2"/>529 <text:s text:c="2"/>-731 <text:s/>-925 <text:s/>380 <text:s text:c="2"/>-917 <text:s/>27 <text:s text:c="3"/>-280 <text:s/>-676 <text:s/>-691 <text:s/>-526 <text:s/>188 <text:s text:c="2"/>-501 <text:s/>80 <text:s text:c="3"/>170 <text:s text:c="2"/>-962 <text:s/>752 <text:s text:c="2"/>932 <text:s text:c="2"/>325 <text:s text:c="2"/>-824 <text:s/>-18 <text:s text:c="2"/>-349 <text:s/>-602 <text:s/>-629 <text:s/>-337 <text:s/>-630 <text:s/>-853 <text:s/>-543 <text:s/>32 <text:s text:c="3"/>-509 <text:s/>234 <text:s text:c="2"/>-459 <text:s/>|</text:p>
      <text:p text:style-name="P4"><text:s text:c="2"/>|-979 <text:s/>503 <text:s text:c="2"/>-384 <text:s/>753 <text:s text:c="2"/>938 <text:s text:c="2"/>996 <text:s text:c="2"/>-174 <text:s/>-737 <text:s/>-695 <text:s/>652 <text:s text:c="2"/>803 <text:s text:c="2"/>157 <text:s text:c="2"/>-268 <text:s/>326 <text:s text:c="2"/>195 <text:s text:c="2"/>-164 <text:s/>258 <text:s text:c="2"/>-480 <text:s/>12 <text:s text:c="3"/>-408 <text:s/>523 <text:s text:c="2"/>762 <text:s text:c="2"/>-36 <text:s text:c="2"/>-462 <text:s/>-868 <text:s/>463 <text:s text:c="2"/>348 <text:s text:c="2"/>165 <text:s text:c="2"/>-693 <text:s/>-418 <text:s/>-942 <text:s/>-672 <text:s/>-563 <text:s/>27 <text:s text:c="3"/>-567 <text:s/>-625 <text:s/>23 <text:s text:c="3"/>259 <text:s text:c="2"/>-10 <text:s text:c="2"/>328 <text:s text:c="2"/>-89 <text:s text:c="2"/>146 <text:s text:c="2"/>-515 <text:s/>995 <text:s text:c="2"/>-528 <text:s/>-968 <text:s/>-169 <text:s/>-918 <text:s/>-95 <text:s text:c="2"/>-804 <text:s/>-325 <text:s/>-572 <text:s/>958 <text:s text:c="2"/>639 <text:s text:c="2"/>319 <text:s text:c="2"/>-557 <text:s/>454 <text:s text:c="2"/>-333 <text:s/>960 <text:s text:c="2"/>761 <text:s text:c="2"/>|</text:p>
      <text:p text:style-name="P4"><text:s text:c="2"/>|601 <text:s text:c="2"/>-630 <text:s/>-559 <text:s/>-962 <text:s/>397 <text:s text:c="2"/>-125 <text:s/>-587 <text:s/>-580 <text:s/>-514 <text:s/>756 <text:s text:c="2"/>-899 <text:s/>398 <text:s text:c="2"/>-98 <text:s text:c="2"/>-62 <text:s text:c="2"/>745 <text:s text:c="2"/>374 <text:s text:c="2"/>323 <text:s text:c="2"/>-71 <text:s text:c="2"/>456 <text:s text:c="2"/>-772 <text:s/>125 <text:s text:c="2"/>-869 <text:s/>8 <text:s text:c="4"/>435 <text:s text:c="2"/>-878 <text:s/>-321 <text:s/>-770 <text:s/>577 <text:s text:c="2"/>346 <text:s text:c="2"/>-810 <text:s/>690 <text:s text:c="2"/>-53 <text:s text:c="2"/>-87 <text:s text:c="2"/>-868 <text:s/>337 <text:s text:c="2"/>-690 <text:s/>7 <text:s text:c="4"/>751 <text:s text:c="2"/>83 <text:s text:c="3"/>493 <text:s text:c="2"/>507 <text:s text:c="2"/>536 <text:s text:c="2"/>243 <text:s text:c="2"/>-591 <text:s/>-174 <text:s/>-11 <text:s text:c="2"/>-865 <text:s/>-851 <text:s/>918 <text:s text:c="2"/>591 <text:s text:c="2"/>-623 <text:s/>395 <text:s text:c="2"/>723 <text:s text:c="2"/>738 <text:s text:c="2"/>-170 <text:s/><text:soft-page-break/>-803 <text:s/>-583 <text:s/>413 <text:s text:c="2"/>774 <text:s text:c="2"/>-884 <text:s/>|</text:p>
      <text:p text:style-name="P4"><text:s text:c="2"/>|955 <text:s text:c="2"/>465 <text:s text:c="2"/>415 <text:s text:c="2"/>-132 <text:s/>949 <text:s text:c="2"/>-247 <text:s/>179 <text:s text:c="2"/>-44 <text:s text:c="2"/>-144 <text:s/>-386 <text:s/>-199 <text:s/>-285 <text:s/>-850 <text:s/>-603 <text:s/>476 <text:s text:c="2"/>-24 <text:s text:c="2"/>738 <text:s text:c="2"/>611 <text:s text:c="2"/>126 <text:s text:c="2"/>-992 <text:s/>202 <text:s text:c="2"/>855 <text:s text:c="2"/>403 <text:s text:c="2"/>277 <text:s text:c="2"/>593 <text:s text:c="2"/>-415 <text:s/>475 <text:s text:c="2"/>-989 <text:s/>998 <text:s text:c="2"/>601 <text:s text:c="2"/>-873 <text:s/>-694 <text:s/>418 <text:s text:c="2"/>542 <text:s text:c="2"/>174 <text:s text:c="2"/>367 <text:s text:c="2"/>-353 <text:s/>-647 <text:s/>-677 <text:s/>503 <text:s text:c="2"/>-33 <text:s text:c="2"/>477 <text:s text:c="2"/>-782 <text:s/>469 <text:s text:c="2"/>-774 <text:s/>694 <text:s text:c="2"/>-554 <text:s/>964 <text:s text:c="2"/>305 <text:s text:c="2"/>924 <text:s text:c="2"/>972 <text:s text:c="2"/>-140 <text:s/>779 <text:s text:c="2"/>727 <text:s text:c="2"/>-863 <text:s/>725 <text:s text:c="2"/>-336 <text:s/>964 <text:s text:c="2"/>736 <text:s text:c="2"/>15 <text:s text:c="3"/>|</text:p>
      <text:p text:style-name="P4"><text:s text:c="2"/>|566 <text:s text:c="2"/>-785 <text:s/>321 <text:s text:c="2"/>-16 <text:s text:c="2"/>-891 <text:s/>-505 <text:s/>-648 <text:s/>-243 <text:s/>201 <text:s text:c="2"/>27 <text:s text:c="3"/>-740 <text:s/>-480 <text:s/>-144 <text:s/>-169 <text:s/>990 <text:s text:c="2"/>82 <text:s text:c="3"/>-475 <text:s/>-212 <text:s/>46 <text:s text:c="3"/>-817 <text:s/>-288 <text:s/>370 <text:s text:c="2"/>43 <text:s text:c="3"/>-509 <text:s/>449 <text:s text:c="2"/>532 <text:s text:c="2"/>-784 <text:s/>-534 <text:s/>497 <text:s text:c="2"/>-696 <text:s/>481 <text:s text:c="2"/>63 <text:s text:c="3"/>-129 <text:s/>154 <text:s text:c="2"/>-601 <text:s/>-19 <text:s text:c="2"/>-999 <text:s/>-249 <text:s/>-910 <text:s/>202 <text:s text:c="2"/>-869 <text:s/>-298 <text:s/>-925 <text:s/>-13 <text:s text:c="2"/>533 <text:s text:c="2"/>-935 <text:s/>-930 <text:s/>-589 <text:s/>205 <text:s text:c="2"/>468 <text:s text:c="2"/>-54 <text:s text:c="2"/>917 <text:s text:c="2"/>191 <text:s text:c="2"/>989 <text:s text:c="2"/>-240 <text:s/>-8 <text:s text:c="3"/>873 <text:s text:c="2"/>329 <text:s text:c="2"/>458 <text:s text:c="2"/>370 <text:s text:c="2"/>|</text:p>
      <text:p text:style-name="P4"><text:s text:c="2"/>|633 <text:s text:c="2"/>291 <text:s text:c="2"/>-215 <text:s/>-143 <text:s/>-203 <text:s/>537 <text:s text:c="2"/>-810 <text:s/>-201 <text:s/>-712 <text:s/>-720 <text:s/>-647 <text:s/>-229 <text:s/>334 <text:s text:c="2"/>-572 <text:s/>759 <text:s text:c="2"/>220 <text:s text:c="2"/>-155 <text:s/>-819 <text:s/>983 <text:s text:c="2"/>-950 <text:s/>-999 <text:s/>-71 <text:s text:c="2"/>-681 <text:s/>192 <text:s text:c="2"/>270 <text:s text:c="2"/>80 <text:s text:c="3"/>-463 <text:s/>143 <text:s text:c="2"/>-591 <text:s/>-653 <text:s/>-134 <text:s/>-606 <text:s/>639 <text:s text:c="2"/>-997 <text:s/>603 <text:s text:c="2"/>-212 <text:s/>540 <text:s text:c="2"/>793 <text:s text:c="2"/>587 <text:s text:c="2"/>-819 <text:s/>-575 <text:s/>941 <text:s text:c="2"/>-48 <text:s text:c="2"/>-888 <text:s/>-279 <text:s/>63 <text:s text:c="3"/>332 <text:s text:c="2"/>567 <text:s text:c="2"/>244 <text:s text:c="2"/>315 <text:s text:c="2"/>969 <text:s text:c="2"/>246 <text:s text:c="2"/>-756 <text:s/>-711 <text:s/>-210 <text:s/>514 <text:s text:c="2"/>721 <text:s text:c="2"/>327 <text:s text:c="2"/>9 <text:s text:c="4"/>-870 <text:s/>|</text:p>
      <text:p text:style-name="P4"><text:s text:c="2"/>|675 <text:s text:c="2"/>875 <text:s text:c="2"/>-124 <text:s/>666 <text:s text:c="2"/>-769 <text:s/>-520 <text:s/>-546 <text:s/>771 <text:s text:c="2"/>-375 <text:s/>-958 <text:s/>-696 <text:s/>403 <text:s text:c="2"/>-665 <text:s/>257 <text:s text:c="2"/>515 <text:s text:c="2"/>56 <text:s text:c="3"/>-328 <text:s/>-153 <text:s/>-25 <text:s text:c="2"/>917 <text:s text:c="2"/>-486 <text:s/>-55 <text:s text:c="2"/>163 <text:s text:c="2"/>-242 <text:s/>586 <text:s text:c="2"/>953 <text:s text:c="2"/>-376 <text:s/>307 <text:s text:c="2"/>281 <text:s text:c="2"/>633 <text:s text:c="2"/>789 <text:s text:c="2"/>308 <text:s text:c="2"/>861 <text:s text:c="2"/>17 <text:s text:c="3"/>-26 <text:s text:c="2"/>-908 <text:s/>849 <text:s text:c="2"/>428 <text:s text:c="2"/>-785 <text:s/>-525 <text:s/>822 <text:s text:c="2"/>-128 <text:s/>-770 <text:s/>-843 <text:s/>-519 <text:s/>745 <text:s text:c="2"/>566 <text:s text:c="2"/>153 <text:s text:c="2"/>-408 <text:s/>-459 <text:s/>70 <text:s text:c="3"/>458 <text:s text:c="2"/>838 <text:s text:c="2"/>-415 <text:s/>-784 <text:s/>424 <text:s text:c="2"/>-461 <text:s/>192 <text:s text:c="2"/>83 <text:s text:c="3"/>-828 <text:s/>|</text:p>
      <text:p text:style-name="P4"><text:s text:c="2"/>|177 <text:s text:c="2"/>-128 <text:s/>832 <text:s text:c="2"/>38 <text:s text:c="3"/>-758 <text:s/>-194 <text:s/>482 <text:s text:c="2"/>-909 <text:s/>-414 <text:s/>-950 <text:s/>-82 <text:s text:c="2"/>-591 <text:s/>-78 <text:s text:c="2"/>148 <text:s text:c="2"/>-82 <text:s text:c="2"/>755 <text:s text:c="2"/>245 <text:s text:c="2"/>-516 <text:s/>-92 <text:s text:c="2"/>-811 <text:s/>378 <text:s text:c="2"/>979 <text:s text:c="2"/>647 <text:s text:c="2"/>216 <text:s text:c="2"/>-436 <text:s/>-785 <text:s/>-7 <text:s text:c="3"/>455 <text:s text:c="2"/>407 <text:s text:c="2"/>-924 <text:s/>979 <text:s text:c="2"/>-415 <text:s/>301 <text:s text:c="2"/>811 <text:s text:c="2"/>975 <text:s text:c="2"/>895 <text:s text:c="2"/>-31 <text:s text:c="2"/>810 <text:s text:c="2"/>986 <text:s text:c="2"/>556 <text:s text:c="2"/>-788 <text:s/>257 <text:s text:c="2"/>-683 <text:s/>486 <text:s text:c="2"/>-243 <text:s/>235 <text:s text:c="2"/>241 <text:s text:c="2"/>-997 <text:s/>-928 <text:s/>-851 <text:s/>-808 <text:s/>450 <text:s text:c="2"/>-520 <text:s/>840 <text:s text:c="2"/>18 <text:s text:c="3"/>397 <text:s text:c="2"/>-945 <text:s/>-989 <text:s/>204 <text:s text:c="2"/>815 <text:s text:c="2"/>|</text:p>
      <text:p text:style-name="P4"><text:s text:c="2"/>|-560 <text:s/>184 <text:s text:c="2"/>-600 <text:s/>-907 <text:s/>347 <text:s text:c="2"/>-273 <text:s/>988 <text:s text:c="2"/>-683 <text:s/>-463 <text:s/>974 <text:s text:c="2"/>873 <text:s text:c="2"/>101 <text:s text:c="2"/>583 <text:s text:c="2"/>-810 <text:s/>-413 <text:s/>-659 <text:s/>777 <text:s text:c="2"/>828 <text:s text:c="2"/>-304 <text:s/>-799 <text:s/>-670 <text:s/>-112 <text:s/>-997 <text:s/>-190 <text:s/>80 <text:s text:c="3"/>22 <text:s text:c="3"/>-441 <text:s/>136 <text:s text:c="2"/>385 <text:s text:c="2"/>764 <text:s text:c="2"/>303 <text:s text:c="2"/>-823 <text:s/>300 <text:s text:c="2"/>-945 <text:s/>-730 <text:s/>-353 <text:s/>-218 <text:s/>-742 <text:s/>-36 <text:s text:c="2"/>672 <text:s text:c="2"/>-415 <text:s/>-163 <text:s/>-227 <text:s/>-832 <text:s/>379 <text:s text:c="2"/>361 <text:s text:c="2"/>-139 <text:s/>509 <text:s text:c="2"/>189 <text:s text:c="2"/>557 <text:s text:c="2"/>710 <text:s text:c="2"/>519 <text:s text:c="2"/>-554 <text:s/>-934 <text:s/>-318 <text:s/>878 <text:s text:c="2"/>88 <text:s text:c="3"/>241 <text:s text:c="2"/>366 <text:s text:c="2"/>-175 <text:s/>|</text:p>
      <text:p text:style-name="P4"><text:s text:c="2"/>|357 <text:s text:c="2"/>-331 <text:s/>3 <text:s text:c="4"/>-343 <text:s/>-276 <text:s/>625 <text:s text:c="2"/>305 <text:s text:c="2"/>507 <text:s text:c="2"/>884 <text:s text:c="2"/>-731 <text:s/>531 <text:s text:c="2"/>-531 <text:s/>459 <text:s text:c="2"/>-696 <text:s/>-11 <text:s text:c="2"/>190 <text:s text:c="2"/>665 <text:s text:c="2"/>851 <text:s text:c="2"/>51 <text:s text:c="3"/>207 <text:s text:c="2"/>408 <text:s text:c="2"/>-238 <text:s/>78 <text:s text:c="3"/>-794 <text:s/>-172 <text:s/>760 <text:s text:c="2"/>-915 <text:s/>-732 <text:s/>354 <text:s text:c="2"/>451 <text:s text:c="2"/>445 <text:s text:c="2"/>-289 <text:s/>-879 <text:s/>-200 <text:s/>369 <text:s text:c="2"/>-155 <text:s/>-574 <text:s/>26 <text:s text:c="3"/>-296 <text:s/>-338 <text:s/>295 <text:s text:c="2"/>-765 <text:s/>131 <text:s text:c="2"/>106 <text:s text:c="2"/>-460 <text:s/>-880 <text:s/>-351 <text:s/>-443 <text:s/>-677 <text:s/>700 <text:s text:c="2"/>-884 <text:s/>732 <text:s text:c="2"/>-186 <text:s/>195 <text:s text:c="2"/>-710 <text:s/>642 <text:s text:c="2"/>307 <text:s text:c="2"/>-625 <text:s/>-738 <text:s/>13 <text:s text:c="3"/>|</text:p>
      <text:p text:style-name="P4"><text:s text:c="2"/>|-821 <text:s/>-940 <text:s/>-923 <text:s/>-700 <text:s/>-140 <text:s/>446 <text:s text:c="2"/>497 <text:s text:c="2"/>638 <text:s text:c="2"/>-176 <text:s/>-446 <text:s/>-700 <text:s/>-529 <text:s/>-211 <text:s/>431 <text:s text:c="2"/>578 <text:s text:c="2"/>681 <text:s text:c="2"/>904 <text:s text:c="2"/>-421 <text:s/>-409 <text:s/>-773 <text:s/>-721 <text:s/>-293 <text:s/>-689 <text:s/>94 <text:s text:c="3"/>-746 <text:s/>-398 <text:s/>88 <text:s text:c="3"/>914 <text:s text:c="2"/>329 <text:s text:c="2"/>703 <text:s text:c="2"/>279 <text:s text:c="2"/>508 <text:s text:c="2"/>763 <text:s text:c="2"/>356 <text:s text:c="2"/>-840 <text:s/>-25 <text:s text:c="2"/>154 <text:s text:c="2"/>-990 <text:s/>-386 <text:s/>978 <text:s text:c="2"/>-436 <text:s/>-86 <text:s text:c="2"/>-550 <text:s/>353 <text:s text:c="2"/>-302 <text:s/>-620 <text:s/>387 <text:s text:c="2"/>-46 <text:s text:c="2"/>-41 <text:s text:c="2"/>978 <text:s text:c="2"/>533 <text:s text:c="2"/>238 <text:s text:c="2"/>37 <text:s text:c="3"/>845 <text:s text:c="2"/>-316 <text:s/>644 <text:s text:c="2"/>-201 <text:s/>773 <text:s text:c="2"/>558 <text:s text:c="2"/>-872 <text:s/>|</text:p>
      <text:p text:style-name="P4"><text:s text:c="2"/>|828 <text:s text:c="2"/>-163 <text:s/>989 <text:s text:c="2"/>591 <text:s text:c="2"/>-454 <text:s/>-851 <text:s/>-82 <text:s text:c="2"/>700 <text:s text:c="2"/>-841 <text:s/>532 <text:s text:c="2"/>679 <text:s text:c="2"/>-277 <text:s/>-201 <text:s/>-871 <text:s/>-571 <text:s/>497 <text:s text:c="2"/>-491 <text:s/>816 <text:s text:c="2"/>-197 <text:s/>820 <text:s text:c="2"/>-854 <text:s/>-664 <text:s/>58 <text:s text:c="3"/>183 <text:s text:c="2"/>-467 <text:s/>-905 <text:s/>-173 <text:s/>332 <text:s text:c="2"/>-780 <text:s/>-263 <text:s/>813 <text:s text:c="2"/>-952 <text:s/>927 <text:s text:c="2"/>802 <text:s text:c="2"/>991 <text:s text:c="2"/>-527 <text:s/>-697 <text:s/>-91 <text:s text:c="2"/>-475 <text:s/>-537 <text:s/>-558 <text:s/>-796 <text:s/>538 <text:s text:c="2"/>593 <text:s text:c="2"/>-315 <text:s/>-681 <text:s/>442 <text:s text:c="2"/>546 <text:s text:c="2"/>-513 <text:s/>-755 <text:s/>366 <text:s text:c="2"/>-367 <text:s/>-419 <text:s/>-223 <text:s/>-831 <text:s/>115 <text:s text:c="2"/>-128 <text:s/>348 <text:s text:c="2"/>-201 <text:s/>92 <text:s text:c="3"/>|</text:p>
      <text:p text:style-name="P4"><text:s text:c="2"/>|-562 <text:s/>-388 <text:s/>140 <text:s text:c="2"/>-635 <text:s/>-586 <text:s/>131 <text:s text:c="2"/>190 <text:s text:c="2"/>70 <text:s text:c="3"/>-608 <text:s/>715 <text:s text:c="2"/>533 <text:s text:c="2"/>186 <text:s text:c="2"/>-728 <text:s/>423 <text:s text:c="2"/>-221 <text:s/>-43 <text:s text:c="2"/>-905 <text:s/>-779 <text:s/>-496 <text:s/>-418 <text:s/>-182 <text:s/>-778 <text:s/>568 <text:s text:c="2"/>752 <text:s text:c="2"/>-1 <text:s text:c="3"/>-911 <text:s/>219 <text:s text:c="2"/>871 <text:s text:c="2"/>789 <text:s text:c="2"/>-982 <text:s/>315 <text:s text:c="2"/>-773 <text:s/>-17 <text:s text:c="2"/>-545 <text:s/>-56 <text:s text:c="2"/>749 <text:s text:c="2"/>938 <text:s text:c="2"/>-866 <text:s/>-181 <text:s/>-317 <text:s/>-798 <text:s/>-296 <text:s/>869 <text:s text:c="2"/>-526 <text:s/>-872 <text:s/>-351 <text:s/>783 <text:s text:c="2"/>-777 <text:s/>222 <text:s text:c="2"/>-361 <text:s/>157 <text:s text:c="2"/>-607 <text:s/>-138 <text:s/>-275 <text:s/>-855 <text:s/>-787 <text:s/>166 <text:s text:c="2"/>364 <text:s text:c="2"/>-563 <text:s/>-44 <text:s text:c="2"/>|</text:p>
      <text:p text:style-name="P4"><text:s text:c="2"/>|734 <text:s text:c="2"/>752 <text:s text:c="2"/>183 <text:s text:c="2"/>-283 <text:s/>-440 <text:s/>-520 <text:s/>-533 <text:s/>-150 <text:s/>-34 <text:s text:c="2"/>286 <text:s text:c="2"/>533 <text:s text:c="2"/>168 <text:s text:c="2"/>991 <text:s text:c="2"/>403 <text:s text:c="2"/>994 <text:s text:c="2"/>-529 <text:s/>-596 <text:s/>778 <text:s text:c="2"/>46 <text:s text:c="3"/>978 <text:s text:c="2"/>-583 <text:s/>-445 <text:s/>-629 <text:s/>279 <text:s text:c="2"/>633 <text:s text:c="2"/>-132 <text:s/>493 <text:s text:c="2"/>-201 <text:s/>-416 <text:s/>-718 <text:s/>755 <text:s text:c="2"/>-681 <text:s/>-966 <text:s/>291 <text:s text:c="2"/>388 <text:s text:c="2"/>-406 <text:s/>771 <text:s text:c="2"/>-793 <text:s/>797 <text:s text:c="2"/>89 <text:s text:c="3"/>494 <text:s text:c="2"/>330 <text:s text:c="2"/>-742 <text:s/>837 <text:s text:c="2"/>85 <text:s text:c="3"/>-396 <text:s/>-340 <text:s/>489 <text:s text:c="2"/>-618 <text:s/>-942 <text:s/>820 <text:s text:c="2"/>-200 <text:s/>-387 <text:s/>-809 <text:s/>-569 <text:s/>-754 <text:s/>412 <text:s text:c="2"/>-724 <text:s/>46 <text:s text:c="3"/>996 <text:s text:c="2"/>|</text:p>
      <text:p text:style-name="P4"><text:s text:c="2"/>|-442 <text:s/>153 <text:s text:c="2"/>-333 <text:s/>-55 <text:s text:c="2"/>-556 <text:s/>-944 <text:s/>891 <text:s text:c="2"/>-433 <text:s/>-737 <text:s/>688 <text:s text:c="2"/>-991 <text:s/>-891 <text:s/>19 <text:s text:c="3"/>-381 <text:s/>-702 <text:s/>-544 <text:s/>223 <text:s text:c="2"/>-42 <text:s text:c="2"/>-702 <text:s/>606 <text:s text:c="2"/>16 <text:s text:c="3"/>-882 <text:s/>-242 <text:s/>982 <text:s text:c="2"/>-339 <text:s/>541 <text:s text:c="2"/>-772 <text:s/><text:soft-page-break/>-927 <text:s/>818 <text:s text:c="2"/>626 <text:s text:c="2"/>-930 <text:s/>-272 <text:s/>-220 <text:s/>-263 <text:s/>673 <text:s text:c="2"/>576 <text:s text:c="2"/>145 <text:s text:c="2"/>565 <text:s text:c="2"/>-504 <text:s/>409 <text:s text:c="2"/>253 <text:s text:c="2"/>-495 <text:s/>870 <text:s text:c="2"/>-376 <text:s/>124 <text:s text:c="2"/>-831 <text:s/>433 <text:s text:c="2"/>-653 <text:s/>127 <text:s text:c="2"/>731 <text:s text:c="2"/>-695 <text:s/>-504 <text:s/>849 <text:s text:c="2"/>63 <text:s text:c="3"/>-522 <text:s/>-490 <text:s/>-43 <text:s text:c="2"/>58 <text:s text:c="3"/>-64 <text:s text:c="2"/>-225 <text:s/>|</text:p>
      <text:p text:style-name="P4">B=|-315 <text:s/>358 <text:s text:c="2"/>503 <text:s text:c="2"/>465 <text:s text:c="2"/>-553 <text:s/>529 <text:s text:c="2"/>41 <text:s text:c="3"/>593 <text:s text:c="2"/>94 <text:s text:c="3"/>537 <text:s text:c="2"/>354 <text:s text:c="2"/>-301 <text:s/>-606 <text:s/>224 <text:s text:c="2"/>676 <text:s text:c="2"/>518 <text:s text:c="2"/>745 <text:s text:c="2"/>109 <text:s text:c="2"/>-782 <text:s/>225 <text:s text:c="2"/>192 <text:s text:c="2"/>-477 <text:s/>721 <text:s text:c="2"/>41 <text:s text:c="3"/>939 <text:s text:c="2"/>-449 <text:s/>903 <text:s text:c="2"/>-104 <text:s/>609 <text:s text:c="2"/>191 <text:s text:c="2"/>-977 <text:s/>-706 <text:s/>-451 <text:s/>878 <text:s text:c="2"/>-889 <text:s/>-3 <text:s text:c="3"/>759 <text:s text:c="2"/>153 <text:s text:c="2"/>-410 <text:s/>-147 <text:s/>42 <text:s text:c="3"/>-704 <text:s/>905 <text:s text:c="2"/>789 <text:s text:c="2"/>872 <text:s text:c="2"/>933 <text:s text:c="2"/>307 <text:s text:c="2"/>618 <text:s text:c="2"/>394 <text:s text:c="2"/>877 <text:s text:c="2"/>-157 <text:s/>-414 <text:s/>-247 <text:s/>-84 <text:s text:c="2"/>979 <text:s text:c="2"/>-308 <text:s/>467 <text:s text:c="2"/>882 <text:s text:c="2"/>940 <text:s text:c="2"/>428 <text:s text:c="2"/>|</text:p>
      <text:p text:style-name="P4"><text:s text:c="2"/>|74 <text:s text:c="3"/>-685 <text:s/>723 <text:s text:c="2"/>975 <text:s text:c="2"/>-455 <text:s/>834 <text:s text:c="2"/>-28 <text:s text:c="2"/>-695 <text:s/>339 <text:s text:c="2"/>914 <text:s text:c="2"/>510 <text:s text:c="2"/>-266 <text:s/>-790 <text:s/>415 <text:s text:c="2"/>-477 <text:s/>-565 <text:s/>700 <text:s text:c="2"/>-818 <text:s/>-947 <text:s/>94 <text:s text:c="3"/>-940 <text:s/>-104 <text:s/>-968 <text:s/>-187 <text:s/>812 <text:s text:c="2"/>-989 <text:s/>857 <text:s text:c="2"/>631 <text:s text:c="2"/>894 <text:s text:c="2"/>-851 <text:s/>59 <text:s text:c="3"/>320 <text:s text:c="2"/>-184 <text:s/>134 <text:s text:c="2"/>295 <text:s text:c="2"/>361 <text:s text:c="2"/>321 <text:s text:c="2"/>-380 <text:s/>666 <text:s text:c="2"/>12 <text:s text:c="3"/>-114 <text:s/>177 <text:s text:c="2"/>746 <text:s text:c="2"/>449 <text:s text:c="2"/>-56 <text:s text:c="2"/>-379 <text:s/>884 <text:s text:c="2"/>-355 <text:s/>156 <text:s text:c="2"/>937 <text:s text:c="2"/>-909 <text:s/>216 <text:s text:c="2"/>185 <text:s text:c="2"/>-876 <text:s/>-619 <text:s/>349 <text:s text:c="2"/>-513 <text:s/>-410 <text:s/>-20 <text:s text:c="2"/>-619 <text:s/>|</text:p>
      <text:p text:style-name="P4"><text:s text:c="2"/>|91 <text:s text:c="3"/>-609 <text:s/>-947 <text:s/>907 <text:s text:c="2"/>526 <text:s text:c="2"/>701 <text:s text:c="2"/>268 <text:s text:c="2"/>-153 <text:s/>-327 <text:s/>287 <text:s text:c="2"/>-789 <text:s/>559 <text:s text:c="2"/>-536 <text:s/>-690 <text:s/>8 <text:s text:c="4"/>760 <text:s text:c="2"/>-69 <text:s text:c="2"/>244 <text:s text:c="2"/>-243 <text:s/>-913 <text:s/>533 <text:s text:c="2"/>-151 <text:s/>655 <text:s text:c="2"/>-282 <text:s/>325 <text:s text:c="2"/>-612 <text:s/>-933 <text:s/>812 <text:s text:c="2"/>-22 <text:s text:c="2"/>399 <text:s text:c="2"/>-454 <text:s/>-931 <text:s/>791 <text:s text:c="2"/>-49 <text:s text:c="2"/>-672 <text:s/>669 <text:s text:c="2"/>4 <text:s text:c="4"/>597 <text:s text:c="2"/>-132 <text:s/>677 <text:s text:c="2"/>-116 <text:s/>79 <text:s text:c="3"/>589 <text:s text:c="2"/>700 <text:s text:c="2"/>389 <text:s text:c="2"/>-51 <text:s text:c="2"/>460 <text:s text:c="2"/>-327 <text:s/>-806 <text:s/>-782 <text:s/>112 <text:s text:c="2"/>727 <text:s text:c="2"/>419 <text:s text:c="2"/>120 <text:s text:c="2"/>-554 <text:s/>96 <text:s text:c="3"/>508 <text:s text:c="2"/>-135 <text:s/>260 <text:s text:c="2"/>-161 <text:s/>|</text:p>
      <text:p text:style-name="P4"><text:s text:c="2"/>|-383 <text:s/>806 <text:s text:c="2"/>260 <text:s text:c="2"/>-592 <text:s/>110 <text:s text:c="2"/>589 <text:s text:c="2"/>-571 <text:s/>-886 <text:s/>538 <text:s text:c="2"/>297 <text:s text:c="2"/>792 <text:s text:c="2"/>-226 <text:s/>-272 <text:s/>381 <text:s text:c="2"/>-526 <text:s/>-882 <text:s/>-670 <text:s/>-714 <text:s/>143 <text:s text:c="2"/>-124 <text:s/>-144 <text:s/>-745 <text:s/>-396 <text:s/>-373 <text:s/>727 <text:s text:c="2"/>402 <text:s text:c="2"/>-925 <text:s/>236 <text:s text:c="2"/>-381 <text:s/>336 <text:s text:c="2"/>-573 <text:s/>236 <text:s text:c="2"/>494 <text:s text:c="2"/>687 <text:s text:c="2"/>644 <text:s text:c="2"/>-396 <text:s/>276 <text:s text:c="2"/>-927 <text:s/>-281 <text:s/>166 <text:s text:c="2"/>722 <text:s text:c="2"/>-137 <text:s/>940 <text:s text:c="2"/>-549 <text:s/>-404 <text:s/>-234 <text:s/>-79 <text:s text:c="2"/>278 <text:s text:c="2"/>405 <text:s text:c="2"/>-936 <text:s/>-845 <text:s/>-739 <text:s/>-329 <text:s/>111 <text:s text:c="2"/>241 <text:s text:c="2"/>-601 <text:s/>-487 <text:s/>316 <text:s text:c="2"/>987 <text:s text:c="2"/>132 <text:s text:c="2"/>|</text:p>
      <text:p text:style-name="P4"><text:s text:c="2"/>|4 <text:s text:c="4"/>-586 <text:s/>-279 <text:s/>-501 <text:s/>-899 <text:s/>-635 <text:s/>455 <text:s text:c="2"/>730 <text:s text:c="2"/>-209 <text:s/>-474 <text:s/>-104 <text:s/>-135 <text:s/>389 <text:s text:c="2"/>-163 <text:s/>316 <text:s text:c="2"/>-663 <text:s/>603 <text:s text:c="2"/>-411 <text:s/>616 <text:s text:c="2"/>8 <text:s text:c="4"/>5 <text:s text:c="4"/>-877 <text:s/>622 <text:s text:c="2"/>677 <text:s text:c="2"/>586 <text:s text:c="2"/>215 <text:s text:c="2"/>-572 <text:s/>-549 <text:s/>-117 <text:s/>-585 <text:s/>583 <text:s text:c="2"/>888 <text:s text:c="2"/>-171 <text:s/>-344 <text:s/>-261 <text:s/>282 <text:s text:c="2"/>22 <text:s text:c="3"/>-806 <text:s/>12 <text:s text:c="3"/>-835 <text:s/>-279 <text:s/>909 <text:s text:c="2"/>382 <text:s text:c="2"/>-538 <text:s/>-254 <text:s/>51 <text:s text:c="3"/>-200 <text:s/>-299 <text:s/>640 <text:s text:c="2"/>-232 <text:s/>-938 <text:s/>-354 <text:s/>243 <text:s text:c="2"/>-964 <text:s/>-325 <text:s/>-171 <text:s/>603 <text:s text:c="2"/>103 <text:s text:c="2"/>280 <text:s text:c="2"/>-514 <text:s/>|</text:p>
      <text:p text:style-name="P4"><text:s text:c="2"/>|518 <text:s text:c="2"/>215 <text:s text:c="2"/>-274 <text:s/>-301 <text:s/>872 <text:s text:c="2"/>465 <text:s text:c="2"/>981 <text:s text:c="2"/>246 <text:s text:c="2"/>660 <text:s text:c="2"/>-6 <text:s text:c="3"/>763 <text:s text:c="2"/>-619 <text:s/>255 <text:s text:c="2"/>145 <text:s text:c="2"/>-157 <text:s/>-647 <text:s/>-804 <text:s/>995 <text:s text:c="2"/>54 <text:s text:c="3"/>-811 <text:s/>-237 <text:s/>468 <text:s text:c="2"/>-165 <text:s/>-642 <text:s/>856 <text:s text:c="2"/>510 <text:s text:c="2"/>187 <text:s text:c="2"/>459 <text:s text:c="2"/>-35 <text:s text:c="2"/>-533 <text:s/>946 <text:s text:c="2"/>-517 <text:s/>683 <text:s text:c="2"/>-328 <text:s/>534 <text:s text:c="2"/>907 <text:s text:c="2"/>-862 <text:s/>515 <text:s text:c="2"/>153 <text:s text:c="2"/>-850 <text:s/>-491 <text:s/>-84 <text:s text:c="2"/>-117 <text:s/>764 <text:s text:c="2"/>-939 <text:s/>-922 <text:s/>-531 <text:s/>-390 <text:s/>-926 <text:s/>524 <text:s text:c="2"/>-201 <text:s/>189 <text:s text:c="2"/>344 <text:s text:c="2"/>634 <text:s text:c="2"/>548 <text:s text:c="2"/>201 <text:s text:c="2"/>496 <text:s text:c="2"/>-265 <text:s/>-340 <text:s/>-539 <text:s/>|</text:p>
      <text:p text:style-name="P4"><text:s text:c="2"/>|555 <text:s text:c="2"/>-42 <text:s text:c="2"/>296 <text:s text:c="2"/>590 <text:s text:c="2"/>631 <text:s text:c="2"/>-170 <text:s/>497 <text:s text:c="2"/>-879 <text:s/>-303 <text:s/>-350 <text:s/>-377 <text:s/>559 <text:s text:c="2"/>918 <text:s text:c="2"/>506 <text:s text:c="2"/>675 <text:s text:c="2"/>-669 <text:s/>584 <text:s text:c="2"/>-855 <text:s/>-59 <text:s text:c="2"/>-990 <text:s/>669 <text:s text:c="2"/>740 <text:s text:c="2"/>200 <text:s text:c="2"/>365 <text:s text:c="2"/>726 <text:s text:c="2"/>100 <text:s text:c="2"/>-434 <text:s/>574 <text:s text:c="2"/>835 <text:s text:c="2"/>227 <text:s text:c="2"/>-613 <text:s/>742 <text:s text:c="2"/>-463 <text:s/>683 <text:s text:c="2"/>332 <text:s text:c="2"/>-832 <text:s/>-135 <text:s/>-171 <text:s/>-359 <text:s/>563 <text:s text:c="2"/>831 <text:s text:c="2"/>264 <text:s text:c="2"/>122 <text:s text:c="2"/>749 <text:s text:c="2"/>-230 <text:s/>149 <text:s text:c="2"/>-919 <text:s/>-293 <text:s/>294 <text:s text:c="2"/>22 <text:s text:c="3"/>-283 <text:s/>315 <text:s text:c="2"/>115 <text:s text:c="2"/>917 <text:s text:c="2"/>-319 <text:s/>193 <text:s text:c="2"/>17 <text:s text:c="3"/>247 <text:s text:c="2"/>-232 <text:s/>205 <text:s text:c="2"/>|</text:p>
      <text:p text:style-name="P4"><text:s text:c="2"/>|-174 <text:s/>155 <text:s text:c="2"/>-53 <text:s text:c="2"/>364 <text:s text:c="2"/>191 <text:s text:c="2"/>-368 <text:s/>884 <text:s text:c="2"/>-944 <text:s/>461 <text:s text:c="2"/>-122 <text:s/>971 <text:s text:c="2"/>645 <text:s text:c="2"/>-858 <text:s/>445 <text:s text:c="2"/>394 <text:s text:c="2"/>265 <text:s text:c="2"/>-405 <text:s/>827 <text:s text:c="2"/>972 <text:s text:c="2"/>889 <text:s text:c="2"/>202 <text:s text:c="2"/>-311 <text:s/>205 <text:s text:c="2"/>-683 <text:s/>-41 <text:s text:c="2"/>886 <text:s text:c="2"/>510 <text:s text:c="2"/>-672 <text:s/>485 <text:s text:c="2"/>-370 <text:s/>885 <text:s text:c="2"/>-336 <text:s/>786 <text:s text:c="2"/>185 <text:s text:c="2"/>-620 <text:s/>-23 <text:s text:c="2"/>817 <text:s text:c="2"/>-736 <text:s/>385 <text:s text:c="2"/>630 <text:s text:c="2"/>142 <text:s text:c="2"/>709 <text:s text:c="2"/>275 <text:s text:c="2"/>637 <text:s text:c="2"/>154 <text:s text:c="2"/>22 <text:s text:c="3"/>-98 <text:s text:c="2"/>-899 <text:s/>-151 <text:s/>226 <text:s text:c="2"/>991 <text:s text:c="2"/>-949 <text:s/>-733 <text:s/>548 <text:s text:c="2"/>-280 <text:s/>226 <text:s text:c="2"/>786 <text:s text:c="2"/>-417 <text:s/>907 <text:s text:c="2"/>271 <text:s text:c="2"/>|</text:p>
      <text:p text:style-name="P4"><text:s text:c="2"/>|213 <text:s text:c="2"/>792 <text:s text:c="2"/>-713 <text:s/>351 <text:s text:c="2"/>329 <text:s text:c="2"/>-333 <text:s/>-320 <text:s/>146 <text:s text:c="2"/>-68 <text:s text:c="2"/>-934 <text:s/>-223 <text:s/>-574 <text:s/>-873 <text:s/>-596 <text:s/>-937 <text:s/>281 <text:s text:c="2"/>426 <text:s text:c="2"/>317 <text:s text:c="2"/>735 <text:s text:c="2"/>-372 <text:s/>-457 <text:s/>-922 <text:s/>31 <text:s text:c="3"/>-189 <text:s/>626 <text:s text:c="2"/>-896 <text:s/>-611 <text:s/>412 <text:s text:c="2"/>-313 <text:s/>-704 <text:s/>35 <text:s text:c="3"/>-748 <text:s/>-559 <text:s/>675 <text:s text:c="2"/>604 <text:s text:c="2"/>770 <text:s text:c="2"/>-658 <text:s/>-716 <text:s/>-83 <text:s text:c="2"/>274 <text:s text:c="2"/>-298 <text:s/>-954 <text:s/>-947 <text:s/>-171 <text:s/>-550 <text:s/>-884 <text:s/>-537 <text:s/>-771 <text:s/>786 <text:s text:c="2"/>-802 <text:s/>-143 <text:s/>-671 <text:s/>-724 <text:s/>888 <text:s text:c="2"/>140 <text:s text:c="2"/>-746 <text:s/>992 <text:s text:c="2"/>530 <text:s text:c="2"/>-982 <text:s/>31 <text:s text:c="3"/>|</text:p>
      <text:p text:style-name="P4"><text:s text:c="2"/>|-822 <text:s/>405 <text:s text:c="2"/>284 <text:s text:c="2"/>-381 <text:s/>80 <text:s text:c="3"/>240 <text:s text:c="2"/>-258 <text:s/>423 <text:s text:c="2"/>876 <text:s text:c="2"/>659 <text:s text:c="2"/>49 <text:s text:c="3"/>-69 <text:s text:c="2"/>-943 <text:s/>102 <text:s text:c="2"/>760 <text:s text:c="2"/>-141 <text:s/>571 <text:s text:c="2"/>-425 <text:s/>88 <text:s text:c="3"/>357 <text:s text:c="2"/>-227 <text:s/>945 <text:s text:c="2"/>-962 <text:s/>401 <text:s text:c="2"/>-814 <text:s/>531 <text:s text:c="2"/>655 <text:s text:c="2"/>-470 <text:s/>413 <text:s text:c="2"/>673 <text:s text:c="2"/>562 <text:s text:c="2"/>591 <text:s text:c="2"/>79 <text:s text:c="3"/>198 <text:s text:c="2"/>-437 <text:s/>-841 <text:s/>-210 <text:s/>305 <text:s text:c="2"/>582 <text:s text:c="2"/>-334 <text:s/>316 <text:s text:c="2"/>-16 <text:s text:c="2"/>597 <text:s text:c="2"/>373 <text:s text:c="2"/>-914 <text:s/>710 <text:s text:c="2"/>-416 <text:s/>-991 <text:s/>-715 <text:s/>673 <text:s text:c="2"/>718 <text:s text:c="2"/>411 <text:s text:c="2"/>970 <text:s text:c="2"/>757 <text:s text:c="2"/>-188 <text:s/>-492 <text:s/>288 <text:s text:c="2"/>-532 <text:s/>39 <text:s text:c="3"/>-299 <text:s/>|</text:p>
      <text:p text:style-name="P4"><text:s text:c="2"/>|-507 <text:s/>-47 <text:s text:c="2"/>-356 <text:s/>924 <text:s text:c="2"/>-849 <text:s/>559 <text:s text:c="2"/>-916 <text:s/>293 <text:s text:c="2"/>-136 <text:s/>-982 <text:s/>959 <text:s text:c="2"/>-468 <text:s/>2 <text:s text:c="4"/>909 <text:s text:c="2"/>-743 <text:s/>441 <text:s text:c="2"/>619 <text:s text:c="2"/>-158 <text:s/>802 <text:s text:c="2"/>-744 <text:s/>-485 <text:s/>521 <text:s text:c="2"/>667 <text:s text:c="2"/>-163 <text:s/>630 <text:s text:c="2"/>-168 <text:s/>346 <text:s text:c="2"/>-82 <text:s text:c="2"/>652 <text:s text:c="2"/>-615 <text:s/>971 <text:s text:c="2"/>-855 <text:s/>690 <text:s text:c="2"/>-33 <text:s text:c="2"/>-930 <text:s/>841 <text:s text:c="2"/>-473 <text:s/>-494 <text:s/>486 <text:s text:c="2"/>743 <text:s text:c="2"/>-124 <text:s/>445 <text:s text:c="2"/>-724 <text:s/>879 <text:s text:c="2"/>706 <text:s text:c="2"/>-115 <text:s/>672 <text:s text:c="2"/>677 <text:s text:c="2"/>727 <text:s text:c="2"/>474 <text:s text:c="2"/>-714 <text:s/>-406 <text:s/>347 <text:s text:c="2"/>953 <text:s text:c="2"/>432 <text:s text:c="2"/>-23 <text:s text:c="2"/>137 <text:s text:c="2"/>130 <text:s text:c="2"/>-753 <text:s/>-211 <text:s/>|</text:p>
      <text:p text:style-name="P4"><text:soft-page-break/><text:s text:c="2"/>|515 <text:s text:c="2"/>-430 <text:s/>287 <text:s text:c="2"/>205 <text:s text:c="2"/>538 <text:s text:c="2"/>709 <text:s text:c="2"/>398 <text:s text:c="2"/>-583 <text:s/>-785 <text:s/>-116 <text:s/>-488 <text:s/>91 <text:s text:c="3"/>-319 <text:s/>140 <text:s text:c="2"/>322 <text:s text:c="2"/>-260 <text:s/>-974 <text:s/>346 <text:s text:c="2"/>-583 <text:s/>-895 <text:s/>-179 <text:s/>55 <text:s text:c="3"/>-300 <text:s/>-832 <text:s/>9 <text:s text:c="4"/>-516 <text:s/>498 <text:s text:c="2"/>-502 <text:s/>614 <text:s text:c="2"/>745 <text:s text:c="2"/>288 <text:s text:c="2"/>481 <text:s text:c="2"/>-684 <text:s/>-73 <text:s text:c="2"/>38 <text:s text:c="3"/>-794 <text:s/>-364 <text:s/>-212 <text:s/>-25 <text:s text:c="2"/>203 <text:s text:c="2"/>-976 <text:s/>487 <text:s text:c="2"/>-354 <text:s/>57 <text:s text:c="3"/>-372 <text:s/>969 <text:s text:c="2"/>797 <text:s text:c="2"/>-346 <text:s/>667 <text:s text:c="2"/>-433 <text:s/>111 <text:s text:c="2"/>-512 <text:s/>622 <text:s text:c="2"/>811 <text:s text:c="2"/>9 <text:s text:c="4"/>-17 <text:s text:c="2"/>-353 <text:s/>-493 <text:s/>482 <text:s text:c="2"/>-387 <text:s/>|</text:p>
      <text:p text:style-name="P4"><text:s text:c="2"/>|-396 <text:s/>122 <text:s text:c="2"/>-906 <text:s/>-80 <text:s text:c="2"/>-599 <text:s/>484 <text:s text:c="2"/>478 <text:s text:c="2"/>37 <text:s text:c="3"/>-728 <text:s/>-547 <text:s/>-408 <text:s/>-704 <text:s/>941 <text:s text:c="2"/>238 <text:s text:c="2"/>354 <text:s text:c="2"/>-79 <text:s text:c="2"/>559 <text:s text:c="2"/>151 <text:s text:c="2"/>927 <text:s text:c="2"/>227 <text:s text:c="2"/>-930 <text:s/>38 <text:s text:c="3"/>-933 <text:s/>693 <text:s text:c="2"/>202 <text:s text:c="2"/>428 <text:s text:c="2"/>28 <text:s text:c="3"/>849 <text:s text:c="2"/>935 <text:s text:c="2"/>-490 <text:s/>-185 <text:s/>-108 <text:s/>984 <text:s text:c="2"/>-91 <text:s text:c="2"/>-836 <text:s/>-615 <text:s/>-254 <text:s/>643 <text:s text:c="2"/>774 <text:s text:c="2"/>18 <text:s text:c="3"/>-552 <text:s/>-634 <text:s/>315 <text:s text:c="2"/>-259 <text:s/>957 <text:s text:c="2"/>21 <text:s text:c="3"/>662 <text:s text:c="2"/>868 <text:s text:c="2"/>-476 <text:s/>941 <text:s text:c="2"/>95 <text:s text:c="3"/>-405 <text:s/>-20 <text:s text:c="2"/>515 <text:s text:c="2"/>-360 <text:s/>-818 <text:s/>-57 <text:s text:c="2"/>668 <text:s text:c="2"/>-617 <text:s/>231 <text:s text:c="2"/>|</text:p>
      <text:p text:style-name="P4"><text:s text:c="2"/>|-469 <text:s/>198 <text:s text:c="2"/>-877 <text:s/>-133 <text:s/>-540 <text:s/>-361 <text:s/>253 <text:s text:c="2"/>206 <text:s text:c="2"/>-718 <text:s/>27 <text:s text:c="3"/>-776 <text:s/>-269 <text:s/>746 <text:s text:c="2"/>891 <text:s text:c="2"/>824 <text:s text:c="2"/>703 <text:s text:c="2"/>264 <text:s text:c="2"/>487 <text:s text:c="2"/>923 <text:s text:c="2"/>789 <text:s text:c="2"/>428 <text:s text:c="2"/>371 <text:s text:c="2"/>-264 <text:s/>-240 <text:s/>-114 <text:s/>376 <text:s text:c="2"/>-58 <text:s text:c="2"/>-819 <text:s/>396 <text:s text:c="2"/>678 <text:s text:c="2"/>764 <text:s text:c="2"/>-721 <text:s/>-124 <text:s/>-761 <text:s/>147 <text:s text:c="2"/>336 <text:s text:c="2"/>-121 <text:s/>-248 <text:s/>-106 <text:s/>161 <text:s text:c="2"/>-869 <text:s/>119 <text:s text:c="2"/>-756 <text:s/>877 <text:s text:c="2"/>362 <text:s text:c="2"/>-931 <text:s/>932 <text:s text:c="2"/>-373 <text:s/>908 <text:s text:c="2"/>856 <text:s text:c="2"/>-232 <text:s/>688 <text:s text:c="2"/>227 <text:s text:c="2"/>504 <text:s text:c="2"/>-551 <text:s/>-535 <text:s/>232 <text:s text:c="2"/>743 <text:s text:c="2"/>-354 <text:s/>-20 <text:s text:c="2"/>|</text:p>
      <text:p text:style-name="P4"><text:s text:c="2"/>|773 <text:s text:c="2"/>-589 <text:s/>260 <text:s text:c="2"/>-350 <text:s/>-350 <text:s/>-241 <text:s/>-662 <text:s/>529 <text:s text:c="2"/>511 <text:s text:c="2"/>233 <text:s text:c="2"/>43 <text:s text:c="3"/>994 <text:s text:c="2"/>-296 <text:s/>639 <text:s text:c="2"/>-776 <text:s/>-582 <text:s/>-940 <text:s/>-844 <text:s/>397 <text:s text:c="2"/>968 <text:s text:c="2"/>-636 <text:s/>-835 <text:s/>-991 <text:s/>943 <text:s text:c="2"/>669 <text:s text:c="2"/>-542 <text:s/>-240 <text:s/>-99 <text:s text:c="2"/>-447 <text:s/>759 <text:s text:c="2"/>-766 <text:s/>-673 <text:s/>-478 <text:s/>846 <text:s text:c="2"/>329 <text:s text:c="2"/>524 <text:s text:c="2"/>-395 <text:s/>-981 <text:s/>54 <text:s text:c="3"/>-532 <text:s/>604 <text:s text:c="2"/>-551 <text:s/>-538 <text:s/>-340 <text:s/>-560 <text:s/>-314 <text:s/>79 <text:s text:c="3"/>-499 <text:s/>195 <text:s text:c="2"/>-524 <text:s/>-531 <text:s/>911 <text:s text:c="2"/>-358 <text:s/>-170 <text:s/>-793 <text:s/>-337 <text:s/>640 <text:s text:c="2"/>-33 <text:s text:c="2"/>917 <text:s text:c="2"/>-806 <text:s/>|</text:p>
      <text:p text:style-name="P4"><text:s text:c="2"/>|78 <text:s text:c="3"/>-849 <text:s/>-127 <text:s/>600 <text:s text:c="2"/>997 <text:s text:c="2"/>-798 <text:s/>125 <text:s text:c="2"/>-398 <text:s/>-427 <text:s/>-469 <text:s/>422 <text:s text:c="2"/>-822 <text:s/>-20 <text:s text:c="2"/>-764 <text:s/>-162 <text:s/>420 <text:s text:c="2"/>-77 <text:s text:c="2"/>917 <text:s text:c="2"/>921 <text:s text:c="2"/>-530 <text:s/>-254 <text:s/>-257 <text:s/>-267 <text:s/>740 <text:s text:c="2"/>925 <text:s text:c="2"/>-60 <text:s text:c="2"/>-597 <text:s/>566 <text:s text:c="2"/>-740 <text:s/>-680 <text:s/>-888 <text:s/>338 <text:s text:c="2"/>-177 <text:s/>-15 <text:s text:c="2"/>-61 <text:s text:c="2"/>-180 <text:s/>539 <text:s text:c="2"/>-584 <text:s/>774 <text:s text:c="2"/>-888 <text:s/>-53 <text:s text:c="2"/>196 <text:s text:c="2"/>-710 <text:s/>927 <text:s text:c="2"/>785 <text:s text:c="2"/>481 <text:s text:c="2"/>699 <text:s text:c="2"/>60 <text:s text:c="3"/>750 <text:s text:c="2"/>973 <text:s text:c="2"/>530 <text:s text:c="2"/>-504 <text:s/>68 <text:s text:c="3"/>-385 <text:s/>-764 <text:s/>-7 <text:s text:c="3"/>556 <text:s text:c="2"/>-8 <text:s text:c="3"/>-89 <text:s text:c="2"/>-832 <text:s/>|</text:p>
      <text:p text:style-name="P4"><text:s text:c="2"/>|664 <text:s text:c="2"/>23 <text:s text:c="3"/>858 <text:s text:c="2"/>-512 <text:s/>-992 <text:s/>149 <text:s text:c="2"/>308 <text:s text:c="2"/>899 <text:s text:c="2"/>565 <text:s text:c="2"/>435 <text:s text:c="2"/>-636 <text:s/>-488 <text:s/>-17 <text:s text:c="2"/>-346 <text:s/>-209 <text:s/>-232 <text:s/>-513 <text:s/>-157 <text:s/>828 <text:s text:c="2"/>-762 <text:s/>-184 <text:s/>710 <text:s text:c="2"/>-266 <text:s/>-764 <text:s/>-674 <text:s/>323 <text:s text:c="2"/>581 <text:s text:c="2"/>-766 <text:s/>-685 <text:s/>-507 <text:s/>-598 <text:s/>979 <text:s text:c="2"/>516 <text:s text:c="2"/>-740 <text:s/>-533 <text:s/>877 <text:s text:c="2"/>762 <text:s text:c="2"/>-872 <text:s/>776 <text:s text:c="2"/>327 <text:s text:c="2"/>563 <text:s text:c="2"/>-860 <text:s/>840 <text:s text:c="2"/>-102 <text:s/>147 <text:s text:c="2"/>-369 <text:s/>667 <text:s text:c="2"/>634 <text:s text:c="2"/>474 <text:s text:c="2"/>495 <text:s text:c="2"/>-776 <text:s/>-358 <text:s/>558 <text:s text:c="2"/>-41 <text:s text:c="2"/>230 <text:s text:c="2"/>884 <text:s text:c="2"/>-366 <text:s/>-188 <text:s/>-882 <text:s/>-51 <text:s text:c="2"/>|</text:p>
      <text:p text:style-name="P4"><text:s text:c="2"/>|657 <text:s text:c="2"/>-128 <text:s/>280 <text:s text:c="2"/>173 <text:s text:c="2"/>484 <text:s text:c="2"/>-900 <text:s/>402 <text:s text:c="2"/>246 <text:s text:c="2"/>-420 <text:s/>531 <text:s text:c="2"/>-426 <text:s/>-505 <text:s/>-977 <text:s/>-234 <text:s/>393 <text:s text:c="2"/>522 <text:s text:c="2"/>397 <text:s text:c="2"/>60 <text:s text:c="3"/>157 <text:s text:c="2"/>224 <text:s text:c="2"/>-92 <text:s text:c="2"/>381 <text:s text:c="2"/>-782 <text:s/>-534 <text:s/>-308 <text:s/>449 <text:s text:c="2"/>-298 <text:s/>326 <text:s text:c="2"/>-387 <text:s/>172 <text:s text:c="2"/>-373 <text:s/>-730 <text:s/>-956 <text:s/>-740 <text:s/>795 <text:s text:c="2"/>528 <text:s text:c="2"/>-640 <text:s/>550 <text:s text:c="2"/>127 <text:s text:c="2"/>-60 <text:s text:c="2"/>81 <text:s text:c="3"/>-947 <text:s/>787 <text:s text:c="2"/>104 <text:s text:c="2"/>-181 <text:s/>180 <text:s text:c="2"/>-373 <text:s/>-432 <text:s/>-407 <text:s/>-864 <text:s/>-856 <text:s/>853 <text:s text:c="2"/>869 <text:s text:c="2"/>-637 <text:s/>-329 <text:s/>-86 <text:s text:c="2"/>-836 <text:s/>373 <text:s text:c="2"/>-408 <text:s/>129 <text:s text:c="2"/>|</text:p>
      <text:p text:style-name="P4"><text:s text:c="2"/>|-455 <text:s/>220 <text:s text:c="2"/>751 <text:s text:c="2"/>-59 <text:s text:c="2"/>480 <text:s text:c="2"/>898 <text:s text:c="2"/>-179 <text:s/>-808 <text:s/>448 <text:s text:c="2"/>948 <text:s text:c="2"/>484 <text:s text:c="2"/>-471 <text:s/>-999 <text:s/>271 <text:s text:c="2"/>986 <text:s text:c="2"/>172 <text:s text:c="2"/>-197 <text:s/>-35 <text:s text:c="2"/>741 <text:s text:c="2"/>396 <text:s text:c="2"/>453 <text:s text:c="2"/>885 <text:s text:c="2"/>249 <text:s text:c="2"/>674 <text:s text:c="2"/>-400 <text:s/>-728 <text:s/>-412 <text:s/>-236 <text:s/>645 <text:s text:c="2"/>181 <text:s text:c="2"/>893 <text:s text:c="2"/>-458 <text:s/>-247 <text:s/>996 <text:s text:c="2"/>483 <text:s text:c="2"/>-415 <text:s/>895 <text:s text:c="2"/>-343 <text:s/>-223 <text:s/>343 <text:s text:c="2"/>-395 <text:s/>-739 <text:s/>-775 <text:s/>-41 <text:s text:c="2"/>884 <text:s text:c="2"/>-437 <text:s/>-869 <text:s/>-313 <text:s/>528 <text:s text:c="2"/>-776 <text:s/>-564 <text:s/>333 <text:s text:c="2"/>-890 <text:s/>-963 <text:s/>7 <text:s text:c="4"/>-290 <text:s/>-690 <text:s/>596 <text:s text:c="2"/>827 <text:s text:c="2"/>-693 <text:s/>|</text:p>
      <text:p text:style-name="P4"><text:s text:c="2"/>|129 <text:s text:c="2"/>-928 <text:s/>202 <text:s text:c="2"/>-766 <text:s/>-931 <text:s/>37 <text:s text:c="3"/>-181 <text:s/>964 <text:s text:c="2"/>694 <text:s text:c="2"/>948 <text:s text:c="2"/>307 <text:s text:c="2"/>-348 <text:s/>-439 <text:s/>532 <text:s text:c="2"/>611 <text:s text:c="2"/>-555 <text:s/>-905 <text:s/>-906 <text:s/>484 <text:s text:c="2"/>975 <text:s text:c="2"/>-681 <text:s/>920 <text:s text:c="2"/>308 <text:s text:c="2"/>-571 <text:s/>958 <text:s text:c="2"/>-332 <text:s/>491 <text:s text:c="2"/>-380 <text:s/>-736 <text:s/>318 <text:s text:c="2"/>-73 <text:s text:c="2"/>745 <text:s text:c="2"/>391 <text:s text:c="2"/>-871 <text:s/>979 <text:s text:c="2"/>812 <text:s text:c="2"/>167 <text:s text:c="2"/>150 <text:s text:c="2"/>776 <text:s text:c="2"/>-139 <text:s/>98 <text:s text:c="3"/>83 <text:s text:c="3"/>865 <text:s text:c="2"/>659 <text:s text:c="2"/>-32 <text:s text:c="2"/>476 <text:s text:c="2"/>-896 <text:s/>415 <text:s text:c="2"/>923 <text:s text:c="2"/>940 <text:s text:c="2"/>743 <text:s text:c="2"/>-758 <text:s/>861 <text:s text:c="2"/>403 <text:s text:c="2"/>23 <text:s text:c="3"/>819 <text:s text:c="2"/>-929 <text:s/>-134 <text:s/>-561 <text:s/>-313 <text:s/>|</text:p>
      <text:p text:style-name="P4"><text:s text:c="2"/>|-815 <text:s/>718 <text:s text:c="2"/>-568 <text:s/>928 <text:s text:c="2"/>848 <text:s text:c="2"/>-237 <text:s/>740 <text:s text:c="2"/>367 <text:s text:c="2"/>913 <text:s text:c="2"/>868 <text:s text:c="2"/>-420 <text:s/>363 <text:s text:c="2"/>303 <text:s text:c="2"/>-554 <text:s/>22 <text:s text:c="3"/>-729 <text:s/>-726 <text:s/>478 <text:s text:c="2"/>-961 <text:s/>-803 <text:s/>419 <text:s text:c="2"/>782 <text:s text:c="2"/>-561 <text:s/>632 <text:s text:c="2"/>537 <text:s text:c="2"/>814 <text:s text:c="2"/>451 <text:s text:c="2"/>609 <text:s text:c="2"/>-319 <text:s/>-758 <text:s/>-704 <text:s/>218 <text:s text:c="2"/>-688 <text:s/>81 <text:s text:c="3"/>498 <text:s text:c="2"/>-488 <text:s/>844 <text:s text:c="2"/>590 <text:s text:c="2"/>879 <text:s text:c="2"/>-890 <text:s/>458 <text:s text:c="2"/>-188 <text:s/>825 <text:s text:c="2"/>113 <text:s text:c="2"/>610 <text:s text:c="2"/>-152 <text:s/>385 <text:s text:c="2"/>884 <text:s text:c="2"/>-322 <text:s/>776 <text:s text:c="2"/>-918 <text:s/>-551 <text:s/>910 <text:s text:c="2"/>-127 <text:s/>-919 <text:s/>447 <text:s text:c="2"/>40 <text:s text:c="3"/>884 <text:s text:c="2"/>56 <text:s text:c="3"/>-927 <text:s/>|</text:p>
      <text:p text:style-name="P4"><text:s text:c="2"/>|-522 <text:s/>353 <text:s text:c="2"/>291 <text:s text:c="2"/>-209 <text:s/>-214 <text:s/>141 <text:s text:c="2"/>303 <text:s text:c="2"/>-18 <text:s text:c="2"/>-269 <text:s/>535 <text:s text:c="2"/>444 <text:s text:c="2"/>-459 <text:s/>-653 <text:s/>270 <text:s text:c="2"/>654 <text:s text:c="2"/>957 <text:s text:c="2"/>-530 <text:s/>391 <text:s text:c="2"/>-807 <text:s/>148 <text:s text:c="2"/>519 <text:s text:c="2"/>-725 <text:s/>598 <text:s text:c="2"/>429 <text:s text:c="2"/>501 <text:s text:c="2"/>679 <text:s text:c="2"/>-123 <text:s/>-107 <text:s/>916 <text:s text:c="2"/>-715 <text:s/>-34 <text:s text:c="2"/>-606 <text:s/>990 <text:s text:c="2"/>-743 <text:s/>185 <text:s text:c="2"/>-224 <text:s/>750 <text:s text:c="2"/>-511 <text:s/>759 <text:s text:c="2"/>-167 <text:s/>-624 <text:s/>203 <text:s text:c="2"/>726 <text:s text:c="2"/>-277 <text:s/>-527 <text:s/>732 <text:s text:c="2"/>32 <text:s text:c="3"/>-57 <text:s text:c="2"/>124 <text:s text:c="2"/>225 <text:s text:c="2"/>-556 <text:s/>-357 <text:s/>853 <text:s text:c="2"/>-606 <text:s/>-575 <text:s/>706 <text:s text:c="2"/>-575 <text:s/>654 <text:s text:c="2"/>-401 <text:s/>-659 <text:s/>|</text:p>
      <text:p text:style-name="P4"><text:s text:c="2"/>|939 <text:s text:c="2"/>565 <text:s text:c="2"/>-264 <text:s/>930 <text:s text:c="2"/>-826 <text:s/>921 <text:s text:c="2"/>58 <text:s text:c="3"/>924 <text:s text:c="2"/>-238 <text:s/>169 <text:s text:c="2"/>109 <text:s text:c="2"/>138 <text:s text:c="2"/>-627 <text:s/>-165 <text:s/>-787 <text:s/>198 <text:s text:c="2"/>-433 <text:s/>245 <text:s text:c="2"/>-506 <text:s/>-957 <text:s/>-177 <text:s/>290 <text:s text:c="2"/>-313 <text:s/>28 <text:s text:c="3"/>684 <text:s text:c="2"/>464 <text:s text:c="2"/>-266 <text:s/>-891 <text:s/>118 <text:s text:c="2"/>685 <text:s text:c="2"/>-549 <text:s/>57 <text:s text:c="3"/>602 <text:s text:c="2"/>187 <text:s text:c="2"/>339 <text:s text:c="2"/>776 <text:s text:c="2"/>460 <text:s text:c="2"/>-602 <text:s/>-948 <text:s/>-777 <text:s/>919 <text:s text:c="2"/><text:soft-page-break/>161 <text:s text:c="2"/>361 <text:s text:c="2"/>-708 <text:s/>-652 <text:s/>575 <text:s text:c="2"/>843 <text:s text:c="2"/>-85 <text:s text:c="2"/>172 <text:s text:c="2"/>-311 <text:s/>-41 <text:s text:c="2"/>-653 <text:s/>979 <text:s text:c="2"/>998 <text:s text:c="2"/>375 <text:s text:c="2"/>-985 <text:s/>462 <text:s text:c="2"/>-539 <text:s/>-876 <text:s/>-68 <text:s text:c="2"/>|</text:p>
      <text:p text:style-name="P4"><text:s text:c="2"/>|-854 <text:s/>-73 <text:s text:c="2"/>989 <text:s text:c="2"/>748 <text:s text:c="2"/>-534 <text:s/>681 <text:s text:c="2"/>876 <text:s text:c="2"/>927 <text:s text:c="2"/>-569 <text:s/>-720 <text:s/>-850 <text:s/>-650 <text:s/>793 <text:s text:c="2"/>863 <text:s text:c="2"/>-5 <text:s text:c="3"/>-859 <text:s/>790 <text:s text:c="2"/>190 <text:s text:c="2"/>409 <text:s text:c="2"/>315 <text:s text:c="2"/>879 <text:s text:c="2"/>-632 <text:s/>662 <text:s text:c="2"/>-790 <text:s/>-282 <text:s/>390 <text:s text:c="2"/>-775 <text:s/>-820 <text:s/>851 <text:s text:c="2"/>-299 <text:s/>112 <text:s text:c="2"/>998 <text:s text:c="2"/>981 <text:s text:c="2"/>453 <text:s text:c="2"/>-902 <text:s/>-553 <text:s/>486 <text:s text:c="2"/>-673 <text:s/>-626 <text:s/>917 <text:s text:c="2"/>-393 <text:s/>-124 <text:s/>-380 <text:s/>-599 <text:s/>92 <text:s text:c="3"/>615 <text:s text:c="2"/>-106 <text:s/>-118 <text:s/>-195 <text:s/>-697 <text:s/>-451 <text:s/>36 <text:s text:c="3"/>23 <text:s text:c="3"/>-788 <text:s/>598 <text:s text:c="2"/>741 <text:s text:c="2"/>602 <text:s text:c="2"/>-825 <text:s/>-727 <text:s/>805 <text:s text:c="2"/>|</text:p>
      <text:p text:style-name="P4"><text:s text:c="2"/>|228 <text:s text:c="2"/>737 <text:s text:c="2"/>803 <text:s text:c="2"/>209 <text:s text:c="2"/>191 <text:s text:c="2"/>-746 <text:s/>657 <text:s text:c="2"/>-323 <text:s/>-419 <text:s/>-617 <text:s/>-53 <text:s text:c="2"/>540 <text:s text:c="2"/>260 <text:s text:c="2"/>567 <text:s text:c="2"/>-707 <text:s/>-648 <text:s/>534 <text:s text:c="2"/>540 <text:s text:c="2"/>586 <text:s text:c="2"/>-309 <text:s/>843 <text:s text:c="2"/>-864 <text:s/>727 <text:s text:c="2"/>-133 <text:s/>-300 <text:s/>325 <text:s text:c="2"/>-40 <text:s text:c="2"/>-346 <text:s/>852 <text:s text:c="2"/>234 <text:s text:c="2"/>-541 <text:s/>80 <text:s text:c="3"/>-29 <text:s text:c="2"/>-385 <text:s/>-710 <text:s/>-486 <text:s/>221 <text:s text:c="2"/>-701 <text:s/>544 <text:s text:c="2"/>-846 <text:s/>-318 <text:s/>-509 <text:s/>694 <text:s text:c="2"/>942 <text:s text:c="2"/>-590 <text:s/>-660 <text:s/>-354 <text:s/>944 <text:s text:c="2"/>880 <text:s text:c="2"/>-415 <text:s/>-365 <text:s/>-925 <text:s/>73 <text:s text:c="3"/>-286 <text:s/>-58 <text:s text:c="2"/>773 <text:s text:c="2"/>-609 <text:s/>-745 <text:s/>-573 <text:s/>-757 <text:s/>|</text:p>
      <text:p text:style-name="P4"><text:s text:c="2"/>- <text:s text:c="359"/>-</text:p>
      <text:p text:style-name="P4">Матриці A і B після першого пункту:</text:p>
      <text:p text:style-name="P4"><text:s text:c="2"/>- <text:s text:c="359"/>-</text:p>
      <text:p text:style-name="P4"><text:s text:c="2"/>|383 <text:s text:c="2"/>-114 <text:s/>-223 <text:s/>-85 <text:s text:c="2"/>793 <text:s text:c="2"/>-665 <text:s/>386 <text:s text:c="2"/>-508 <text:s/>-351 <text:s/>421 <text:s text:c="2"/>-638 <text:s/>-973 <text:s/>-310 <text:s/>-941 <text:s/>763 <text:s text:c="2"/>926 <text:s text:c="2"/>-460 <text:s/>426 <text:s text:c="2"/>172 <text:s text:c="2"/>736 <text:s text:c="2"/>211 <text:s text:c="2"/>368 <text:s text:c="2"/>-433 <text:s/>-571 <text:s/>782 <text:s text:c="2"/>530 <text:s text:c="2"/>-138 <text:s/>123 <text:s text:c="2"/>-933 <text:s/>135 <text:s text:c="2"/>929 <text:s text:c="2"/>802 <text:s text:c="2"/>-978 <text:s/>58 <text:s text:c="3"/>69 <text:s text:c="3"/>-833 <text:s/>393 <text:s text:c="2"/>-544 <text:s/>11 <text:s text:c="3"/>-958 <text:s/>-771 <text:s/>373 <text:s text:c="2"/>-579 <text:s/>-81 <text:s text:c="2"/>784 <text:s text:c="2"/>-463 <text:s/>198 <text:s text:c="2"/>-676 <text:s/>-685 <text:s/>-630 <text:s/>-587 <text:s/>526 <text:s text:c="2"/>-909 <text:s/>-20 <text:s text:c="2"/>956 <text:s text:c="2"/>873 <text:s text:c="2"/>-138 <text:s/>170 <text:s text:c="2"/>-4 <text:s text:c="3"/>281 <text:s text:c="2"/>|</text:p>
      <text:p text:style-name="P4"><text:s text:c="2"/>|-695 <text:s/>-75 <text:s text:c="2"/>84 <text:s text:c="3"/>-673 <text:s/>-664 <text:s/>-495 <text:s/>-154 <text:s/>729 <text:s text:c="2"/>313 <text:s text:c="2"/>857 <text:s text:c="2"/>-876 <text:s/>895 <text:s text:c="2"/>582 <text:s text:c="2"/>-455 <text:s/>-186 <text:s/>367 <text:s text:c="2"/>434 <text:s text:c="2"/>-636 <text:s/>-957 <text:s/>750 <text:s text:c="2"/>87 <text:s text:c="3"/>-192 <text:s/>276 <text:s text:c="2"/>178 <text:s text:c="2"/>788 <text:s text:c="2"/>584 <text:s text:c="2"/>403 <text:s text:c="2"/>-349 <text:s/>-246 <text:s/>-601 <text:s/>932 <text:s text:c="2"/>60 <text:s text:c="3"/>676 <text:s text:c="2"/>368 <text:s text:c="2"/>739 <text:s text:c="2"/>-988 <text:s/>-774 <text:s/>-414 <text:s/>-906 <text:s/>539 <text:s text:c="2"/>-205 <text:s/>-430 <text:s/>434 <text:s text:c="2"/>-622 <text:s/>467 <text:s text:c="2"/>-399 <text:s/>-903 <text:s/>-98 <text:s text:c="2"/>317 <text:s text:c="2"/>-508 <text:s/>-348 <text:s/>-244 <text:s/>301 <text:s text:c="2"/>-720 <text:s/>-714 <text:s/>441 <text:s text:c="2"/>865 <text:s text:c="2"/>689 <text:s text:c="2"/>-556 <text:s/>-381 <text:s/>|</text:p>
      <text:p text:style-name="P4"><text:s text:c="2"/>|-560 <text:s/>-271 <text:s/>-969 <text:s/>-883 <text:s/>-903 <text:s/>771 <text:s text:c="2"/>-519 <text:s/>-325 <text:s/>-291 <text:s/>-73 <text:s text:c="2"/>-433 <text:s/>856 <text:s text:c="2"/>497 <text:s text:c="2"/>-647 <text:s/>-414 <text:s/>-35 <text:s text:c="2"/>306 <text:s text:c="2"/>-317 <text:s/>-781 <text:s/>-376 <text:s/>528 <text:s text:c="2"/>-129 <text:s/>732 <text:s text:c="2"/>-171 <text:s/>503 <text:s text:c="2"/>-981 <text:s/>-730 <text:s/>368 <text:s text:c="2"/>708 <text:s text:c="2"/>-285 <text:s/>-660 <text:s/>-851 <text:s/>796 <text:s text:c="2"/>-277 <text:s/>-382 <text:s/>-755 <text:s/>-154 <text:s/>451 <text:s text:c="2"/>-79 <text:s text:c="2"/>555 <text:s text:c="2"/>-621 <text:s/>488 <text:s text:c="2"/>764 <text:s text:c="2"/>-772 <text:s/>841 <text:s text:c="2"/>-650 <text:s/>193 <text:s text:c="2"/>500 <text:s text:c="2"/>34 <text:s text:c="3"/>764 <text:s text:c="2"/>-876 <text:s/>-86 <text:s text:c="2"/>-13 <text:s text:c="2"/>856 <text:s text:c="2"/>743 <text:s text:c="2"/>-509 <text:s/>-773 <text:s/>-635 <text:s/>859 <text:s text:c="2"/>936 <text:s text:c="2"/>|</text:p>
      <text:p text:style-name="P4"><text:s text:c="2"/>|432 <text:s text:c="2"/>-449 <text:s/>-563 <text:s/>228 <text:s text:c="2"/>275 <text:s text:c="2"/>407 <text:s text:c="2"/>474 <text:s text:c="2"/>-879 <text:s/>-142 <text:s/>-605 <text:s/>-971 <text:s/>237 <text:s text:c="2"/>-765 <text:s/>793 <text:s text:c="2"/>818 <text:s text:c="2"/>-572 <text:s/>-857 <text:s/>11 <text:s text:c="3"/>928 <text:s text:c="2"/>529 <text:s text:c="2"/>-224 <text:s/>-596 <text:s/>-557 <text:s/>763 <text:s text:c="2"/>-387 <text:s/>-462 <text:s/>-394 <text:s/>-160 <text:s/>-96 <text:s text:c="2"/>-182 <text:s/>128 <text:s text:c="2"/>-312 <text:s/>369 <text:s text:c="2"/>917 <text:s text:c="2"/>917 <text:s text:c="2"/>-4 <text:s text:c="3"/>324 <text:s text:c="2"/>743 <text:s text:c="2"/>470 <text:s text:c="2"/>-817 <text:s/>-510 <text:s/>499 <text:s text:c="2"/>772 <text:s text:c="2"/>-275 <text:s/>644 <text:s text:c="2"/>590 <text:s text:c="2"/>505 <text:s text:c="2"/>-861 <text:s/>-46 <text:s text:c="2"/>786 <text:s text:c="2"/>669 <text:s text:c="2"/>-918 <text:s/>-458 <text:s/>-536 <text:s/>-803 <text:s/>507 <text:s text:c="2"/>355 <text:s text:c="2"/>-196 <text:s/>-652 <text:s/>-389 <text:s/>|</text:p>
      <text:p text:style-name="P4"><text:s text:c="2"/>|622 <text:s text:c="2"/>828 <text:s text:c="2"/>299 <text:s text:c="2"/>343 <text:s text:c="2"/>746 <text:s text:c="2"/>568 <text:s text:c="2"/>-660 <text:s/>422 <text:s text:c="2"/>311 <text:s text:c="2"/>810 <text:s text:c="2"/>605 <text:s text:c="2"/>801 <text:s text:c="2"/>661 <text:s text:c="2"/>730 <text:s text:c="2"/>-122 <text:s/>305 <text:s text:c="2"/>320 <text:s text:c="2"/>-264 <text:s/>444 <text:s text:c="2"/>-374 <text:s/>-478 <text:s/>465 <text:s text:c="2"/>-292 <text:s/>416 <text:s text:c="2"/>-718 <text:s/>258 <text:s text:c="2"/>-76 <text:s text:c="2"/>637 <text:s text:c="2"/>-938 <text:s/>624 <text:s text:c="2"/>-400 <text:s/>-964 <text:s/>452 <text:s text:c="2"/>899 <text:s text:c="2"/>379 <text:s text:c="2"/>550 <text:s text:c="2"/>468 <text:s text:c="2"/>-929 <text:s/>-27 <text:s text:c="2"/>131 <text:s text:c="2"/>881 <text:s text:c="2"/>-70 <text:s text:c="2"/>-67 <text:s text:c="2"/>894 <text:s text:c="2"/>-340 <text:s/>-837 <text:s/>199 <text:s text:c="2"/>981 <text:s text:c="2"/>-101 <text:s/>-4 <text:s text:c="3"/>-41 <text:s text:c="2"/>773 <text:s text:c="2"/>-187 <text:s/>668 <text:s text:c="2"/>190 <text:s text:c="2"/>95 <text:s text:c="3"/>-74 <text:s text:c="2"/>-534 <text:s/>84 <text:s text:c="3"/>340 <text:s text:c="2"/>|</text:p>
      <text:p text:style-name="P4"><text:s text:c="2"/>|-910 <text:s/>684 <text:s text:c="2"/>376 <text:s text:c="2"/>542 <text:s text:c="2"/>936 <text:s text:c="2"/>107 <text:s text:c="2"/>445 <text:s text:c="2"/>756 <text:s text:c="2"/>179 <text:s text:c="2"/>-582 <text:s/>-113 <text:s/>412 <text:s text:c="2"/>348 <text:s text:c="2"/>-828 <text:s/>659 <text:s text:c="2"/>-991 <text:s/>-664 <text:s/>210 <text:s text:c="2"/>-658 <text:s/>587 <text:s text:c="2"/>-794 <text:s/>301 <text:s text:c="2"/>713 <text:s text:c="2"/>372 <text:s text:c="2"/>321 <text:s text:c="2"/>255 <text:s text:c="2"/>-181 <text:s/>-401 <text:s/>721 <text:s text:c="2"/>904 <text:s text:c="2"/>939 <text:s text:c="2"/>811 <text:s text:c="2"/>940 <text:s text:c="2"/>667 <text:s text:c="2"/>705 <text:s text:c="2"/>-772 <text:s/>127 <text:s text:c="2"/>150 <text:s text:c="2"/>984 <text:s text:c="2"/>-342 <text:s/>920 <text:s text:c="2"/>224 <text:s text:c="2"/>-578 <text:s/>269 <text:s text:c="2"/>396 <text:s text:c="2"/>-919 <text:s/>630 <text:s text:c="2"/>-916 <text:s/>292 <text:s text:c="2"/>972 <text:s text:c="2"/>672 <text:s text:c="2"/>850 <text:s text:c="2"/>625 <text:s text:c="2"/>385 <text:s text:c="2"/>222 <text:s text:c="2"/>299 <text:s text:c="2"/>-360 <text:s/>-958 <text:s/>898 <text:s text:c="2"/>-287 <text:s/>|</text:p>
      <text:p text:style-name="P4"><text:s text:c="2"/>|-702 <text:s/>-810 <text:s/>-476 <text:s/>-410 <text:s/>-791 <text:s/>-419 <text:s/>-181 <text:s/>336 <text:s text:c="2"/>732 <text:s text:c="2"/>155 <text:s text:c="2"/>994 <text:s text:c="2"/>-996 <text:s/>-621 <text:s/>-231 <text:s/>273 <text:s text:c="2"/>776 <text:s text:c="2"/>-150 <text:s/>255 <text:s text:c="2"/>860 <text:s text:c="2"/>-858 <text:s/>579 <text:s text:c="2"/>884 <text:s text:c="2"/>993 <text:s text:c="2"/>205 <text:s text:c="2"/>621 <text:s text:c="2"/>567 <text:s text:c="2"/>-496 <text:s/>-387 <text:s/>961 <text:s text:c="2"/>-246 <text:s/>326 <text:s text:c="2"/>-741 <text:s/>-56 <text:s text:c="2"/>-798 <text:s/>202 <text:s text:c="2"/>506 <text:s text:c="2"/>-216 <text:s/>-979 <text:s/>-158 <text:s/>-132 <text:s/>528 <text:s text:c="2"/>189 <text:s text:c="2"/>-128 <text:s/>908 <text:s text:c="2"/>958 <text:s text:c="2"/>-502 <text:s/>-964 <text:s/>-192 <text:s/>753 <text:s text:c="2"/>-752 <text:s/>303 <text:s text:c="2"/>333 <text:s text:c="2"/>-867 <text:s/>648 <text:s text:c="2"/>-110 <text:s/>754 <text:s text:c="2"/>567 <text:s text:c="2"/>746 <text:s text:c="2"/>-632 <text:s/>529 <text:s text:c="2"/>|</text:p>
      <text:p text:style-name="P4"><text:s text:c="2"/>|-500 <text:s/>-954 <text:s/>788 <text:s text:c="2"/>797 <text:s text:c="2"/>-751 <text:s/>-10 <text:s text:c="2"/>303 <text:s text:c="2"/>33 <text:s text:c="3"/>363 <text:s text:c="2"/>-503 <text:s/>-747 <text:s/>-108 <text:s/>686 <text:s text:c="2"/>125 <text:s text:c="2"/>152 <text:s text:c="2"/>996 <text:s text:c="2"/>975 <text:s text:c="2"/>188 <text:s text:c="2"/>157 <text:s text:c="2"/>729 <text:s text:c="2"/>436 <text:s text:c="2"/>-540 <text:s/>414 <text:s text:c="2"/>921 <text:s text:c="2"/>-540 <text:s/>-696 <text:s/>-972 <text:s/>-973 <text:s/>-950 <text:s/>-252 <text:s/>556 <text:s text:c="2"/>-98 <text:s text:c="2"/>-206 <text:s/>697 <text:s text:c="2"/>-301 <text:s/>43 <text:s text:c="3"/>39 <text:s text:c="3"/>-998 <text:s/>-572 <text:s/>-597 <text:s/>-500 <text:s/>-319 <text:s/>647 <text:s text:c="2"/>-462 <text:s/>-841 <text:s/>151 <text:s text:c="2"/>-465 <text:s/>-866 <text:s/>-661 <text:s/>692 <text:s text:c="2"/>-785 <text:s/>-873 <text:s/>-496 <text:s/>629 <text:s text:c="2"/>-951 <text:s/>-36 <text:s text:c="2"/>-715 <text:s/>-571 <text:s/>343 <text:s text:c="2"/>-665 <text:s/>|</text:p>
      <text:p text:style-name="P4"><text:s text:c="2"/>|177 <text:s text:c="2"/>-100 <text:s/>238 <text:s text:c="2"/>971 <text:s text:c="2"/>-51 <text:s text:c="2"/>-711 <text:s/>367 <text:s text:c="2"/>988 <text:s text:c="2"/>-708 <text:s/>795 <text:s text:c="2"/>-257 <text:s/>144 <text:s text:c="2"/>-171 <text:s/><text:soft-page-break/>-610 <text:s/>682 <text:s text:c="2"/>340 <text:s text:c="2"/>541 <text:s text:c="2"/>-431 <text:s/>826 <text:s text:c="2"/>-768 <text:s/>-739 <text:s/>-958 <text:s/>-640 <text:s/>117 <text:s text:c="2"/>-977 <text:s/>-239 <text:s/>-919 <text:s/>-691 <text:s/>190 <text:s text:c="2"/>425 <text:s text:c="2"/>-4 <text:s text:c="3"/>-633 <text:s/>-323 <text:s/>-766 <text:s/>-310 <text:s/>626 <text:s text:c="2"/>-476 <text:s/>-943 <text:s/>614 <text:s text:c="2"/>168 <text:s text:c="2"/>-795 <text:s/>-642 <text:s/>-688 <text:s/>386 <text:s text:c="2"/>100 <text:s text:c="2"/>-654 <text:s/>-274 <text:s/>-6 <text:s text:c="3"/>-84 <text:s text:c="2"/>-448 <text:s/>578 <text:s text:c="2"/>529 <text:s text:c="2"/>-54 <text:s text:c="2"/>-710 <text:s/>-353 <text:s/>-30 <text:s text:c="2"/>51 <text:s text:c="3"/>80 <text:s text:c="3"/>631 <text:s text:c="2"/>-407 <text:s/>|</text:p>
      <text:p text:style-name="P4"><text:s text:c="2"/>|-143 <text:s/>-373 <text:s/>312 <text:s text:c="2"/>886 <text:s text:c="2"/>214 <text:s text:c="2"/>-645 <text:s/>512 <text:s text:c="2"/>-910 <text:s/>-588 <text:s/>479 <text:s text:c="2"/>610 <text:s text:c="2"/>-31 <text:s text:c="2"/>-811 <text:s/>-726 <text:s/>-645 <text:s/>641 <text:s text:c="2"/>-380 <text:s/>433 <text:s text:c="2"/>-13 <text:s text:c="2"/>888 <text:s text:c="2"/>-662 <text:s/>-434 <text:s/>770 <text:s text:c="2"/>284 <text:s text:c="2"/>-144 <text:s/>-583 <text:s/>-394 <text:s/>-740 <text:s/>849 <text:s text:c="2"/>-763 <text:s/>205 <text:s text:c="2"/>59 <text:s text:c="3"/>217 <text:s text:c="2"/>-482 <text:s/>-55 <text:s text:c="2"/>-217 <text:s/>-127 <text:s/>-542 <text:s/>-127 <text:s/>637 <text:s text:c="2"/>-711 <text:s/>-517 <text:s/>-393 <text:s/>-522 <text:s/>-243 <text:s/>314 <text:s text:c="2"/>-529 <text:s/>729 <text:s text:c="2"/>100 <text:s text:c="2"/>459 <text:s text:c="2"/>618 <text:s text:c="2"/>438 <text:s text:c="2"/>-975 <text:s/>388 <text:s text:c="2"/>74 <text:s text:c="3"/>233 <text:s text:c="2"/>-843 <text:s/>681 <text:s text:c="2"/>493 <text:s text:c="2"/>-642 <text:s/>|</text:p>
      <text:p text:style-name="P4"><text:s text:c="2"/>|-730 <text:s/>-301 <text:s/>417 <text:s text:c="2"/>839 <text:s text:c="2"/>569 <text:s text:c="2"/>-637 <text:s/>-378 <text:s/>-206 <text:s/>173 <text:s text:c="2"/>847 <text:s text:c="2"/>-569 <text:s/>462 <text:s text:c="2"/>-318 <text:s/>390 <text:s text:c="2"/>-708 <text:s/>791 <text:s text:c="2"/>57 <text:s text:c="3"/>115 <text:s text:c="2"/>521 <text:s text:c="2"/>-843 <text:s/>-426 <text:s/>491 <text:s text:c="2"/>947 <text:s text:c="2"/>-49 <text:s text:c="2"/>231 <text:s text:c="2"/>21 <text:s text:c="3"/>-463 <text:s/>740 <text:s text:c="2"/>54 <text:s text:c="3"/>-970 <text:s/>-902 <text:s/>325 <text:s text:c="2"/>81 <text:s text:c="3"/>516 <text:s text:c="2"/>516 <text:s text:c="2"/>2 <text:s text:c="4"/>-769 <text:s/>-861 <text:s/>796 <text:s text:c="2"/>404 <text:s text:c="2"/>-662 <text:s/>-420 <text:s/>218 <text:s text:c="2"/>21 <text:s text:c="3"/>970 <text:s text:c="2"/>862 <text:s text:c="2"/>-188 <text:s/>379 <text:s text:c="2"/>-23 <text:s text:c="2"/>-315 <text:s/>536 <text:s text:c="2"/>904 <text:s text:c="2"/>-824 <text:s/>483 <text:s text:c="2"/>207 <text:s text:c="2"/>759 <text:s text:c="2"/>-143 <text:s/>744 <text:s text:c="2"/>499 <text:s text:c="2"/>911 <text:s text:c="2"/>|</text:p>
      <text:p text:style-name="P4"><text:s text:c="2"/>|-873 <text:s/>950 <text:s text:c="2"/>236 <text:s text:c="2"/>560 <text:s text:c="2"/>818 <text:s text:c="2"/>105 <text:s text:c="2"/>-437 <text:s/>-951 <text:s/>244 <text:s text:c="2"/>-289 <text:s/>805 <text:s text:c="2"/>934 <text:s text:c="2"/>291 <text:s text:c="2"/>375 <text:s text:c="2"/>-45 <text:s text:c="2"/>614 <text:s text:c="2"/>589 <text:s text:c="2"/>768 <text:s text:c="2"/>-7 <text:s text:c="3"/>-82 <text:s text:c="2"/>-195 <text:s/>-118 <text:s/>-178 <text:s/>-18 <text:s text:c="2"/>-283 <text:s/>-970 <text:s/>93 <text:s text:c="3"/>574 <text:s text:c="2"/>-874 <text:s/>-407 <text:s/>486 <text:s text:c="2"/>-747 <text:s/>-457 <text:s/>74 <text:s text:c="3"/>814 <text:s text:c="2"/>-287 <text:s/>-821 <text:s/>-623 <text:s/>-238 <text:s/>775 <text:s text:c="2"/>88 <text:s text:c="3"/>-81 <text:s text:c="2"/>710 <text:s text:c="2"/>-268 <text:s/>-706 <text:s/>17 <text:s text:c="3"/>-654 <text:s/>-765 <text:s/>137 <text:s text:c="2"/>691 <text:s text:c="2"/>153 <text:s text:c="2"/>943 <text:s text:c="2"/>-427 <text:s/>-672 <text:s/>-75 <text:s text:c="2"/>291 <text:s text:c="2"/>-290 <text:s/>-982 <text:s/>217 <text:s text:c="2"/>-164 <text:s/>|</text:p>
      <text:p text:style-name="P4"><text:s text:c="2"/>|-37 <text:s text:c="2"/>55 <text:s text:c="3"/>90 <text:s text:c="3"/>858 <text:s text:c="2"/>-870 <text:s/>-96 <text:s text:c="2"/>-429 <text:s/>-339 <text:s/>633 <text:s text:c="2"/>685 <text:s text:c="2"/>-211 <text:s/>73 <text:s text:c="3"/>-396 <text:s/>-149 <text:s/>805 <text:s text:c="2"/>250 <text:s text:c="2"/>868 <text:s text:c="2"/>-497 <text:s/>485 <text:s text:c="2"/>6 <text:s text:c="4"/>-805 <text:s/>-361 <text:s/>-51 <text:s text:c="2"/>120 <text:s text:c="2"/>-33 <text:s text:c="2"/>-774 <text:s/>-237 <text:s/>677 <text:s text:c="2"/>-404 <text:s/>981 <text:s text:c="2"/>-135 <text:s/>560 <text:s text:c="2"/>36 <text:s text:c="3"/>955 <text:s text:c="2"/>770 <text:s text:c="2"/>518 <text:s text:c="2"/>211 <text:s text:c="2"/>-658 <text:s/>-468 <text:s/>196 <text:s text:c="2"/>-621 <text:s/>321 <text:s text:c="2"/>-730 <text:s/>-16 <text:s text:c="2"/>-828 <text:s/>-573 <text:s/>-766 <text:s/>-960 <text:s/>283 <text:s text:c="2"/>-928 <text:s/>398 <text:s text:c="2"/>830 <text:s text:c="2"/>63 <text:s text:c="3"/>-653 <text:s/>-50 <text:s text:c="2"/>-970 <text:s/>-427 <text:s/>714 <text:s text:c="2"/>-941 <text:s/>522 <text:s text:c="2"/>|</text:p>
      <text:p text:style-name="P4"><text:s text:c="2"/>|-953 <text:s/>-76 <text:s text:c="2"/>82 <text:s text:c="3"/>435 <text:s text:c="2"/>232 <text:s text:c="2"/>204 <text:s text:c="2"/>-46 <text:s text:c="2"/>-557 <text:s/>898 <text:s text:c="2"/>486 <text:s text:c="2"/>640 <text:s text:c="2"/>-722 <text:s/>159 <text:s text:c="2"/>-738 <text:s/>262 <text:s text:c="2"/>683 <text:s text:c="2"/>41 <text:s text:c="3"/>848 <text:s text:c="2"/>723 <text:s text:c="2"/>-676 <text:s/>-728 <text:s/>122 <text:s text:c="2"/>-846 <text:s/>335 <text:s text:c="2"/>821 <text:s text:c="2"/>457 <text:s text:c="2"/>365 <text:s text:c="2"/>-253 <text:s/>171 <text:s text:c="2"/>776 <text:s text:c="2"/>-731 <text:s/>218 <text:s text:c="2"/>-299 <text:s/>703 <text:s text:c="2"/>-347 <text:s/>933 <text:s text:c="2"/>-93 <text:s text:c="2"/>959 <text:s text:c="2"/>-272 <text:s/>-194 <text:s/>797 <text:s text:c="2"/>-280 <text:s/>84 <text:s text:c="3"/>308 <text:s text:c="2"/>334 <text:s text:c="2"/>-302 <text:s/>-9 <text:s text:c="3"/>-624 <text:s/>-102 <text:s/>-285 <text:s/>52 <text:s text:c="3"/>171 <text:s text:c="2"/>-811 <text:s/>559 <text:s text:c="2"/>-494 <text:s/>-990 <text:s/>16 <text:s text:c="3"/>-776 <text:s/>109 <text:s text:c="2"/>-461 <text:s/>|</text:p>
      <text:p text:style-name="P4"><text:s text:c="2"/>|998 <text:s text:c="2"/>378 <text:s text:c="2"/>-891 <text:s/>53 <text:s text:c="3"/>81 <text:s text:c="3"/>114 <text:s text:c="2"/>338 <text:s text:c="2"/>989 <text:s text:c="2"/>426 <text:s text:c="2"/>-933 <text:s/>147 <text:s text:c="2"/>223 <text:s text:c="2"/>-213 <text:s/>-769 <text:s/>-468 <text:s/>-878 <text:s/>281 <text:s text:c="2"/>875 <text:s text:c="2"/>-150 <text:s/>-821 <text:s/>-410 <text:s/>-746 <text:s/>350 <text:s text:c="2"/>131 <text:s text:c="2"/>813 <text:s text:c="2"/>857 <text:s text:c="2"/>494 <text:s text:c="2"/>181 <text:s text:c="2"/>-919 <text:s/>-397 <text:s/>720 <text:s text:c="2"/>-567 <text:s/>982 <text:s text:c="2"/>-819 <text:s/>487 <text:s text:c="2"/>415 <text:s text:c="2"/>296 <text:s text:c="2"/>-175 <text:s/>404 <text:s text:c="2"/>-278 <text:s/>-108 <text:s/>-449 <text:s/>-703 <text:s/>-968 <text:s/>134 <text:s text:c="2"/>181 <text:s text:c="2"/>-494 <text:s/>-585 <text:s/>57 <text:s text:c="3"/>708 <text:s text:c="2"/>-405 <text:s/>999 <text:s text:c="2"/>962 <text:s text:c="2"/>-703 <text:s/>483 <text:s text:c="2"/>776 <text:s text:c="2"/>-846 <text:s/>-23 <text:s text:c="2"/>309 <text:s text:c="2"/>-413 <text:s/>|</text:p>
      <text:p text:style-name="P4"><text:s text:c="2"/>|932 <text:s text:c="2"/>382 <text:s text:c="2"/>21 <text:s text:c="3"/>-734 <text:s/>563 <text:s text:c="2"/>-140 <text:s/>682 <text:s text:c="2"/>211 <text:s text:c="2"/>685 <text:s text:c="2"/>86 <text:s text:c="3"/>-715 <text:s/>-70 <text:s text:c="2"/>990 <text:s text:c="2"/>-417 <text:s/>314 <text:s text:c="2"/>476 <text:s text:c="2"/>-884 <text:s/>820 <text:s text:c="2"/>892 <text:s text:c="2"/>525 <text:s text:c="2"/>528 <text:s text:c="2"/>-161 <text:s/>525 <text:s text:c="2"/>490 <text:s text:c="2"/>136 <text:s text:c="2"/>360 <text:s text:c="2"/>618 <text:s text:c="2"/>643 <text:s text:c="2"/>-663 <text:s/>-72 <text:s text:c="2"/>-418 <text:s/>-379 <text:s/>-690 <text:s/>955 <text:s text:c="2"/>-112 <text:s/>-775 <text:s/>-185 <text:s/>-430 <text:s/>437 <text:s text:c="2"/>-147 <text:s/>-992 <text:s/>722 <text:s text:c="2"/>783 <text:s text:c="2"/>-650 <text:s/>-343 <text:s/>97 <text:s text:c="3"/>827 <text:s text:c="2"/>126 <text:s text:c="2"/>269 <text:s text:c="2"/>-929 <text:s/>-349 <text:s/>149 <text:s text:c="2"/>-90 <text:s text:c="2"/>-472 <text:s/>-361 <text:s/>-602 <text:s/>888 <text:s text:c="2"/>-390 <text:s/>-607 <text:s/>-423 <text:s/>|</text:p>
      <text:p text:style-name="P4"><text:s text:c="2"/>|890 <text:s text:c="2"/>-24 <text:s text:c="2"/>199 <text:s text:c="2"/>-448 <text:s/>-69 <text:s text:c="2"/>-913 <text:s/>-223 <text:s/>-901 <text:s/>-343 <text:s/>-434 <text:s/>-48 <text:s text:c="2"/>17 <text:s text:c="3"/>-359 <text:s/>-265 <text:s/>368 <text:s text:c="2"/>298 <text:s text:c="2"/>-816 <text:s/>195 <text:s text:c="2"/>-224 <text:s/>805 <text:s text:c="2"/>266 <text:s text:c="2"/>428 <text:s text:c="2"/>-46 <text:s text:c="2"/>-472 <text:s/>-692 <text:s/>593 <text:s text:c="2"/>278 <text:s text:c="2"/>-803 <text:s/>-445 <text:s/>672 <text:s text:c="2"/>-226 <text:s/>-555 <text:s/>0 <text:s text:c="4"/>-675 <text:s/>-3 <text:s text:c="3"/>-717 <text:s/>-588 <text:s/>-873 <text:s/>-618 <text:s/>421 <text:s text:c="2"/>-307 <text:s/>334 <text:s text:c="2"/>-561 <text:s/>334 <text:s text:c="2"/>-579 <text:s/>-841 <text:s/>-15 <text:s text:c="2"/>-43 <text:s text:c="2"/>354 <text:s text:c="2"/>761 <text:s text:c="2"/>-238 <text:s/>-28 <text:s text:c="2"/>541 <text:s text:c="2"/>716 <text:s text:c="2"/>852 <text:s text:c="2"/>850 <text:s text:c="2"/>662 <text:s text:c="2"/>482 <text:s text:c="2"/>-601 <text:s/>-783 <text:s/>|</text:p>
      <text:p text:style-name="P4"><text:s text:c="2"/>|154 <text:s text:c="2"/>173 <text:s text:c="2"/>15 <text:s text:c="3"/>-494 <text:s/>851 <text:s text:c="2"/>-636 <text:s/>-210 <text:s/>-737 <text:s/>-509 <text:s/>172 <text:s text:c="2"/>-963 <text:s/>537 <text:s text:c="2"/>-141 <text:s/>-172 <text:s/>-129 <text:s/>280 <text:s text:c="2"/>-13 <text:s text:c="2"/>856 <text:s text:c="2"/>-410 <text:s/>-659 <text:s/>970 <text:s text:c="2"/>352 <text:s text:c="2"/>665 <text:s text:c="2"/>511 <text:s text:c="2"/>69 <text:s text:c="3"/>517 <text:s text:c="2"/>361 <text:s text:c="2"/>83 <text:s text:c="3"/>351 <text:s text:c="2"/>-888 <text:s/>300 <text:s text:c="2"/>-494 <text:s/>638 <text:s text:c="2"/>-333 <text:s/>364 <text:s text:c="2"/>489 <text:s text:c="2"/>32 <text:s text:c="3"/>-846 <text:s/>-896 <text:s/>875 <text:s text:c="2"/>679 <text:s text:c="2"/>-859 <text:s/>412 <text:s text:c="2"/>-462 <text:s/>-31 <text:s text:c="2"/>-364 <text:s/>-830 <text:s/>956 <text:s text:c="2"/>-156 <text:s/>-240 <text:s/>-351 <text:s/>-186 <text:s/>-535 <text:s/>-686 <text:s/>-674 <text:s/>886 <text:s text:c="2"/>-817 <text:s/>-961 <text:s/>-31 <text:s text:c="2"/>535 <text:s text:c="2"/>|</text:p>
      <text:p text:style-name="P4"><text:s text:c="2"/>|-848 <text:s/>-379 <text:s/>-607 <text:s/>790 <text:s text:c="2"/>289 <text:s text:c="2"/>-891 <text:s/>631 <text:s text:c="2"/>-327 <text:s/>-736 <text:s/>735 <text:s text:c="2"/>-452 <text:s/>-705 <text:s/>877 <text:s text:c="2"/>-687 <text:s/>-167 <text:s/>198 <text:s text:c="2"/>-51 <text:s text:c="2"/>355 <text:s text:c="2"/>155 <text:s text:c="2"/>793 <text:s text:c="2"/>-532 <text:s/>-844 <text:s/>-40 <text:s text:c="2"/>-67 <text:s text:c="2"/>-177 <text:s/>286 <text:s text:c="2"/>171 <text:s text:c="2"/>358 <text:s text:c="2"/>677 <text:s text:c="2"/>-860 <text:s/>245 <text:s text:c="2"/>-819 <text:s/>-239 <text:s/>990 <text:s text:c="2"/>-677 <text:s/>-950 <text:s/>-900 <text:s/>954 <text:s text:c="2"/>75 <text:s text:c="3"/>-636 <text:s/>-958 <text:s/>624 <text:s text:c="2"/>-341 <text:s/>919 <text:s text:c="2"/>-711 <text:s/>844 <text:s text:c="2"/>469 <text:s text:c="2"/>238 <text:s text:c="2"/>551 <text:s text:c="2"/>-24 <text:s text:c="2"/>383 <text:s text:c="2"/>-981 <text:s/>133 <text:s text:c="2"/>-657 <text:s/>304 <text:s text:c="2"/>956 <text:s text:c="2"/>981 <text:s text:c="2"/>-525 <text:s/>666 <text:s text:c="2"/>-989 <text:s/>|</text:p>
      <text:p text:style-name="P4"><text:s text:c="2"/>|-33 <text:s text:c="2"/>-88 <text:s text:c="2"/>-808 <text:s/>729 <text:s text:c="2"/>-98 <text:s text:c="2"/>-132 <text:s/>-869 <text:s/>2 <text:s text:c="4"/>174 <text:s text:c="2"/>207 <text:s text:c="2"/>718 <text:s text:c="2"/>216 <text:s text:c="2"/>183 <text:s text:c="2"/>-623 <text:s/>487 <text:s text:c="2"/>472 <text:s text:c="2"/>-427 <text:s/>-43 <text:s text:c="2"/>62 <text:s text:c="3"/>-875 <text:s/>933 <text:s text:c="2"/>-203 <text:s/>-504 <text:s/>418 <text:s text:c="2"/>141 <text:s text:c="2"/>-847 <text:s/>726 <text:s text:c="2"/>474 <text:s text:c="2"/>-20 <text:s text:c="2"/>393 <text:s text:c="2"/>485 <text:s text:c="2"/>948 <text:s text:c="2"/>-695 <text:s/>-970 <text:s/>-971 <text:s/>559 <text:s text:c="2"/>-102 <text:s/>-840 <text:s/>-438 <text:s/>-576 <text:s/>719 <text:s text:c="2"/>-720 <text:s/>641 <text:s text:c="2"/>-98 <text:s text:c="2"/>10 <text:s text:c="3"/>480 <text:s text:c="2"/>-274 <text:s/>583 <text:s text:c="2"/>-211 <text:s/>-860 <text:s/>708 <text:s text:c="2"/>-277 <text:s/>-62 <text:s text:c="2"/>-443 <text:s/>-507 <text:s/><text:soft-page-break/>-569 <text:s/>-290 <text:s/>-780 <text:s/>905 <text:s text:c="2"/>690 <text:s text:c="2"/>|</text:p>
      <text:p text:style-name="P4"><text:s text:c="2"/>|613 <text:s text:c="2"/>391 <text:s text:c="2"/>638 <text:s text:c="2"/>-730 <text:s/>421 <text:s text:c="2"/>667 <text:s text:c="2"/>829 <text:s text:c="2"/>-329 <text:s/>-820 <text:s/>-257 <text:s/>95 <text:s text:c="3"/>899 <text:s text:c="2"/>24 <text:s text:c="3"/>88 <text:s text:c="3"/>154 <text:s text:c="2"/>-614 <text:s/>-431 <text:s/>-768 <text:s/>969 <text:s text:c="2"/>710 <text:s text:c="2"/>-627 <text:s/>-970 <text:s/>-567 <text:s/>663 <text:s text:c="2"/>-413 <text:s/>279 <text:s text:c="2"/>-906 <text:s/>649 <text:s text:c="2"/>499 <text:s text:c="2"/>-649 <text:s/>339 <text:s text:c="2"/>464 <text:s text:c="2"/>742 <text:s text:c="2"/>330 <text:s text:c="2"/>-914 <text:s/>515 <text:s text:c="2"/>349 <text:s text:c="2"/>915 <text:s text:c="2"/>-814 <text:s/>881 <text:s text:c="2"/>11 <text:s text:c="3"/>634 <text:s text:c="2"/>-867 <text:s/>-613 <text:s/>-278 <text:s/>287 <text:s text:c="2"/>-227 <text:s/>643 <text:s text:c="2"/>519 <text:s text:c="2"/>-258 <text:s/>354 <text:s text:c="2"/>-756 <text:s/>124 <text:s text:c="2"/>-861 <text:s/>-741 <text:s/>-937 <text:s/>418 <text:s text:c="2"/>-647 <text:s/>712 <text:s text:c="2"/>269 <text:s text:c="2"/>|</text:p>
      <text:p text:style-name="P4"><text:s text:c="2"/>|-295 <text:s/>404 <text:s text:c="2"/>-267 <text:s/>-201 <text:s/>-266 <text:s/>-181 <text:s/>-685 <text:s/>-565 <text:s/>87 <text:s text:c="3"/>-147 <text:s/>-331 <text:s/>-550 <text:s/>-513 <text:s/>-198 <text:s/>-163 <text:s/>562 <text:s text:c="2"/>-911 <text:s/>610 <text:s text:c="2"/>205 <text:s text:c="2"/>960 <text:s text:c="2"/>-296 <text:s/>-89 <text:s text:c="2"/>-443 <text:s/>829 <text:s text:c="2"/>403 <text:s text:c="2"/>-184 <text:s/>892 <text:s text:c="2"/>-179 <text:s/>522 <text:s text:c="2"/>605 <text:s text:c="2"/>-557 <text:s/>-421 <text:s/>361 <text:s text:c="2"/>528 <text:s text:c="2"/>378 <text:s text:c="2"/>-553 <text:s/>-300 <text:s/>-955 <text:s/>-118 <text:s/>787 <text:s text:c="2"/>-101 <text:s/>551 <text:s text:c="2"/>-411 <text:s/>386 <text:s text:c="2"/>-647 <text:s/>426 <text:s text:c="2"/>-52 <text:s text:c="2"/>-206 <text:s/>36 <text:s text:c="3"/>-494 <text:s/>107 <text:s text:c="2"/>-908 <text:s/>417 <text:s text:c="2"/>664 <text:s text:c="2"/>921 <text:s text:c="2"/>-180 <text:s/>-520 <text:s/>-834 <text:s/>994 <text:s text:c="2"/>-646 <text:s/>|</text:p>
      <text:p text:style-name="P4"><text:s text:c="2"/>|-877 <text:s/>-563 <text:s/>-67 <text:s text:c="2"/>484 <text:s text:c="2"/>-683 <text:s/>-688 <text:s/>931 <text:s text:c="2"/>17 <text:s text:c="3"/>-291 <text:s/>165 <text:s text:c="2"/>156 <text:s text:c="2"/>608 <text:s text:c="2"/>69 <text:s text:c="3"/>745 <text:s text:c="2"/>-5 <text:s text:c="3"/>422 <text:s text:c="2"/>171 <text:s text:c="2"/>-705 <text:s/>-431 <text:s/>-441 <text:s/>-199 <text:s/>676 <text:s text:c="2"/>-348 <text:s/>-429 <text:s/>340 <text:s text:c="2"/>-75 <text:s text:c="2"/>743 <text:s text:c="2"/>-828 <text:s/>91 <text:s text:c="3"/>-911 <text:s/>-473 <text:s/>566 <text:s text:c="2"/>-122 <text:s/>812 <text:s text:c="2"/>50 <text:s text:c="3"/>196 <text:s text:c="2"/>-876 <text:s/>333 <text:s text:c="2"/>-787 <text:s/>186 <text:s text:c="2"/>-501 <text:s/>370 <text:s text:c="2"/>-206 <text:s/>568 <text:s text:c="2"/>115 <text:s text:c="2"/>-859 <text:s/>342 <text:s text:c="2"/>-361 <text:s/>-563 <text:s/>-737 <text:s/>198 <text:s text:c="2"/>590 <text:s text:c="2"/>939 <text:s text:c="2"/>-798 <text:s/>-487 <text:s/>631 <text:s text:c="2"/>128 <text:s text:c="2"/>-743 <text:s/>804 <text:s text:c="2"/>-429 <text:s/>|</text:p>
      <text:p text:style-name="P4"><text:s text:c="2"/>|-654 <text:s/>-317 <text:s/>-862 <text:s/>225 <text:s text:c="2"/>-505 <text:s/>540 <text:s text:c="2"/>-579 <text:s/>-28 <text:s text:c="2"/>226 <text:s text:c="2"/>-366 <text:s/>-842 <text:s/>725 <text:s text:c="2"/>-644 <text:s/>-48 <text:s text:c="2"/>645 <text:s text:c="2"/>472 <text:s text:c="2"/>446 <text:s text:c="2"/>339 <text:s text:c="2"/>-889 <text:s/>883 <text:s text:c="2"/>603 <text:s text:c="2"/>661 <text:s text:c="2"/>825 <text:s text:c="2"/>542 <text:s text:c="2"/>-784 <text:s/>-661 <text:s/>174 <text:s text:c="2"/>344 <text:s text:c="2"/>-404 <text:s/>330 <text:s text:c="2"/>-733 <text:s/>294 <text:s text:c="2"/>-987 <text:s/>-243 <text:s/>-481 <text:s/>-140 <text:s/>-350 <text:s/>292 <text:s text:c="2"/>832 <text:s text:c="2"/>876 <text:s text:c="2"/>-721 <text:s/>990 <text:s text:c="2"/>953 <text:s text:c="2"/>-365 <text:s/>295 <text:s text:c="2"/>598 <text:s text:c="2"/>-893 <text:s/>-259 <text:s/>-63 <text:s text:c="2"/>-430 <text:s/>-24 <text:s text:c="2"/>-460 <text:s/>-416 <text:s/>-199 <text:s/>-917 <text:s/>-200 <text:s/>492 <text:s text:c="2"/>609 <text:s text:c="2"/>-504 <text:s/>-560 <text:s/>|</text:p>
      <text:p text:style-name="P4"><text:s text:c="2"/>|-61 <text:s text:c="2"/>-237 <text:s/>735 <text:s text:c="2"/>304 <text:s text:c="2"/>873 <text:s text:c="2"/>-394 <text:s/>-836 <text:s/>-477 <text:s/>-749 <text:s/>-651 <text:s/>-249 <text:s/>-470 <text:s/>-661 <text:s/>-296 <text:s/>165 <text:s text:c="2"/>986 <text:s text:c="2"/>-698 <text:s/>625 <text:s text:c="2"/>79 <text:s text:c="3"/>591 <text:s text:c="2"/>-453 <text:s/>-593 <text:s/>-516 <text:s/>131 <text:s text:c="2"/>561 <text:s text:c="2"/>-81 <text:s text:c="2"/>931 <text:s text:c="2"/>53 <text:s text:c="3"/>-472 <text:s/>-573 <text:s/>494 <text:s text:c="2"/>819 <text:s text:c="2"/>543 <text:s text:c="2"/>581 <text:s text:c="2"/>123 <text:s text:c="2"/>768 <text:s text:c="2"/>-813 <text:s/>639 <text:s text:c="2"/>-357 <text:s/>-562 <text:s/>988 <text:s text:c="2"/>394 <text:s text:c="2"/>320 <text:s text:c="2"/>-320 <text:s/>-902 <text:s/>-514 <text:s/>18 <text:s text:c="3"/>-248 <text:s/>-537 <text:s/>-902 <text:s/>-305 <text:s/>10 <text:s text:c="3"/>-495 <text:s/>179 <text:s text:c="2"/>-858 <text:s/>-934 <text:s/>-902 <text:s/>-575 <text:s/>472 <text:s text:c="2"/>-22 <text:s text:c="2"/>|</text:p>
      <text:p text:style-name="P4">A=|-147 <text:s/>-34 <text:s text:c="2"/>-203 <text:s/>-252 <text:s/>-453 <text:s/>-728 <text:s/>-484 <text:s/>86 <text:s text:c="3"/>912 <text:s text:c="2"/>159 <text:s text:c="2"/>877 <text:s text:c="2"/>900 <text:s text:c="2"/>-447 <text:s/>197 <text:s text:c="2"/>-68 <text:s text:c="2"/>3 <text:s text:c="4"/>-965 <text:s/>951 <text:s text:c="2"/>-893 <text:s/>-502 <text:s/>-951 <text:s/>154 <text:s text:c="2"/>861 <text:s text:c="2"/>-94 <text:s text:c="2"/>-666 <text:s/>-997 <text:s/>325 <text:s text:c="2"/>-216 <text:s/>-572 <text:s/>-203 <text:s/>763 <text:s text:c="2"/>633 <text:s text:c="2"/>-885 <text:s/>-440 <text:s/>-619 <text:s/>14 <text:s text:c="3"/>185 <text:s text:c="2"/>-103 <text:s/>-900 <text:s/>97 <text:s text:c="3"/>-592 <text:s/>-671 <text:s/>349 <text:s text:c="2"/>313 <text:s text:c="2"/>879 <text:s text:c="2"/>-366 <text:s/>-684 <text:s/>914 <text:s text:c="2"/>-415 <text:s/>-225 <text:s/>-235 <text:s/>-14 <text:s text:c="2"/>930 <text:s text:c="2"/>-374 <text:s/>892 <text:s text:c="2"/>-384 <text:s/>-371 <text:s/>569 <text:s text:c="2"/>752 <text:s text:c="2"/>409 <text:s text:c="2"/>|</text:p>
      <text:p text:style-name="P4"><text:s text:c="2"/>|-634 <text:s/>515 <text:s text:c="2"/>395 <text:s text:c="2"/>-167 <text:s/>-572 <text:s/>776 <text:s text:c="2"/>847 <text:s text:c="2"/>613 <text:s text:c="2"/>26 <text:s text:c="3"/>-700 <text:s/>62 <text:s text:c="3"/>786 <text:s text:c="2"/>-371 <text:s/>-237 <text:s/>100 <text:s text:c="2"/>-492 <text:s/>397 <text:s text:c="2"/>416 <text:s text:c="2"/>-225 <text:s/>982 <text:s text:c="2"/>-456 <text:s/>540 <text:s text:c="2"/>320 <text:s text:c="2"/>-174 <text:s/>-482 <text:s/>565 <text:s text:c="2"/>794 <text:s text:c="2"/>499 <text:s text:c="2"/>134 <text:s text:c="2"/>546 <text:s text:c="2"/>-92 <text:s text:c="2"/>853 <text:s text:c="2"/>62 <text:s text:c="3"/>-697 <text:s/>-314 <text:s/>842 <text:s text:c="2"/>-568 <text:s/>-466 <text:s/>807 <text:s text:c="2"/>810 <text:s text:c="2"/>-166 <text:s/>-131 <text:s/>596 <text:s text:c="2"/>815 <text:s text:c="2"/>984 <text:s text:c="2"/>-304 <text:s/>-676 <text:s/>382 <text:s text:c="2"/>-535 <text:s/>451 <text:s text:c="2"/>716 <text:s text:c="2"/>361 <text:s text:c="2"/>343 <text:s text:c="2"/>37 <text:s text:c="3"/>-813 <text:s/>861 <text:s text:c="2"/>-398 <text:s/>981 <text:s text:c="2"/>360 <text:s text:c="2"/>-912 <text:s/>|</text:p>
      <text:p text:style-name="P4"><text:s text:c="2"/>|879 <text:s text:c="2"/>-380 <text:s/>941 <text:s text:c="2"/>293 <text:s text:c="2"/>-76 <text:s text:c="2"/>-372 <text:s/>135 <text:s text:c="2"/>708 <text:s text:c="2"/>162 <text:s text:c="2"/>-58 <text:s text:c="2"/>870 <text:s text:c="2"/>996 <text:s text:c="2"/>-837 <text:s/>466 <text:s text:c="2"/>811 <text:s text:c="2"/>-500 <text:s/>-485 <text:s/>-513 <text:s/>-766 <text:s/>332 <text:s text:c="2"/>-710 <text:s/>950 <text:s text:c="2"/>-307 <text:s/>633 <text:s text:c="2"/>339 <text:s text:c="2"/>-120 <text:s/>494 <text:s text:c="2"/>-707 <text:s/>213 <text:s text:c="2"/>-146 <text:s/>-618 <text:s/>444 <text:s text:c="2"/>475 <text:s text:c="2"/>-677 <text:s/>-262 <text:s/>-249 <text:s/>-49 <text:s text:c="2"/>873 <text:s text:c="2"/>-189 <text:s/>-535 <text:s/>168 <text:s text:c="2"/>-319 <text:s/>-187 <text:s/>683 <text:s text:c="2"/>-501 <text:s/>-23 <text:s text:c="2"/>-465 <text:s/>14 <text:s text:c="3"/>464 <text:s text:c="2"/>-231 <text:s/>-654 <text:s/>-893 <text:s/>72 <text:s text:c="3"/>391 <text:s text:c="2"/>740 <text:s text:c="2"/>-589 <text:s/>-377 <text:s/>587 <text:s text:c="2"/>57 <text:s text:c="3"/>836 <text:s text:c="2"/>|</text:p>
      <text:p text:style-name="P4"><text:s text:c="2"/>|-207 <text:s/>439 <text:s text:c="2"/>281 <text:s text:c="2"/>-380 <text:s/>-886 <text:s/>-629 <text:s/>371 <text:s text:c="2"/>418 <text:s text:c="2"/>-404 <text:s/>-466 <text:s/>883 <text:s text:c="2"/>764 <text:s text:c="2"/>567 <text:s text:c="2"/>-303 <text:s/>800 <text:s text:c="2"/>-933 <text:s/>674 <text:s text:c="2"/>-665 <text:s/>433 <text:s text:c="2"/>490 <text:s text:c="2"/>457 <text:s text:c="2"/>-868 <text:s/>949 <text:s text:c="2"/>-471 <text:s/>523 <text:s text:c="2"/>690 <text:s text:c="2"/>292 <text:s text:c="2"/>-853 <text:s/>629 <text:s text:c="2"/>-651 <text:s/>-665 <text:s/>-578 <text:s/>-860 <text:s/>968 <text:s text:c="2"/>43 <text:s text:c="3"/>-745 <text:s/>-661 <text:s/>-234 <text:s/>-975 <text:s/>-64 <text:s text:c="2"/>653 <text:s text:c="2"/>-740 <text:s/>52 <text:s text:c="3"/>220 <text:s text:c="2"/>-43 <text:s text:c="2"/>204 <text:s text:c="2"/>287 <text:s text:c="2"/>-17 <text:s text:c="2"/>540 <text:s text:c="2"/>-279 <text:s/>-174 <text:s/>-3 <text:s text:c="3"/>205 <text:s text:c="2"/>127 <text:s text:c="2"/>878 <text:s text:c="2"/>-272 <text:s/>169 <text:s text:c="2"/>170 <text:s text:c="2"/>227 <text:s text:c="2"/>-202 <text:s/>|</text:p>
      <text:p text:style-name="P4"><text:s text:c="2"/>|520 <text:s text:c="2"/>563 <text:s text:c="2"/>221 <text:s text:c="2"/>660 <text:s text:c="2"/>883 <text:s text:c="2"/>-384 <text:s/>-733 <text:s/>-777 <text:s/>382 <text:s text:c="2"/>-708 <text:s/>511 <text:s text:c="2"/>35 <text:s text:c="3"/>-447 <text:s/>-437 <text:s/>-392 <text:s/>862 <text:s text:c="2"/>768 <text:s text:c="2"/>895 <text:s text:c="2"/>198 <text:s text:c="2"/>660 <text:s text:c="2"/>-32 <text:s text:c="2"/>-624 <text:s/>9 <text:s text:c="4"/>-827 <text:s/>503 <text:s text:c="2"/>-113 <text:s/>254 <text:s text:c="2"/>-327 <text:s/>-943 <text:s/>-519 <text:s/>823 <text:s text:c="2"/>929 <text:s text:c="2"/>-604 <text:s/>44 <text:s text:c="3"/>942 <text:s text:c="2"/>-720 <text:s/>-988 <text:s/>-791 <text:s/>-145 <text:s/>747 <text:s text:c="2"/>-146 <text:s/>-634 <text:s/>134 <text:s text:c="2"/>759 <text:s text:c="2"/>281 <text:s text:c="2"/>742 <text:s text:c="2"/>973 <text:s text:c="2"/>401 <text:s text:c="2"/>638 <text:s text:c="2"/>171 <text:s text:c="2"/>413 <text:s text:c="2"/>-42 <text:s text:c="2"/>899 <text:s text:c="2"/>-578 <text:s/>484 <text:s text:c="2"/>755 <text:s text:c="2"/>661 <text:s text:c="2"/>90 <text:s text:c="3"/>-220 <text:s/>-929 <text:s/>|</text:p>
      <text:p text:style-name="P4"><text:s text:c="2"/>|923 <text:s text:c="2"/>-397 <text:s/>-1000 -680 <text:s/>-1000 942 <text:s text:c="2"/>-48 <text:s text:c="2"/>-988 <text:s/>-496 <text:s/>807 <text:s text:c="2"/>759 <text:s text:c="2"/>358 <text:s text:c="2"/>-475 <text:s/>-106 <text:s/>117 <text:s text:c="2"/>-842 <text:s/>-364 <text:s/>90 <text:s text:c="3"/>560 <text:s text:c="2"/>-374 <text:s/>-386 <text:s/>-27 <text:s text:c="2"/>937 <text:s text:c="2"/>-135 <text:s/>748 <text:s text:c="2"/>421 <text:s text:c="2"/>-380 <text:s/>409 <text:s text:c="2"/>-137 <text:s/>400 <text:s text:c="2"/>832 <text:s text:c="2"/>-214 <text:s/>-996 <text:s/>833 <text:s text:c="2"/>458 <text:s text:c="2"/>-644 <text:s/>-873 <text:s/>-590 <text:s/>-632 <text:s/>-369 <text:s/>-431 <text:s/>-872 <text:s/>-659 <text:s/>446 <text:s text:c="2"/>374 <text:s text:c="2"/>458 <text:s text:c="2"/>605 <text:s text:c="2"/>-990 <text:s/>-99 <text:s text:c="2"/>165 <text:s text:c="2"/>-11 <text:s text:c="2"/>867 <text:s text:c="2"/>-510 <text:s/>-74 <text:s text:c="2"/>-268 <text:s/>-762 <text:s/>-301 <text:s/>705 <text:s text:c="2"/>-1000 562 <text:s text:c="2"/>|</text:p>
      <text:p text:style-name="P4"><text:s text:c="2"/>|457 <text:s text:c="2"/>832 <text:s text:c="2"/>-652 <text:s/>461 <text:s text:c="2"/>-983 <text:s/>807 <text:s text:c="2"/>-831 <text:s/>-503 <text:s/>-431 <text:s/>-462 <text:s/>128 <text:s text:c="2"/>139 <text:s text:c="2"/>18 <text:s text:c="3"/>470 <text:s text:c="2"/>-415 <text:s/>-608 <text:s/>280 <text:s text:c="2"/>-458 <text:s/>-246 <text:s/>-467 <text:s/>707 <text:s text:c="2"/>743 <text:s text:c="2"/>-600 <text:s/>-450 <text:s/>21 <text:s text:c="3"/>485 <text:s text:c="2"/>-212 <text:s/><text:soft-page-break/>720 <text:s text:c="2"/>190 <text:s text:c="2"/>140 <text:s text:c="2"/>634 <text:s text:c="2"/>-353 <text:s/>325 <text:s text:c="2"/>983 <text:s text:c="2"/>-539 <text:s/>694 <text:s text:c="2"/>-858 <text:s/>-370 <text:s/>-809 <text:s/>63 <text:s text:c="3"/>520 <text:s text:c="2"/>320 <text:s text:c="2"/>-446 <text:s/>-462 <text:s/>142 <text:s text:c="2"/>492 <text:s text:c="2"/>-70 <text:s text:c="2"/>-578 <text:s/>-966 <text:s/>685 <text:s text:c="2"/>308 <text:s text:c="2"/>-906 <text:s/>780 <text:s text:c="2"/>708 <text:s text:c="2"/>-356 <text:s/>-198 <text:s/>545 <text:s text:c="2"/>784 <text:s text:c="2"/>-478 <text:s/>87 <text:s text:c="3"/>|</text:p>
      <text:p text:style-name="P4"><text:s text:c="2"/>|-75 <text:s text:c="2"/>-843 <text:s/>735 <text:s text:c="2"/>-398 <text:s/>-508 <text:s/>-452 <text:s/>-704 <text:s/>-14 <text:s text:c="2"/>530 <text:s text:c="2"/>-160 <text:s/>-951 <text:s/>51 <text:s text:c="3"/>-488 <text:s/>-44 <text:s text:c="2"/>589 <text:s text:c="2"/>654 <text:s text:c="2"/>-552 <text:s/>-128 <text:s/>-572 <text:s/>-518 <text:s/>-443 <text:s/>-912 <text:s/>-424 <text:s/>-663 <text:s/>797 <text:s text:c="2"/>220 <text:s text:c="2"/>139 <text:s text:c="2"/>694 <text:s text:c="2"/>5 <text:s text:c="4"/>-986 <text:s/>-218 <text:s/>-718 <text:s/>-477 <text:s/>-131 <text:s/>236 <text:s text:c="2"/>15 <text:s text:c="3"/>417 <text:s text:c="2"/>884 <text:s text:c="2"/>-647 <text:s/>299 <text:s text:c="2"/>-276 <text:s/>-246 <text:s/>-650 <text:s/>236 <text:s text:c="2"/>710 <text:s text:c="2"/>-708 <text:s/>242 <text:s text:c="2"/>-842 <text:s/>164 <text:s text:c="2"/>-977 <text:s/>-359 <text:s/>721 <text:s text:c="2"/>-889 <text:s/>569 <text:s text:c="2"/>-590 <text:s/>-740 <text:s/>-210 <text:s/>902 <text:s text:c="2"/>955 <text:s text:c="2"/>-853 <text:s/>|</text:p>
      <text:p text:style-name="P4"><text:s text:c="2"/>|916 <text:s text:c="2"/>89 <text:s text:c="3"/>-219 <text:s/>-561 <text:s/>958 <text:s text:c="2"/>-983 <text:s/>806 <text:s text:c="2"/>375 <text:s text:c="2"/>901 <text:s text:c="2"/>-489 <text:s/>-326 <text:s/>-22 <text:s text:c="2"/>265 <text:s text:c="2"/>377 <text:s text:c="2"/>-434 <text:s/>-24 <text:s text:c="2"/>669 <text:s text:c="2"/>-839 <text:s/>134 <text:s text:c="2"/>-167 <text:s/>-464 <text:s/>-873 <text:s/>-94 <text:s text:c="2"/>-1 <text:s text:c="3"/>697 <text:s text:c="2"/>316 <text:s text:c="2"/>260 <text:s text:c="2"/>-161 <text:s/>570 <text:s text:c="2"/>567 <text:s text:c="2"/>-14 <text:s text:c="2"/>486 <text:s text:c="2"/>8 <text:s text:c="4"/>767 <text:s text:c="2"/>-723 <text:s/>-34 <text:s text:c="2"/>-864 <text:s/>-565 <text:s/>-307 <text:s/>-963 <text:s/>-54 <text:s text:c="2"/>719 <text:s text:c="2"/>367 <text:s text:c="2"/>-788 <text:s/>96 <text:s text:c="3"/>934 <text:s text:c="2"/>540 <text:s text:c="2"/>117 <text:s text:c="2"/>-905 <text:s/>-326 <text:s/>950 <text:s text:c="2"/>-369 <text:s/>-198 <text:s/>208 <text:s text:c="2"/>630 <text:s text:c="2"/>-149 <text:s/>-475 <text:s/>242 <text:s text:c="2"/>690 <text:s text:c="2"/>-553 <text:s/>|</text:p>
      <text:p text:style-name="P4"><text:s text:c="2"/>|161 <text:s text:c="2"/>-324 <text:s/>934 <text:s text:c="2"/>-831 <text:s/>-205 <text:s/>-437 <text:s/>135 <text:s text:c="2"/>-69 <text:s text:c="2"/>351 <text:s text:c="2"/>-820 <text:s/>320 <text:s text:c="2"/>-703 <text:s/>900 <text:s text:c="2"/>-312 <text:s/>-139 <text:s/>-4 <text:s text:c="3"/>-26 <text:s text:c="2"/>-599 <text:s/>-886 <text:s/>69 <text:s text:c="3"/>428 <text:s text:c="2"/>-584 <text:s/>-948 <text:s/>-418 <text:s/>625 <text:s text:c="2"/>682 <text:s text:c="2"/>433 <text:s text:c="2"/>-498 <text:s/>277 <text:s text:c="2"/>123 <text:s text:c="2"/>-51 <text:s text:c="2"/>-210 <text:s/>-849 <text:s/>235 <text:s text:c="2"/>-40 <text:s text:c="2"/>-54 <text:s text:c="2"/>799 <text:s text:c="2"/>-553 <text:s/>-771 <text:s/>502 <text:s text:c="2"/>-372 <text:s/>549 <text:s text:c="2"/>799 <text:s text:c="2"/>-472 <text:s/>-411 <text:s/>13 <text:s text:c="3"/>876 <text:s text:c="2"/>563 <text:s text:c="2"/>766 <text:s text:c="2"/>990 <text:s text:c="2"/>-16 <text:s text:c="2"/>194 <text:s text:c="2"/>-241 <text:s/>36 <text:s text:c="3"/>776 <text:s text:c="2"/>-616 <text:s/>71 <text:s text:c="3"/>209 <text:s text:c="2"/>238 <text:s text:c="2"/>-300 <text:s/>|</text:p>
      <text:p text:style-name="P4"><text:s text:c="2"/>|-316 <text:s/>-461 <text:s/>490 <text:s text:c="2"/>-165 <text:s/>775 <text:s text:c="2"/>-550 <text:s/>781 <text:s text:c="2"/>926 <text:s text:c="2"/>250 <text:s text:c="2"/>-638 <text:s/>428 <text:s text:c="2"/>878 <text:s text:c="2"/>-736 <text:s/>579 <text:s text:c="2"/>-242 <text:s/>-147 <text:s/>-56 <text:s text:c="2"/>-366 <text:s/>-231 <text:s/>-289 <text:s/>-23 <text:s text:c="2"/>-895 <text:s/>-743 <text:s/>736 <text:s text:c="2"/>142 <text:s text:c="2"/>-966 <text:s/>-528 <text:s/>-435 <text:s/>595 <text:s text:c="2"/>710 <text:s text:c="2"/>265 <text:s text:c="2"/>-368 <text:s/>-751 <text:s/>107 <text:s text:c="2"/>467 <text:s text:c="2"/>-624 <text:s/>558 <text:s text:c="2"/>601 <text:s text:c="2"/>-698 <text:s/>160 <text:s text:c="2"/>963 <text:s text:c="2"/>-918 <text:s/>38 <text:s text:c="3"/>-773 <text:s/>-986 <text:s/>796 <text:s text:c="2"/>433 <text:s text:c="2"/>-42 <text:s text:c="2"/>-570 <text:s/>-446 <text:s/>669 <text:s text:c="2"/>407 <text:s text:c="2"/>-341 <text:s/>927 <text:s text:c="2"/>495 <text:s text:c="2"/>801 <text:s text:c="2"/>-687 <text:s/>967 <text:s text:c="2"/>-282 <text:s/>-740 <text:s/>|</text:p>
      <text:p text:style-name="P4"><text:s text:c="2"/>|-971 <text:s/>-665 <text:s/>-108 <text:s/>-369 <text:s/>443 <text:s text:c="2"/>-288 <text:s/>7 <text:s text:c="4"/>353 <text:s text:c="2"/>-687 <text:s/>662 <text:s text:c="2"/>-487 <text:s/>-372 <text:s/>-904 <text:s/>551 <text:s text:c="2"/>-144 <text:s/>-890 <text:s/>699 <text:s text:c="2"/>-359 <text:s/>69 <text:s text:c="3"/>-519 <text:s/>195 <text:s text:c="2"/>90 <text:s text:c="3"/>889 <text:s text:c="2"/>854 <text:s text:c="2"/>369 <text:s text:c="2"/>736 <text:s text:c="2"/>-992 <text:s/>682 <text:s text:c="2"/>704 <text:s text:c="2"/>-274 <text:s/>-705 <text:s/>733 <text:s text:c="2"/>414 <text:s text:c="2"/>187 <text:s text:c="2"/>-636 <text:s/>-143 <text:s/>-749 <text:s/>724 <text:s text:c="2"/>-790 <text:s/>-436 <text:s/>738 <text:s text:c="2"/>-277 <text:s/>193 <text:s text:c="2"/>834 <text:s text:c="2"/>-374 <text:s/>-599 <text:s/>945 <text:s text:c="2"/>-675 <text:s/>394 <text:s text:c="2"/>366 <text:s text:c="2"/>-194 <text:s/>-411 <text:s/>-544 <text:s/>47 <text:s text:c="3"/>-205 <text:s/>826 <text:s text:c="2"/>-216 <text:s/>-197 <text:s/>860 <text:s text:c="2"/>-160 <text:s/>|</text:p>
      <text:p text:style-name="P4"><text:s text:c="2"/>|882 <text:s text:c="2"/>-845 <text:s/>-427 <text:s/>648 <text:s text:c="2"/>695 <text:s text:c="2"/>290 <text:s text:c="2"/>-495 <text:s/>946 <text:s text:c="2"/>366 <text:s text:c="2"/>67 <text:s text:c="3"/>-137 <text:s/>104 <text:s text:c="2"/>790 <text:s text:c="2"/>-592 <text:s/>290 <text:s text:c="2"/>-232 <text:s/>161 <text:s text:c="2"/>235 <text:s text:c="2"/>93 <text:s text:c="3"/>-445 <text:s/>-399 <text:s/>-749 <text:s/>144 <text:s text:c="2"/>410 <text:s text:c="2"/>651 <text:s text:c="2"/>-709 <text:s/>588 <text:s text:c="2"/>-565 <text:s/>447 <text:s text:c="2"/>448 <text:s text:c="2"/>275 <text:s text:c="2"/>681 <text:s text:c="2"/>956 <text:s text:c="2"/>-800 <text:s/>329 <text:s text:c="2"/>651 <text:s text:c="2"/>842 <text:s text:c="2"/>834 <text:s text:c="2"/>949 <text:s text:c="2"/>560 <text:s text:c="2"/>-99 <text:s text:c="2"/>164 <text:s text:c="2"/>-336 <text:s/>43 <text:s text:c="3"/>572 <text:s text:c="2"/>955 <text:s text:c="2"/>811 <text:s text:c="2"/>-267 <text:s/>542 <text:s text:c="2"/>256 <text:s text:c="2"/>640 <text:s text:c="2"/>-504 <text:s/>859 <text:s text:c="2"/>136 <text:s text:c="2"/>-742 <text:s/>510 <text:s text:c="2"/>428 <text:s text:c="2"/>846 <text:s text:c="2"/>-703 <text:s/>-125 <text:s/>|</text:p>
      <text:p text:style-name="P4"><text:s text:c="2"/>|294 <text:s text:c="2"/>924 <text:s text:c="2"/>-444 <text:s/>250 <text:s text:c="2"/>-875 <text:s/>885 <text:s text:c="2"/>253 <text:s text:c="2"/>-681 <text:s/>-929 <text:s/>555 <text:s text:c="2"/>880 <text:s text:c="2"/>324 <text:s text:c="2"/>-281 <text:s/>-104 <text:s/>-633 <text:s/>-356 <text:s/>203 <text:s text:c="2"/>-470 <text:s/>729 <text:s text:c="2"/>-254 <text:s/>786 <text:s text:c="2"/>370 <text:s text:c="2"/>594 <text:s text:c="2"/>645 <text:s text:c="2"/>-142 <text:s/>852 <text:s text:c="2"/>508 <text:s text:c="2"/>-714 <text:s/>698 <text:s text:c="2"/>805 <text:s text:c="2"/>513 <text:s text:c="2"/>344 <text:s text:c="2"/>730 <text:s text:c="2"/>-579 <text:s/>-53 <text:s text:c="2"/>-793 <text:s/>-342 <text:s/>-800 <text:s/>-122 <text:s/>-271 <text:s/>-893 <text:s/>-242 <text:s/>-947 <text:s/>179 <text:s text:c="2"/>-993 <text:s/>-228 <text:s/>-825 <text:s/>210 <text:s text:c="2"/>302 <text:s text:c="2"/>904 <text:s text:c="2"/>-692 <text:s/>440 <text:s text:c="2"/>626 <text:s text:c="2"/>902 <text:s text:c="2"/>86 <text:s text:c="3"/>-515 <text:s/>-894 <text:s/>-54 <text:s text:c="2"/>123 <text:s text:c="2"/>804 <text:s text:c="2"/>|</text:p>
      <text:p text:style-name="P4"><text:s text:c="2"/>|-249 <text:s/>-363 <text:s/>501 <text:s text:c="2"/>-167 <text:s/>410 <text:s text:c="2"/>-552 <text:s/>392 <text:s text:c="2"/>-931 <text:s/>0 <text:s text:c="4"/>-729 <text:s/>150 <text:s text:c="2"/>108 <text:s text:c="2"/>381 <text:s text:c="2"/>556 <text:s text:c="2"/>-713 <text:s/>388 <text:s text:c="2"/>-672 <text:s/>-538 <text:s/>-49 <text:s text:c="2"/>983 <text:s text:c="2"/>-282 <text:s/>259 <text:s text:c="2"/>423 <text:s text:c="2"/>-655 <text:s/>514 <text:s text:c="2"/>-139 <text:s/>182 <text:s text:c="2"/>972 <text:s text:c="2"/>807 <text:s text:c="2"/>-343 <text:s/>-871 <text:s/>-89 <text:s text:c="2"/>294 <text:s text:c="2"/>630 <text:s text:c="2"/>744 <text:s text:c="2"/>57 <text:s text:c="3"/>-922 <text:s/>137 <text:s text:c="2"/>126 <text:s text:c="2"/>78 <text:s text:c="3"/>760 <text:s text:c="2"/>-372 <text:s/>-814 <text:s/>141 <text:s text:c="2"/>-816 <text:s/>-175 <text:s/>-118 <text:s/>-135 <text:s/>639 <text:s text:c="2"/>833 <text:s text:c="2"/>-152 <text:s/>-642 <text:s/>444 <text:s text:c="2"/>-377 <text:s/>55 <text:s text:c="3"/>310 <text:s text:c="2"/>485 <text:s text:c="2"/>-411 <text:s/>283 <text:s text:c="2"/>644 <text:s text:c="2"/>|</text:p>
      <text:p text:style-name="P4"><text:s text:c="2"/>|246 <text:s text:c="2"/>412 <text:s text:c="2"/>-445 <text:s/>-107 <text:s/>42 <text:s text:c="3"/>-700 <text:s/>950 <text:s text:c="2"/>120 <text:s text:c="2"/>789 <text:s text:c="2"/>428 <text:s text:c="2"/>-450 <text:s/>549 <text:s text:c="2"/>-944 <text:s/>-263 <text:s/>42 <text:s text:c="3"/>-759 <text:s/>914 <text:s text:c="2"/>924 <text:s text:c="2"/>458 <text:s text:c="2"/>554 <text:s text:c="2"/>-891 <text:s/>-342 <text:s/>-736 <text:s/>554 <text:s text:c="2"/>281 <text:s text:c="2"/>319 <text:s text:c="2"/>216 <text:s text:c="2"/>118 <text:s text:c="2"/>-740 <text:s/>-501 <text:s/>-237 <text:s/>506 <text:s text:c="2"/>-737 <text:s/>318 <text:s text:c="2"/>-601 <text:s/>305 <text:s text:c="2"/>970 <text:s text:c="2"/>-299 <text:s/>-223 <text:s/>-889 <text:s/>-871 <text:s/>328 <text:s text:c="2"/>-988 <text:s/>-814 <text:s/>-583 <text:s/>55 <text:s text:c="3"/>-221 <text:s/>-317 <text:s/>-21 <text:s text:c="2"/>-411 <text:s/>-763 <text:s/>89 <text:s text:c="3"/>247 <text:s text:c="2"/>-147 <text:s/>-5 <text:s text:c="3"/>-120 <text:s/>-476 <text:s/>-789 <text:s/>999 <text:s text:c="2"/>-216 <text:s/>|</text:p>
      <text:p text:style-name="P4"><text:s text:c="2"/>|-289 <text:s/>114 <text:s text:c="2"/>-357 <text:s/>326 <text:s text:c="2"/>-216 <text:s/>42 <text:s text:c="3"/>-368 <text:s/>107 <text:s text:c="2"/>-904 <text:s/>761 <text:s text:c="2"/>218 <text:s text:c="2"/>-775 <text:s/>441 <text:s text:c="2"/>231 <text:s text:c="2"/>-237 <text:s/>-790 <text:s/>-714 <text:s/>894 <text:s text:c="2"/>-106 <text:s/>617 <text:s text:c="2"/>-165 <text:s/>483 <text:s text:c="2"/>58 <text:s text:c="3"/>-918 <text:s/>-663 <text:s/>-947 <text:s/>315 <text:s text:c="2"/>213 <text:s text:c="2"/>-383 <text:s/>314 <text:s text:c="2"/>998 <text:s text:c="2"/>680 <text:s text:c="2"/>-220 <text:s/>-359 <text:s/>6 <text:s text:c="4"/>564 <text:s text:c="2"/>-965 <text:s/>638 <text:s text:c="2"/>23 <text:s text:c="3"/>-869 <text:s/>752 <text:s text:c="2"/>-758 <text:s/>-291 <text:s/>545 <text:s text:c="2"/>825 <text:s text:c="2"/>824 <text:s text:c="2"/>756 <text:s text:c="2"/>-537 <text:s/>-929 <text:s/>2 <text:s text:c="4"/>-920 <text:s/>-94 <text:s text:c="2"/>-515 <text:s/>491 <text:s text:c="2"/>-11 <text:s text:c="2"/>174 <text:s text:c="2"/>544 <text:s text:c="2"/>-344 <text:s/>-612 <text:s/>-839 <text:s/>|</text:p>
      <text:p text:style-name="P4"><text:s text:c="2"/>|970 <text:s text:c="2"/>-262 <text:s/>841 <text:s text:c="2"/>102 <text:s text:c="2"/>379 <text:s text:c="2"/>-152 <text:s/>18 <text:s text:c="3"/>766 <text:s text:c="2"/>-162 <text:s/>-958 <text:s/>-750 <text:s/>-58 <text:s text:c="2"/>-716 <text:s/>-41 <text:s text:c="2"/>-512 <text:s/>-539 <text:s/>135 <text:s text:c="2"/>-404 <text:s/>-76 <text:s text:c="2"/>206 <text:s text:c="2"/>598 <text:s text:c="2"/>356 <text:s text:c="2"/>-887 <text:s/>-565 <text:s/>-153 <text:s/>454 <text:s text:c="2"/>962 <text:s text:c="2"/>-256 <text:s/>-890 <text:s/>-298 <text:s/>257 <text:s text:c="2"/>-568 <text:s/>440 <text:s text:c="2"/>451 <text:s text:c="2"/>886 <text:s text:c="2"/>171 <text:s text:c="2"/>-701 <text:s/>-96 <text:s text:c="2"/>289 <text:s text:c="2"/>489 <text:s text:c="2"/>-54 <text:s text:c="2"/>539 <text:s text:c="2"/>-216 <text:s/>582 <text:s text:c="2"/>-150 <text:s/>272 <text:s text:c="2"/>-957 <text:s/>986 <text:s text:c="2"/>868 <text:s text:c="2"/>319 <text:s text:c="2"/>192 <text:s text:c="2"/>818 <text:s text:c="2"/>-324 <text:s/>657 <text:s text:c="2"/>-747 <text:s/>875 <text:s text:c="2"/>463 <text:s text:c="2"/>-785 <text:s/>-381 <text:s/>925 <text:s text:c="2"/>|</text:p>
      <text:p text:style-name="P4"><text:soft-page-break/><text:s text:c="2"/>|269 <text:s text:c="2"/>877 <text:s text:c="2"/>-291 <text:s/>-291 <text:s/>680 <text:s text:c="2"/>-405 <text:s/>-768 <text:s/>-669 <text:s/>500 <text:s text:c="2"/>522 <text:s text:c="2"/>820 <text:s text:c="2"/>-554 <text:s/>413 <text:s text:c="2"/>-44 <text:s text:c="2"/>-971 <text:s/>-736 <text:s/>-772 <text:s/>-576 <text:s/>-750 <text:s/>-552 <text:s/>744 <text:s text:c="2"/>794 <text:s text:c="2"/>-382 <text:s/>-228 <text:s/>804 <text:s text:c="2"/>-128 <text:s/>-353 <text:s/>267 <text:s text:c="2"/>439 <text:s text:c="2"/>619 <text:s text:c="2"/>193 <text:s text:c="2"/>-291 <text:s/>848 <text:s text:c="2"/>-746 <text:s/>770 <text:s text:c="2"/>528 <text:s text:c="2"/>-150 <text:s/>-645 <text:s/>859 <text:s text:c="2"/>-650 <text:s/>-771 <text:s/>-969 <text:s/>148 <text:s text:c="2"/>642 <text:s text:c="2"/>-12 <text:s text:c="2"/>177 <text:s text:c="2"/>906 <text:s text:c="2"/>568 <text:s text:c="2"/>954 <text:s text:c="2"/>-492 <text:s/>-631 <text:s/>698 <text:s text:c="2"/>-697 <text:s/>-13 <text:s text:c="2"/>-530 <text:s/>-893 <text:s/>-789 <text:s/>469 <text:s text:c="2"/>726 <text:s text:c="2"/>-997 <text:s/>|</text:p>
      <text:p text:style-name="P4"><text:s text:c="2"/>|440 <text:s text:c="2"/>271 <text:s text:c="2"/>64 <text:s text:c="3"/>288 <text:s text:c="2"/>526 <text:s text:c="2"/>186 <text:s text:c="2"/>-184 <text:s/>-624 <text:s/>541 <text:s text:c="2"/>27 <text:s text:c="3"/>78 <text:s text:c="3"/>-878 <text:s/>59 <text:s text:c="3"/>-774 <text:s/>765 <text:s text:c="2"/>-601 <text:s/>404 <text:s text:c="2"/>-977 <text:s/>967 <text:s text:c="2"/>358 <text:s text:c="2"/>-468 <text:s/>-312 <text:s/>408 <text:s text:c="2"/>187 <text:s text:c="2"/>676 <text:s text:c="2"/>-770 <text:s/>294 <text:s text:c="2"/>-761 <text:s/>-949 <text:s/>372 <text:s text:c="2"/>-758 <text:s/>492 <text:s text:c="2"/>-356 <text:s/>306 <text:s text:c="2"/>-220 <text:s/>-478 <text:s/>-507 <text:s/>949 <text:s text:c="2"/>-102 <text:s/>-614 <text:s/>328 <text:s text:c="2"/>976 <text:s text:c="2"/>-491 <text:s/>-613 <text:s/>-798 <text:s/>-374 <text:s/>138 <text:s text:c="2"/>958 <text:s text:c="2"/>-351 <text:s/>458 <text:s text:c="2"/>668 <text:s text:c="2"/>181 <text:s text:c="2"/>-854 <text:s/>428 <text:s text:c="2"/>-280 <text:s/>-826 <text:s/>658 <text:s text:c="2"/>-986 <text:s/>-586 <text:s/>-938 <text:s/>|</text:p>
      <text:p text:style-name="P4"><text:s text:c="2"/>|739 <text:s text:c="2"/>-344 <text:s/>554 <text:s text:c="2"/>-265 <text:s/>-685 <text:s/>-666 <text:s/>257 <text:s text:c="2"/>160 <text:s text:c="2"/>-365 <text:s/>-493 <text:s/>546 <text:s text:c="2"/>964 <text:s text:c="2"/>-517 <text:s/>-945 <text:s/>-297 <text:s/>37 <text:s text:c="3"/>33 <text:s text:c="3"/>842 <text:s text:c="2"/>348 <text:s text:c="2"/>683 <text:s text:c="2"/>300 <text:s text:c="2"/>368 <text:s text:c="2"/>216 <text:s text:c="2"/>446 <text:s text:c="2"/>149 <text:s text:c="2"/>937 <text:s text:c="2"/>621 <text:s text:c="2"/>159 <text:s text:c="2"/>-697 <text:s/>-613 <text:s/>221 <text:s text:c="2"/>-958 <text:s/>43 <text:s text:c="3"/>-225 <text:s/>-223 <text:s/>710 <text:s text:c="2"/>462 <text:s text:c="2"/>-614 <text:s/>-130 <text:s/>-903 <text:s/>-107 <text:s/>-583 <text:s/>-939 <text:s/>728 <text:s text:c="2"/>-176 <text:s/>117 <text:s text:c="2"/>-234 <text:s/>858 <text:s text:c="2"/>-41 <text:s text:c="2"/>-534 <text:s/>893 <text:s text:c="2"/>-741 <text:s/>-814 <text:s/>109 <text:s text:c="2"/>-943 <text:s/>335 <text:s text:c="2"/>46 <text:s text:c="3"/>-970 <text:s/>-505 <text:s/>702 <text:s text:c="2"/>|</text:p>
      <text:p text:style-name="P4"><text:s text:c="2"/>|-583 <text:s/>716 <text:s text:c="2"/>-904 <text:s/>813 <text:s text:c="2"/>-508 <text:s/>-126 <text:s/>523 <text:s text:c="2"/>-694 <text:s/>260 <text:s text:c="2"/>-606 <text:s/>-597 <text:s/>-494 <text:s/>163 <text:s text:c="2"/>-183 <text:s/>-766 <text:s/>-661 <text:s/>934 <text:s text:c="2"/>352 <text:s text:c="2"/>-451 <text:s/>-107 <text:s/>818 <text:s text:c="2"/>-558 <text:s/>504 <text:s text:c="2"/>-995 <text:s/>904 <text:s text:c="2"/>913 <text:s text:c="2"/>692 <text:s text:c="2"/>302 <text:s text:c="2"/>944 <text:s text:c="2"/>-813 <text:s/>4 <text:s text:c="4"/>-639 <text:s/>-744 <text:s/>101 <text:s text:c="2"/>-474 <text:s/>-252 <text:s/>-673 <text:s/>-950 <text:s/>54 <text:s text:c="3"/>939 <text:s text:c="2"/>-204 <text:s/>809 <text:s text:c="2"/>-555 <text:s/>-689 <text:s/>-374 <text:s/>-320 <text:s/>2 <text:s text:c="4"/>-88 <text:s text:c="2"/>-968 <text:s/>552 <text:s text:c="2"/>-843 <text:s/>-797 <text:s/>-654 <text:s/>661 <text:s text:c="2"/>-440 <text:s/>-750 <text:s/>927 <text:s text:c="2"/>-748 <text:s/>553 <text:s text:c="2"/>871 <text:s text:c="2"/>|</text:p>
      <text:p text:style-name="P4"><text:s text:c="2"/>|-560 <text:s/>-443 <text:s/>-416 <text:s/>48 <text:s text:c="3"/>-990 <text:s/>111 <text:s text:c="2"/>-852 <text:s/>-663 <text:s/>513 <text:s text:c="2"/>554 <text:s text:c="2"/>-723 <text:s/>-339 <text:s/>363 <text:s text:c="2"/>74 <text:s text:c="3"/>324 <text:s text:c="2"/>-658 <text:s/>754 <text:s text:c="2"/>-674 <text:s/>254 <text:s text:c="2"/>-861 <text:s/>878 <text:s text:c="2"/>764 <text:s text:c="2"/>-658 <text:s/>-775 <text:s/>777 <text:s text:c="2"/>-98 <text:s text:c="2"/>-173 <text:s/>704 <text:s text:c="2"/>154 <text:s text:c="2"/>-620 <text:s/>575 <text:s text:c="2"/>946 <text:s text:c="2"/>290 <text:s text:c="2"/>-840 <text:s/>-6 <text:s text:c="3"/>300 <text:s text:c="2"/>623 <text:s text:c="2"/>142 <text:s text:c="2"/>990 <text:s text:c="2"/>488 <text:s text:c="2"/>-304 <text:s/>-381 <text:s/>-851 <text:s/>-588 <text:s/>693 <text:s text:c="2"/>825 <text:s text:c="2"/>-246 <text:s/>448 <text:s text:c="2"/>-849 <text:s/>-640 <text:s/>587 <text:s text:c="2"/>-618 <text:s/>-876 <text:s/>929 <text:s text:c="2"/>-41 <text:s text:c="2"/>902 <text:s text:c="2"/>183 <text:s text:c="2"/>786 <text:s text:c="2"/>606 <text:s text:c="2"/>-663 <text:s/>|</text:p>
      <text:p text:style-name="P4"><text:s text:c="2"/>|-833 <text:s/>534 <text:s text:c="2"/>-364 <text:s/>809 <text:s text:c="2"/>-954 <text:s/>630 <text:s text:c="2"/>109 <text:s text:c="2"/>669 <text:s text:c="2"/>125 <text:s text:c="2"/>451 <text:s text:c="2"/>157 <text:s text:c="2"/>-827 <text:s/>-930 <text:s/>658 <text:s text:c="2"/>-415 <text:s/>764 <text:s text:c="2"/>483 <text:s text:c="2"/>339 <text:s text:c="2"/>564 <text:s text:c="2"/>986 <text:s text:c="2"/>-948 <text:s/>503 <text:s text:c="2"/>-632 <text:s/>-824 <text:s/>432 <text:s text:c="2"/>327 <text:s text:c="2"/>-570 <text:s/>-33 <text:s text:c="2"/>466 <text:s text:c="2"/>-963 <text:s/>304 <text:s text:c="2"/>633 <text:s text:c="2"/>571 <text:s text:c="2"/>-708 <text:s/>794 <text:s text:c="2"/>617 <text:s text:c="2"/>-725 <text:s/>255 <text:s text:c="2"/>638 <text:s text:c="2"/>400 <text:s text:c="2"/>-293 <text:s/>147 <text:s text:c="2"/>573 <text:s text:c="2"/>-223 <text:s/>157 <text:s text:c="2"/>-841 <text:s/>-107 <text:s/>-8 <text:s text:c="3"/>850 <text:s text:c="2"/>-543 <text:s/>-22 <text:s text:c="2"/>902 <text:s text:c="2"/>960 <text:s text:c="2"/>347 <text:s text:c="2"/>-569 <text:s/>744 <text:s text:c="2"/>26 <text:s text:c="3"/>-139 <text:s/>-289 <text:s/>-508 <text:s/>|</text:p>
      <text:p text:style-name="P4"><text:s text:c="2"/>|-102 <text:s/>-632 <text:s/>-523 <text:s/>-179 <text:s/>-340 <text:s/>-729 <text:s/>-210 <text:s/>287 <text:s text:c="2"/>879 <text:s text:c="2"/>-220 <text:s/>-313 <text:s/>-414 <text:s/>-721 <text:s/>-387 <text:s/>363 <text:s text:c="2"/>436 <text:s text:c="2"/>124 <text:s text:c="2"/>-391 <text:s/>-572 <text:s/>-26 <text:s text:c="2"/>66 <text:s text:c="3"/>759 <text:s text:c="2"/>229 <text:s text:c="2"/>27 <text:s text:c="3"/>458 <text:s text:c="2"/>660 <text:s text:c="2"/>-229 <text:s/>-516 <text:s/>-127 <text:s/>835 <text:s text:c="2"/>329 <text:s text:c="2"/>-876 <text:s/>-797 <text:s/>-842 <text:s/>-55 <text:s text:c="2"/>215 <text:s text:c="2"/>-218 <text:s/>-912 <text:s/>-497 <text:s/>-339 <text:s/>-132 <text:s/>542 <text:s text:c="2"/>247 <text:s text:c="2"/>500 <text:s text:c="2"/>-845 <text:s/>-38 <text:s text:c="2"/>-64 <text:s text:c="2"/>631 <text:s text:c="2"/>571 <text:s text:c="2"/>717 <text:s text:c="2"/>-42 <text:s text:c="2"/>-362 <text:s/>476 <text:s text:c="2"/>-813 <text:s/>-983 <text:s/>-66 <text:s text:c="2"/>-801 <text:s/>140 <text:s text:c="2"/>770 <text:s text:c="2"/>72 <text:s text:c="3"/>|</text:p>
      <text:p text:style-name="P4"><text:s text:c="2"/>- <text:s text:c="359"/>-</text:p>
      <text:p text:style-name="P4"><text:s text:c="2"/>- <text:s text:c="359"/>-</text:p>
      <text:p text:style-name="P4"><text:s text:c="2"/>|327 <text:s text:c="2"/>451 <text:s text:c="2"/>196 <text:s text:c="2"/>882 <text:s text:c="2"/>610 <text:s text:c="2"/>-506 <text:s/>98 <text:s text:c="3"/>-608 <text:s/>-418 <text:s/>953 <text:s text:c="2"/>53 <text:s text:c="3"/>802 <text:s text:c="2"/>847 <text:s text:c="2"/>-348 <text:s/>654 <text:s text:c="2"/>-645 <text:s/>614 <text:s text:c="2"/>-409 <text:s/>986 <text:s text:c="2"/>538 <text:s text:c="2"/>-340 <text:s/>-56 <text:s text:c="2"/>-472 <text:s/>-512 <text:s/>483 <text:s text:c="2"/>-455 <text:s/>422 <text:s text:c="2"/>-966 <text:s/>-963 <text:s/>544 <text:s text:c="2"/>107 <text:s text:c="2"/>365 <text:s text:c="2"/>-4 <text:s text:c="3"/>-345 <text:s/>247 <text:s text:c="2"/>-394 <text:s/>149 <text:s text:c="2"/>-303 <text:s/>350 <text:s text:c="2"/>-917 <text:s/>2 <text:s text:c="4"/>-597 <text:s/>-762 <text:s/>-150 <text:s/>55 <text:s text:c="3"/>892 <text:s text:c="2"/>205 <text:s text:c="2"/>21 <text:s text:c="3"/>-165 <text:s/>191 <text:s text:c="2"/>-89 <text:s text:c="2"/>495 <text:s text:c="2"/>-512 <text:s/>439 <text:s text:c="2"/>983 <text:s text:c="2"/>-677 <text:s/>-664 <text:s/>757 <text:s text:c="2"/>-642 <text:s/>-274 <text:s/>|</text:p>
      <text:p text:style-name="P4"><text:s text:c="2"/>|302 <text:s text:c="2"/>465 <text:s text:c="2"/>-909 <text:s/>-350 <text:s/>-880 <text:s/>690 <text:s text:c="2"/>608 <text:s text:c="2"/>622 <text:s text:c="2"/>-612 <text:s/>-42 <text:s text:c="2"/>-943 <text:s/>390 <text:s text:c="2"/>361 <text:s text:c="2"/>-705 <text:s/>-760 <text:s/>-232 <text:s/>-460 <text:s/>797 <text:s text:c="2"/>-859 <text:s/>375 <text:s text:c="2"/>341 <text:s text:c="2"/>53 <text:s text:c="3"/>223 <text:s text:c="2"/>829 <text:s text:c="2"/>-156 <text:s/>558 <text:s text:c="2"/>-848 <text:s/>533 <text:s text:c="2"/>316 <text:s text:c="2"/>-490 <text:s/>-741 <text:s/>-30 <text:s text:c="2"/>-673 <text:s/>-650 <text:s/>972 <text:s text:c="2"/>-200 <text:s/>-960 <text:s/>580 <text:s text:c="2"/>-226 <text:s/>-220 <text:s/>-462 <text:s/>-169 <text:s/>-829 <text:s/>899 <text:s text:c="2"/>479 <text:s text:c="2"/>-237 <text:s/>19 <text:s text:c="3"/>-981 <text:s/>-439 <text:s/>512 <text:s text:c="2"/>746 <text:s text:c="2"/>-746 <text:s/>-83 <text:s text:c="2"/>-31 <text:s text:c="2"/>-917 <text:s/>762 <text:s text:c="2"/>-472 <text:s/>-413 <text:s/>295 <text:s text:c="2"/>-804 <text:s/>|</text:p>
      <text:p text:style-name="P4"><text:s text:c="2"/>|450 <text:s text:c="2"/>554 <text:s text:c="2"/>166 <text:s text:c="2"/>-871 <text:s/>-744 <text:s/>138 <text:s text:c="2"/>-71 <text:s text:c="2"/>-704 <text:s/>-282 <text:s/>-945 <text:s/>429 <text:s text:c="2"/>608 <text:s text:c="2"/>-113 <text:s/>600 <text:s text:c="2"/>507 <text:s text:c="2"/>-282 <text:s/>-285 <text:s/>-122 <text:s/>-263 <text:s/>628 <text:s text:c="2"/>-610 <text:s/>-165 <text:s/>882 <text:s text:c="2"/>308 <text:s text:c="2"/>805 <text:s text:c="2"/>-683 <text:s/>422 <text:s text:c="2"/>-315 <text:s/>257 <text:s text:c="2"/>69 <text:s text:c="3"/>-119 <text:s/>-293 <text:s/>-377 <text:s/>-601 <text:s/>-164 <text:s/>-121 <text:s/>889 <text:s text:c="2"/>-882 <text:s/>527 <text:s text:c="2"/>-393 <text:s/>-827 <text:s/>-44 <text:s text:c="2"/>-785 <text:s/>412 <text:s text:c="2"/>-92 <text:s text:c="2"/>-926 <text:s/>-870 <text:s/>976 <text:s text:c="2"/>304 <text:s text:c="2"/>219 <text:s text:c="2"/>956 <text:s text:c="2"/>-954 <text:s/>-945 <text:s/>839 <text:s text:c="2"/>706 <text:s text:c="2"/>-788 <text:s/>-492 <text:s/>128 <text:s text:c="2"/>-103 <text:s/>765 <text:s text:c="2"/>|</text:p>
      <text:p text:style-name="P4"><text:s text:c="2"/>|-803 <text:s/>-870 <text:s/>-528 <text:s/>172 <text:s text:c="2"/>-471 <text:s/>661 <text:s text:c="2"/>-597 <text:s/>-582 <text:s/>-869 <text:s/>-717 <text:s/>377 <text:s text:c="2"/>-344 <text:s/>591 <text:s text:c="2"/>944 <text:s text:c="2"/>-931 <text:s/>-148 <text:s/>-630 <text:s/>-449 <text:s/>-172 <text:s/>-974 <text:s/>-877 <text:s/>-216 <text:s/>-928 <text:s/>-470 <text:s/>-25 <text:s text:c="2"/>779 <text:s text:c="2"/>94 <text:s text:c="3"/>484 <text:s text:c="2"/>259 <text:s text:c="2"/>991 <text:s text:c="2"/>249 <text:s text:c="2"/>809 <text:s text:c="2"/>-527 <text:s/>-926 <text:s/>-19 <text:s text:c="2"/>2 <text:s text:c="4"/>735 <text:s text:c="2"/>737 <text:s text:c="2"/>772 <text:s text:c="2"/>866 <text:s text:c="2"/>-980 <text:s/>501 <text:s text:c="2"/>-126 <text:s/>611 <text:s text:c="2"/>445 <text:s text:c="2"/>-57 <text:s text:c="2"/>-185 <text:s/>-833 <text:s/>847 <text:s text:c="2"/>643 <text:s text:c="2"/>-807 <text:s/>-678 <text:s/>-220 <text:s/>-383 <text:s/>204 <text:s text:c="2"/><text:soft-page-break/>-893 <text:s/>-604 <text:s/>-702 <text:s/>591 <text:s text:c="2"/>-992 <text:s/>|</text:p>
      <text:p text:style-name="P4"><text:s text:c="2"/>|-711 <text:s/>193 <text:s text:c="2"/>817 <text:s text:c="2"/>-238 <text:s/>267 <text:s text:c="2"/>150 <text:s text:c="2"/>-884 <text:s/>354 <text:s text:c="2"/>-113 <text:s/>-760 <text:s/>572 <text:s text:c="2"/>259 <text:s text:c="2"/>741 <text:s text:c="2"/>-554 <text:s/>223 <text:s text:c="2"/>538 <text:s text:c="2"/>742 <text:s text:c="2"/>-962 <text:s/>705 <text:s text:c="2"/>589 <text:s text:c="2"/>682 <text:s text:c="2"/>-750 <text:s/>-737 <text:s/>-186 <text:s/>-133 <text:s/>467 <text:s text:c="2"/>-79 <text:s text:c="2"/>616 <text:s text:c="2"/>765 <text:s text:c="2"/>-135 <text:s/>624 <text:s text:c="2"/>-594 <text:s/>-942 <text:s/>441 <text:s text:c="2"/>520 <text:s text:c="2"/>325 <text:s text:c="2"/>-409 <text:s/>988 <text:s text:c="2"/>-321 <text:s/>831 <text:s text:c="2"/>-772 <text:s/>-749 <text:s/>90 <text:s text:c="3"/>969 <text:s text:c="2"/>-303 <text:s/>-687 <text:s/>859 <text:s text:c="2"/>-209 <text:s/>-648 <text:s/>916 <text:s text:c="2"/>-268 <text:s/>-614 <text:s/>-834 <text:s/>-5 <text:s text:c="3"/>200 <text:s text:c="2"/>385 <text:s text:c="2"/>-186 <text:s/>-527 <text:s/>1 <text:s text:c="4"/>-421 <text:s/>|</text:p>
      <text:p text:style-name="P4"><text:s text:c="2"/>|338 <text:s text:c="2"/>-23 <text:s text:c="2"/>337 <text:s text:c="2"/>396 <text:s text:c="2"/>-582 <text:s/>-143 <text:s/>73 <text:s text:c="3"/>362 <text:s text:c="2"/>-155 <text:s/>-896 <text:s/>193 <text:s text:c="2"/>425 <text:s text:c="2"/>-293 <text:s/>-365 <text:s/>746 <text:s text:c="2"/>405 <text:s text:c="2"/>-51 <text:s text:c="2"/>605 <text:s text:c="2"/>-452 <text:s/>653 <text:s text:c="2"/>873 <text:s text:c="2"/>281 <text:s text:c="2"/>-961 <text:s/>-961 <text:s/>-724 <text:s/>591 <text:s text:c="2"/>777 <text:s text:c="2"/>91 <text:s text:c="3"/>-936 <text:s/>130 <text:s text:c="2"/>-978 <text:s/>755 <text:s text:c="2"/>-892 <text:s/>360 <text:s text:c="2"/>151 <text:s text:c="2"/>-474 <text:s/>-431 <text:s/>-423 <text:s/>-760 <text:s/>415 <text:s text:c="2"/>-319 <text:s/>433 <text:s text:c="2"/>192 <text:s text:c="2"/>389 <text:s text:c="2"/>-931 <text:s/>-61 <text:s text:c="2"/>146 <text:s text:c="2"/>370 <text:s text:c="2"/>-104 <text:s/>694 <text:s text:c="2"/>23 <text:s text:c="3"/>-230 <text:s/>-25 <text:s text:c="2"/>414 <text:s text:c="2"/>161 <text:s text:c="2"/>604 <text:s text:c="2"/>5 <text:s text:c="4"/>-62 <text:s text:c="2"/>-305 <text:s/>421 <text:s text:c="2"/>|</text:p>
      <text:p text:style-name="P4"><text:s text:c="2"/>|-931 <text:s/>69 <text:s text:c="3"/>176 <text:s text:c="2"/>-823 <text:s/>-571 <text:s/>-320 <text:s/>55 <text:s text:c="3"/>-1 <text:s text:c="3"/>257 <text:s text:c="2"/>296 <text:s text:c="2"/>-234 <text:s/>938 <text:s text:c="2"/>81 <text:s text:c="3"/>958 <text:s text:c="2"/>679 <text:s text:c="2"/>502 <text:s text:c="2"/>249 <text:s text:c="2"/>-175 <text:s/>224 <text:s text:c="2"/>-854 <text:s/>-128 <text:s/>-753 <text:s/>-84 <text:s text:c="2"/>847 <text:s text:c="2"/>661 <text:s text:c="2"/>-923 <text:s/>451 <text:s text:c="2"/>18 <text:s text:c="3"/>16 <text:s text:c="3"/>-502 <text:s/>-560 <text:s/>437 <text:s text:c="2"/>568 <text:s text:c="2"/>616 <text:s text:c="2"/>966 <text:s text:c="2"/>-651 <text:s/>-704 <text:s/>21 <text:s text:c="3"/>348 <text:s text:c="2"/>905 <text:s text:c="2"/>-331 <text:s/>-534 <text:s/>-804 <text:s/>751 <text:s text:c="2"/>-223 <text:s/>875 <text:s text:c="2"/>605 <text:s text:c="2"/>-974 <text:s/>53 <text:s text:c="3"/>-170 <text:s/>-828 <text:s/>925 <text:s text:c="2"/>429 <text:s text:c="2"/>88 <text:s text:c="3"/>772 <text:s text:c="2"/>443 <text:s text:c="2"/>518 <text:s text:c="2"/>576 <text:s text:c="2"/>-539 <text:s/>-114 <text:s/>|</text:p>
      <text:p text:style-name="P4"><text:s text:c="2"/>|-574 <text:s/>-99 <text:s text:c="2"/>-677 <text:s/>994 <text:s text:c="2"/>-130 <text:s/>-711 <text:s/>-304 <text:s/>518 <text:s text:c="2"/>662 <text:s text:c="2"/>-604 <text:s/>424 <text:s text:c="2"/>-668 <text:s/>-137 <text:s/>620 <text:s text:c="2"/>-565 <text:s/>640 <text:s text:c="2"/>847 <text:s text:c="2"/>-608 <text:s/>-982 <text:s/>-100 <text:s/>222 <text:s text:c="2"/>-457 <text:s/>-175 <text:s/>4 <text:s text:c="4"/>983 <text:s text:c="2"/>-50 <text:s text:c="2"/>-553 <text:s/>501 <text:s text:c="2"/>-122 <text:s/>-92 <text:s text:c="2"/>-613 <text:s/>304 <text:s text:c="2"/>-838 <text:s/>62 <text:s text:c="3"/>651 <text:s text:c="2"/>32 <text:s text:c="3"/>351 <text:s text:c="2"/>-653 <text:s/>-98 <text:s text:c="2"/>366 <text:s text:c="2"/>-257 <text:s/>-674 <text:s/>-950 <text:s/>958 <text:s text:c="2"/>-702 <text:s/>-163 <text:s/>950 <text:s text:c="2"/>-502 <text:s/>229 <text:s text:c="2"/>969 <text:s text:c="2"/>398 <text:s text:c="2"/>-196 <text:s/>-488 <text:s/>-424 <text:s/>808 <text:s text:c="2"/>-153 <text:s/>878 <text:s text:c="2"/>-745 <text:s/>-651 <text:s/>108 <text:s text:c="2"/>|</text:p>
      <text:p text:style-name="P4"><text:s text:c="2"/>|163 <text:s text:c="2"/>-264 <text:s/>-236 <text:s/>677 <text:s text:c="2"/>-849 <text:s/>-585 <text:s/>-291 <text:s/>854 <text:s text:c="2"/>114 <text:s text:c="2"/>612 <text:s text:c="2"/>220 <text:s text:c="2"/>-790 <text:s/>-710 <text:s/>270 <text:s text:c="2"/>-832 <text:s/>-59 <text:s text:c="2"/>-893 <text:s/>-529 <text:s/>439 <text:s text:c="2"/>689 <text:s text:c="2"/>-560 <text:s/>189 <text:s text:c="2"/>-507 <text:s/>304 <text:s text:c="2"/>-883 <text:s/>-347 <text:s/>-849 <text:s/>-653 <text:s/>-92 <text:s text:c="2"/>-148 <text:s/>455 <text:s text:c="2"/>-577 <text:s/>941 <text:s text:c="2"/>-428 <text:s/>-899 <text:s/>-908 <text:s/>339 <text:s text:c="2"/>162 <text:s text:c="2"/>946 <text:s text:c="2"/>-546 <text:s/>126 <text:s text:c="2"/>519 <text:s text:c="2"/>16 <text:s text:c="3"/>769 <text:s text:c="2"/>-211 <text:s/>184 <text:s text:c="2"/>-290 <text:s/>249 <text:s text:c="2"/>655 <text:s text:c="2"/>-499 <text:s/>290 <text:s text:c="2"/>-553 <text:s/>-958 <text:s/>783 <text:s text:c="2"/>-897 <text:s/>-488 <text:s/>-212 <text:s/>-393 <text:s/>211 <text:s text:c="2"/>696 <text:s text:c="2"/>|</text:p>
      <text:p text:style-name="P4"><text:s text:c="2"/>|811 <text:s text:c="2"/>19 <text:s text:c="3"/>-529 <text:s/>752 <text:s text:c="2"/>591 <text:s text:c="2"/>-76 <text:s text:c="2"/>-804 <text:s/>-70 <text:s text:c="2"/>-913 <text:s/>-857 <text:s/>736 <text:s text:c="2"/>565 <text:s text:c="2"/>662 <text:s text:c="2"/>-248 <text:s/>334 <text:s text:c="2"/>-197 <text:s/>-711 <text:s/>-604 <text:s/>-596 <text:s/>-704 <text:s/>-103 <text:s/>694 <text:s text:c="2"/>96 <text:s text:c="3"/>292 <text:s text:c="2"/>829 <text:s text:c="2"/>199 <text:s text:c="2"/>-844 <text:s/>-383 <text:s/>-842 <text:s/>367 <text:s text:c="2"/>-335 <text:s/>-678 <text:s/>-614 <text:s/>137 <text:s text:c="2"/>-926 <text:s/>977 <text:s text:c="2"/>-939 <text:s/>-729 <text:s/>-92 <text:s text:c="2"/>-500 <text:s/>-234 <text:s/>-4 <text:s text:c="3"/>-934 <text:s/>-220 <text:s/>749 <text:s text:c="2"/>400 <text:s text:c="2"/>935 <text:s text:c="2"/>-962 <text:s/>797 <text:s text:c="2"/>-660 <text:s/>-666 <text:s/>46 <text:s text:c="3"/>-614 <text:s/>430 <text:s text:c="2"/>-310 <text:s/>-784 <text:s/>-18 <text:s text:c="2"/>-154 <text:s/>185 <text:s text:c="2"/>492 <text:s text:c="2"/>|</text:p>
      <text:p text:style-name="P4"><text:s text:c="2"/>|-786 <text:s/>851 <text:s text:c="2"/>814 <text:s text:c="2"/>-48 <text:s text:c="2"/>340 <text:s text:c="2"/>-759 <text:s/>-70 <text:s text:c="2"/>753 <text:s text:c="2"/>-136 <text:s/>-810 <text:s/>-746 <text:s/>630 <text:s text:c="2"/>186 <text:s text:c="2"/>-328 <text:s/>-238 <text:s/>287 <text:s text:c="2"/>-928 <text:s/>-303 <text:s/>325 <text:s text:c="2"/>-779 <text:s/>389 <text:s text:c="2"/>660 <text:s text:c="2"/>620 <text:s text:c="2"/>776 <text:s text:c="2"/>442 <text:s text:c="2"/>-690 <text:s/>992 <text:s text:c="2"/>-576 <text:s/>509 <text:s text:c="2"/>529 <text:s text:c="2"/>-731 <text:s/>-925 <text:s/>380 <text:s text:c="2"/>-917 <text:s/>27 <text:s text:c="3"/>-280 <text:s/>-676 <text:s/>-691 <text:s/>-526 <text:s/>188 <text:s text:c="2"/>-501 <text:s/>80 <text:s text:c="3"/>170 <text:s text:c="2"/>-962 <text:s/>752 <text:s text:c="2"/>932 <text:s text:c="2"/>325 <text:s text:c="2"/>-824 <text:s/>-18 <text:s text:c="2"/>-349 <text:s/>-602 <text:s/>-629 <text:s/>-337 <text:s/>-630 <text:s/>-853 <text:s/>-543 <text:s/>32 <text:s text:c="3"/>-509 <text:s/>234 <text:s text:c="2"/>-459 <text:s/>|</text:p>
      <text:p text:style-name="P4"><text:s text:c="2"/>|-979 <text:s/>503 <text:s text:c="2"/>-384 <text:s/>753 <text:s text:c="2"/>938 <text:s text:c="2"/>996 <text:s text:c="2"/>-174 <text:s/>-737 <text:s/>-695 <text:s/>652 <text:s text:c="2"/>803 <text:s text:c="2"/>157 <text:s text:c="2"/>-268 <text:s/>326 <text:s text:c="2"/>195 <text:s text:c="2"/>-164 <text:s/>258 <text:s text:c="2"/>-480 <text:s/>12 <text:s text:c="3"/>-408 <text:s/>523 <text:s text:c="2"/>762 <text:s text:c="2"/>-36 <text:s text:c="2"/>-462 <text:s/>-868 <text:s/>463 <text:s text:c="2"/>348 <text:s text:c="2"/>165 <text:s text:c="2"/>-693 <text:s/>-418 <text:s/>-942 <text:s/>-672 <text:s/>-563 <text:s/>27 <text:s text:c="3"/>-567 <text:s/>-625 <text:s/>23 <text:s text:c="3"/>259 <text:s text:c="2"/>-10 <text:s text:c="2"/>328 <text:s text:c="2"/>-89 <text:s text:c="2"/>146 <text:s text:c="2"/>-515 <text:s/>995 <text:s text:c="2"/>-528 <text:s/>-968 <text:s/>-169 <text:s/>-918 <text:s/>-95 <text:s text:c="2"/>-804 <text:s/>-325 <text:s/>-572 <text:s/>958 <text:s text:c="2"/>639 <text:s text:c="2"/>319 <text:s text:c="2"/>-557 <text:s/>454 <text:s text:c="2"/>-333 <text:s/>960 <text:s text:c="2"/>761 <text:s text:c="2"/>|</text:p>
      <text:p text:style-name="P4"><text:s text:c="2"/>|601 <text:s text:c="2"/>-630 <text:s/>-559 <text:s/>-962 <text:s/>397 <text:s text:c="2"/>-125 <text:s/>-587 <text:s/>-580 <text:s/>-514 <text:s/>756 <text:s text:c="2"/>-899 <text:s/>398 <text:s text:c="2"/>-98 <text:s text:c="2"/>-62 <text:s text:c="2"/>745 <text:s text:c="2"/>374 <text:s text:c="2"/>323 <text:s text:c="2"/>-71 <text:s text:c="2"/>456 <text:s text:c="2"/>-772 <text:s/>125 <text:s text:c="2"/>-869 <text:s/>8 <text:s text:c="4"/>435 <text:s text:c="2"/>-878 <text:s/>-321 <text:s/>-770 <text:s/>577 <text:s text:c="2"/>346 <text:s text:c="2"/>-810 <text:s/>690 <text:s text:c="2"/>-53 <text:s text:c="2"/>-87 <text:s text:c="2"/>-868 <text:s/>337 <text:s text:c="2"/>-690 <text:s/>7 <text:s text:c="4"/>751 <text:s text:c="2"/>83 <text:s text:c="3"/>493 <text:s text:c="2"/>507 <text:s text:c="2"/>536 <text:s text:c="2"/>243 <text:s text:c="2"/>-591 <text:s/>-174 <text:s/>-11 <text:s text:c="2"/>-865 <text:s/>-851 <text:s/>918 <text:s text:c="2"/>591 <text:s text:c="2"/>-623 <text:s/>395 <text:s text:c="2"/>723 <text:s text:c="2"/>738 <text:s text:c="2"/>-170 <text:s/>-803 <text:s/>-583 <text:s/>413 <text:s text:c="2"/>774 <text:s text:c="2"/>-884 <text:s/>|</text:p>
      <text:p text:style-name="P4"><text:s text:c="2"/>|955 <text:s text:c="2"/>465 <text:s text:c="2"/>415 <text:s text:c="2"/>-132 <text:s/>949 <text:s text:c="2"/>-247 <text:s/>179 <text:s text:c="2"/>-44 <text:s text:c="2"/>-144 <text:s/>-386 <text:s/>-199 <text:s/>-285 <text:s/>-850 <text:s/>-603 <text:s/>476 <text:s text:c="2"/>-24 <text:s text:c="2"/>738 <text:s text:c="2"/>611 <text:s text:c="2"/>126 <text:s text:c="2"/>-992 <text:s/>202 <text:s text:c="2"/>855 <text:s text:c="2"/>403 <text:s text:c="2"/>277 <text:s text:c="2"/>593 <text:s text:c="2"/>-415 <text:s/>475 <text:s text:c="2"/>-989 <text:s/>-1000 601 <text:s text:c="2"/>-873 <text:s/>-694 <text:s/>418 <text:s text:c="2"/>542 <text:s text:c="2"/>174 <text:s text:c="2"/>367 <text:s text:c="2"/>-353 <text:s/>-647 <text:s/>-677 <text:s/>503 <text:s text:c="2"/>-33 <text:s text:c="2"/>477 <text:s text:c="2"/>-782 <text:s/>469 <text:s text:c="2"/>-774 <text:s/>694 <text:s text:c="2"/>-554 <text:s/>964 <text:s text:c="2"/>305 <text:s text:c="2"/>924 <text:s text:c="2"/>972 <text:s text:c="2"/>-140 <text:s/>779 <text:s text:c="2"/>727 <text:s text:c="2"/>-863 <text:s/>725 <text:s text:c="2"/>-336 <text:s/>964 <text:s text:c="2"/>736 <text:s text:c="2"/>15 <text:s text:c="3"/>|</text:p>
      <text:p text:style-name="P4"><text:s text:c="2"/>|566 <text:s text:c="2"/>-785 <text:s/>321 <text:s text:c="2"/>-16 <text:s text:c="2"/>-891 <text:s/>-505 <text:s/>-648 <text:s/>-243 <text:s/>201 <text:s text:c="2"/>27 <text:s text:c="3"/>-740 <text:s/>-480 <text:s/>-144 <text:s/>-169 <text:s/>990 <text:s text:c="2"/>82 <text:s text:c="3"/>-475 <text:s/>-212 <text:s/>46 <text:s text:c="3"/>-817 <text:s/>-288 <text:s/>370 <text:s text:c="2"/>43 <text:s text:c="3"/>-509 <text:s/>449 <text:s text:c="2"/>532 <text:s text:c="2"/>-784 <text:s/>-534 <text:s/>497 <text:s text:c="2"/>-696 <text:s/>481 <text:s text:c="2"/>63 <text:s text:c="3"/>-129 <text:s/>154 <text:s text:c="2"/>-601 <text:s/>-19 <text:s text:c="2"/>-999 <text:s/>-249 <text:s/>-910 <text:s/>202 <text:s text:c="2"/>-869 <text:s/>-298 <text:s/>-925 <text:s/>-13 <text:s text:c="2"/>533 <text:s text:c="2"/>-935 <text:s/>-930 <text:s/>-589 <text:s/>205 <text:s text:c="2"/>468 <text:s text:c="2"/>-54 <text:s text:c="2"/>917 <text:s text:c="2"/>191 <text:s text:c="2"/>989 <text:s text:c="2"/>-240 <text:s/>-8 <text:s text:c="3"/>873 <text:s text:c="2"/>329 <text:s text:c="2"/>458 <text:s text:c="2"/>370 <text:s text:c="2"/>|</text:p>
      <text:p text:style-name="P4"><text:s text:c="2"/>|633 <text:s text:c="2"/>291 <text:s text:c="2"/>-215 <text:s/>-143 <text:s/>-203 <text:s/>537 <text:s text:c="2"/>-810 <text:s/>-201 <text:s/>-712 <text:s/>-720 <text:s/>-647 <text:s/>-229 <text:s/>334 <text:s text:c="2"/>-572 <text:s/>759 <text:s text:c="2"/>220 <text:s text:c="2"/>-155 <text:s/>-819 <text:s/>983 <text:s text:c="2"/>-950 <text:s/>-999 <text:s/>-71 <text:s text:c="2"/>-681 <text:s/>192 <text:s text:c="2"/>270 <text:s text:c="2"/>80 <text:s text:c="3"/>-463 <text:s/><text:soft-page-break/>143 <text:s text:c="2"/>-591 <text:s/>-653 <text:s/>-134 <text:s/>-606 <text:s/>639 <text:s text:c="2"/>-997 <text:s/>603 <text:s text:c="2"/>-212 <text:s/>540 <text:s text:c="2"/>793 <text:s text:c="2"/>587 <text:s text:c="2"/>-819 <text:s/>-575 <text:s/>941 <text:s text:c="2"/>-48 <text:s text:c="2"/>-888 <text:s/>-279 <text:s/>63 <text:s text:c="3"/>332 <text:s text:c="2"/>567 <text:s text:c="2"/>244 <text:s text:c="2"/>315 <text:s text:c="2"/>969 <text:s text:c="2"/>246 <text:s text:c="2"/>-756 <text:s/>-711 <text:s/>-210 <text:s/>514 <text:s text:c="2"/>721 <text:s text:c="2"/>327 <text:s text:c="2"/>9 <text:s text:c="4"/>-870 <text:s/>|</text:p>
      <text:p text:style-name="P4"><text:s text:c="2"/>|675 <text:s text:c="2"/>875 <text:s text:c="2"/>-124 <text:s/>666 <text:s text:c="2"/>-769 <text:s/>-520 <text:s/>-546 <text:s/>771 <text:s text:c="2"/>-375 <text:s/>-958 <text:s/>-696 <text:s/>403 <text:s text:c="2"/>-665 <text:s/>257 <text:s text:c="2"/>515 <text:s text:c="2"/>56 <text:s text:c="3"/>-328 <text:s/>-153 <text:s/>-25 <text:s text:c="2"/>917 <text:s text:c="2"/>-486 <text:s/>-55 <text:s text:c="2"/>163 <text:s text:c="2"/>-242 <text:s/>586 <text:s text:c="2"/>953 <text:s text:c="2"/>-376 <text:s/>307 <text:s text:c="2"/>281 <text:s text:c="2"/>633 <text:s text:c="2"/>789 <text:s text:c="2"/>308 <text:s text:c="2"/>861 <text:s text:c="2"/>17 <text:s text:c="3"/>-26 <text:s text:c="2"/>-908 <text:s/>849 <text:s text:c="2"/>428 <text:s text:c="2"/>-785 <text:s/>-525 <text:s/>822 <text:s text:c="2"/>-128 <text:s/>-770 <text:s/>-843 <text:s/>-519 <text:s/>745 <text:s text:c="2"/>566 <text:s text:c="2"/>153 <text:s text:c="2"/>-408 <text:s/>-459 <text:s/>70 <text:s text:c="3"/>458 <text:s text:c="2"/>838 <text:s text:c="2"/>-415 <text:s/>-784 <text:s/>424 <text:s text:c="2"/>-461 <text:s/>192 <text:s text:c="2"/>83 <text:s text:c="3"/>-828 <text:s/>|</text:p>
      <text:p text:style-name="P4"><text:s text:c="2"/>|177 <text:s text:c="2"/>-128 <text:s/>832 <text:s text:c="2"/>38 <text:s text:c="3"/>-758 <text:s/>-194 <text:s/>482 <text:s text:c="2"/>-909 <text:s/>-414 <text:s/>-950 <text:s/>-82 <text:s text:c="2"/>-591 <text:s/>-78 <text:s text:c="2"/>148 <text:s text:c="2"/>-82 <text:s text:c="2"/>755 <text:s text:c="2"/>245 <text:s text:c="2"/>-516 <text:s/>-92 <text:s text:c="2"/>-811 <text:s/>378 <text:s text:c="2"/>979 <text:s text:c="2"/>647 <text:s text:c="2"/>216 <text:s text:c="2"/>-436 <text:s/>-785 <text:s/>-7 <text:s text:c="3"/>455 <text:s text:c="2"/>407 <text:s text:c="2"/>-924 <text:s/>979 <text:s text:c="2"/>-415 <text:s/>301 <text:s text:c="2"/>811 <text:s text:c="2"/>975 <text:s text:c="2"/>895 <text:s text:c="2"/>-31 <text:s text:c="2"/>810 <text:s text:c="2"/>986 <text:s text:c="2"/>556 <text:s text:c="2"/>-788 <text:s/>257 <text:s text:c="2"/>-683 <text:s/>486 <text:s text:c="2"/>-243 <text:s/>235 <text:s text:c="2"/>241 <text:s text:c="2"/>-997 <text:s/>-928 <text:s/>-851 <text:s/>-808 <text:s/>450 <text:s text:c="2"/>-520 <text:s/>840 <text:s text:c="2"/>18 <text:s text:c="3"/>397 <text:s text:c="2"/>-945 <text:s/>-989 <text:s/>204 <text:s text:c="2"/>815 <text:s text:c="2"/>|</text:p>
      <text:p text:style-name="P4"><text:s text:c="2"/>|-560 <text:s/>184 <text:s text:c="2"/>-600 <text:s/>-907 <text:s/>347 <text:s text:c="2"/>-273 <text:s/>988 <text:s text:c="2"/>-683 <text:s/>-463 <text:s/>974 <text:s text:c="2"/>873 <text:s text:c="2"/>101 <text:s text:c="2"/>583 <text:s text:c="2"/>-810 <text:s/>-413 <text:s/>-659 <text:s/>777 <text:s text:c="2"/>828 <text:s text:c="2"/>-304 <text:s/>-799 <text:s/>-670 <text:s/>-112 <text:s/>-997 <text:s/>-190 <text:s/>80 <text:s text:c="3"/>22 <text:s text:c="3"/>-441 <text:s/>136 <text:s text:c="2"/>385 <text:s text:c="2"/>764 <text:s text:c="2"/>303 <text:s text:c="2"/>-823 <text:s/>300 <text:s text:c="2"/>-945 <text:s/>-730 <text:s/>-353 <text:s/>-218 <text:s/>-742 <text:s/>-36 <text:s text:c="2"/>672 <text:s text:c="2"/>-415 <text:s/>-163 <text:s/>-227 <text:s/>-832 <text:s/>379 <text:s text:c="2"/>361 <text:s text:c="2"/>-139 <text:s/>509 <text:s text:c="2"/>189 <text:s text:c="2"/>557 <text:s text:c="2"/>710 <text:s text:c="2"/>519 <text:s text:c="2"/>-554 <text:s/>-934 <text:s/>-318 <text:s/>878 <text:s text:c="2"/>88 <text:s text:c="3"/>241 <text:s text:c="2"/>366 <text:s text:c="2"/>-175 <text:s/>|</text:p>
      <text:p text:style-name="P4"><text:s text:c="2"/>|357 <text:s text:c="2"/>-331 <text:s/>3 <text:s text:c="4"/>-343 <text:s/>-276 <text:s/>625 <text:s text:c="2"/>305 <text:s text:c="2"/>507 <text:s text:c="2"/>884 <text:s text:c="2"/>-731 <text:s/>531 <text:s text:c="2"/>-531 <text:s/>459 <text:s text:c="2"/>-696 <text:s/>-11 <text:s text:c="2"/>190 <text:s text:c="2"/>665 <text:s text:c="2"/>851 <text:s text:c="2"/>51 <text:s text:c="3"/>207 <text:s text:c="2"/>408 <text:s text:c="2"/>-238 <text:s/>78 <text:s text:c="3"/>-794 <text:s/>-172 <text:s/>760 <text:s text:c="2"/>-915 <text:s/>-732 <text:s/>354 <text:s text:c="2"/>451 <text:s text:c="2"/>445 <text:s text:c="2"/>-289 <text:s/>-879 <text:s/>-200 <text:s/>369 <text:s text:c="2"/>-155 <text:s/>-574 <text:s/>26 <text:s text:c="3"/>-296 <text:s/>-338 <text:s/>295 <text:s text:c="2"/>-765 <text:s/>131 <text:s text:c="2"/>106 <text:s text:c="2"/>-460 <text:s/>-880 <text:s/>-351 <text:s/>-443 <text:s/>-677 <text:s/>700 <text:s text:c="2"/>-884 <text:s/>732 <text:s text:c="2"/>-186 <text:s/>195 <text:s text:c="2"/>-710 <text:s/>642 <text:s text:c="2"/>307 <text:s text:c="2"/>-625 <text:s/>-738 <text:s/>13 <text:s text:c="3"/>|</text:p>
      <text:p text:style-name="P4"><text:s text:c="2"/>|-821 <text:s/>-940 <text:s/>-923 <text:s/>-700 <text:s/>-140 <text:s/>446 <text:s text:c="2"/>497 <text:s text:c="2"/>638 <text:s text:c="2"/>-176 <text:s/>-446 <text:s/>-700 <text:s/>-529 <text:s/>-211 <text:s/>431 <text:s text:c="2"/>578 <text:s text:c="2"/>681 <text:s text:c="2"/>904 <text:s text:c="2"/>-421 <text:s/>-409 <text:s/>-773 <text:s/>-721 <text:s/>-293 <text:s/>-689 <text:s/>94 <text:s text:c="3"/>-746 <text:s/>-398 <text:s/>88 <text:s text:c="3"/>914 <text:s text:c="2"/>329 <text:s text:c="2"/>703 <text:s text:c="2"/>279 <text:s text:c="2"/>508 <text:s text:c="2"/>763 <text:s text:c="2"/>356 <text:s text:c="2"/>-840 <text:s/>-25 <text:s text:c="2"/>154 <text:s text:c="2"/>-990 <text:s/>-386 <text:s/>978 <text:s text:c="2"/>-436 <text:s/>-86 <text:s text:c="2"/>-550 <text:s/>353 <text:s text:c="2"/>-302 <text:s/>-620 <text:s/>387 <text:s text:c="2"/>-46 <text:s text:c="2"/>-41 <text:s text:c="2"/>978 <text:s text:c="2"/>533 <text:s text:c="2"/>238 <text:s text:c="2"/>37 <text:s text:c="3"/>845 <text:s text:c="2"/>-316 <text:s/>644 <text:s text:c="2"/>-201 <text:s/>773 <text:s text:c="2"/>558 <text:s text:c="2"/>-872 <text:s/>|</text:p>
      <text:p text:style-name="P4"><text:s text:c="2"/>|828 <text:s text:c="2"/>-163 <text:s/>989 <text:s text:c="2"/>591 <text:s text:c="2"/>-454 <text:s/>-851 <text:s/>-82 <text:s text:c="2"/>700 <text:s text:c="2"/>-841 <text:s/>532 <text:s text:c="2"/>679 <text:s text:c="2"/>-277 <text:s/>-201 <text:s/>-871 <text:s/>-571 <text:s/>497 <text:s text:c="2"/>-491 <text:s/>816 <text:s text:c="2"/>-197 <text:s/>820 <text:s text:c="2"/>-854 <text:s/>-664 <text:s/>58 <text:s text:c="3"/>183 <text:s text:c="2"/>-467 <text:s/>-905 <text:s/>-173 <text:s/>332 <text:s text:c="2"/>-780 <text:s/>-263 <text:s/>813 <text:s text:c="2"/>-952 <text:s/>927 <text:s text:c="2"/>802 <text:s text:c="2"/>991 <text:s text:c="2"/>-527 <text:s/>-697 <text:s/>-91 <text:s text:c="2"/>-475 <text:s/>-537 <text:s/>-558 <text:s/>-796 <text:s/>538 <text:s text:c="2"/>593 <text:s text:c="2"/>-315 <text:s/>-681 <text:s/>442 <text:s text:c="2"/>546 <text:s text:c="2"/>-513 <text:s/>-755 <text:s/>366 <text:s text:c="2"/>-367 <text:s/>-419 <text:s/>-223 <text:s/>-831 <text:s/>115 <text:s text:c="2"/>-128 <text:s/>348 <text:s text:c="2"/>-201 <text:s/>92 <text:s text:c="3"/>|</text:p>
      <text:p text:style-name="P4"><text:s text:c="2"/>|-562 <text:s/>-388 <text:s/>140 <text:s text:c="2"/>-635 <text:s/>-586 <text:s/>131 <text:s text:c="2"/>190 <text:s text:c="2"/>70 <text:s text:c="3"/>-608 <text:s/>715 <text:s text:c="2"/>533 <text:s text:c="2"/>186 <text:s text:c="2"/>-728 <text:s/>423 <text:s text:c="2"/>-221 <text:s/>-43 <text:s text:c="2"/>-905 <text:s/>-779 <text:s/>-496 <text:s/>-418 <text:s/>-182 <text:s/>-778 <text:s/>568 <text:s text:c="2"/>752 <text:s text:c="2"/>-1 <text:s text:c="3"/>-911 <text:s/>219 <text:s text:c="2"/>871 <text:s text:c="2"/>789 <text:s text:c="2"/>-982 <text:s/>315 <text:s text:c="2"/>-773 <text:s/>-17 <text:s text:c="2"/>-545 <text:s/>-56 <text:s text:c="2"/>749 <text:s text:c="2"/>938 <text:s text:c="2"/>-866 <text:s/>-181 <text:s/>-317 <text:s/>-798 <text:s/>-296 <text:s/>869 <text:s text:c="2"/>-526 <text:s/>-872 <text:s/>-351 <text:s/>783 <text:s text:c="2"/>-777 <text:s/>222 <text:s text:c="2"/>-361 <text:s/>157 <text:s text:c="2"/>-607 <text:s/>-138 <text:s/>-275 <text:s/>-855 <text:s/>-787 <text:s/>166 <text:s text:c="2"/>364 <text:s text:c="2"/>-563 <text:s/>-44 <text:s text:c="2"/>|</text:p>
      <text:p text:style-name="P4"><text:s text:c="2"/>|734 <text:s text:c="2"/>752 <text:s text:c="2"/>183 <text:s text:c="2"/>-283 <text:s/>-440 <text:s/>-520 <text:s/>-533 <text:s/>-150 <text:s/>-34 <text:s text:c="2"/>286 <text:s text:c="2"/>533 <text:s text:c="2"/>168 <text:s text:c="2"/>991 <text:s text:c="2"/>403 <text:s text:c="2"/>994 <text:s text:c="2"/>-529 <text:s/>-596 <text:s/>778 <text:s text:c="2"/>46 <text:s text:c="3"/>978 <text:s text:c="2"/>-583 <text:s/>-445 <text:s/>-629 <text:s/>279 <text:s text:c="2"/>633 <text:s text:c="2"/>-132 <text:s/>493 <text:s text:c="2"/>-201 <text:s/>-416 <text:s/>-718 <text:s/>755 <text:s text:c="2"/>-681 <text:s/>-966 <text:s/>291 <text:s text:c="2"/>388 <text:s text:c="2"/>-406 <text:s/>771 <text:s text:c="2"/>-793 <text:s/>797 <text:s text:c="2"/>89 <text:s text:c="3"/>494 <text:s text:c="2"/>330 <text:s text:c="2"/>-742 <text:s/>837 <text:s text:c="2"/>85 <text:s text:c="3"/>-396 <text:s/>-340 <text:s/>489 <text:s text:c="2"/>-618 <text:s/>-942 <text:s/>820 <text:s text:c="2"/>-200 <text:s/>-387 <text:s/>-809 <text:s/>-569 <text:s/>-754 <text:s/>412 <text:s text:c="2"/>-724 <text:s/>46 <text:s text:c="3"/>996 <text:s text:c="2"/>|</text:p>
      <text:p text:style-name="P4"><text:s text:c="2"/>|-442 <text:s/>153 <text:s text:c="2"/>-333 <text:s/>-55 <text:s text:c="2"/>-556 <text:s/>-944 <text:s/>891 <text:s text:c="2"/>-433 <text:s/>-737 <text:s/>688 <text:s text:c="2"/>-991 <text:s/>-891 <text:s/>19 <text:s text:c="3"/>-381 <text:s/>-702 <text:s/>-544 <text:s/>223 <text:s text:c="2"/>-42 <text:s text:c="2"/>-702 <text:s/>606 <text:s text:c="2"/>16 <text:s text:c="3"/>-882 <text:s/>-242 <text:s/>982 <text:s text:c="2"/>-339 <text:s/>541 <text:s text:c="2"/>-772 <text:s/>-927 <text:s/>818 <text:s text:c="2"/>626 <text:s text:c="2"/>-930 <text:s/>-272 <text:s/>-220 <text:s/>-263 <text:s/>673 <text:s text:c="2"/>576 <text:s text:c="2"/>145 <text:s text:c="2"/>565 <text:s text:c="2"/>-504 <text:s/>409 <text:s text:c="2"/>253 <text:s text:c="2"/>-495 <text:s/>870 <text:s text:c="2"/>-376 <text:s/>124 <text:s text:c="2"/>-831 <text:s/>433 <text:s text:c="2"/>-653 <text:s/>127 <text:s text:c="2"/>731 <text:s text:c="2"/>-695 <text:s/>-504 <text:s/>849 <text:s text:c="2"/>63 <text:s text:c="3"/>-522 <text:s/>-490 <text:s/>-43 <text:s text:c="2"/>58 <text:s text:c="3"/>-64 <text:s text:c="2"/>-225 <text:s/>|</text:p>
      <text:p text:style-name="P4">B=|-315 <text:s/>358 <text:s text:c="2"/>503 <text:s text:c="2"/>465 <text:s text:c="2"/>-553 <text:s/>529 <text:s text:c="2"/>41 <text:s text:c="3"/>593 <text:s text:c="2"/>94 <text:s text:c="3"/>537 <text:s text:c="2"/>354 <text:s text:c="2"/>-301 <text:s/>-606 <text:s/>224 <text:s text:c="2"/>676 <text:s text:c="2"/>518 <text:s text:c="2"/>745 <text:s text:c="2"/>109 <text:s text:c="2"/>-782 <text:s/>225 <text:s text:c="2"/>192 <text:s text:c="2"/>-477 <text:s/>721 <text:s text:c="2"/>41 <text:s text:c="3"/>939 <text:s text:c="2"/>-449 <text:s/>903 <text:s text:c="2"/>-104 <text:s/>609 <text:s text:c="2"/>191 <text:s text:c="2"/>-977 <text:s/>-706 <text:s/>-451 <text:s/>878 <text:s text:c="2"/>-889 <text:s/>-3 <text:s text:c="3"/>759 <text:s text:c="2"/>153 <text:s text:c="2"/>-410 <text:s/>-147 <text:s/>42 <text:s text:c="3"/>-704 <text:s/>905 <text:s text:c="2"/>789 <text:s text:c="2"/>872 <text:s text:c="2"/>933 <text:s text:c="2"/>307 <text:s text:c="2"/>618 <text:s text:c="2"/>394 <text:s text:c="2"/>877 <text:s text:c="2"/>-157 <text:s/>-414 <text:s/>-247 <text:s/>-84 <text:s text:c="2"/>979 <text:s text:c="2"/>-308 <text:s/>467 <text:s text:c="2"/>882 <text:s text:c="2"/>940 <text:s text:c="2"/>428 <text:s text:c="2"/>|</text:p>
      <text:p text:style-name="P4"><text:s text:c="2"/>|74 <text:s text:c="3"/>-685 <text:s/>723 <text:s text:c="2"/>975 <text:s text:c="2"/>-455 <text:s/>834 <text:s text:c="2"/>-28 <text:s text:c="2"/>-695 <text:s/>339 <text:s text:c="2"/>914 <text:s text:c="2"/>510 <text:s text:c="2"/>-266 <text:s/>-790 <text:s/>415 <text:s text:c="2"/>-477 <text:s/>-565 <text:s/>700 <text:s text:c="2"/>-818 <text:s/>-947 <text:s/>94 <text:s text:c="3"/>-940 <text:s/>-104 <text:s/>-968 <text:s/>-187 <text:s/>812 <text:s text:c="2"/>-989 <text:s/>857 <text:s text:c="2"/>631 <text:s text:c="2"/>894 <text:s text:c="2"/>-851 <text:s/>59 <text:s text:c="3"/>320 <text:s text:c="2"/>-184 <text:s/>134 <text:s text:c="2"/>295 <text:s text:c="2"/>361 <text:s text:c="2"/>321 <text:s text:c="2"/>-380 <text:s/>666 <text:s text:c="2"/>12 <text:s text:c="3"/>-114 <text:s/>177 <text:s text:c="2"/>746 <text:s text:c="2"/>449 <text:s text:c="2"/>-56 <text:s text:c="2"/>-379 <text:s/>884 <text:s text:c="2"/>-355 <text:s/>156 <text:s text:c="2"/>937 <text:s text:c="2"/>-909 <text:s/>216 <text:s text:c="2"/>185 <text:s text:c="2"/>-876 <text:s/>-619 <text:s/>349 <text:s text:c="2"/>-513 <text:s/>-410 <text:s/>-20 <text:s text:c="2"/>-619 <text:s/>|</text:p>
      <text:p text:style-name="P4"><text:soft-page-break/><text:s text:c="2"/>|91 <text:s text:c="3"/>-609 <text:s/>-947 <text:s/>907 <text:s text:c="2"/>526 <text:s text:c="2"/>701 <text:s text:c="2"/>268 <text:s text:c="2"/>-153 <text:s/>-327 <text:s/>287 <text:s text:c="2"/>-789 <text:s/>559 <text:s text:c="2"/>-536 <text:s/>-690 <text:s/>8 <text:s text:c="4"/>760 <text:s text:c="2"/>-69 <text:s text:c="2"/>244 <text:s text:c="2"/>-243 <text:s/>-913 <text:s/>533 <text:s text:c="2"/>-151 <text:s/>655 <text:s text:c="2"/>-282 <text:s/>325 <text:s text:c="2"/>-612 <text:s/>-933 <text:s/>812 <text:s text:c="2"/>-22 <text:s text:c="2"/>399 <text:s text:c="2"/>-454 <text:s/>-931 <text:s/>791 <text:s text:c="2"/>-49 <text:s text:c="2"/>-672 <text:s/>669 <text:s text:c="2"/>4 <text:s text:c="4"/>597 <text:s text:c="2"/>-132 <text:s/>677 <text:s text:c="2"/>-116 <text:s/>79 <text:s text:c="3"/>589 <text:s text:c="2"/>700 <text:s text:c="2"/>389 <text:s text:c="2"/>-51 <text:s text:c="2"/>460 <text:s text:c="2"/>-327 <text:s/>-806 <text:s/>-782 <text:s/>112 <text:s text:c="2"/>727 <text:s text:c="2"/>419 <text:s text:c="2"/>120 <text:s text:c="2"/>-554 <text:s/>96 <text:s text:c="3"/>508 <text:s text:c="2"/>-135 <text:s/>260 <text:s text:c="2"/>-161 <text:s/>|</text:p>
      <text:p text:style-name="P4"><text:s text:c="2"/>|-383 <text:s/>806 <text:s text:c="2"/>260 <text:s text:c="2"/>-592 <text:s/>110 <text:s text:c="2"/>589 <text:s text:c="2"/>-571 <text:s/>-886 <text:s/>538 <text:s text:c="2"/>297 <text:s text:c="2"/>792 <text:s text:c="2"/>-226 <text:s/>-272 <text:s/>381 <text:s text:c="2"/>-526 <text:s/>-882 <text:s/>-670 <text:s/>-714 <text:s/>143 <text:s text:c="2"/>-124 <text:s/>-144 <text:s/>-745 <text:s/>-396 <text:s/>-373 <text:s/>727 <text:s text:c="2"/>402 <text:s text:c="2"/>-925 <text:s/>236 <text:s text:c="2"/>-381 <text:s/>336 <text:s text:c="2"/>-573 <text:s/>236 <text:s text:c="2"/>494 <text:s text:c="2"/>687 <text:s text:c="2"/>644 <text:s text:c="2"/>-396 <text:s/>276 <text:s text:c="2"/>-927 <text:s/>-281 <text:s/>166 <text:s text:c="2"/>722 <text:s text:c="2"/>-137 <text:s/>940 <text:s text:c="2"/>-549 <text:s/>-404 <text:s/>-234 <text:s/>-79 <text:s text:c="2"/>278 <text:s text:c="2"/>405 <text:s text:c="2"/>-936 <text:s/>-845 <text:s/>-739 <text:s/>-329 <text:s/>111 <text:s text:c="2"/>241 <text:s text:c="2"/>-601 <text:s/>-487 <text:s/>316 <text:s text:c="2"/>987 <text:s text:c="2"/>132 <text:s text:c="2"/>|</text:p>
      <text:p text:style-name="P4"><text:s text:c="2"/>|4 <text:s text:c="4"/>-586 <text:s/>-279 <text:s/>-501 <text:s/>-899 <text:s/>-635 <text:s/>455 <text:s text:c="2"/>730 <text:s text:c="2"/>-209 <text:s/>-474 <text:s/>-104 <text:s/>-135 <text:s/>389 <text:s text:c="2"/>-163 <text:s/>316 <text:s text:c="2"/>-663 <text:s/>603 <text:s text:c="2"/>-411 <text:s/>616 <text:s text:c="2"/>8 <text:s text:c="4"/>5 <text:s text:c="4"/>-877 <text:s/>622 <text:s text:c="2"/>677 <text:s text:c="2"/>586 <text:s text:c="2"/>215 <text:s text:c="2"/>-572 <text:s/>-549 <text:s/>-117 <text:s/>-585 <text:s/>583 <text:s text:c="2"/>888 <text:s text:c="2"/>-171 <text:s/>-344 <text:s/>-261 <text:s/>282 <text:s text:c="2"/>22 <text:s text:c="3"/>-806 <text:s/>12 <text:s text:c="3"/>-835 <text:s/>-279 <text:s/>909 <text:s text:c="2"/>382 <text:s text:c="2"/>-538 <text:s/>-254 <text:s/>51 <text:s text:c="3"/>-200 <text:s/>-299 <text:s/>640 <text:s text:c="2"/>-232 <text:s/>-938 <text:s/>-354 <text:s/>243 <text:s text:c="2"/>-964 <text:s/>-325 <text:s/>-171 <text:s/>603 <text:s text:c="2"/>103 <text:s text:c="2"/>280 <text:s text:c="2"/>-514 <text:s/>|</text:p>
      <text:p text:style-name="P4"><text:s text:c="2"/>|518 <text:s text:c="2"/>215 <text:s text:c="2"/>-274 <text:s/>-301 <text:s/>872 <text:s text:c="2"/>465 <text:s text:c="2"/>981 <text:s text:c="2"/>246 <text:s text:c="2"/>660 <text:s text:c="2"/>-6 <text:s text:c="3"/>763 <text:s text:c="2"/>-619 <text:s/>255 <text:s text:c="2"/>145 <text:s text:c="2"/>-157 <text:s/>-647 <text:s/>-804 <text:s/>995 <text:s text:c="2"/>54 <text:s text:c="3"/>-811 <text:s/>-237 <text:s/>468 <text:s text:c="2"/>-165 <text:s/>-642 <text:s/>856 <text:s text:c="2"/>510 <text:s text:c="2"/>187 <text:s text:c="2"/>459 <text:s text:c="2"/>-35 <text:s text:c="2"/>-533 <text:s/>946 <text:s text:c="2"/>-517 <text:s/>683 <text:s text:c="2"/>-328 <text:s/>534 <text:s text:c="2"/>907 <text:s text:c="2"/>-862 <text:s/>515 <text:s text:c="2"/>153 <text:s text:c="2"/>-850 <text:s/>-491 <text:s/>-84 <text:s text:c="2"/>-117 <text:s/>764 <text:s text:c="2"/>-939 <text:s/>-922 <text:s/>-531 <text:s/>-390 <text:s/>-926 <text:s/>524 <text:s text:c="2"/>-201 <text:s/>189 <text:s text:c="2"/>344 <text:s text:c="2"/>634 <text:s text:c="2"/>548 <text:s text:c="2"/>201 <text:s text:c="2"/>496 <text:s text:c="2"/>-265 <text:s/>-340 <text:s/>-539 <text:s/>|</text:p>
      <text:p text:style-name="P4"><text:s text:c="2"/>|555 <text:s text:c="2"/>-42 <text:s text:c="2"/>296 <text:s text:c="2"/>590 <text:s text:c="2"/>631 <text:s text:c="2"/>-170 <text:s/>497 <text:s text:c="2"/>-879 <text:s/>-303 <text:s/>-350 <text:s/>-377 <text:s/>559 <text:s text:c="2"/>918 <text:s text:c="2"/>506 <text:s text:c="2"/>675 <text:s text:c="2"/>-669 <text:s/>584 <text:s text:c="2"/>-855 <text:s/>-59 <text:s text:c="2"/>-990 <text:s/>669 <text:s text:c="2"/>740 <text:s text:c="2"/>200 <text:s text:c="2"/>365 <text:s text:c="2"/>726 <text:s text:c="2"/>100 <text:s text:c="2"/>-434 <text:s/>574 <text:s text:c="2"/>835 <text:s text:c="2"/>227 <text:s text:c="2"/>-613 <text:s/>742 <text:s text:c="2"/>-463 <text:s/>683 <text:s text:c="2"/>332 <text:s text:c="2"/>-832 <text:s/>-135 <text:s/>-171 <text:s/>-359 <text:s/>563 <text:s text:c="2"/>831 <text:s text:c="2"/>264 <text:s text:c="2"/>122 <text:s text:c="2"/>749 <text:s text:c="2"/>-230 <text:s/>149 <text:s text:c="2"/>-919 <text:s/>-293 <text:s/>294 <text:s text:c="2"/>22 <text:s text:c="3"/>-283 <text:s/>315 <text:s text:c="2"/>115 <text:s text:c="2"/>917 <text:s text:c="2"/>-319 <text:s/>193 <text:s text:c="2"/>17 <text:s text:c="3"/>247 <text:s text:c="2"/>-232 <text:s/>205 <text:s text:c="2"/>|</text:p>
      <text:p text:style-name="P4"><text:s text:c="2"/>|-174 <text:s/>155 <text:s text:c="2"/>-53 <text:s text:c="2"/>364 <text:s text:c="2"/>191 <text:s text:c="2"/>-368 <text:s/>884 <text:s text:c="2"/>-944 <text:s/>461 <text:s text:c="2"/>-122 <text:s/>971 <text:s text:c="2"/>645 <text:s text:c="2"/>-858 <text:s/>445 <text:s text:c="2"/>394 <text:s text:c="2"/>265 <text:s text:c="2"/>-405 <text:s/>827 <text:s text:c="2"/>972 <text:s text:c="2"/>889 <text:s text:c="2"/>202 <text:s text:c="2"/>-311 <text:s/>205 <text:s text:c="2"/>-683 <text:s/>-41 <text:s text:c="2"/>886 <text:s text:c="2"/>510 <text:s text:c="2"/>-672 <text:s/>485 <text:s text:c="2"/>-370 <text:s/>885 <text:s text:c="2"/>-336 <text:s/>786 <text:s text:c="2"/>185 <text:s text:c="2"/>-620 <text:s/>-23 <text:s text:c="2"/>817 <text:s text:c="2"/>-736 <text:s/>385 <text:s text:c="2"/>630 <text:s text:c="2"/>142 <text:s text:c="2"/>709 <text:s text:c="2"/>275 <text:s text:c="2"/>637 <text:s text:c="2"/>154 <text:s text:c="2"/>22 <text:s text:c="3"/>-98 <text:s text:c="2"/>-899 <text:s/>-151 <text:s/>226 <text:s text:c="2"/>991 <text:s text:c="2"/>-949 <text:s/>-733 <text:s/>548 <text:s text:c="2"/>-280 <text:s/>226 <text:s text:c="2"/>786 <text:s text:c="2"/>-417 <text:s/>907 <text:s text:c="2"/>271 <text:s text:c="2"/>|</text:p>
      <text:p text:style-name="P4"><text:s text:c="2"/>|213 <text:s text:c="2"/>792 <text:s text:c="2"/>-713 <text:s/>351 <text:s text:c="2"/>329 <text:s text:c="2"/>-333 <text:s/>-320 <text:s/>146 <text:s text:c="2"/>-68 <text:s text:c="2"/>-934 <text:s/>-223 <text:s/>-574 <text:s/>-873 <text:s/>-596 <text:s/>-937 <text:s/>281 <text:s text:c="2"/>426 <text:s text:c="2"/>317 <text:s text:c="2"/>735 <text:s text:c="2"/>-372 <text:s/>-457 <text:s/>-922 <text:s/>31 <text:s text:c="3"/>-189 <text:s/>626 <text:s text:c="2"/>-896 <text:s/>-611 <text:s/>412 <text:s text:c="2"/>-313 <text:s/>-704 <text:s/>35 <text:s text:c="3"/>-748 <text:s/>-559 <text:s/>675 <text:s text:c="2"/>604 <text:s text:c="2"/>770 <text:s text:c="2"/>-658 <text:s/>-716 <text:s/>-83 <text:s text:c="2"/>274 <text:s text:c="2"/>-298 <text:s/>-954 <text:s/>-947 <text:s/>-171 <text:s/>-550 <text:s/>-884 <text:s/>-537 <text:s/>-771 <text:s/>786 <text:s text:c="2"/>-802 <text:s/>-143 <text:s/>-671 <text:s/>-724 <text:s/>888 <text:s text:c="2"/>140 <text:s text:c="2"/>-746 <text:s/>992 <text:s text:c="2"/>530 <text:s text:c="2"/>-982 <text:s/>31 <text:s text:c="3"/>|</text:p>
      <text:p text:style-name="P4"><text:s text:c="2"/>|-822 <text:s/>405 <text:s text:c="2"/>284 <text:s text:c="2"/>-381 <text:s/>80 <text:s text:c="3"/>240 <text:s text:c="2"/>-258 <text:s/>423 <text:s text:c="2"/>876 <text:s text:c="2"/>659 <text:s text:c="2"/>49 <text:s text:c="3"/>-69 <text:s text:c="2"/>-943 <text:s/>102 <text:s text:c="2"/>760 <text:s text:c="2"/>-141 <text:s/>571 <text:s text:c="2"/>-425 <text:s/>88 <text:s text:c="3"/>357 <text:s text:c="2"/>-227 <text:s/>945 <text:s text:c="2"/>-962 <text:s/>401 <text:s text:c="2"/>-814 <text:s/>531 <text:s text:c="2"/>655 <text:s text:c="2"/>-470 <text:s/>413 <text:s text:c="2"/>673 <text:s text:c="2"/>562 <text:s text:c="2"/>591 <text:s text:c="2"/>79 <text:s text:c="3"/>198 <text:s text:c="2"/>-437 <text:s/>-841 <text:s/>-210 <text:s/>305 <text:s text:c="2"/>582 <text:s text:c="2"/>-334 <text:s/>316 <text:s text:c="2"/>-16 <text:s text:c="2"/>597 <text:s text:c="2"/>373 <text:s text:c="2"/>-914 <text:s/>710 <text:s text:c="2"/>-416 <text:s/>-991 <text:s/>-715 <text:s/>673 <text:s text:c="2"/>718 <text:s text:c="2"/>411 <text:s text:c="2"/>970 <text:s text:c="2"/>757 <text:s text:c="2"/>-188 <text:s/>-492 <text:s/>288 <text:s text:c="2"/>-532 <text:s/>39 <text:s text:c="3"/>-299 <text:s/>|</text:p>
      <text:p text:style-name="P4"><text:s text:c="2"/>|-507 <text:s/>-47 <text:s text:c="2"/>-356 <text:s/>924 <text:s text:c="2"/>-849 <text:s/>559 <text:s text:c="2"/>-916 <text:s/>293 <text:s text:c="2"/>-136 <text:s/>-982 <text:s/>959 <text:s text:c="2"/>-468 <text:s/>2 <text:s text:c="4"/>909 <text:s text:c="2"/>-743 <text:s/>441 <text:s text:c="2"/>619 <text:s text:c="2"/>-158 <text:s/>802 <text:s text:c="2"/>-744 <text:s/>-485 <text:s/>521 <text:s text:c="2"/>667 <text:s text:c="2"/>-163 <text:s/>630 <text:s text:c="2"/>-168 <text:s/>346 <text:s text:c="2"/>-82 <text:s text:c="2"/>652 <text:s text:c="2"/>-615 <text:s/>971 <text:s text:c="2"/>-855 <text:s/>690 <text:s text:c="2"/>-33 <text:s text:c="2"/>-930 <text:s/>841 <text:s text:c="2"/>-473 <text:s/>-494 <text:s/>486 <text:s text:c="2"/>743 <text:s text:c="2"/>-124 <text:s/>445 <text:s text:c="2"/>-724 <text:s/>879 <text:s text:c="2"/>706 <text:s text:c="2"/>-115 <text:s/>672 <text:s text:c="2"/>677 <text:s text:c="2"/>727 <text:s text:c="2"/>474 <text:s text:c="2"/>-714 <text:s/>-406 <text:s/>347 <text:s text:c="2"/>953 <text:s text:c="2"/>432 <text:s text:c="2"/>-23 <text:s text:c="2"/>137 <text:s text:c="2"/>130 <text:s text:c="2"/>-753 <text:s/>-211 <text:s/>|</text:p>
      <text:p text:style-name="P4"><text:s text:c="2"/>|515 <text:s text:c="2"/>-430 <text:s/>287 <text:s text:c="2"/>205 <text:s text:c="2"/>538 <text:s text:c="2"/>709 <text:s text:c="2"/>398 <text:s text:c="2"/>-583 <text:s/>-785 <text:s/>-116 <text:s/>-488 <text:s/>91 <text:s text:c="3"/>-319 <text:s/>140 <text:s text:c="2"/>322 <text:s text:c="2"/>-260 <text:s/>-974 <text:s/>346 <text:s text:c="2"/>-583 <text:s/>-895 <text:s/>-179 <text:s/>55 <text:s text:c="3"/>-300 <text:s/>-832 <text:s/>9 <text:s text:c="4"/>-516 <text:s/>498 <text:s text:c="2"/>-502 <text:s/>614 <text:s text:c="2"/>745 <text:s text:c="2"/>288 <text:s text:c="2"/>481 <text:s text:c="2"/>-684 <text:s/>-73 <text:s text:c="2"/>38 <text:s text:c="3"/>-794 <text:s/>-364 <text:s/>-212 <text:s/>-25 <text:s text:c="2"/>203 <text:s text:c="2"/>-976 <text:s/>487 <text:s text:c="2"/>-354 <text:s/>57 <text:s text:c="3"/>-372 <text:s/>969 <text:s text:c="2"/>797 <text:s text:c="2"/>-346 <text:s/>667 <text:s text:c="2"/>-433 <text:s/>111 <text:s text:c="2"/>-512 <text:s/>622 <text:s text:c="2"/>811 <text:s text:c="2"/>9 <text:s text:c="4"/>-17 <text:s text:c="2"/>-353 <text:s/>-493 <text:s/>482 <text:s text:c="2"/>-387 <text:s/>|</text:p>
      <text:p text:style-name="P4"><text:s text:c="2"/>|-396 <text:s/>122 <text:s text:c="2"/>-906 <text:s/>-80 <text:s text:c="2"/>-599 <text:s/>484 <text:s text:c="2"/>478 <text:s text:c="2"/>37 <text:s text:c="3"/>-728 <text:s/>-547 <text:s/>-408 <text:s/>-704 <text:s/>941 <text:s text:c="2"/>238 <text:s text:c="2"/>354 <text:s text:c="2"/>-79 <text:s text:c="2"/>559 <text:s text:c="2"/>151 <text:s text:c="2"/>927 <text:s text:c="2"/>227 <text:s text:c="2"/>-930 <text:s/>38 <text:s text:c="3"/>-933 <text:s/>693 <text:s text:c="2"/>202 <text:s text:c="2"/>428 <text:s text:c="2"/>28 <text:s text:c="3"/>849 <text:s text:c="2"/>935 <text:s text:c="2"/>-490 <text:s/>-185 <text:s/>-108 <text:s/>984 <text:s text:c="2"/>-91 <text:s text:c="2"/>-836 <text:s/>-615 <text:s/>-254 <text:s/>643 <text:s text:c="2"/>774 <text:s text:c="2"/>18 <text:s text:c="3"/>-552 <text:s/>-634 <text:s/>315 <text:s text:c="2"/>-259 <text:s/>957 <text:s text:c="2"/>21 <text:s text:c="3"/>662 <text:s text:c="2"/>868 <text:s text:c="2"/>-476 <text:s/>941 <text:s text:c="2"/>95 <text:s text:c="3"/>-405 <text:s/>-20 <text:s text:c="2"/>515 <text:s text:c="2"/>-360 <text:s/>-818 <text:s/>-57 <text:s text:c="2"/>668 <text:s text:c="2"/>-617 <text:s/>231 <text:s text:c="2"/>|</text:p>
      <text:p text:style-name="P4"><text:s text:c="2"/>|-469 <text:s/>198 <text:s text:c="2"/>-877 <text:s/>-133 <text:s/>-540 <text:s/>-361 <text:s/>253 <text:s text:c="2"/>206 <text:s text:c="2"/>-718 <text:s/>27 <text:s text:c="3"/>-776 <text:s/>-269 <text:s/>746 <text:s text:c="2"/>891 <text:s text:c="2"/>824 <text:s text:c="2"/>703 <text:s text:c="2"/>264 <text:s text:c="2"/>487 <text:s text:c="2"/>923 <text:s text:c="2"/>789 <text:s text:c="2"/>428 <text:s text:c="2"/>371 <text:s text:c="2"/>-264 <text:s/>-240 <text:s/>-114 <text:s/>376 <text:s text:c="2"/>-58 <text:s text:c="2"/>-819 <text:s/>396 <text:s text:c="2"/>678 <text:s text:c="2"/>764 <text:s text:c="2"/>-721 <text:s/>-124 <text:s/>-761 <text:s/>147 <text:s text:c="2"/>336 <text:s text:c="2"/>-121 <text:s/>-248 <text:s/>-106 <text:s/>161 <text:s text:c="2"/>-869 <text:s/><text:soft-page-break/>119 <text:s text:c="2"/>-756 <text:s/>877 <text:s text:c="2"/>362 <text:s text:c="2"/>-931 <text:s/>932 <text:s text:c="2"/>-373 <text:s/>908 <text:s text:c="2"/>856 <text:s text:c="2"/>-232 <text:s/>688 <text:s text:c="2"/>227 <text:s text:c="2"/>504 <text:s text:c="2"/>-551 <text:s/>-535 <text:s/>232 <text:s text:c="2"/>743 <text:s text:c="2"/>-354 <text:s/>-20 <text:s text:c="2"/>|</text:p>
      <text:p text:style-name="P4"><text:s text:c="2"/>|773 <text:s text:c="2"/>-589 <text:s/>260 <text:s text:c="2"/>-350 <text:s/>-350 <text:s/>-241 <text:s/>-662 <text:s/>529 <text:s text:c="2"/>511 <text:s text:c="2"/>233 <text:s text:c="2"/>43 <text:s text:c="3"/>994 <text:s text:c="2"/>-296 <text:s/>639 <text:s text:c="2"/>-776 <text:s/>-582 <text:s/>-940 <text:s/>-844 <text:s/>397 <text:s text:c="2"/>968 <text:s text:c="2"/>-636 <text:s/>-835 <text:s/>-991 <text:s/>943 <text:s text:c="2"/>669 <text:s text:c="2"/>-542 <text:s/>-240 <text:s/>-99 <text:s text:c="2"/>-447 <text:s/>759 <text:s text:c="2"/>-766 <text:s/>-673 <text:s/>-478 <text:s/>846 <text:s text:c="2"/>329 <text:s text:c="2"/>524 <text:s text:c="2"/>-395 <text:s/>-981 <text:s/>54 <text:s text:c="3"/>-532 <text:s/>604 <text:s text:c="2"/>-551 <text:s/>-538 <text:s/>-340 <text:s/>-560 <text:s/>-314 <text:s/>79 <text:s text:c="3"/>-499 <text:s/>195 <text:s text:c="2"/>-524 <text:s/>-531 <text:s/>911 <text:s text:c="2"/>-358 <text:s/>-170 <text:s/>-793 <text:s/>-337 <text:s/>640 <text:s text:c="2"/>-33 <text:s text:c="2"/>917 <text:s text:c="2"/>-806 <text:s/>|</text:p>
      <text:p text:style-name="P4"><text:s text:c="2"/>|78 <text:s text:c="3"/>-849 <text:s/>-127 <text:s/>600 <text:s text:c="2"/>997 <text:s text:c="2"/>-798 <text:s/>125 <text:s text:c="2"/>-398 <text:s/>-427 <text:s/>-469 <text:s/>422 <text:s text:c="2"/>-822 <text:s/>-20 <text:s text:c="2"/>-764 <text:s/>-162 <text:s/>420 <text:s text:c="2"/>-77 <text:s text:c="2"/>917 <text:s text:c="2"/>921 <text:s text:c="2"/>-530 <text:s/>-254 <text:s/>-257 <text:s/>-267 <text:s/>740 <text:s text:c="2"/>925 <text:s text:c="2"/>-60 <text:s text:c="2"/>-597 <text:s/>566 <text:s text:c="2"/>-740 <text:s/>-680 <text:s/>-888 <text:s/>338 <text:s text:c="2"/>-177 <text:s/>-15 <text:s text:c="2"/>-61 <text:s text:c="2"/>-180 <text:s/>539 <text:s text:c="2"/>-584 <text:s/>774 <text:s text:c="2"/>-888 <text:s/>-53 <text:s text:c="2"/>196 <text:s text:c="2"/>-710 <text:s/>927 <text:s text:c="2"/>785 <text:s text:c="2"/>481 <text:s text:c="2"/>699 <text:s text:c="2"/>60 <text:s text:c="3"/>750 <text:s text:c="2"/>973 <text:s text:c="2"/>530 <text:s text:c="2"/>-504 <text:s/>68 <text:s text:c="3"/>-385 <text:s/>-764 <text:s/>-7 <text:s text:c="3"/>556 <text:s text:c="2"/>-8 <text:s text:c="3"/>-89 <text:s text:c="2"/>-832 <text:s/>|</text:p>
      <text:p text:style-name="P4"><text:s text:c="2"/>|664 <text:s text:c="2"/>23 <text:s text:c="3"/>858 <text:s text:c="2"/>-512 <text:s/>-992 <text:s/>149 <text:s text:c="2"/>308 <text:s text:c="2"/>899 <text:s text:c="2"/>565 <text:s text:c="2"/>435 <text:s text:c="2"/>-636 <text:s/>-488 <text:s/>-17 <text:s text:c="2"/>-346 <text:s/>-209 <text:s/>-232 <text:s/>-513 <text:s/>-157 <text:s/>828 <text:s text:c="2"/>-762 <text:s/>-184 <text:s/>710 <text:s text:c="2"/>-266 <text:s/>-764 <text:s/>-674 <text:s/>323 <text:s text:c="2"/>581 <text:s text:c="2"/>-766 <text:s/>-685 <text:s/>-507 <text:s/>-598 <text:s/>979 <text:s text:c="2"/>516 <text:s text:c="2"/>-740 <text:s/>-533 <text:s/>877 <text:s text:c="2"/>762 <text:s text:c="2"/>-872 <text:s/>776 <text:s text:c="2"/>327 <text:s text:c="2"/>563 <text:s text:c="2"/>-860 <text:s/>840 <text:s text:c="2"/>-102 <text:s/>147 <text:s text:c="2"/>-369 <text:s/>667 <text:s text:c="2"/>634 <text:s text:c="2"/>474 <text:s text:c="2"/>495 <text:s text:c="2"/>-776 <text:s/>-358 <text:s/>558 <text:s text:c="2"/>-41 <text:s text:c="2"/>230 <text:s text:c="2"/>884 <text:s text:c="2"/>-366 <text:s/>-188 <text:s/>-882 <text:s/>-51 <text:s text:c="2"/>|</text:p>
      <text:p text:style-name="P4"><text:s text:c="2"/>|657 <text:s text:c="2"/>-128 <text:s/>280 <text:s text:c="2"/>173 <text:s text:c="2"/>484 <text:s text:c="2"/>-900 <text:s/>402 <text:s text:c="2"/>246 <text:s text:c="2"/>-420 <text:s/>531 <text:s text:c="2"/>-426 <text:s/>-505 <text:s/>-977 <text:s/>-234 <text:s/>393 <text:s text:c="2"/>522 <text:s text:c="2"/>397 <text:s text:c="2"/>60 <text:s text:c="3"/>157 <text:s text:c="2"/>224 <text:s text:c="2"/>-92 <text:s text:c="2"/>381 <text:s text:c="2"/>-782 <text:s/>-534 <text:s/>-308 <text:s/>449 <text:s text:c="2"/>-298 <text:s/>326 <text:s text:c="2"/>-387 <text:s/>172 <text:s text:c="2"/>-373 <text:s/>-730 <text:s/>-956 <text:s/>-740 <text:s/>795 <text:s text:c="2"/>528 <text:s text:c="2"/>-640 <text:s/>550 <text:s text:c="2"/>127 <text:s text:c="2"/>-60 <text:s text:c="2"/>81 <text:s text:c="3"/>-947 <text:s/>787 <text:s text:c="2"/>104 <text:s text:c="2"/>-181 <text:s/>180 <text:s text:c="2"/>-373 <text:s/>-432 <text:s/>-407 <text:s/>-864 <text:s/>-856 <text:s/>853 <text:s text:c="2"/>869 <text:s text:c="2"/>-637 <text:s/>-329 <text:s/>-86 <text:s text:c="2"/>-836 <text:s/>373 <text:s text:c="2"/>-408 <text:s/>129 <text:s text:c="2"/>|</text:p>
      <text:p text:style-name="P4"><text:s text:c="2"/>|-455 <text:s/>220 <text:s text:c="2"/>751 <text:s text:c="2"/>-59 <text:s text:c="2"/>480 <text:s text:c="2"/>898 <text:s text:c="2"/>-179 <text:s/>-808 <text:s/>448 <text:s text:c="2"/>948 <text:s text:c="2"/>484 <text:s text:c="2"/>-471 <text:s/>-999 <text:s/>271 <text:s text:c="2"/>986 <text:s text:c="2"/>172 <text:s text:c="2"/>-197 <text:s/>-35 <text:s text:c="2"/>741 <text:s text:c="2"/>396 <text:s text:c="2"/>453 <text:s text:c="2"/>885 <text:s text:c="2"/>249 <text:s text:c="2"/>674 <text:s text:c="2"/>-400 <text:s/>-728 <text:s/>-412 <text:s/>-236 <text:s/>645 <text:s text:c="2"/>181 <text:s text:c="2"/>893 <text:s text:c="2"/>-458 <text:s/>-247 <text:s/>996 <text:s text:c="2"/>483 <text:s text:c="2"/>-415 <text:s/>895 <text:s text:c="2"/>-343 <text:s/>-223 <text:s/>343 <text:s text:c="2"/>-395 <text:s/>-739 <text:s/>-775 <text:s/>-41 <text:s text:c="2"/>884 <text:s text:c="2"/>-437 <text:s/>-869 <text:s/>-313 <text:s/>528 <text:s text:c="2"/>-776 <text:s/>-564 <text:s/>333 <text:s text:c="2"/>-890 <text:s/>-963 <text:s/>7 <text:s text:c="4"/>-290 <text:s/>-690 <text:s/>596 <text:s text:c="2"/>827 <text:s text:c="2"/>-693 <text:s/>|</text:p>
      <text:p text:style-name="P4"><text:s text:c="2"/>|129 <text:s text:c="2"/>-928 <text:s/>202 <text:s text:c="2"/>-766 <text:s/>-931 <text:s/>37 <text:s text:c="3"/>-181 <text:s/>964 <text:s text:c="2"/>694 <text:s text:c="2"/>948 <text:s text:c="2"/>307 <text:s text:c="2"/>-348 <text:s/>-439 <text:s/>532 <text:s text:c="2"/>611 <text:s text:c="2"/>-555 <text:s/>-905 <text:s/>-906 <text:s/>484 <text:s text:c="2"/>975 <text:s text:c="2"/>-681 <text:s/>920 <text:s text:c="2"/>308 <text:s text:c="2"/>-571 <text:s/>958 <text:s text:c="2"/>-332 <text:s/>491 <text:s text:c="2"/>-380 <text:s/>-736 <text:s/>318 <text:s text:c="2"/>-73 <text:s text:c="2"/>745 <text:s text:c="2"/>391 <text:s text:c="2"/>-871 <text:s/>979 <text:s text:c="2"/>812 <text:s text:c="2"/>167 <text:s text:c="2"/>150 <text:s text:c="2"/>776 <text:s text:c="2"/>-139 <text:s/>98 <text:s text:c="3"/>83 <text:s text:c="3"/>865 <text:s text:c="2"/>659 <text:s text:c="2"/>-32 <text:s text:c="2"/>476 <text:s text:c="2"/>-896 <text:s/>415 <text:s text:c="2"/>923 <text:s text:c="2"/>940 <text:s text:c="2"/>743 <text:s text:c="2"/>-758 <text:s/>861 <text:s text:c="2"/>403 <text:s text:c="2"/>23 <text:s text:c="3"/>819 <text:s text:c="2"/>-929 <text:s/>-134 <text:s/>-561 <text:s/>-313 <text:s/>|</text:p>
      <text:p text:style-name="P4"><text:s text:c="2"/>|-815 <text:s/>718 <text:s text:c="2"/>-568 <text:s/>928 <text:s text:c="2"/>848 <text:s text:c="2"/>-237 <text:s/>740 <text:s text:c="2"/>367 <text:s text:c="2"/>913 <text:s text:c="2"/>868 <text:s text:c="2"/>-420 <text:s/>363 <text:s text:c="2"/>303 <text:s text:c="2"/>-554 <text:s/>22 <text:s text:c="3"/>-729 <text:s/>-726 <text:s/>478 <text:s text:c="2"/>-961 <text:s/>-803 <text:s/>419 <text:s text:c="2"/>782 <text:s text:c="2"/>-561 <text:s/>632 <text:s text:c="2"/>537 <text:s text:c="2"/>814 <text:s text:c="2"/>451 <text:s text:c="2"/>609 <text:s text:c="2"/>-319 <text:s/>-758 <text:s/>-704 <text:s/>218 <text:s text:c="2"/>-688 <text:s/>81 <text:s text:c="3"/>498 <text:s text:c="2"/>-488 <text:s/>844 <text:s text:c="2"/>590 <text:s text:c="2"/>879 <text:s text:c="2"/>-890 <text:s/>458 <text:s text:c="2"/>-188 <text:s/>825 <text:s text:c="2"/>113 <text:s text:c="2"/>610 <text:s text:c="2"/>-152 <text:s/>385 <text:s text:c="2"/>884 <text:s text:c="2"/>-322 <text:s/>776 <text:s text:c="2"/>-918 <text:s/>-551 <text:s/>910 <text:s text:c="2"/>-127 <text:s/>-919 <text:s/>447 <text:s text:c="2"/>40 <text:s text:c="3"/>884 <text:s text:c="2"/>56 <text:s text:c="3"/>-927 <text:s/>|</text:p>
      <text:p text:style-name="P4"><text:s text:c="2"/>|-522 <text:s/>353 <text:s text:c="2"/>291 <text:s text:c="2"/>-209 <text:s/>-214 <text:s/>141 <text:s text:c="2"/>303 <text:s text:c="2"/>-18 <text:s text:c="2"/>-269 <text:s/>535 <text:s text:c="2"/>444 <text:s text:c="2"/>-459 <text:s/>-653 <text:s/>270 <text:s text:c="2"/>654 <text:s text:c="2"/>957 <text:s text:c="2"/>-530 <text:s/>391 <text:s text:c="2"/>-807 <text:s/>148 <text:s text:c="2"/>519 <text:s text:c="2"/>-725 <text:s/>598 <text:s text:c="2"/>429 <text:s text:c="2"/>501 <text:s text:c="2"/>679 <text:s text:c="2"/>-123 <text:s/>-107 <text:s/>916 <text:s text:c="2"/>-715 <text:s/>-34 <text:s text:c="2"/>-606 <text:s/>990 <text:s text:c="2"/>-743 <text:s/>185 <text:s text:c="2"/>-224 <text:s/>750 <text:s text:c="2"/>-511 <text:s/>759 <text:s text:c="2"/>-167 <text:s/>-624 <text:s/>203 <text:s text:c="2"/>726 <text:s text:c="2"/>-277 <text:s/>-527 <text:s/>732 <text:s text:c="2"/>32 <text:s text:c="3"/>-57 <text:s text:c="2"/>124 <text:s text:c="2"/>225 <text:s text:c="2"/>-556 <text:s/>-357 <text:s/>853 <text:s text:c="2"/>-606 <text:s/>-575 <text:s/>706 <text:s text:c="2"/>-575 <text:s/>654 <text:s text:c="2"/>-401 <text:s/>-659 <text:s/>|</text:p>
      <text:p text:style-name="P4"><text:s text:c="2"/>|939 <text:s text:c="2"/>565 <text:s text:c="2"/>-264 <text:s/>930 <text:s text:c="2"/>-826 <text:s/>921 <text:s text:c="2"/>58 <text:s text:c="3"/>924 <text:s text:c="2"/>-238 <text:s/>169 <text:s text:c="2"/>109 <text:s text:c="2"/>138 <text:s text:c="2"/>-627 <text:s/>-165 <text:s/>-787 <text:s/>198 <text:s text:c="2"/>-433 <text:s/>245 <text:s text:c="2"/>-506 <text:s/>-957 <text:s/>-177 <text:s/>290 <text:s text:c="2"/>-313 <text:s/>28 <text:s text:c="3"/>684 <text:s text:c="2"/>464 <text:s text:c="2"/>-266 <text:s/>-891 <text:s/>118 <text:s text:c="2"/>685 <text:s text:c="2"/>-549 <text:s/>57 <text:s text:c="3"/>602 <text:s text:c="2"/>187 <text:s text:c="2"/>339 <text:s text:c="2"/>776 <text:s text:c="2"/>460 <text:s text:c="2"/>-602 <text:s/>-948 <text:s/>-777 <text:s/>919 <text:s text:c="2"/>161 <text:s text:c="2"/>361 <text:s text:c="2"/>-708 <text:s/>-652 <text:s/>575 <text:s text:c="2"/>843 <text:s text:c="2"/>-85 <text:s text:c="2"/>172 <text:s text:c="2"/>-311 <text:s/>-41 <text:s text:c="2"/>-653 <text:s/>979 <text:s text:c="2"/>998 <text:s text:c="2"/>375 <text:s text:c="2"/>-985 <text:s/>462 <text:s text:c="2"/>-539 <text:s/>-876 <text:s/>-68 <text:s text:c="2"/>|</text:p>
      <text:p text:style-name="P4"><text:s text:c="2"/>|-854 <text:s/>-73 <text:s text:c="2"/>989 <text:s text:c="2"/>748 <text:s text:c="2"/>-534 <text:s/>681 <text:s text:c="2"/>876 <text:s text:c="2"/>927 <text:s text:c="2"/>-569 <text:s/>-720 <text:s/>-850 <text:s/>-650 <text:s/>793 <text:s text:c="2"/>863 <text:s text:c="2"/>-5 <text:s text:c="3"/>-859 <text:s/>790 <text:s text:c="2"/>190 <text:s text:c="2"/>409 <text:s text:c="2"/>315 <text:s text:c="2"/>879 <text:s text:c="2"/>-632 <text:s/>662 <text:s text:c="2"/>-790 <text:s/>-282 <text:s/>390 <text:s text:c="2"/>-775 <text:s/>-820 <text:s/>851 <text:s text:c="2"/>-299 <text:s/>112 <text:s text:c="2"/>998 <text:s text:c="2"/>981 <text:s text:c="2"/>453 <text:s text:c="2"/>-902 <text:s/>-553 <text:s/>486 <text:s text:c="2"/>-673 <text:s/>-626 <text:s/>917 <text:s text:c="2"/>-393 <text:s/>-124 <text:s/>-380 <text:s/>-599 <text:s/>92 <text:s text:c="3"/>615 <text:s text:c="2"/>-106 <text:s/>-118 <text:s/>-195 <text:s/>-697 <text:s/>-451 <text:s/>36 <text:s text:c="3"/>23 <text:s text:c="3"/>-788 <text:s/>598 <text:s text:c="2"/>741 <text:s text:c="2"/>602 <text:s text:c="2"/>-825 <text:s/>-727 <text:s/>805 <text:s text:c="2"/>|</text:p>
      <text:p text:style-name="P4"><text:s text:c="2"/>|228 <text:s text:c="2"/>737 <text:s text:c="2"/>803 <text:s text:c="2"/>209 <text:s text:c="2"/>191 <text:s text:c="2"/>-746 <text:s/>657 <text:s text:c="2"/>-323 <text:s/>-419 <text:s/>-617 <text:s/>-53 <text:s text:c="2"/>540 <text:s text:c="2"/>260 <text:s text:c="2"/>567 <text:s text:c="2"/>-707 <text:s/>-648 <text:s/>534 <text:s text:c="2"/>540 <text:s text:c="2"/>586 <text:s text:c="2"/>-309 <text:s/>843 <text:s text:c="2"/>-864 <text:s/>727 <text:s text:c="2"/>-133 <text:s/>-300 <text:s/>325 <text:s text:c="2"/>-40 <text:s text:c="2"/>-346 <text:s/>852 <text:s text:c="2"/>234 <text:s text:c="2"/>-541 <text:s/>80 <text:s text:c="3"/>-29 <text:s text:c="2"/>-385 <text:s/>-710 <text:s/>-486 <text:s/>221 <text:s text:c="2"/>-701 <text:s/>544 <text:s text:c="2"/>-846 <text:s/>-318 <text:s/>-509 <text:s/>694 <text:s text:c="2"/>942 <text:s text:c="2"/>-590 <text:s/>-660 <text:s/>-354 <text:s/>944 <text:s text:c="2"/>880 <text:s text:c="2"/>-415 <text:s/>-365 <text:s/>-925 <text:s/>73 <text:s text:c="3"/>-286 <text:s/>-58 <text:s text:c="2"/>773 <text:s text:c="2"/>-609 <text:s/>-745 <text:s/>-573 <text:s/>-757 <text:s/>|</text:p>
      <text:p text:style-name="P4"><text:s text:c="2"/>- <text:s text:c="359"/><text:soft-page-break/>-</text:p>
      <text:p text:style-name="P4">Матриця C після другого пункту:</text:p>
      <text:p text:style-name="P4"><text:s text:c="2"/>- <text:s text:c="359"/>-</text:p>
      <text:p text:style-name="P4"><text:s text:c="2"/>|710 <text:s text:c="2"/>337 <text:s text:c="2"/>-27 <text:s text:c="2"/>797 <text:s text:c="2"/>1403 <text:s/>-1171 484 <text:s text:c="2"/>-1116 -769 <text:s/>1374 <text:s/>-585 <text:s/>-171 <text:s/>537 <text:s text:c="2"/>-1289 1417 <text:s/>281 <text:s text:c="2"/>154 <text:s text:c="2"/>17 <text:s text:c="3"/>1158 <text:s/>1274 <text:s/>-129 <text:s/>312 <text:s text:c="2"/>-905 <text:s/>-1083 1265 <text:s/>75 <text:s text:c="3"/>284 <text:s text:c="2"/>-843 <text:s/>-1896 679 <text:s text:c="2"/>1036 <text:s/>1167 <text:s/>-982 <text:s/>-287 <text:s/>316 <text:s text:c="2"/>-1227 542 <text:s text:c="2"/>-847 <text:s/>361 <text:s text:c="2"/>-1875 -769 <text:s/>-224 <text:s/>-1341 -231 <text:s/>839 <text:s text:c="2"/>429 <text:s text:c="2"/>403 <text:s text:c="2"/>-655 <text:s/>-850 <text:s/>-439 <text:s/>-676 <text:s/>1021 <text:s/>-1421 419 <text:s text:c="2"/>1939 <text:s/>196 <text:s text:c="2"/>-802 <text:s/>927 <text:s text:c="2"/>-646 <text:s/>7 <text:s text:c="4"/>|</text:p>
      <text:p text:style-name="P4"><text:s text:c="2"/>|-393 <text:s/>390 <text:s text:c="2"/>-825 <text:s/>-1023 -1544 195 <text:s text:c="2"/>454 <text:s text:c="2"/>1351 <text:s/>-299 <text:s/>815 <text:s text:c="2"/>-1819 1285 <text:s/>943 <text:s text:c="2"/>-1160 -946 <text:s/>135 <text:s text:c="2"/>-26 <text:s text:c="2"/>161 <text:s text:c="2"/>-1816 1125 <text:s/>428 <text:s text:c="2"/>-139 <text:s/>499 <text:s text:c="2"/>1007 <text:s/>632 <text:s text:c="2"/>1142 <text:s/>-445 <text:s/>184 <text:s text:c="2"/>70 <text:s text:c="3"/>-1091 191 <text:s text:c="2"/>30 <text:s text:c="3"/>3 <text:s text:c="4"/>-282 <text:s/>1711 <text:s/>-1188 -1734 166 <text:s text:c="2"/>-1132 319 <text:s text:c="2"/>-667 <text:s/>-599 <text:s/>-395 <text:s/>277 <text:s text:c="2"/>946 <text:s text:c="2"/>-636 <text:s/>-884 <text:s/>-1079 -122 <text:s/>4 <text:s text:c="4"/>398 <text:s text:c="2"/>-990 <text:s/>218 <text:s text:c="2"/>-751 <text:s/>-1631 1203 <text:s/>393 <text:s text:c="2"/>276 <text:s text:c="2"/>-261 <text:s/>-1185 |</text:p>
      <text:p text:style-name="P4"><text:s text:c="2"/>|-110 <text:s/>283 <text:s text:c="2"/>-803 <text:s/>-1754 -1647 909 <text:s text:c="2"/>-590 <text:s/>-1029 -573 <text:s/>-1018 -4 <text:s text:c="3"/>1464 <text:s/>384 <text:s text:c="2"/>-47 <text:s text:c="2"/>93 <text:s text:c="3"/>-317 <text:s/>21 <text:s text:c="3"/>-439 <text:s/>-1044 252 <text:s text:c="2"/>-82 <text:s text:c="2"/>-294 <text:s/>1614 <text:s/>137 <text:s text:c="2"/>1308 <text:s/>-1664 -308 <text:s/>53 <text:s text:c="3"/>965 <text:s text:c="2"/>-216 <text:s/>-779 <text:s/>-1144 419 <text:s text:c="2"/>-878 <text:s/>-546 <text:s/>-876 <text:s/>735 <text:s text:c="2"/>-431 <text:s/>448 <text:s text:c="2"/>162 <text:s text:c="2"/>-1448 444 <text:s text:c="2"/>-21 <text:s text:c="2"/>-360 <text:s/>749 <text:s text:c="2"/>-1576 -677 <text:s/>1476 <text:s/>338 <text:s text:c="2"/>983 <text:s text:c="2"/>80 <text:s text:c="3"/>-1040 -958 <text:s/>1695 <text:s/>1449 <text:s/>-1297 -1265 -507 <text:s/>756 <text:s text:c="2"/>1701 <text:s/>|</text:p>
      <text:p text:style-name="P4"><text:s text:c="2"/>|-371 <text:s/>-1319 -1091 400 <text:s text:c="2"/>-196 <text:s/>1068 <text:s/>-123 <text:s/>-1461 -1011 -1322 -594 <text:s/>-107 <text:s/>-174 <text:s/>1737 <text:s/>-113 <text:s/>-720 <text:s/>-1487 -438 <text:s/>756 <text:s text:c="2"/>-445 <text:s/>-1101 -812 <text:s/>-1485 293 <text:s text:c="2"/>-412 <text:s/>317 <text:s text:c="2"/>-300 <text:s/>324 <text:s text:c="2"/>163 <text:s text:c="2"/>809 <text:s text:c="2"/>377 <text:s text:c="2"/>497 <text:s text:c="2"/>-158 <text:s/>-9 <text:s text:c="3"/>898 <text:s text:c="2"/>-2 <text:s text:c="3"/>1059 <text:s/>1480 <text:s/>1242 <text:s/>49 <text:s text:c="3"/>-1490 1000 <text:s/>646 <text:s text:c="2"/>336 <text:s text:c="2"/>1089 <text:s/>533 <text:s text:c="2"/>320 <text:s text:c="2"/>-1694 801 <text:s text:c="2"/>1429 <text:s/>-138 <text:s/>-1596 -678 <text:s/>-919 <text:s/>-599 <text:s/>-386 <text:s/>-249 <text:s/>-898 <text:s/>-61 <text:s text:c="2"/>-1381 |</text:p>
      <text:p text:style-name="P4"><text:s text:c="2"/>|-89 <text:s text:c="2"/>1021 <text:s/>1116 <text:s/>105 <text:s text:c="2"/>1013 <text:s/>718 <text:s text:c="2"/>-1544 776 <text:s text:c="2"/>198 <text:s text:c="2"/>50 <text:s text:c="3"/>1177 <text:s/>1060 <text:s/>1402 <text:s/>176 <text:s text:c="2"/>101 <text:s text:c="2"/>843 <text:s text:c="2"/>1062 <text:s/>-1226 1149 <text:s/>215 <text:s text:c="2"/>204 <text:s text:c="2"/>-285 <text:s/>-1029 230 <text:s text:c="2"/>-851 <text:s/>725 <text:s text:c="2"/>-155 <text:s/>1253 <text:s/>-173 <text:s/>489 <text:s text:c="2"/>224 <text:s text:c="2"/>-1558 -490 <text:s/>1340 <text:s/>899 <text:s text:c="2"/>875 <text:s text:c="2"/>59 <text:s text:c="3"/>59 <text:s text:c="3"/>-348 <text:s/>962 <text:s text:c="2"/>109 <text:s text:c="2"/>-819 <text:s/>23 <text:s text:c="3"/>1863 <text:s/>-643 <text:s/>-1524 1058 <text:s/>772 <text:s text:c="2"/>-749 <text:s/>912 <text:s text:c="2"/>-309 <text:s/>159 <text:s text:c="2"/>-1021 663 <text:s text:c="2"/>390 <text:s text:c="2"/>480 <text:s text:c="2"/>-260 <text:s/>-1061 85 <text:s text:c="3"/>-81 <text:s text:c="2"/>|</text:p>
      <text:p text:style-name="P4"><text:s text:c="2"/>|-572 <text:s/>661 <text:s text:c="2"/>713 <text:s text:c="2"/>938 <text:s text:c="2"/>354 <text:s text:c="2"/>-36 <text:s text:c="2"/>518 <text:s text:c="2"/>1118 <text:s/>24 <text:s text:c="3"/>-1478 80 <text:s text:c="3"/>837 <text:s text:c="2"/>55 <text:s text:c="3"/>-1193 1405 <text:s/>-586 <text:s/>-715 <text:s/>815 <text:s text:c="2"/>-1110 1240 <text:s/>79 <text:s text:c="3"/>582 <text:s text:c="2"/>-248 <text:s/>-589 <text:s/>-403 <text:s/>846 <text:s text:c="2"/>596 <text:s text:c="2"/>-310 <text:s/>-215 <text:s/>1034 <text:s/>-39 <text:s text:c="2"/>1566 <text:s/>48 <text:s text:c="3"/>1027 <text:s/>856 <text:s text:c="2"/>-1246 -304 <text:s/>-273 <text:s/>224 <text:s text:c="2"/>73 <text:s text:c="3"/>601 <text:s text:c="2"/>657 <text:s text:c="2"/>-386 <text:s/>658 <text:s text:c="2"/>-535 <text:s/>-980 <text:s/>776 <text:s text:c="2"/>-546 <text:s/>188 <text:s text:c="2"/>1666 <text:s/>695 <text:s text:c="2"/>620 <text:s text:c="2"/>600 <text:s text:c="2"/>799 <text:s text:c="2"/>383 <text:s text:c="2"/>903 <text:s text:c="2"/>-355 <text:s/>-1020 593 <text:s text:c="2"/>134 <text:s text:c="2"/>|</text:p>
      <text:p text:style-name="P4"><text:s text:c="2"/>|-1633 -741 <text:s/>-300 <text:s/>-1233 -1362 -739 <text:s/>-126 <text:s/>335 <text:s text:c="2"/>989 <text:s text:c="2"/>451 <text:s text:c="2"/>760 <text:s text:c="2"/>-58 <text:s text:c="2"/>-540 <text:s/>727 <text:s text:c="2"/>952 <text:s text:c="2"/>1278 <text:s/>99 <text:s text:c="3"/>80 <text:s text:c="3"/>1084 <text:s/>-1712 451 <text:s text:c="2"/>131 <text:s text:c="2"/>909 <text:s text:c="2"/>1052 <text:s/>1282 <text:s/>-356 <text:s/>-45 <text:s text:c="2"/>-369 <text:s/>977 <text:s text:c="2"/>-748 <text:s/>-234 <text:s/>-304 <text:s/>512 <text:s text:c="2"/>-182 <text:s/>1168 <text:s/>-145 <text:s/>-920 <text:s/>-958 <text:s/>190 <text:s text:c="2"/>773 <text:s text:c="2"/>197 <text:s text:c="2"/>-345 <text:s/>-932 <text:s/>1659 <text:s/>735 <text:s text:c="2"/>373 <text:s text:c="2"/>-359 <text:s/>-1166 806 <text:s text:c="2"/>-922 <text:s/>-525 <text:s/>1258 <text:s/>-438 <text:s/>736 <text:s text:c="2"/>662 <text:s text:c="2"/>1197 <text:s/>1085 <text:s/>1322 <text:s/>-1171 415 <text:s text:c="2"/>|</text:p>
      <text:p text:style-name="P4"><text:s text:c="2"/>|-1074 -1053 111 <text:s text:c="2"/>1791 <text:s/>-881 <text:s/>-721 <text:s/>-1 <text:s text:c="3"/>551 <text:s text:c="2"/>1025 <text:s/>-1107 -323 <text:s/>-776 <text:s/>549 <text:s text:c="2"/>745 <text:s text:c="2"/>-413 <text:s/>1636 <text:s/>1822 <text:s/>-420 <text:s/>-825 <text:s/>629 <text:s text:c="2"/>658 <text:s text:c="2"/>-997 <text:s/>239 <text:s text:c="2"/>925 <text:s text:c="2"/>443 <text:s text:c="2"/>-746 <text:s/>-1525 -472 <text:s/>-1072 -344 <text:s/>-57 <text:s text:c="2"/>206 <text:s text:c="2"/>-1044 759 <text:s text:c="2"/>350 <text:s text:c="2"/>75 <text:s text:c="3"/>390 <text:s text:c="2"/>-1651 -670 <text:s/>-231 <text:s/>-757 <text:s/>-993 <text:s/>-303 <text:s/>496 <text:s text:c="2"/>-1543 -12 <text:s text:c="2"/>485 <text:s text:c="2"/>-1368 -432 <text:s/>1661 <text:s/>-387 <text:s/>-1069 -984 <text:s/>205 <text:s text:c="2"/>-143 <text:s/>-189 <text:s/>163 <text:s text:c="2"/>-1316 -308 <text:s/>-557 <text:s/>|</text:p>
      <text:p text:style-name="P4"><text:s text:c="2"/>|340 <text:s text:c="2"/>-364 <text:s/>2 <text:s text:c="4"/>1648 <text:s/>-900 <text:s/>-1296 76 <text:s text:c="3"/>1842 <text:s/>-594 <text:s/>1407 <text:s/>-37 <text:s text:c="2"/>-646 <text:s/>-881 <text:s/>-340 <text:s/>-150 <text:s/>281 <text:s text:c="2"/>-352 <text:s/>-960 <text:s/>1265 <text:s/>-79 <text:s text:c="2"/>-1299 -769 <text:s/>-1147 421 <text:s text:c="2"/>-1860 -586 <text:s/>-1768 -1344 98 <text:s text:c="3"/>277 <text:s text:c="2"/>451 <text:s text:c="2"/>-1210 618 <text:s text:c="2"/>-1194 -1209 -282 <text:s/>-137 <text:s/>-781 <text:s/>1560 <text:s/>-378 <text:s/>-669 <text:s/>-123 <text:s/>-672 <text:s/>1155 <text:s/>-111 <text:s/>-470 <text:s/>-564 <text:s/>243 <text:s text:c="2"/>571 <text:s text:c="2"/>-947 <text:s/>868 <text:s text:c="2"/>-24 <text:s text:c="2"/>-1012 73 <text:s text:c="3"/>-1250 -518 <text:s/>-161 <text:s/>-313 <text:s/>842 <text:s text:c="2"/>289 <text:s text:c="2"/>|</text:p>
      <text:p text:style-name="P4"><text:s text:c="2"/>|668 <text:s text:c="2"/>-354 <text:s/>-217 <text:s/>1638 <text:s/>805 <text:s text:c="2"/>-721 <text:s/>-292 <text:s/>-980 <text:s/>-1501 -378 <text:s/>1346 <text:s/>534 <text:s text:c="2"/>-149 <text:s/>-974 <text:s/>-311 <text:s/>444 <text:s text:c="2"/>-1091 -171 <text:s/>-609 <text:s/>184 <text:s text:c="2"/>-765 <text:s/>260 <text:s text:c="2"/>866 <text:s text:c="2"/>576 <text:s text:c="2"/>685 <text:s text:c="2"/>-384 <text:s/>-1238 -1123 7 <text:s text:c="4"/>-396 <text:s/>-130 <text:s/>-619 <text:s/>-397 <text:s/>-345 <text:s/>-981 <text:s/>760 <text:s text:c="2"/>-1066 -1271 -219 <text:s/>137 <text:s text:c="2"/>-945 <text:s/>-521 <text:s/>-1327 -742 <text:s/>506 <text:s text:c="2"/>714 <text:s text:c="2"/>406 <text:s text:c="2"/>-233 <text:s/>897 <text:s text:c="2"/>-201 <text:s/>-48 <text:s text:c="2"/>484 <text:s text:c="2"/>-1589 818 <text:s text:c="2"/>-236 <text:s/>-551 <text:s/>-861 <text:s/>527 <text:s text:c="2"/>678 <text:s text:c="2"/>-150 <text:s/>|</text:p>
      <text:p text:style-name="P4"><text:s text:c="2"/>|-1516 550 <text:s text:c="2"/>1231 <text:s/>791 <text:s text:c="2"/>909 <text:s text:c="2"/>-1396 -448 <text:s/>547 <text:s text:c="2"/>37 <text:s text:c="3"/>37 <text:s text:c="3"/>-1315 1092 <text:s/>-132 <text:s/>62 <text:s text:c="3"/>-946 <text:s/>1078 <text:s/>-871 <text:s/>-188 <text:s/>846 <text:s text:c="2"/>-1622 -37 <text:s text:c="2"/>1151 <text:s/>1567 <text:s/>727 <text:s text:c="2"/>673 <text:s text:c="2"/>-669 <text:s/>529 <text:s text:c="2"/>164 <text:s text:c="2"/>563 <text:s text:c="2"/>-441 <text:s/>-1633 -600 <text:s/>461 <text:s text:c="2"/>-401 <text:s/>543 <text:s text:c="2"/>-278 <text:s/>-1445 -1552 270 <text:s text:c="2"/>592 <text:s text:c="2"/>-1163 -340 <text:s/>388 <text:s text:c="2"/>-941 <text:s/>1722 <text:s/>1794 <text:s/>137 <text:s text:c="2"/>-445 <text:s/>-41 <text:s text:c="2"/>-664 <text:s/>-66 <text:s text:c="2"/>275 <text:s text:c="2"/>-1161 -147 <text:s/><text:soft-page-break/>-646 <text:s/>216 <text:s text:c="2"/>-111 <text:s/>235 <text:s text:c="2"/>733 <text:s text:c="2"/>452 <text:s text:c="2"/>|</text:p>
      <text:p text:style-name="P4"><text:s text:c="2"/>|-1852 1453 <text:s/>-148 <text:s/>1313 <text:s/>1756 <text:s/>1101 <text:s/>-611 <text:s/>-1688 -451 <text:s/>363 <text:s text:c="2"/>1608 <text:s/>1091 <text:s/>23 <text:s text:c="3"/>701 <text:s text:c="2"/>150 <text:s text:c="2"/>450 <text:s text:c="2"/>847 <text:s text:c="2"/>288 <text:s text:c="2"/>5 <text:s text:c="4"/>-490 <text:s/>328 <text:s text:c="2"/>644 <text:s text:c="2"/>-214 <text:s/>-480 <text:s/>-1151 -507 <text:s/>441 <text:s text:c="2"/>739 <text:s text:c="2"/>-1567 -825 <text:s/>-456 <text:s/>-1419 -1020 101 <text:s text:c="2"/>247 <text:s text:c="2"/>-912 <text:s/>-798 <text:s/>-364 <text:s/>-248 <text:s/>1103 <text:s/>-1 <text:s text:c="3"/>65 <text:s text:c="3"/>195 <text:s text:c="2"/>727 <text:s text:c="2"/>-1234 -951 <text:s/>-823 <text:s/>-1683 42 <text:s text:c="3"/>-113 <text:s/>-172 <text:s/>371 <text:s text:c="2"/>531 <text:s text:c="2"/>-33 <text:s text:c="2"/>244 <text:s text:c="2"/>-266 <text:s/>164 <text:s text:c="2"/>-1315 1177 <text:s/>597 <text:s text:c="2"/>|</text:p>
      <text:p text:style-name="P4"><text:s text:c="2"/>|564 <text:s text:c="2"/>-575 <text:s/>-469 <text:s/>-104 <text:s/>-473 <text:s/>-221 <text:s/>-1016 -919 <text:s/>119 <text:s text:c="2"/>1441 <text:s/>-1110 471 <text:s text:c="2"/>-494 <text:s/>-211 <text:s/>1550 <text:s/>624 <text:s text:c="2"/>1191 <text:s/>-568 <text:s/>941 <text:s text:c="2"/>-766 <text:s/>-680 <text:s/>-1230 -43 <text:s text:c="2"/>555 <text:s text:c="2"/>-911 <text:s/>-1095 -1007 1254 <text:s/>-58 <text:s text:c="2"/>171 <text:s text:c="2"/>555 <text:s text:c="2"/>507 <text:s text:c="2"/>-51 <text:s text:c="2"/>87 <text:s text:c="3"/>1107 <text:s/>-172 <text:s/>218 <text:s text:c="2"/>93 <text:s text:c="3"/>-385 <text:s/>689 <text:s text:c="2"/>-114 <text:s/>857 <text:s text:c="2"/>-487 <text:s/>-607 <text:s/>-1002 -584 <text:s/>-1631 -1811 1201 <text:s/>-337 <text:s/>-225 <text:s/>1225 <text:s/>786 <text:s text:c="2"/>85 <text:s text:c="3"/>-220 <text:s/>-1773 -1010 1127 <text:s/>-167 <text:s/>-362 <text:s/>|</text:p>
      <text:p text:style-name="P4"><text:s text:c="2"/>|2 <text:s text:c="4"/>389 <text:s text:c="2"/>497 <text:s text:c="2"/>303 <text:s text:c="2"/>1181 <text:s/>-43 <text:s text:c="2"/>133 <text:s text:c="2"/>-601 <text:s/>754 <text:s text:c="2"/>100 <text:s text:c="2"/>441 <text:s text:c="2"/>-1007 -691 <text:s/>-1341 738 <text:s text:c="2"/>659 <text:s text:c="2"/>779 <text:s text:c="2"/>1459 <text:s/>849 <text:s text:c="2"/>-1668 -526 <text:s/>977 <text:s text:c="2"/>-443 <text:s/>612 <text:s text:c="2"/>1414 <text:s/>42 <text:s text:c="3"/>840 <text:s text:c="2"/>-1242 -829 <text:s/>1377 <text:s/>-1604 -476 <text:s/>119 <text:s text:c="2"/>1245 <text:s/>-173 <text:s/>1300 <text:s/>-446 <text:s/>312 <text:s text:c="2"/>-949 <text:s/>309 <text:s text:c="2"/>764 <text:s text:c="2"/>197 <text:s text:c="2"/>-698 <text:s/>777 <text:s text:c="2"/>-440 <text:s/>392 <text:s text:c="2"/>-563 <text:s/>340 <text:s text:c="2"/>203 <text:s text:c="2"/>639 <text:s text:c="2"/>1024 <text:s/>31 <text:s text:c="3"/>-32 <text:s text:c="2"/>1286 <text:s/>-1357 -265 <text:s/>-320 <text:s/>188 <text:s text:c="2"/>845 <text:s text:c="2"/>-446 <text:s/>|</text:p>
      <text:p text:style-name="P4"><text:s text:c="2"/>|1564 <text:s/>-407 <text:s/>-570 <text:s/>37 <text:s text:c="3"/>-810 <text:s/>-391 <text:s/>-310 <text:s/>746 <text:s text:c="2"/>627 <text:s text:c="2"/>-906 <text:s/>-593 <text:s/>-257 <text:s/>-357 <text:s/>-938 <text:s/>522 <text:s text:c="2"/>-796 <text:s/>-194 <text:s/>663 <text:s text:c="2"/>-104 <text:s/>-1638 -698 <text:s/>-376 <text:s/>393 <text:s text:c="2"/>-378 <text:s/>1262 <text:s/>1389 <text:s/>-290 <text:s/>-353 <text:s/>-422 <text:s/>-1093 1201 <text:s/>-504 <text:s/>853 <text:s text:c="2"/>-665 <text:s/>-114 <text:s/>396 <text:s text:c="2"/>-703 <text:s/>-424 <text:s/>-506 <text:s/>-76 <text:s text:c="2"/>-977 <text:s/>-747 <text:s/>-1628 -981 <text:s/>667 <text:s text:c="2"/>-754 <text:s/>-1424 -1174 262 <text:s text:c="2"/>1176 <text:s/>-459 <text:s/>1916 <text:s/>1153 <text:s/>286 <text:s text:c="2"/>243 <text:s text:c="2"/>768 <text:s text:c="2"/>27 <text:s text:c="3"/>306 <text:s text:c="2"/>767 <text:s text:c="2"/>-43 <text:s text:c="2"/>|</text:p>
      <text:p text:style-name="P4"><text:s text:c="2"/>|1565 <text:s/>673 <text:s text:c="2"/>-194 <text:s/>-877 <text:s/>360 <text:s text:c="2"/>397 <text:s text:c="2"/>-128 <text:s/>10 <text:s text:c="3"/>-27 <text:s text:c="2"/>-634 <text:s/>-1362 -299 <text:s/>1324 <text:s/>-989 <text:s/>1073 <text:s/>696 <text:s text:c="2"/>-1039 1 <text:s text:c="4"/>1875 <text:s/>-425 <text:s/>-471 <text:s/>-232 <text:s/>-156 <text:s/>682 <text:s text:c="2"/>406 <text:s text:c="2"/>440 <text:s text:c="2"/>155 <text:s text:c="2"/>786 <text:s text:c="2"/>-1254 -725 <text:s/>-552 <text:s/>-985 <text:s/>-51 <text:s text:c="2"/>-42 <text:s text:c="2"/>491 <text:s text:c="2"/>-987 <text:s/>355 <text:s text:c="2"/>363 <text:s text:c="2"/>1024 <text:s/>-966 <text:s/>-1567 1663 <text:s/>735 <text:s text:c="2"/>-1538 -622 <text:s/>160 <text:s text:c="2"/>1159 <text:s/>693 <text:s text:c="2"/>513 <text:s text:c="2"/>-614 <text:s/>620 <text:s text:c="2"/>395 <text:s text:c="2"/>-846 <text:s/>-1183 -571 <text:s/>-88 <text:s text:c="2"/>1609 <text:s/>-63 <text:s text:c="2"/>-598 <text:s/>-1293 |</text:p>
      <text:p text:style-name="P4"><text:s text:c="2"/>|1565 <text:s/>851 <text:s text:c="2"/>75 <text:s text:c="3"/>218 <text:s text:c="2"/>-838 <text:s/>-1433 -769 <text:s/>-130 <text:s/>-718 <text:s/>-1392 -744 <text:s/>420 <text:s text:c="2"/>-1024 -8 <text:s text:c="3"/>883 <text:s text:c="2"/>354 <text:s text:c="2"/>-1144 42 <text:s text:c="3"/>-249 <text:s/>1722 <text:s/>-220 <text:s/>373 <text:s text:c="2"/>117 <text:s text:c="2"/>-714 <text:s/>-106 <text:s/>1546 <text:s/>-98 <text:s text:c="2"/>-496 <text:s/>-164 <text:s/>1305 <text:s/>563 <text:s text:c="2"/>-247 <text:s/>861 <text:s text:c="2"/>-658 <text:s/>-29 <text:s text:c="2"/>-1625 261 <text:s text:c="2"/>-445 <text:s/>-1403 -104 <text:s/>515 <text:s text:c="2"/>206 <text:s text:c="2"/>-1331 -509 <text:s/>-1098 -96 <text:s text:c="2"/>551 <text:s text:c="2"/>110 <text:s text:c="2"/>-54 <text:s text:c="2"/>302 <text:s text:c="2"/>-168 <text:s/>430 <text:s text:c="2"/>1379 <text:s/>301 <text:s text:c="2"/>68 <text:s text:c="3"/>1274 <text:s/>201 <text:s text:c="2"/>674 <text:s text:c="2"/>-518 <text:s/>-1611 |</text:p>
      <text:p text:style-name="P4"><text:s text:c="2"/>|331 <text:s text:c="2"/>45 <text:s text:c="3"/>847 <text:s text:c="2"/>-456 <text:s/>93 <text:s text:c="3"/>-830 <text:s/>272 <text:s text:c="2"/>-1646 -923 <text:s/>-778 <text:s/>-1045 -54 <text:s text:c="2"/>-219 <text:s/>-24 <text:s text:c="2"/>-211 <text:s/>1035 <text:s/>232 <text:s text:c="2"/>340 <text:s text:c="2"/>-502 <text:s/>-1470 1348 <text:s/>1331 <text:s/>1312 <text:s/>727 <text:s text:c="2"/>-367 <text:s/>-268 <text:s/>354 <text:s text:c="2"/>538 <text:s text:c="2"/>758 <text:s text:c="2"/>-1812 1279 <text:s/>-909 <text:s/>939 <text:s text:c="2"/>478 <text:s text:c="2"/>1339 <text:s/>1384 <text:s/>1 <text:s text:c="4"/>-36 <text:s text:c="2"/>90 <text:s text:c="3"/>1431 <text:s/>-109 <text:s/>-602 <text:s/>-271 <text:s/>24 <text:s text:c="3"/>-274 <text:s/>-129 <text:s/>-589 <text:s/>-41 <text:s text:c="2"/>-1084 -1091 -1159 264 <text:s text:c="2"/>-1055 154 <text:s text:c="2"/>-656 <text:s/>1283 <text:s/>-1762 -1950 173 <text:s text:c="2"/>1350 <text:s/>|</text:p>
      <text:p text:style-name="P4"><text:s text:c="2"/>|-1408 -195 <text:s/>-1207 -117 <text:s/>636 <text:s text:c="2"/>-1164 1619 <text:s/>-1010 -1199 1709 <text:s/>421 <text:s text:c="2"/>-604 <text:s/>1460 <text:s/>-1497 -580 <text:s/>-461 <text:s/>726 <text:s text:c="2"/>1183 <text:s/>-149 <text:s/>-6 <text:s text:c="3"/>-1202 -956 <text:s/>-1037 -257 <text:s/>-97 <text:s text:c="2"/>308 <text:s text:c="2"/>-270 <text:s/>494 <text:s text:c="2"/>1062 <text:s/>-96 <text:s text:c="2"/>548 <text:s text:c="2"/>-1642 61 <text:s text:c="3"/>45 <text:s text:c="3"/>-1407 -1303 -1118 212 <text:s text:c="2"/>39 <text:s text:c="3"/>36 <text:s text:c="3"/>-1373 461 <text:s text:c="2"/>-568 <text:s/>87 <text:s text:c="3"/>-332 <text:s/>1205 <text:s/>330 <text:s text:c="2"/>747 <text:s text:c="2"/>740 <text:s text:c="2"/>533 <text:s text:c="2"/>1093 <text:s/>-462 <text:s/>-421 <text:s/>-1591 -14 <text:s text:c="2"/>1834 <text:s/>1069 <text:s/>-284 <text:s/>1032 <text:s/>-1164 |</text:p>
      <text:p text:style-name="P4"><text:s text:c="2"/>|324 <text:s text:c="2"/>-419 <text:s/>-805 <text:s/>386 <text:s text:c="2"/>-374 <text:s/>493 <text:s text:c="2"/>-564 <text:s/>509 <text:s text:c="2"/>1058 <text:s/>-524 <text:s/>1249 <text:s/>-315 <text:s/>642 <text:s text:c="2"/>-1319 476 <text:s text:c="2"/>662 <text:s text:c="2"/>238 <text:s text:c="2"/>808 <text:s text:c="2"/>113 <text:s text:c="2"/>-668 <text:s/>1341 <text:s/>-441 <text:s/>-426 <text:s/>-376 <text:s/>-31 <text:s text:c="2"/>-87 <text:s text:c="2"/>-189 <text:s/>-258 <text:s/>334 <text:s text:c="2"/>844 <text:s text:c="2"/>930 <text:s text:c="2"/>659 <text:s text:c="2"/>-1574 -1170 -602 <text:s/>404 <text:s text:c="2"/>-676 <text:s/>-814 <text:s/>-734 <text:s/>-914 <text:s/>1014 <text:s/>-1485 772 <text:s text:c="2"/>8 <text:s text:c="4"/>-450 <text:s/>-400 <text:s/>-625 <text:s/>140 <text:s text:c="2"/>-888 <text:s/>-160 <text:s/>-176 <text:s/>455 <text:s text:c="2"/>-248 <text:s/>-248 <text:s/>-1217 73 <text:s text:c="3"/>17 <text:s text:c="3"/>-1405 167 <text:s text:c="2"/>703 <text:s text:c="2"/>|</text:p>
      <text:p text:style-name="P4"><text:s text:c="2"/>|-208 <text:s/>-549 <text:s/>-285 <text:s/>-1430 281 <text:s text:c="2"/>1113 <text:s/>1326 <text:s/>309 <text:s text:c="2"/>-996 <text:s/>-703 <text:s/>-605 <text:s/>370 <text:s text:c="2"/>-187 <text:s/>519 <text:s text:c="2"/>732 <text:s text:c="2"/>67 <text:s text:c="3"/>473 <text:s text:c="2"/>-1189 560 <text:s text:c="2"/>-63 <text:s text:c="2"/>-1348 -1263 -1256 757 <text:s text:c="2"/>-1159 -119 <text:s/>-818 <text:s/>1563 <text:s/>828 <text:s text:c="2"/>54 <text:s text:c="3"/>618 <text:s text:c="2"/>972 <text:s text:c="2"/>1505 <text:s/>686 <text:s text:c="2"/>-1754 490 <text:s text:c="2"/>503 <text:s text:c="2"/>-75 <text:s text:c="2"/>-1200 1859 <text:s/>-425 <text:s/>548 <text:s text:c="2"/>-1417 -260 <text:s/>-580 <text:s/>-333 <text:s/>160 <text:s text:c="2"/>597 <text:s text:c="2"/>478 <text:s text:c="2"/>720 <text:s text:c="2"/>887 <text:s text:c="2"/>-518 <text:s/>161 <text:s text:c="2"/>-16 <text:s text:c="2"/>-1057 -293 <text:s/>217 <text:s text:c="2"/>126 <text:s text:c="2"/>1270 <text:s/>-603 <text:s/>|</text:p>
      <text:p text:style-name="P4"><text:s text:c="2"/>|533 <text:s text:c="2"/>241 <text:s text:c="2"/>722 <text:s text:c="2"/>390 <text:s text:c="2"/>-720 <text:s/>-1032 -767 <text:s/>135 <text:s text:c="2"/>-754 <text:s/>385 <text:s text:c="2"/>348 <text:s text:c="2"/>-827 <text:s/>-714 <text:s/>-1069 -734 <text:s/>1059 <text:s/>-1402 1426 <text:s/>8 <text:s text:c="4"/>1780 <text:s/>-1150 -753 <text:s/>-385 <text:s/>1012 <text:s/>-64 <text:s text:c="2"/>-1089 719 <text:s text:c="2"/>153 <text:s text:c="2"/>-258 <text:s/>342 <text:s text:c="2"/>256 <text:s text:c="2"/>-1373 1288 <text:s/>1330 <text:s/>1369 <text:s/>-1080 -997 <text:s/>-1046 -593 <text:s/>250 <text:s text:c="2"/>-659 <text:s/>-245 <text:s/>127 <text:s text:c="2"/>979 <text:s text:c="2"/>-962 <text:s/>-255 <text:s/>390 <text:s text:c="2"/>340 <text:s text:c="2"/>-477 <text:s/>-1249 473 <text:s text:c="2"/>-1275 -2 <text:s text:c="3"/>441 <text:s text:c="2"/>90 <text:s text:c="3"/>-65 <text:s text:c="2"/>-648 <text:s/>-486 <text:s/>793 <text:s text:c="2"/>-554 <text:s/>|</text:p>
      <text:p text:style-name="P4"><text:s text:c="2"/>|-1439 -951 <text:s/>73 <text:s text:c="3"/>-151 <text:s/>-1269 -557 <text:s/>1121 <text:s/>87 <text:s text:c="3"/>-899 <text:s/>880 <text:s text:c="2"/>689 <text:s text:c="2"/>794 <text:s text:c="2"/>-659 <text:s/>1168 <text:s/>-226 <text:s/>379 <text:s text:c="2"/>-734 <text:s/>-1484 -927 <text:s/>-859 <text:s/>-381 <text:s/>-102 <text:s/>220 <text:s text:c="2"/>323 <text:s text:c="2"/>339 <text:s text:c="2"/>-986 <text:s/>962 <text:s text:c="2"/><text:soft-page-break/>43 <text:s text:c="3"/>880 <text:s text:c="2"/>-1893 -158 <text:s/>-207 <text:s/>-139 <text:s/>267 <text:s text:c="2"/>-6 <text:s text:c="3"/>945 <text:s text:c="2"/>62 <text:s text:c="3"/>-533 <text:s/>-968 <text:s/>-131 <text:s/>-1299 74 <text:s text:c="3"/>663 <text:s text:c="2"/>42 <text:s text:c="3"/>-757 <text:s/>-1210 1125 <text:s/>-1138 -341 <text:s/>-1098 355 <text:s text:c="2"/>-17 <text:s text:c="2"/>801 <text:s text:c="2"/>-1073 -1342 -156 <text:s/>294 <text:s text:c="2"/>-379 <text:s/>241 <text:s text:c="2"/>-473 <text:s/>|</text:p>
      <text:p text:style-name="P4"><text:s text:c="2"/>|80 <text:s text:c="3"/>435 <text:s text:c="2"/>-679 <text:s/>-58 <text:s text:c="2"/>-945 <text:s/>20 <text:s text:c="3"/>-1112 -178 <text:s/>192 <text:s text:c="2"/>-80 <text:s text:c="2"/>-309 <text:s/>893 <text:s text:c="2"/>347 <text:s text:c="2"/>355 <text:s text:c="2"/>1639 <text:s/>-57 <text:s text:c="2"/>-150 <text:s/>1117 <text:s/>-843 <text:s/>1861 <text:s/>20 <text:s text:c="3"/>216 <text:s text:c="2"/>196 <text:s text:c="2"/>821 <text:s text:c="2"/>-151 <text:s/>-793 <text:s/>667 <text:s text:c="2"/>143 <text:s text:c="2"/>-820 <text:s/>-388 <text:s/>22 <text:s text:c="3"/>-387 <text:s/>-1953 48 <text:s text:c="3"/>-93 <text:s text:c="2"/>-546 <text:s/>421 <text:s text:c="2"/>-501 <text:s/>1629 <text:s/>965 <text:s text:c="2"/>-227 <text:s/>1320 <text:s/>211 <text:s text:c="2"/>472 <text:s text:c="2"/>380 <text:s text:c="2"/>202 <text:s text:c="2"/>-1233 230 <text:s text:c="2"/>-681 <text:s/>-1372 796 <text:s text:c="2"/>-660 <text:s/>-803 <text:s/>-1008 -1486 -954 <text:s/>904 <text:s text:c="2"/>-115 <text:s/>-458 <text:s/>436 <text:s text:c="2"/>|</text:p>
      <text:p text:style-name="P4"><text:s text:c="2"/>|-503 <text:s/>-84 <text:s text:c="2"/>402 <text:s text:c="2"/>249 <text:s text:c="2"/>317 <text:s text:c="2"/>-1338 55 <text:s text:c="3"/>-910 <text:s/>-1486 37 <text:s text:c="3"/>-1240 -1361 -642 <text:s/>-677 <text:s/>-537 <text:s/>442 <text:s text:c="2"/>-475 <text:s/>583 <text:s text:c="2"/>-623 <text:s/>1197 <text:s/>-437 <text:s/>-1475 -758 <text:s/>1113 <text:s/>222 <text:s text:c="2"/>460 <text:s text:c="2"/>159 <text:s text:c="2"/>-874 <text:s/>346 <text:s text:c="2"/>53 <text:s text:c="3"/>-436 <text:s/>547 <text:s text:c="2"/>323 <text:s text:c="2"/>318 <text:s text:c="2"/>796 <text:s text:c="2"/>1344 <text:s/>-668 <text:s/>1204 <text:s/>-861 <text:s/>-153 <text:s/>1241 <text:s/>-101 <text:s/>1190 <text:s/>-696 <text:s/>-778 <text:s/>-1345 451 <text:s text:c="2"/>-901 <text:s/>-410 <text:s/>-171 <text:s/>-1000 -494 <text:s/>354 <text:s text:c="2"/>242 <text:s text:c="2"/>-1380 -1424 -945 <text:s/>-517 <text:s/>408 <text:s text:c="2"/>-247 <text:s/>|</text:p>
      <text:p text:style-name="P4">C=|-462 <text:s/>324 <text:s text:c="2"/>300 <text:s text:c="2"/>213 <text:s text:c="2"/>-1006 -199 <text:s/>-443 <text:s/>679 <text:s text:c="2"/>1006 <text:s/>696 <text:s text:c="2"/>1231 <text:s/>599 <text:s text:c="2"/>-1053 421 <text:s text:c="2"/>608 <text:s text:c="2"/>521 <text:s text:c="2"/>-220 <text:s/>1060 <text:s/>-1675 -277 <text:s/>-759 <text:s/>-323 <text:s/>1582 <text:s/>-53 <text:s text:c="2"/>273 <text:s text:c="2"/>-1446 1228 <text:s/>-320 <text:s/>37 <text:s text:c="3"/>-12 <text:s text:c="2"/>-214 <text:s/>-73 <text:s text:c="2"/>-1336 438 <text:s text:c="2"/>-1508 11 <text:s text:c="3"/>944 <text:s text:c="2"/>50 <text:s text:c="3"/>-1310 -50 <text:s text:c="2"/>-550 <text:s/>-1375 1254 <text:s/>1102 <text:s/>1751 <text:s/>567 <text:s text:c="2"/>-377 <text:s/>1532 <text:s/>-21 <text:s text:c="2"/>652 <text:s text:c="2"/>-392 <text:s/>-428 <text:s/>683 <text:s text:c="2"/>-458 <text:s/>1871 <text:s/>-692 <text:s/>96 <text:s text:c="3"/>1451 <text:s/>1692 <text:s/>837 <text:s text:c="2"/>|</text:p>
      <text:p text:style-name="P4"><text:s text:c="2"/>|-560 <text:s/>-170 <text:s/>1118 <text:s/>808 <text:s text:c="2"/>-1027 1610 <text:s/>819 <text:s text:c="2"/>-82 <text:s text:c="2"/>365 <text:s text:c="2"/>214 <text:s text:c="2"/>572 <text:s text:c="2"/>520 <text:s text:c="2"/>-1161 178 <text:s text:c="2"/>-377 <text:s/>-1057 1097 <text:s/>-402 <text:s/>-1172 1076 <text:s/>-1396 436 <text:s text:c="2"/>-648 <text:s/>-361 <text:s/>330 <text:s text:c="2"/>-424 <text:s/>1651 <text:s/>1130 <text:s/>1028 <text:s/>-305 <text:s/>-33 <text:s text:c="2"/>1173 <text:s/>-122 <text:s/>-563 <text:s/>-19 <text:s text:c="2"/>1203 <text:s/>-247 <text:s/>-846 <text:s/>1473 <text:s/>822 <text:s text:c="2"/>-280 <text:s/>46 <text:s text:c="3"/>1342 <text:s/>1264 <text:s/>928 <text:s text:c="2"/>-683 <text:s/>208 <text:s text:c="2"/>27 <text:s text:c="3"/>-379 <text:s/>1388 <text:s/>-193 <text:s/>577 <text:s text:c="2"/>528 <text:s text:c="2"/>-839 <text:s/>-1432 1210 <text:s/>-911 <text:s/>571 <text:s text:c="2"/>340 <text:s text:c="2"/>-1531 |</text:p>
      <text:p text:style-name="P4"><text:s text:c="2"/>|970 <text:s text:c="2"/>-989 <text:s/>-6 <text:s text:c="3"/>1200 <text:s/>450 <text:s text:c="2"/>329 <text:s text:c="2"/>403 <text:s text:c="2"/>555 <text:s text:c="2"/>-165 <text:s/>229 <text:s text:c="2"/>81 <text:s text:c="3"/>1555 <text:s/>-1373 -224 <text:s/>819 <text:s text:c="2"/>260 <text:s text:c="2"/>-554 <text:s/>-269 <text:s/>-1009 -581 <text:s/>-177 <text:s/>799 <text:s text:c="2"/>348 <text:s text:c="2"/>351 <text:s text:c="2"/>664 <text:s text:c="2"/>-732 <text:s/>-439 <text:s/>105 <text:s text:c="2"/>191 <text:s text:c="2"/>253 <text:s text:c="2"/>-1072 -487 <text:s/>1266 <text:s/>-726 <text:s/>-934 <text:s/>420 <text:s text:c="2"/>-45 <text:s text:c="2"/>1470 <text:s/>-321 <text:s/>142 <text:s text:c="2"/>52 <text:s text:c="3"/>-240 <text:s/>402 <text:s text:c="2"/>1383 <text:s/>-112 <text:s/>-74 <text:s text:c="2"/>-5 <text:s text:c="3"/>-313 <text:s/>-342 <text:s/>-1013 -542 <text:s/>-166 <text:s/>491 <text:s text:c="2"/>511 <text:s text:c="2"/>186 <text:s text:c="2"/>-493 <text:s/>131 <text:s text:c="2"/>452 <text:s text:c="2"/>317 <text:s text:c="2"/>675 <text:s text:c="2"/>|</text:p>
      <text:p text:style-name="P4"><text:s text:c="2"/>|-590 <text:s/>1245 <text:s/>541 <text:s text:c="2"/>-972 <text:s/>-776 <text:s/>-40 <text:s text:c="2"/>-200 <text:s/>-468 <text:s/>134 <text:s text:c="2"/>-169 <text:s/>1675 <text:s/>538 <text:s text:c="2"/>295 <text:s text:c="2"/>78 <text:s text:c="3"/>274 <text:s text:c="2"/>-1815 4 <text:s text:c="4"/>-1379 576 <text:s text:c="2"/>366 <text:s text:c="2"/>313 <text:s text:c="2"/>-1613 553 <text:s text:c="2"/>-844 <text:s/>1250 <text:s/>1092 <text:s/>-633 <text:s/>-617 <text:s/>248 <text:s text:c="2"/>-315 <text:s/>-1238 -342 <text:s/>-366 <text:s/>1655 <text:s/>687 <text:s text:c="2"/>-1141 -385 <text:s/>-1161 -1256 102 <text:s text:c="2"/>1375 <text:s/>-877 <text:s/>992 <text:s text:c="2"/>-329 <text:s/>-447 <text:s/>-30 <text:s text:c="2"/>208 <text:s text:c="2"/>261 <text:s text:c="2"/>945 <text:s text:c="2"/>-1215 -1019 -742 <text:s/>-124 <text:s/>238 <text:s text:c="2"/>1119 <text:s/>-873 <text:s/>-318 <text:s/>486 <text:s text:c="2"/>1214 <text:s/>-70 <text:s text:c="2"/>|</text:p>
      <text:p text:style-name="P4"><text:s text:c="2"/>|524 <text:s text:c="2"/>-23 <text:s text:c="2"/>-58 <text:s text:c="2"/>159 <text:s text:c="2"/>-16 <text:s text:c="2"/>-1019 -278 <text:s/>-47 <text:s text:c="2"/>173 <text:s text:c="2"/>-1182 407 <text:s text:c="2"/>-100 <text:s/>-58 <text:s text:c="2"/>-600 <text:s/>-76 <text:s text:c="2"/>199 <text:s text:c="2"/>1371 <text:s/>484 <text:s text:c="2"/>814 <text:s text:c="2"/>668 <text:s text:c="2"/>-27 <text:s text:c="2"/>-1501 631 <text:s text:c="2"/>-150 <text:s/>1089 <text:s/>102 <text:s text:c="2"/>-318 <text:s/>-876 <text:s/>-1060 -1104 1406 <text:s/>1817 <text:s/>-775 <text:s/>-300 <text:s/>681 <text:s text:c="2"/>-438 <text:s/>-966 <text:s/>-1597 -133 <text:s/>-88 <text:s text:c="2"/>-425 <text:s/>275 <text:s text:c="2"/>516 <text:s text:c="2"/>221 <text:s text:c="2"/>27 <text:s text:c="3"/>793 <text:s text:c="2"/>773 <text:s text:c="2"/>102 <text:s text:c="2"/>1278 <text:s/>-61 <text:s text:c="2"/>-525 <text:s/>-396 <text:s/>1142 <text:s/>-1542 159 <text:s text:c="2"/>584 <text:s text:c="2"/>1264 <text:s/>193 <text:s text:c="2"/>60 <text:s text:c="3"/>-1443 |</text:p>
      <text:p text:style-name="P4"><text:s text:c="2"/>|1441 <text:s/>-182 <text:s/>-1274 -981 <text:s/>-128 <text:s/>1407 <text:s/>933 <text:s text:c="2"/>-742 <text:s/>164 <text:s text:c="2"/>801 <text:s text:c="2"/>1522 <text:s/>-261 <text:s/>-220 <text:s/>39 <text:s text:c="3"/>-40 <text:s text:c="2"/>-1489 -1168 1085 <text:s/>614 <text:s text:c="2"/>-1185 -623 <text:s/>441 <text:s text:c="2"/>772 <text:s text:c="2"/>-777 <text:s/>1604 <text:s/>931 <text:s text:c="2"/>-193 <text:s/>868 <text:s text:c="2"/>-172 <text:s/>-133 <text:s/>1778 <text:s/>-731 <text:s/>-313 <text:s/>505 <text:s text:c="2"/>992 <text:s text:c="2"/>263 <text:s text:c="2"/>-1735 -75 <text:s text:c="2"/>-479 <text:s/>-1219 -922 <text:s/>-956 <text:s/>-776 <text:s/>1210 <text:s/>-565 <text:s/>-464 <text:s/>74 <text:s text:c="3"/>-1380 -1025 689 <text:s text:c="2"/>-212 <text:s/>1056 <text:s/>-166 <text:s/>560 <text:s text:c="2"/>280 <text:s text:c="2"/>-561 <text:s/>195 <text:s text:c="2"/>440 <text:s text:c="2"/>-1340 23 <text:s text:c="3"/>|</text:p>
      <text:p text:style-name="P4"><text:s text:c="2"/>|1012 <text:s/>790 <text:s text:c="2"/>-356 <text:s/>1051 <text:s/>-352 <text:s/>637 <text:s text:c="2"/>-334 <text:s/>-1382 -734 <text:s/>-812 <text:s/>-249 <text:s/>698 <text:s text:c="2"/>936 <text:s text:c="2"/>976 <text:s text:c="2"/>260 <text:s text:c="2"/>-1277 864 <text:s text:c="2"/>-1313 -305 <text:s/>-1457 1376 <text:s/>1483 <text:s/>-400 <text:s/>-85 <text:s text:c="2"/>747 <text:s text:c="2"/>585 <text:s text:c="2"/>-646 <text:s/>1294 <text:s/>1025 <text:s/>367 <text:s text:c="2"/>21 <text:s text:c="3"/>389 <text:s text:c="2"/>-138 <text:s/>1666 <text:s/>-207 <text:s/>-138 <text:s/>-993 <text:s/>-541 <text:s/>-1168 626 <text:s text:c="2"/>1351 <text:s/>584 <text:s text:c="2"/>-324 <text:s/>287 <text:s text:c="2"/>-88 <text:s text:c="2"/>641 <text:s text:c="2"/>-989 <text:s/>-871 <text:s/>-672 <text:s/>707 <text:s text:c="2"/>25 <text:s text:c="3"/>-591 <text:s/>895 <text:s text:c="2"/>1625 <text:s/>-675 <text:s/>-5 <text:s text:c="3"/>562 <text:s text:c="2"/>1031 <text:s/>-710 <text:s/>292 <text:s text:c="2"/>|</text:p>
      <text:p text:style-name="P4"><text:s text:c="2"/>|-249 <text:s/>-688 <text:s/>682 <text:s text:c="2"/>-34 <text:s text:c="2"/>-317 <text:s/>-820 <text:s/>180 <text:s text:c="2"/>-958 <text:s/>991 <text:s text:c="2"/>-282 <text:s/>20 <text:s text:c="3"/>696 <text:s text:c="2"/>-1346 401 <text:s text:c="2"/>983 <text:s text:c="2"/>919 <text:s text:c="2"/>-957 <text:s/>699 <text:s text:c="2"/>400 <text:s text:c="2"/>371 <text:s text:c="2"/>-241 <text:s/>-1223 -219 <text:s/>-1346 756 <text:s text:c="2"/>1106 <text:s/>649 <text:s text:c="2"/>22 <text:s text:c="3"/>490 <text:s text:c="2"/>-1356 667 <text:s text:c="2"/>-1054 309 <text:s text:c="2"/>54 <text:s text:c="3"/>-384 <text:s/>-8 <text:s text:c="3"/>1234 <text:s/>148 <text:s text:c="2"/>-262 <text:s/>929 <text:s text:c="2"/>-134 <text:s/>463 <text:s text:c="2"/>-375 <text:s/>873 <text:s text:c="2"/>864 <text:s text:c="2"/>-686 <text:s/>144 <text:s text:c="2"/>-1741 13 <text:s text:c="3"/>-751 <text:s/>632 <text:s text:c="2"/>-228 <text:s/>-1622 1117 <text:s/>-870 <text:s/>-514 <text:s/>576 <text:s text:c="2"/>485 <text:s text:c="2"/>1862 <text:s/>-582 <text:s/>|</text:p>
      <text:p text:style-name="P4"><text:s text:c="2"/>|1129 <text:s/>881 <text:s text:c="2"/>-932 <text:s/>-210 <text:s/>1287 <text:s/>-1316 486 <text:s text:c="2"/>521 <text:s text:c="2"/>833 <text:s text:c="2"/>-1423 -549 <text:s/>-596 <text:s/>-608 <text:s/>-219 <text:s/>-1371 257 <text:s text:c="2"/>1095 <text:s/>-522 <text:s/>869 <text:s text:c="2"/>-539 <text:s/>-921 <text:s/>-1795 -63 <text:s text:c="2"/>-190 <text:s/>1323 <text:s/>-580 <text:s/>-351 <text:s/>251 <text:s text:c="2"/>257 <text:s text:c="2"/>-137 <text:s/>21 <text:s text:c="3"/>-262 <text:s/>-551 <text:s/>1442 <text:s/>-119 <text:s/>736 <text:s text:c="2"/>-1522 -1281 -390 <text:s/>-689 <text:s/>-352 <text:s/>-235 <text:s/>-580 <text:s/>-959 <text:s/>-454 <text:s/>50 <text:s text:c="3"/>3 <text:s text:c="4"/>-654 <text:s/>-119 <text:s/>-1128 807 <text:s text:c="2"/>-1040 -922 <text:s/>1096 <text:s/>770 <text:s text:c="2"/>-895 <text:s/>517 <text:s text:c="2"/>772 <text:s text:c="2"/>-292 <text:s/>-522 <text:s/>|</text:p>
      <text:p text:style-name="P4"><text:soft-page-break/><text:s text:c="2"/>|-661 <text:s/>81 <text:s text:c="3"/>1218 <text:s/>-1212 -125 <text:s/>-197 <text:s/>-123 <text:s/>354 <text:s text:c="2"/>1227 <text:s/>-161 <text:s/>369 <text:s text:c="2"/>-772 <text:s/>-43 <text:s text:c="2"/>-210 <text:s/>621 <text:s text:c="2"/>-145 <text:s/>545 <text:s text:c="2"/>-1024 -798 <text:s/>426 <text:s text:c="2"/>201 <text:s text:c="2"/>361 <text:s text:c="2"/>-1910 -17 <text:s text:c="2"/>-189 <text:s/>1213 <text:s/>1088 <text:s/>-968 <text:s/>690 <text:s text:c="2"/>796 <text:s text:c="2"/>511 <text:s text:c="2"/>381 <text:s text:c="2"/>-770 <text:s/>433 <text:s text:c="2"/>-477 <text:s/>-895 <text:s/>589 <text:s text:c="2"/>-248 <text:s/>-189 <text:s/>168 <text:s text:c="2"/>-56 <text:s text:c="2"/>533 <text:s text:c="2"/>1396 <text:s/>-99 <text:s text:c="2"/>-1325 723 <text:s text:c="2"/>460 <text:s text:c="2"/>-428 <text:s/>51 <text:s text:c="3"/>1663 <text:s/>702 <text:s text:c="2"/>605 <text:s text:c="2"/>729 <text:s text:c="2"/>793 <text:s text:c="2"/>588 <text:s text:c="2"/>-1108 359 <text:s text:c="2"/>-323 <text:s/>277 <text:s text:c="2"/>-599 <text:s/>|</text:p>
      <text:p text:style-name="P4"><text:s text:c="2"/>|-823 <text:s/>-508 <text:s/>134 <text:s text:c="2"/>759 <text:s text:c="2"/>-74 <text:s text:c="2"/>9 <text:s text:c="4"/>-135 <text:s/>1219 <text:s/>114 <text:s text:c="2"/>-1620 1387 <text:s/>410 <text:s text:c="2"/>-734 <text:s/>1488 <text:s/>-985 <text:s/>294 <text:s text:c="2"/>563 <text:s text:c="2"/>-524 <text:s/>571 <text:s text:c="2"/>-1033 -508 <text:s/>-374 <text:s/>-76 <text:s text:c="2"/>573 <text:s text:c="2"/>772 <text:s text:c="2"/>-1134 -182 <text:s/>-517 <text:s/>1247 <text:s/>95 <text:s text:c="3"/>1236 <text:s/>-1223 -61 <text:s text:c="2"/>74 <text:s text:c="3"/>-463 <text:s/>217 <text:s text:c="2"/>85 <text:s text:c="3"/>107 <text:s text:c="2"/>-212 <text:s/>903 <text:s text:c="2"/>839 <text:s text:c="2"/>-473 <text:s/>-686 <text:s/>106 <text:s text:c="2"/>-280 <text:s/>681 <text:s text:c="2"/>1105 <text:s/>635 <text:s text:c="2"/>157 <text:s text:c="2"/>28 <text:s text:c="3"/>-45 <text:s text:c="2"/>1 <text:s text:c="4"/>6 <text:s text:c="4"/>1880 <text:s/>927 <text:s text:c="2"/>778 <text:s text:c="2"/>-550 <text:s/>1097 <text:s/>-1035 -951 <text:s/>|</text:p>
      <text:p text:style-name="P4"><text:s text:c="2"/>|-456 <text:s/>-1095 179 <text:s text:c="2"/>-164 <text:s/>981 <text:s text:c="2"/>421 <text:s text:c="2"/>405 <text:s text:c="2"/>-230 <text:s/>-1472 546 <text:s text:c="2"/>-975 <text:s/>-281 <text:s/>-1223 691 <text:s text:c="2"/>178 <text:s text:c="2"/>-1150 -275 <text:s/>-13 <text:s text:c="2"/>-514 <text:s/>-1414 16 <text:s text:c="3"/>145 <text:s text:c="2"/>589 <text:s text:c="2"/>22 <text:s text:c="3"/>378 <text:s text:c="2"/>220 <text:s text:c="2"/>-494 <text:s/>180 <text:s text:c="2"/>1318 <text:s/>471 <text:s text:c="2"/>-417 <text:s/>1214 <text:s/>-270 <text:s/>114 <text:s text:c="2"/>-598 <text:s/>-937 <text:s/>-1113 512 <text:s text:c="2"/>-815 <text:s/>-233 <text:s/>-238 <text:s/>210 <text:s text:c="2"/>-161 <text:s/>891 <text:s text:c="2"/>-746 <text:s/>370 <text:s text:c="2"/>1742 <text:s/>-1021 1061 <text:s/>-67 <text:s text:c="2"/>-83 <text:s text:c="2"/>-923 <text:s/>78 <text:s text:c="3"/>858 <text:s text:c="2"/>-196 <text:s/>809 <text:s text:c="2"/>-569 <text:s/>-690 <text:s/>1342 <text:s/>-547 <text:s/>|</text:p>
      <text:p text:style-name="P4"><text:s text:c="2"/>|486 <text:s text:c="2"/>-723 <text:s/>-1333 568 <text:s text:c="2"/>96 <text:s text:c="3"/>774 <text:s text:c="2"/>-17 <text:s text:c="2"/>983 <text:s text:c="2"/>-362 <text:s/>-480 <text:s/>-545 <text:s/>-600 <text:s/>1731 <text:s/>-354 <text:s/>644 <text:s text:c="2"/>-311 <text:s/>720 <text:s text:c="2"/>386 <text:s text:c="2"/>1020 <text:s/>-218 <text:s/>-1329 -711 <text:s/>-789 <text:s/>1103 <text:s/>853 <text:s text:c="2"/>-281 <text:s/>616 <text:s text:c="2"/>284 <text:s text:c="2"/>1382 <text:s/>-42 <text:s text:c="2"/>90 <text:s text:c="3"/>573 <text:s text:c="2"/>1940 <text:s/>-891 <text:s/>-507 <text:s/>36 <text:s text:c="3"/>588 <text:s text:c="2"/>1477 <text:s/>1723 <text:s/>578 <text:s text:c="2"/>-651 <text:s/>-470 <text:s/>-21 <text:s text:c="2"/>-216 <text:s/>1529 <text:s/>976 <text:s text:c="2"/>1473 <text:s/>601 <text:s text:c="2"/>66 <text:s text:c="3"/>1197 <text:s/>735 <text:s text:c="2"/>-909 <text:s/>839 <text:s text:c="2"/>651 <text:s text:c="2"/>-1102 -308 <text:s/>371 <text:s text:c="2"/>1514 <text:s/>-1320 106 <text:s text:c="2"/>|</text:p>
      <text:p text:style-name="P4"><text:s text:c="2"/>|-175 <text:s/>1122 <text:s/>-1321 117 <text:s text:c="2"/>-1415 524 <text:s text:c="2"/>506 <text:s text:c="2"/>-475 <text:s/>-1647 582 <text:s text:c="2"/>104 <text:s text:c="2"/>55 <text:s text:c="3"/>465 <text:s text:c="2"/>787 <text:s text:c="2"/>191 <text:s text:c="2"/>347 <text:s text:c="2"/>467 <text:s text:c="2"/>17 <text:s text:c="3"/>1652 <text:s/>535 <text:s text:c="2"/>1214 <text:s/>741 <text:s text:c="2"/>330 <text:s text:c="2"/>405 <text:s text:c="2"/>-256 <text:s/>1228 <text:s/>450 <text:s text:c="2"/>-1533 1094 <text:s/>1483 <text:s/>1277 <text:s/>-377 <text:s/>606 <text:s text:c="2"/>-1340 94 <text:s text:c="3"/>-457 <text:s/>-463 <text:s/>-1048 -228 <text:s/>-110 <text:s/>-1762 -123 <text:s/>-1703 1056 <text:s/>-631 <text:s/>-1159 107 <text:s text:c="2"/>-163 <text:s/>1210 <text:s/>1760 <text:s/>-924 <text:s/>1128 <text:s/>853 <text:s text:c="2"/>1406 <text:s/>-465 <text:s/>-1050 -662 <text:s/>689 <text:s text:c="2"/>-231 <text:s/>784 <text:s text:c="2"/>|</text:p>
      <text:p text:style-name="P4"><text:s text:c="2"/>|524 <text:s text:c="2"/>-952 <text:s/>761 <text:s text:c="2"/>-517 <text:s/>60 <text:s text:c="3"/>-793 <text:s/>-270 <text:s/>-402 <text:s/>511 <text:s text:c="2"/>-496 <text:s/>193 <text:s text:c="2"/>1102 <text:s/>85 <text:s text:c="3"/>1195 <text:s/>-1489 -194 <text:s/>-1612 -1382 348 <text:s text:c="2"/>1951 <text:s/>-918 <text:s/>-576 <text:s/>-568 <text:s/>288 <text:s text:c="2"/>1183 <text:s/>-681 <text:s/>-58 <text:s text:c="2"/>873 <text:s text:c="2"/>360 <text:s text:c="2"/>416 <text:s text:c="2"/>-1637 -762 <text:s/>-184 <text:s/>1476 <text:s/>1073 <text:s/>581 <text:s text:c="2"/>-1317 -844 <text:s/>180 <text:s text:c="2"/>-454 <text:s/>1364 <text:s/>-923 <text:s/>-1352 -199 <text:s/>-1376 -489 <text:s/>-39 <text:s text:c="2"/>-634 <text:s/>834 <text:s text:c="2"/>309 <text:s text:c="2"/>-683 <text:s/>269 <text:s text:c="2"/>86 <text:s text:c="3"/>-547 <text:s/>-738 <text:s/>-27 <text:s text:c="2"/>1125 <text:s/>-444 <text:s/>1200 <text:s/>-162 <text:s/>|</text:p>
      <text:p text:style-name="P4"><text:s text:c="2"/>|324 <text:s text:c="2"/>-437 <text:s/>-572 <text:s/>493 <text:s text:c="2"/>1039 <text:s/>-1498 1075 <text:s/>-278 <text:s/>362 <text:s text:c="2"/>-41 <text:s text:c="2"/>-28 <text:s text:c="2"/>-273 <text:s/>-964 <text:s/>-1027 -120 <text:s/>-339 <text:s/>837 <text:s text:c="2"/>1841 <text:s/>1379 <text:s/>24 <text:s text:c="3"/>-1145 -599 <text:s/>-1003 1294 <text:s/>1206 <text:s/>259 <text:s text:c="2"/>-381 <text:s/>684 <text:s text:c="2"/>-1480 -1181 -1125 844 <text:s text:c="2"/>-914 <text:s/>303 <text:s text:c="2"/>-662 <text:s/>125 <text:s text:c="2"/>1509 <text:s/>-883 <text:s/>551 <text:s text:c="2"/>-1777 -924 <text:s/>524 <text:s text:c="2"/>-1698 113 <text:s text:c="2"/>202 <text:s text:c="2"/>536 <text:s text:c="2"/>478 <text:s text:c="2"/>-257 <text:s/>729 <text:s text:c="2"/>562 <text:s text:c="2"/>-233 <text:s/>-415 <text:s/>315 <text:s text:c="2"/>-532 <text:s/>-769 <text:s/>-127 <text:s/>80 <text:s text:c="3"/>-797 <text:s/>910 <text:s text:c="2"/>-1048 |</text:p>
      <text:p text:style-name="P4"><text:s text:c="2"/>|375 <text:s text:c="2"/>137 <text:s text:c="2"/>501 <text:s text:c="2"/>-186 <text:s/>-1208 191 <text:s text:c="2"/>-60 <text:s text:c="2"/>1006 <text:s/>-339 <text:s/>1196 <text:s/>-418 <text:s/>-1263 424 <text:s text:c="2"/>-115 <text:s/>-446 <text:s/>-1022 -1227 737 <text:s text:c="2"/>722 <text:s text:c="2"/>-145 <text:s/>-349 <text:s/>1193 <text:s/>-208 <text:s/>-1682 -1337 -624 <text:s/>896 <text:s text:c="2"/>-553 <text:s/>-1068 -193 <text:s/>400 <text:s text:c="2"/>1659 <text:s/>296 <text:s text:c="2"/>-1099 -527 <text:s/>1441 <text:s/>-203 <text:s/>-234 <text:s/>799 <text:s text:c="2"/>-542 <text:s/>1315 <text:s/>-1618 549 <text:s text:c="2"/>443 <text:s text:c="2"/>972 <text:s text:c="2"/>455 <text:s text:c="2"/>1423 <text:s/>97 <text:s text:c="3"/>-455 <text:s/>497 <text:s text:c="2"/>-1696 -452 <text:s/>43 <text:s text:c="3"/>450 <text:s text:c="2"/>219 <text:s text:c="2"/>1058 <text:s/>178 <text:s text:c="2"/>-532 <text:s/>-1494 -890 <text:s/>|</text:p>
      <text:p text:style-name="P4"><text:s text:c="2"/>|1627 <text:s/>-390 <text:s/>1121 <text:s/>275 <text:s text:c="2"/>863 <text:s text:c="2"/>-1052 420 <text:s text:c="2"/>1012 <text:s/>-582 <text:s/>-427 <text:s/>-1176 -563 <text:s/>-1693 -275 <text:s/>-119 <text:s/>-17 <text:s text:c="2"/>532 <text:s text:c="2"/>-344 <text:s/>81 <text:s text:c="3"/>430 <text:s text:c="2"/>506 <text:s text:c="2"/>737 <text:s text:c="2"/>-1669 -1099 -461 <text:s/>903 <text:s text:c="2"/>664 <text:s text:c="2"/>70 <text:s text:c="3"/>-1277 -126 <text:s/>-116 <text:s/>-1298 -516 <text:s/>-289 <text:s/>1681 <text:s/>699 <text:s text:c="2"/>-1341 454 <text:s text:c="2"/>416 <text:s text:c="2"/>429 <text:s text:c="2"/>27 <text:s text:c="3"/>-408 <text:s/>571 <text:s text:c="2"/>686 <text:s text:c="2"/>-331 <text:s/>452 <text:s text:c="2"/>-1330 554 <text:s text:c="2"/>461 <text:s text:c="2"/>-545 <text:s/>-664 <text:s/>1671 <text:s/>545 <text:s text:c="2"/>20 <text:s text:c="3"/>-1076 789 <text:s text:c="2"/>-373 <text:s/>-412 <text:s/>-789 <text:s/>1054 <text:s/>|</text:p>
      <text:p text:style-name="P4"><text:s text:c="2"/>|-186 <text:s/>1097 <text:s/>460 <text:s text:c="2"/>-350 <text:s/>1160 <text:s/>493 <text:s text:c="2"/>-947 <text:s/>-1477 948 <text:s text:c="2"/>1470 <text:s/>1304 <text:s/>-1025 -586 <text:s/>227 <text:s text:c="2"/>15 <text:s text:c="3"/>-564 <text:s/>-969 <text:s/>-611 <text:s/>-9 <text:s text:c="3"/>-156 <text:s/>1197 <text:s/>1679 <text:s/>-133 <text:s/>446 <text:s text:c="2"/>404 <text:s text:c="2"/>-856 <text:s/>-765 <text:s/>31 <text:s text:c="3"/>1084 <text:s/>800 <text:s text:c="2"/>1086 <text:s/>-749 <text:s/>601 <text:s text:c="2"/>250 <text:s text:c="2"/>1253 <text:s/>113 <text:s text:c="2"/>745 <text:s text:c="2"/>-988 <text:s/>636 <text:s text:c="2"/>-307 <text:s/>-1166 -1708 -627 <text:s/>601 <text:s text:c="2"/>872 <text:s text:c="2"/>-260 <text:s/>37 <text:s text:c="3"/>255 <text:s text:c="2"/>1482 <text:s/>-1268 -1195 1031 <text:s/>-1587 -976 <text:s/>-523 <text:s/>-1183 -1479 1065 <text:s/>1553 <text:s/>-1690 |</text:p>
      <text:p text:style-name="P4"><text:s text:c="2"/>|569 <text:s text:c="2"/>-657 <text:s/>266 <text:s text:c="2"/>-478 <text:s/>-405 <text:s/>223 <text:s text:c="2"/>-365 <text:s/>340 <text:s text:c="2"/>1235 <text:s/>975 <text:s text:c="2"/>385 <text:s text:c="2"/>-1226 -380 <text:s/>-242 <text:s/>1376 <text:s/>-1156 -501 <text:s/>-1883 1451 <text:s/>1333 <text:s/>-1149 608 <text:s text:c="2"/>716 <text:s text:c="2"/>-384 <text:s/>1634 <text:s/>-1102 785 <text:s text:c="2"/>-1141 -1685 690 <text:s text:c="2"/>-831 <text:s/>1237 <text:s/>35 <text:s text:c="3"/>-565 <text:s/>759 <text:s text:c="2"/>334 <text:s text:c="2"/>-340 <text:s/>1099 <text:s/>674 <text:s text:c="2"/>-753 <text:s/>426 <text:s text:c="2"/>1059 <text:s/>374 <text:s text:c="2"/>46 <text:s text:c="3"/>-830 <text:s/>102 <text:s text:c="2"/>-758 <text:s/>1373 <text:s/>572 <text:s text:c="2"/>1398 <text:s/>1411 <text:s/>-577 <text:s/>7 <text:s text:c="4"/>831 <text:s text:c="2"/>-257 <text:s/>-7 <text:s text:c="3"/>-271 <text:s/>-1120 -1147 -1251 |</text:p>
      <text:p text:style-name="P4"><text:s text:c="2"/>|-76 <text:s text:c="2"/>374 <text:s text:c="2"/>-14 <text:s text:c="2"/>663 <text:s text:c="2"/>163 <text:s text:c="2"/>-903 <text:s/>997 <text:s text:c="2"/>527 <text:s text:c="2"/>548 <text:s text:c="2"/>375 <text:s text:c="2"/>126 <text:s text:c="2"/>1327 <text:s/>-214 <text:s/>-1499 -275 <text:s/>-692 <text:s/>-693 <text:s/>1320 <text:s/>-613 <text:s/>-120 <text:s/>719 <text:s text:c="2"/>1150 <text:s/>-345 <text:s/>1078 <text:s/>686 <text:s text:c="2"/>1751 <text:s/>1072 <text:s/>768 <text:s text:c="2"/>-1016 -1371 -483 <text:s/>-740 <text:s/>-645 <text:s/>-144 <text:s/>275 <text:s text:c="2"/>222 <text:s text:c="2"/>1306 <text:s/>-24 <text:s text:c="2"/>749 <text:s text:c="2"/>-1793 351 <text:s text:c="2"/><text:soft-page-break/>-771 <text:s/>-114 <text:s/>841 <text:s text:c="2"/>434 <text:s text:c="2"/>-35 <text:s text:c="2"/>151 <text:s text:c="2"/>1742 <text:s/>-363 <text:s/>242 <text:s text:c="2"/>-25 <text:s text:c="2"/>-1292 96 <text:s text:c="3"/>-18 <text:s text:c="2"/>-1862 782 <text:s text:c="2"/>86 <text:s text:c="3"/>-86 <text:s text:c="2"/>-449 <text:s/>-225 <text:s/>|</text:p>
      <text:p text:style-name="P4"><text:s text:c="2"/>|-1105 1069 <text:s/>-613 <text:s/>604 <text:s text:c="2"/>-722 <text:s/>15 <text:s text:c="3"/>826 <text:s text:c="2"/>-712 <text:s/>-9 <text:s text:c="3"/>-71 <text:s text:c="2"/>-153 <text:s/>-953 <text:s/>-490 <text:s/>87 <text:s text:c="3"/>-112 <text:s/>296 <text:s text:c="2"/>404 <text:s text:c="2"/>743 <text:s text:c="2"/>-1258 41 <text:s text:c="3"/>1337 <text:s/>-1283 1102 <text:s/>-566 <text:s/>1405 <text:s/>1592 <text:s/>569 <text:s text:c="2"/>195 <text:s text:c="2"/>1860 <text:s/>-1528 -30 <text:s text:c="2"/>-1245 246 <text:s text:c="2"/>-642 <text:s/>-289 <text:s/>-476 <text:s/>77 <text:s text:c="3"/>-1461 813 <text:s text:c="2"/>772 <text:s text:c="2"/>-828 <text:s/>1012 <text:s/>171 <text:s text:c="2"/>-966 <text:s/>-901 <text:s/>412 <text:s text:c="2"/>34 <text:s text:c="3"/>-145 <text:s/>-844 <text:s/>777 <text:s text:c="2"/>-1399 -1154 199 <text:s text:c="2"/>55 <text:s text:c="3"/>-1015 -44 <text:s text:c="2"/>352 <text:s text:c="2"/>-94 <text:s text:c="2"/>152 <text:s text:c="2"/>212 <text:s text:c="2"/>|</text:p>
      <text:p text:style-name="P4"><text:s text:c="2"/>|379 <text:s text:c="2"/>122 <text:s text:c="2"/>-680 <text:s/>978 <text:s text:c="2"/>-1816 1032 <text:s/>-794 <text:s/>261 <text:s text:c="2"/>275 <text:s text:c="2"/>723 <text:s text:c="2"/>-614 <text:s/>-201 <text:s/>-264 <text:s/>-91 <text:s text:c="2"/>-463 <text:s/>-460 <text:s/>321 <text:s text:c="2"/>-429 <text:s/>-252 <text:s/>-1818 701 <text:s text:c="2"/>1054 <text:s/>-971 <text:s/>-747 <text:s/>1461 <text:s/>366 <text:s text:c="2"/>-439 <text:s/>-187 <text:s/>272 <text:s text:c="2"/>65 <text:s text:c="3"/>26 <text:s text:c="3"/>1003 <text:s/>892 <text:s text:c="2"/>-653 <text:s/>333 <text:s text:c="2"/>1076 <text:s/>1083 <text:s/>-460 <text:s/>42 <text:s text:c="3"/>-289 <text:s/>615 <text:s text:c="2"/>-220 <text:s/>-490 <text:s/>-1296 41 <text:s text:c="3"/>1400 <text:s/>597 <text:s text:c="2"/>363 <text:s text:c="2"/>-677 <text:s/>-951 <text:s/>546 <text:s text:c="2"/>-1271 103 <text:s text:c="2"/>1927 <text:s/>334 <text:s text:c="2"/>-83 <text:s text:c="2"/>645 <text:s text:c="2"/>247 <text:s text:c="2"/>-270 <text:s/>-731 <text:s/>|</text:p>
      <text:p text:style-name="P4"><text:s text:c="2"/>|-1687 461 <text:s text:c="2"/>625 <text:s text:c="2"/>1557 <text:s/>-1488 1311 <text:s/>985 <text:s text:c="2"/>1596 <text:s/>-444 <text:s/>-269 <text:s/>-693 <text:s/>-1477 -137 <text:s/>1521 <text:s/>-420 <text:s/>-95 <text:s text:c="2"/>1273 <text:s/>529 <text:s text:c="2"/>973 <text:s text:c="2"/>1301 <text:s/>-69 <text:s text:c="2"/>-129 <text:s/>30 <text:s text:c="3"/>-1614 150 <text:s text:c="2"/>717 <text:s text:c="2"/>-1345 -853 <text:s/>1317 <text:s/>-1262 416 <text:s text:c="2"/>1631 <text:s/>1552 <text:s/>-255 <text:s/>-108 <text:s/>64 <text:s text:c="3"/>-239 <text:s/>-418 <text:s/>12 <text:s text:c="3"/>1317 <text:s/>-686 <text:s/>23 <text:s text:c="3"/>193 <text:s text:c="2"/>-822 <text:s/>249 <text:s text:c="2"/>-226 <text:s/>-213 <text:s/>-126 <text:s/>655 <text:s text:c="2"/>-1240 -473 <text:s/>938 <text:s text:c="2"/>983 <text:s text:c="2"/>-441 <text:s/>29 <text:s text:c="3"/>1485 <text:s/>628 <text:s text:c="2"/>-964 <text:s/>-1016 297 <text:s text:c="2"/>|</text:p>
      <text:p text:style-name="P4"><text:s text:c="2"/>|126 <text:s text:c="2"/>105 <text:s text:c="2"/>280 <text:s text:c="2"/>30 <text:s text:c="3"/>-149 <text:s/>-1475 447 <text:s text:c="2"/>-36 <text:s text:c="2"/>460 <text:s text:c="2"/>-837 <text:s/>-366 <text:s/>126 <text:s text:c="2"/>-461 <text:s/>180 <text:s text:c="2"/>-344 <text:s/>-212 <text:s/>658 <text:s text:c="2"/>149 <text:s text:c="2"/>14 <text:s text:c="3"/>-335 <text:s/>909 <text:s text:c="2"/>-105 <text:s/>956 <text:s text:c="2"/>-106 <text:s/>158 <text:s text:c="2"/>985 <text:s text:c="2"/>-269 <text:s/>-862 <text:s/>725 <text:s text:c="2"/>1069 <text:s/>-212 <text:s/>-796 <text:s/>-826 <text:s/>-1227 -765 <text:s/>-271 <text:s/>3 <text:s text:c="4"/>-1613 47 <text:s text:c="3"/>-1185 -450 <text:s/>33 <text:s text:c="3"/>941 <text:s text:c="2"/>1442 <text:s/>-1435 -698 <text:s/>-418 <text:s/>1575 <text:s/>1451 <text:s/>302 <text:s text:c="2"/>-407 <text:s/>-1287 549 <text:s text:c="2"/>-1099 -1041 707 <text:s text:c="2"/>-1410 -605 <text:s/>197 <text:s text:c="2"/>-685 <text:s/>|</text:p>
      <text:p text:style-name="P4"><text:s text:c="2"/>- <text:s text:c="359"/>-</text:p>
      <text:p text:style-name="P4">Матриця A після третього пункту:</text:p>
      <text:p text:style-name="P4"><text:s text:c="2"/>- <text:s text:c="359"/>-</text:p>
      <text:p text:style-name="P4"><text:s text:c="2"/>|383 <text:s text:c="2"/>-114 <text:s/>-223 <text:s/>-85 <text:s text:c="2"/>793 <text:s text:c="2"/>-665 <text:s/>386 <text:s text:c="2"/>-508 <text:s/>-351 <text:s/>421 <text:s text:c="2"/>-638 <text:s/>-973 <text:s/>-310 <text:s/>-941 <text:s/>763 <text:s text:c="2"/>926 <text:s text:c="2"/>-460 <text:s/>426 <text:s text:c="2"/>172 <text:s text:c="2"/>736 <text:s text:c="2"/>211 <text:s text:c="2"/>368 <text:s text:c="2"/>-433 <text:s/>-571 <text:s/>782 <text:s text:c="2"/>530 <text:s text:c="2"/>-138 <text:s/>123 <text:s text:c="2"/>-950 <text:s/>135 <text:s text:c="2"/>929 <text:s text:c="2"/>802 <text:s text:c="2"/>-978 <text:s/>58 <text:s text:c="3"/>69 <text:s text:c="3"/>-833 <text:s/>393 <text:s text:c="2"/>-544 <text:s/>11 <text:s text:c="3"/>-958 <text:s/>-771 <text:s/>373 <text:s text:c="2"/>-579 <text:s/>-81 <text:s text:c="2"/>784 <text:s text:c="2"/>-463 <text:s/>198 <text:s text:c="2"/>-676 <text:s/>-685 <text:s/>-630 <text:s/>-587 <text:s/>526 <text:s text:c="2"/>-909 <text:s/>-20 <text:s text:c="2"/>956 <text:s text:c="2"/>873 <text:s text:c="2"/>-138 <text:s/>170 <text:s text:c="2"/>-4 <text:s text:c="3"/>281 <text:s text:c="2"/>|</text:p>
      <text:p text:style-name="P4"><text:s text:c="2"/>|-695 <text:s/>-75 <text:s text:c="2"/>84 <text:s text:c="3"/>-673 <text:s/>-664 <text:s/>-495 <text:s/>-154 <text:s/>729 <text:s text:c="2"/>313 <text:s text:c="2"/>857 <text:s text:c="2"/>-876 <text:s/>895 <text:s text:c="2"/>582 <text:s text:c="2"/>-455 <text:s/>-186 <text:s/>367 <text:s text:c="2"/>434 <text:s text:c="2"/>-636 <text:s/>-957 <text:s/>750 <text:s text:c="2"/>87 <text:s text:c="3"/>-192 <text:s/>276 <text:s text:c="2"/>178 <text:s text:c="2"/>788 <text:s text:c="2"/>584 <text:s text:c="2"/>403 <text:s text:c="2"/>-349 <text:s/>-949 <text:s/>-601 <text:s/>932 <text:s text:c="2"/>60 <text:s text:c="3"/>676 <text:s text:c="2"/>368 <text:s text:c="2"/>739 <text:s text:c="2"/>-988 <text:s/>-774 <text:s/>-414 <text:s/>-906 <text:s/>539 <text:s text:c="2"/>-205 <text:s/>-430 <text:s/>434 <text:s text:c="2"/>-622 <text:s/>467 <text:s text:c="2"/>-399 <text:s/>-903 <text:s/>-98 <text:s text:c="2"/>317 <text:s text:c="2"/>-508 <text:s/>-348 <text:s/>-244 <text:s/>301 <text:s text:c="2"/>-720 <text:s/>-714 <text:s/>441 <text:s text:c="2"/>865 <text:s text:c="2"/>689 <text:s text:c="2"/>-556 <text:s/>-381 <text:s/>|</text:p>
      <text:p text:style-name="P4"><text:s text:c="2"/>|-560 <text:s/>-271 <text:s/>-969 <text:s/>-883 <text:s/>-903 <text:s/>771 <text:s text:c="2"/>-519 <text:s/>-325 <text:s/>-291 <text:s/>-73 <text:s text:c="2"/>-433 <text:s/>856 <text:s text:c="2"/>497 <text:s text:c="2"/>-647 <text:s/>-414 <text:s/>-35 <text:s text:c="2"/>306 <text:s text:c="2"/>-317 <text:s/>-781 <text:s/>-376 <text:s/>528 <text:s text:c="2"/>-129 <text:s/>732 <text:s text:c="2"/>-171 <text:s/>503 <text:s text:c="2"/>-981 <text:s/>-730 <text:s/>368 <text:s text:c="2"/>-943 <text:s/>-285 <text:s/>-660 <text:s/>-851 <text:s/>796 <text:s text:c="2"/>-277 <text:s/>-382 <text:s/>-755 <text:s/>-154 <text:s/>451 <text:s text:c="2"/>-79 <text:s text:c="2"/>555 <text:s text:c="2"/>-621 <text:s/>488 <text:s text:c="2"/>764 <text:s text:c="2"/>-772 <text:s/>841 <text:s text:c="2"/>-650 <text:s/>193 <text:s text:c="2"/>500 <text:s text:c="2"/>34 <text:s text:c="3"/>764 <text:s text:c="2"/>-876 <text:s/>-86 <text:s text:c="2"/>-13 <text:s text:c="2"/>856 <text:s text:c="2"/>743 <text:s text:c="2"/>-509 <text:s/>-773 <text:s/>-635 <text:s/>859 <text:s text:c="2"/>936 <text:s text:c="2"/>|</text:p>
      <text:p text:style-name="P4"><text:s text:c="2"/>|432 <text:s text:c="2"/>-449 <text:s/>-563 <text:s/>228 <text:s text:c="2"/>275 <text:s text:c="2"/>407 <text:s text:c="2"/>474 <text:s text:c="2"/>-879 <text:s/>-142 <text:s/>-605 <text:s/>-971 <text:s/>237 <text:s text:c="2"/>-765 <text:s/>793 <text:s text:c="2"/>818 <text:s text:c="2"/>-572 <text:s/>-857 <text:s/>11 <text:s text:c="3"/>928 <text:s text:c="2"/>529 <text:s text:c="2"/>-224 <text:s/>-596 <text:s/>-557 <text:s/>763 <text:s text:c="2"/>-387 <text:s/>-462 <text:s/>-394 <text:s/>-160 <text:s/>-938 <text:s/>-182 <text:s/>128 <text:s text:c="2"/>-312 <text:s/>369 <text:s text:c="2"/>917 <text:s text:c="2"/>917 <text:s text:c="2"/>-4 <text:s text:c="3"/>324 <text:s text:c="2"/>743 <text:s text:c="2"/>470 <text:s text:c="2"/>-817 <text:s/>-510 <text:s/>499 <text:s text:c="2"/>772 <text:s text:c="2"/>-275 <text:s/>644 <text:s text:c="2"/>590 <text:s text:c="2"/>505 <text:s text:c="2"/>-861 <text:s/>-46 <text:s text:c="2"/>786 <text:s text:c="2"/>669 <text:s text:c="2"/>-918 <text:s/>-458 <text:s/>-536 <text:s/>-803 <text:s/>507 <text:s text:c="2"/>355 <text:s text:c="2"/>-196 <text:s/>-652 <text:s/>-389 <text:s/>|</text:p>
      <text:p text:style-name="P4"><text:s text:c="2"/>|622 <text:s text:c="2"/>828 <text:s text:c="2"/>299 <text:s text:c="2"/>343 <text:s text:c="2"/>746 <text:s text:c="2"/>568 <text:s text:c="2"/>-660 <text:s/>422 <text:s text:c="2"/>311 <text:s text:c="2"/>810 <text:s text:c="2"/>605 <text:s text:c="2"/>801 <text:s text:c="2"/>661 <text:s text:c="2"/>730 <text:s text:c="2"/>-122 <text:s/>305 <text:s text:c="2"/>320 <text:s text:c="2"/>-264 <text:s/>444 <text:s text:c="2"/>-374 <text:s/>-478 <text:s/>465 <text:s text:c="2"/>-292 <text:s/>416 <text:s text:c="2"/>-718 <text:s/>258 <text:s text:c="2"/>-76 <text:s text:c="2"/>637 <text:s text:c="2"/>-933 <text:s/>624 <text:s text:c="2"/>-400 <text:s/>-964 <text:s/>452 <text:s text:c="2"/>899 <text:s text:c="2"/>379 <text:s text:c="2"/>550 <text:s text:c="2"/>468 <text:s text:c="2"/>-929 <text:s/>-27 <text:s text:c="2"/>131 <text:s text:c="2"/>881 <text:s text:c="2"/>-70 <text:s text:c="2"/>-67 <text:s text:c="2"/>894 <text:s text:c="2"/>-340 <text:s/>-837 <text:s/>199 <text:s text:c="2"/>981 <text:s text:c="2"/>-101 <text:s/>-4 <text:s text:c="3"/>-41 <text:s text:c="2"/>773 <text:s text:c="2"/>-187 <text:s/>668 <text:s text:c="2"/>190 <text:s text:c="2"/>95 <text:s text:c="3"/>-74 <text:s text:c="2"/>-534 <text:s/>84 <text:s text:c="3"/>340 <text:s text:c="2"/>|</text:p>
      <text:p text:style-name="P4"><text:s text:c="2"/>|-910 <text:s/>684 <text:s text:c="2"/>376 <text:s text:c="2"/>542 <text:s text:c="2"/>936 <text:s text:c="2"/>107 <text:s text:c="2"/>445 <text:s text:c="2"/>756 <text:s text:c="2"/>179 <text:s text:c="2"/>-582 <text:s/>-113 <text:s/>412 <text:s text:c="2"/>348 <text:s text:c="2"/>-828 <text:s/>659 <text:s text:c="2"/>-991 <text:s/>-664 <text:s/>210 <text:s text:c="2"/>-658 <text:s/>587 <text:s text:c="2"/>-794 <text:s/>301 <text:s text:c="2"/>713 <text:s text:c="2"/>372 <text:s text:c="2"/>321 <text:s text:c="2"/>255 <text:s text:c="2"/>-181 <text:s/>-401 <text:s/>-919 <text:s/>904 <text:s text:c="2"/>939 <text:s text:c="2"/>811 <text:s text:c="2"/>940 <text:s text:c="2"/>667 <text:s text:c="2"/>705 <text:s text:c="2"/>-772 <text:s/>127 <text:s text:c="2"/>150 <text:s text:c="2"/>984 <text:s text:c="2"/>-342 <text:s/>920 <text:s text:c="2"/>224 <text:s text:c="2"/>-578 <text:s/>269 <text:s text:c="2"/>396 <text:s text:c="2"/>-919 <text:s/>630 <text:s text:c="2"/>-916 <text:s/>292 <text:s text:c="2"/>972 <text:s text:c="2"/>672 <text:s text:c="2"/>850 <text:s text:c="2"/>625 <text:s text:c="2"/>385 <text:s text:c="2"/>222 <text:s text:c="2"/>299 <text:s text:c="2"/>-360 <text:s/>-958 <text:s/>898 <text:s text:c="2"/>-287 <text:s/>|</text:p>
      <text:p text:style-name="P4"><text:s text:c="2"/>|-702 <text:s/>-810 <text:s/>-476 <text:s/>-410 <text:s/>-791 <text:s/>-419 <text:s/>-181 <text:s/>336 <text:s text:c="2"/>732 <text:s text:c="2"/>155 <text:s text:c="2"/>994 <text:s text:c="2"/>-996 <text:s/>-621 <text:s/><text:soft-page-break/>-231 <text:s/>273 <text:s text:c="2"/>776 <text:s text:c="2"/>-150 <text:s/>255 <text:s text:c="2"/>860 <text:s text:c="2"/>-858 <text:s/>579 <text:s text:c="2"/>884 <text:s text:c="2"/>993 <text:s text:c="2"/>205 <text:s text:c="2"/>621 <text:s text:c="2"/>567 <text:s text:c="2"/>-496 <text:s/>-387 <text:s/>-890 <text:s/>-246 <text:s/>326 <text:s text:c="2"/>-741 <text:s/>-56 <text:s text:c="2"/>-798 <text:s/>202 <text:s text:c="2"/>506 <text:s text:c="2"/>-216 <text:s/>-979 <text:s/>-158 <text:s/>-132 <text:s/>528 <text:s text:c="2"/>189 <text:s text:c="2"/>-128 <text:s/>908 <text:s text:c="2"/>958 <text:s text:c="2"/>-502 <text:s/>-964 <text:s/>-192 <text:s/>753 <text:s text:c="2"/>-752 <text:s/>303 <text:s text:c="2"/>333 <text:s text:c="2"/>-867 <text:s/>648 <text:s text:c="2"/>-110 <text:s/>754 <text:s text:c="2"/>567 <text:s text:c="2"/>746 <text:s text:c="2"/>-632 <text:s/>529 <text:s text:c="2"/>|</text:p>
      <text:p text:style-name="P4"><text:s text:c="2"/>|-500 <text:s/>-954 <text:s/>788 <text:s text:c="2"/>797 <text:s text:c="2"/>-751 <text:s/>-10 <text:s text:c="2"/>303 <text:s text:c="2"/>33 <text:s text:c="3"/>363 <text:s text:c="2"/>-503 <text:s/>-747 <text:s/>-108 <text:s/>686 <text:s text:c="2"/>125 <text:s text:c="2"/>152 <text:s text:c="2"/>996 <text:s text:c="2"/>975 <text:s text:c="2"/>188 <text:s text:c="2"/>157 <text:s text:c="2"/>729 <text:s text:c="2"/>436 <text:s text:c="2"/>-540 <text:s/>414 <text:s text:c="2"/>921 <text:s text:c="2"/>-540 <text:s/>-696 <text:s/>-972 <text:s/>-973 <text:s/>-874 <text:s/>-252 <text:s/>556 <text:s text:c="2"/>-98 <text:s text:c="2"/>-206 <text:s/>697 <text:s text:c="2"/>-301 <text:s/>43 <text:s text:c="3"/>39 <text:s text:c="3"/>-998 <text:s/>-572 <text:s/>-597 <text:s/>-500 <text:s/>-319 <text:s/>647 <text:s text:c="2"/>-462 <text:s/>-841 <text:s/>151 <text:s text:c="2"/>-465 <text:s/>-866 <text:s/>-661 <text:s/>692 <text:s text:c="2"/>-785 <text:s/>-873 <text:s/>-496 <text:s/>629 <text:s text:c="2"/>-951 <text:s/>-36 <text:s text:c="2"/>-715 <text:s/>-571 <text:s/>343 <text:s text:c="2"/>-665 <text:s/>|</text:p>
      <text:p text:style-name="P4"><text:s text:c="2"/>|177 <text:s text:c="2"/>-100 <text:s/>238 <text:s text:c="2"/>971 <text:s text:c="2"/>-51 <text:s text:c="2"/>-711 <text:s/>367 <text:s text:c="2"/>988 <text:s text:c="2"/>-708 <text:s/>795 <text:s text:c="2"/>-257 <text:s/>144 <text:s text:c="2"/>-171 <text:s/>-610 <text:s/>682 <text:s text:c="2"/>340 <text:s text:c="2"/>541 <text:s text:c="2"/>-431 <text:s/>826 <text:s text:c="2"/>-768 <text:s/>-739 <text:s/>-958 <text:s/>-640 <text:s/>117 <text:s text:c="2"/>-977 <text:s/>-239 <text:s/>-919 <text:s/>-691 <text:s/>-740 <text:s/>425 <text:s text:c="2"/>-4 <text:s text:c="3"/>-633 <text:s/>-323 <text:s/>-766 <text:s/>-310 <text:s/>626 <text:s text:c="2"/>-476 <text:s/>-943 <text:s/>614 <text:s text:c="2"/>168 <text:s text:c="2"/>-795 <text:s/>-642 <text:s/>-688 <text:s/>386 <text:s text:c="2"/>100 <text:s text:c="2"/>-654 <text:s/>-274 <text:s/>-6 <text:s text:c="3"/>-84 <text:s text:c="2"/>-448 <text:s/>578 <text:s text:c="2"/>529 <text:s text:c="2"/>-54 <text:s text:c="2"/>-710 <text:s/>-353 <text:s/>-30 <text:s text:c="2"/>51 <text:s text:c="3"/>80 <text:s text:c="3"/>631 <text:s text:c="2"/>-407 <text:s/>|</text:p>
      <text:p text:style-name="P4"><text:s text:c="2"/>|-143 <text:s/>-373 <text:s/>312 <text:s text:c="2"/>886 <text:s text:c="2"/>214 <text:s text:c="2"/>-645 <text:s/>512 <text:s text:c="2"/>-910 <text:s/>-588 <text:s/>479 <text:s text:c="2"/>610 <text:s text:c="2"/>-31 <text:s text:c="2"/>-811 <text:s/>-726 <text:s/>-645 <text:s/>641 <text:s text:c="2"/>-380 <text:s/>433 <text:s text:c="2"/>-13 <text:s text:c="2"/>888 <text:s text:c="2"/>-662 <text:s/>-434 <text:s/>770 <text:s text:c="2"/>284 <text:s text:c="2"/>-144 <text:s/>-583 <text:s/>-394 <text:s/>-740 <text:s/>-697 <text:s/>-763 <text:s/>205 <text:s text:c="2"/>59 <text:s text:c="3"/>217 <text:s text:c="2"/>-482 <text:s/>-55 <text:s text:c="2"/>-217 <text:s/>-127 <text:s/>-542 <text:s/>-127 <text:s/>637 <text:s text:c="2"/>-711 <text:s/>-517 <text:s/>-393 <text:s/>-522 <text:s/>-243 <text:s/>314 <text:s text:c="2"/>-529 <text:s/>729 <text:s text:c="2"/>100 <text:s text:c="2"/>459 <text:s text:c="2"/>618 <text:s text:c="2"/>438 <text:s text:c="2"/>-975 <text:s/>388 <text:s text:c="2"/>74 <text:s text:c="3"/>233 <text:s text:c="2"/>-843 <text:s/>681 <text:s text:c="2"/>493 <text:s text:c="2"/>-642 <text:s/>|</text:p>
      <text:p text:style-name="P4"><text:s text:c="2"/>|-730 <text:s/>-301 <text:s/>417 <text:s text:c="2"/>839 <text:s text:c="2"/>569 <text:s text:c="2"/>-637 <text:s/>-378 <text:s/>-206 <text:s/>173 <text:s text:c="2"/>847 <text:s text:c="2"/>-569 <text:s/>462 <text:s text:c="2"/>-318 <text:s/>390 <text:s text:c="2"/>-708 <text:s/>791 <text:s text:c="2"/>57 <text:s text:c="3"/>115 <text:s text:c="2"/>521 <text:s text:c="2"/>-843 <text:s/>-426 <text:s/>491 <text:s text:c="2"/>947 <text:s text:c="2"/>-49 <text:s text:c="2"/>231 <text:s text:c="2"/>21 <text:s text:c="3"/>-463 <text:s/>740 <text:s text:c="2"/>-663 <text:s/>-970 <text:s/>-902 <text:s/>325 <text:s text:c="2"/>81 <text:s text:c="3"/>516 <text:s text:c="2"/>516 <text:s text:c="2"/>2 <text:s text:c="4"/>-769 <text:s/>-861 <text:s/>796 <text:s text:c="2"/>404 <text:s text:c="2"/>-662 <text:s/>-420 <text:s/>218 <text:s text:c="2"/>21 <text:s text:c="3"/>970 <text:s text:c="2"/>862 <text:s text:c="2"/>-188 <text:s/>379 <text:s text:c="2"/>-23 <text:s text:c="2"/>-315 <text:s/>536 <text:s text:c="2"/>904 <text:s text:c="2"/>-824 <text:s/>483 <text:s text:c="2"/>207 <text:s text:c="2"/>759 <text:s text:c="2"/>-143 <text:s/>744 <text:s text:c="2"/>499 <text:s text:c="2"/>911 <text:s text:c="2"/>|</text:p>
      <text:p text:style-name="P4"><text:s text:c="2"/>|-873 <text:s/>950 <text:s text:c="2"/>236 <text:s text:c="2"/>560 <text:s text:c="2"/>818 <text:s text:c="2"/>105 <text:s text:c="2"/>-437 <text:s/>-951 <text:s/>244 <text:s text:c="2"/>-289 <text:s/>805 <text:s text:c="2"/>934 <text:s text:c="2"/>291 <text:s text:c="2"/>375 <text:s text:c="2"/>-45 <text:s text:c="2"/>614 <text:s text:c="2"/>589 <text:s text:c="2"/>768 <text:s text:c="2"/>-7 <text:s text:c="3"/>-82 <text:s text:c="2"/>-195 <text:s/>-118 <text:s/>-178 <text:s/>-18 <text:s text:c="2"/>-283 <text:s/>-970 <text:s/>93 <text:s text:c="3"/>574 <text:s text:c="2"/>-572 <text:s/>-407 <text:s/>486 <text:s text:c="2"/>-747 <text:s/>-457 <text:s/>74 <text:s text:c="3"/>814 <text:s text:c="2"/>-287 <text:s/>-821 <text:s/>-623 <text:s/>-238 <text:s/>775 <text:s text:c="2"/>88 <text:s text:c="3"/>-81 <text:s text:c="2"/>710 <text:s text:c="2"/>-268 <text:s/>-706 <text:s/>17 <text:s text:c="3"/>-654 <text:s/>-765 <text:s/>137 <text:s text:c="2"/>691 <text:s text:c="2"/>153 <text:s text:c="2"/>943 <text:s text:c="2"/>-427 <text:s/>-672 <text:s/>-75 <text:s text:c="2"/>291 <text:s text:c="2"/>-290 <text:s/>-982 <text:s/>217 <text:s text:c="2"/>-164 <text:s/>|</text:p>
      <text:p text:style-name="P4"><text:s text:c="2"/>|-37 <text:s text:c="2"/>55 <text:s text:c="3"/>90 <text:s text:c="3"/>858 <text:s text:c="2"/>-870 <text:s/>-96 <text:s text:c="2"/>-429 <text:s/>-339 <text:s/>633 <text:s text:c="2"/>685 <text:s text:c="2"/>-211 <text:s/>73 <text:s text:c="3"/>-396 <text:s/>-149 <text:s/>805 <text:s text:c="2"/>250 <text:s text:c="2"/>868 <text:s text:c="2"/>-497 <text:s/>485 <text:s text:c="2"/>6 <text:s text:c="4"/>-805 <text:s/>-361 <text:s/>-51 <text:s text:c="2"/>120 <text:s text:c="2"/>-33 <text:s text:c="2"/>-774 <text:s/>-237 <text:s/>677 <text:s text:c="2"/>-472 <text:s/>981 <text:s text:c="2"/>-135 <text:s/>560 <text:s text:c="2"/>36 <text:s text:c="3"/>955 <text:s text:c="2"/>770 <text:s text:c="2"/>518 <text:s text:c="2"/>211 <text:s text:c="2"/>-658 <text:s/>-468 <text:s/>196 <text:s text:c="2"/>-621 <text:s/>321 <text:s text:c="2"/>-730 <text:s/>-16 <text:s text:c="2"/>-828 <text:s/>-573 <text:s/>-766 <text:s/>-960 <text:s/>283 <text:s text:c="2"/>-928 <text:s/>398 <text:s text:c="2"/>830 <text:s text:c="2"/>63 <text:s text:c="3"/>-653 <text:s/>-50 <text:s text:c="2"/>-970 <text:s/>-427 <text:s/>714 <text:s text:c="2"/>-941 <text:s/>522 <text:s text:c="2"/>|</text:p>
      <text:p text:style-name="P4"><text:s text:c="2"/>|-953 <text:s/>-76 <text:s text:c="2"/>82 <text:s text:c="3"/>435 <text:s text:c="2"/>232 <text:s text:c="2"/>204 <text:s text:c="2"/>-46 <text:s text:c="2"/>-557 <text:s/>898 <text:s text:c="2"/>486 <text:s text:c="2"/>640 <text:s text:c="2"/>-722 <text:s/>159 <text:s text:c="2"/>-738 <text:s/>262 <text:s text:c="2"/>683 <text:s text:c="2"/>41 <text:s text:c="3"/>848 <text:s text:c="2"/>723 <text:s text:c="2"/>-676 <text:s/>-728 <text:s/>122 <text:s text:c="2"/>-846 <text:s/>335 <text:s text:c="2"/>821 <text:s text:c="2"/>457 <text:s text:c="2"/>365 <text:s text:c="2"/>-253 <text:s/>-445 <text:s/>776 <text:s text:c="2"/>-731 <text:s/>218 <text:s text:c="2"/>-299 <text:s/>703 <text:s text:c="2"/>-347 <text:s/>933 <text:s text:c="2"/>-93 <text:s text:c="2"/>959 <text:s text:c="2"/>-272 <text:s/>-194 <text:s/>797 <text:s text:c="2"/>-280 <text:s/>84 <text:s text:c="3"/>308 <text:s text:c="2"/>334 <text:s text:c="2"/>-302 <text:s/>-9 <text:s text:c="3"/>-624 <text:s/>-102 <text:s/>-285 <text:s/>52 <text:s text:c="3"/>171 <text:s text:c="2"/>-811 <text:s/>559 <text:s text:c="2"/>-494 <text:s/>-990 <text:s/>16 <text:s text:c="3"/>-776 <text:s/>109 <text:s text:c="2"/>-461 <text:s/>|</text:p>
      <text:p text:style-name="P4"><text:s text:c="2"/>|998 <text:s text:c="2"/>378 <text:s text:c="2"/>-891 <text:s/>53 <text:s text:c="3"/>81 <text:s text:c="3"/>114 <text:s text:c="2"/>338 <text:s text:c="2"/>989 <text:s text:c="2"/>426 <text:s text:c="2"/>-933 <text:s/>147 <text:s text:c="2"/>223 <text:s text:c="2"/>-213 <text:s/>-769 <text:s/>-468 <text:s/>-878 <text:s/>281 <text:s text:c="2"/>875 <text:s text:c="2"/>-150 <text:s/>-821 <text:s/>-410 <text:s/>-746 <text:s/>350 <text:s text:c="2"/>131 <text:s text:c="2"/>813 <text:s text:c="2"/>857 <text:s text:c="2"/>494 <text:s text:c="2"/>181 <text:s text:c="2"/>-404 <text:s/>-397 <text:s/>720 <text:s text:c="2"/>-567 <text:s/>982 <text:s text:c="2"/>-819 <text:s/>487 <text:s text:c="2"/>415 <text:s text:c="2"/>296 <text:s text:c="2"/>-175 <text:s/>404 <text:s text:c="2"/>-278 <text:s/>-108 <text:s/>-449 <text:s/>-703 <text:s/>-968 <text:s/>134 <text:s text:c="2"/>181 <text:s text:c="2"/>-494 <text:s/>-585 <text:s/>57 <text:s text:c="3"/>708 <text:s text:c="2"/>-405 <text:s/>999 <text:s text:c="2"/>962 <text:s text:c="2"/>-703 <text:s/>483 <text:s text:c="2"/>776 <text:s text:c="2"/>-846 <text:s/>-23 <text:s text:c="2"/>309 <text:s text:c="2"/>-413 <text:s/>|</text:p>
      <text:p text:style-name="P4"><text:s text:c="2"/>|932 <text:s text:c="2"/>382 <text:s text:c="2"/>21 <text:s text:c="3"/>-734 <text:s/>563 <text:s text:c="2"/>-140 <text:s/>682 <text:s text:c="2"/>211 <text:s text:c="2"/>685 <text:s text:c="2"/>86 <text:s text:c="3"/>-715 <text:s/>-70 <text:s text:c="2"/>990 <text:s text:c="2"/>-417 <text:s/>314 <text:s text:c="2"/>476 <text:s text:c="2"/>-884 <text:s/>820 <text:s text:c="2"/>892 <text:s text:c="2"/>525 <text:s text:c="2"/>528 <text:s text:c="2"/>-161 <text:s/>525 <text:s text:c="2"/>490 <text:s text:c="2"/>136 <text:s text:c="2"/>360 <text:s text:c="2"/>618 <text:s text:c="2"/>643 <text:s text:c="2"/>-404 <text:s/>-72 <text:s text:c="2"/>-418 <text:s/>-379 <text:s/>-690 <text:s/>955 <text:s text:c="2"/>-112 <text:s/>-775 <text:s/>-185 <text:s/>-430 <text:s/>437 <text:s text:c="2"/>-147 <text:s/>-992 <text:s/>722 <text:s text:c="2"/>783 <text:s text:c="2"/>-650 <text:s/>-343 <text:s/>97 <text:s text:c="3"/>827 <text:s text:c="2"/>126 <text:s text:c="2"/>269 <text:s text:c="2"/>-929 <text:s/>-349 <text:s/>149 <text:s text:c="2"/>-90 <text:s text:c="2"/>-472 <text:s/>-361 <text:s/>-602 <text:s/>888 <text:s text:c="2"/>-390 <text:s/>-607 <text:s/>-423 <text:s/>|</text:p>
      <text:p text:style-name="P4"><text:s text:c="2"/>|890 <text:s text:c="2"/>-24 <text:s text:c="2"/>199 <text:s text:c="2"/>-448 <text:s/>-69 <text:s text:c="2"/>-913 <text:s/>-223 <text:s/>-901 <text:s/>-343 <text:s/>-434 <text:s/>-48 <text:s text:c="2"/>17 <text:s text:c="3"/>-359 <text:s/>-265 <text:s/>368 <text:s text:c="2"/>298 <text:s text:c="2"/>-816 <text:s/>195 <text:s text:c="2"/>-224 <text:s/>805 <text:s text:c="2"/>266 <text:s text:c="2"/>428 <text:s text:c="2"/>-46 <text:s text:c="2"/>-472 <text:s/>-692 <text:s/>593 <text:s text:c="2"/>278 <text:s text:c="2"/>-803 <text:s/>-383 <text:s/>672 <text:s text:c="2"/>-226 <text:s/>-555 <text:s/>0 <text:s text:c="4"/>-675 <text:s/>-3 <text:s text:c="3"/>-717 <text:s/>-588 <text:s/>-873 <text:s/>-618 <text:s/>421 <text:s text:c="2"/>-307 <text:s/>334 <text:s text:c="2"/>-561 <text:s/>334 <text:s text:c="2"/>-579 <text:s/>-841 <text:s/>-15 <text:s text:c="2"/>-43 <text:s text:c="2"/>354 <text:s text:c="2"/>761 <text:s text:c="2"/>-238 <text:s/>-28 <text:s text:c="2"/>541 <text:s text:c="2"/>716 <text:s text:c="2"/>852 <text:s text:c="2"/>850 <text:s text:c="2"/>662 <text:s text:c="2"/>482 <text:s text:c="2"/>-601 <text:s/>-783 <text:s/>|</text:p>
      <text:p text:style-name="P4"><text:s text:c="2"/>|154 <text:s text:c="2"/>173 <text:s text:c="2"/>15 <text:s text:c="3"/>-494 <text:s/>851 <text:s text:c="2"/>-636 <text:s/>-210 <text:s/>-737 <text:s/>-509 <text:s/>172 <text:s text:c="2"/>-963 <text:s/>537 <text:s text:c="2"/>-141 <text:s/>-172 <text:s/>-129 <text:s/>280 <text:s text:c="2"/>-13 <text:s text:c="2"/>856 <text:s text:c="2"/>-410 <text:s/>-659 <text:s/>970 <text:s text:c="2"/>352 <text:s text:c="2"/>665 <text:s text:c="2"/>511 <text:s text:c="2"/>69 <text:s text:c="3"/>517 <text:s text:c="2"/>361 <text:s text:c="2"/>83 <text:s text:c="3"/>-246 <text:s/>-888 <text:s/>300 <text:s text:c="2"/>-494 <text:s/>638 <text:s text:c="2"/>-333 <text:s/>364 <text:s text:c="2"/>489 <text:s text:c="2"/>32 <text:s text:c="3"/>-846 <text:s/>-896 <text:s/>875 <text:s text:c="2"/>679 <text:s text:c="2"/>-859 <text:s/>412 <text:s text:c="2"/>-462 <text:s/>-31 <text:s text:c="2"/>-364 <text:s/>-830 <text:s/>956 <text:s text:c="2"/>-156 <text:s/>-240 <text:s/>-351 <text:s/>-186 <text:s/>-535 <text:s/>-686 <text:s/>-674 <text:s/><text:soft-page-break/>886 <text:s text:c="2"/>-817 <text:s/>-961 <text:s/>-31 <text:s text:c="2"/>535 <text:s text:c="2"/>|</text:p>
      <text:p text:style-name="P4"><text:s text:c="2"/>|-848 <text:s/>-379 <text:s/>-607 <text:s/>790 <text:s text:c="2"/>289 <text:s text:c="2"/>-891 <text:s/>631 <text:s text:c="2"/>-327 <text:s/>-736 <text:s/>735 <text:s text:c="2"/>-452 <text:s/>-705 <text:s/>877 <text:s text:c="2"/>-687 <text:s/>-167 <text:s/>198 <text:s text:c="2"/>-51 <text:s text:c="2"/>355 <text:s text:c="2"/>155 <text:s text:c="2"/>793 <text:s text:c="2"/>-532 <text:s/>-844 <text:s/>-40 <text:s text:c="2"/>-67 <text:s text:c="2"/>-177 <text:s/>286 <text:s text:c="2"/>171 <text:s text:c="2"/>358 <text:s text:c="2"/>-137 <text:s/>-860 <text:s/>245 <text:s text:c="2"/>-819 <text:s/>-239 <text:s/>990 <text:s text:c="2"/>-677 <text:s/>-950 <text:s/>-900 <text:s/>954 <text:s text:c="2"/>75 <text:s text:c="3"/>-636 <text:s/>-958 <text:s/>624 <text:s text:c="2"/>-341 <text:s/>919 <text:s text:c="2"/>-711 <text:s/>844 <text:s text:c="2"/>469 <text:s text:c="2"/>238 <text:s text:c="2"/>551 <text:s text:c="2"/>-24 <text:s text:c="2"/>383 <text:s text:c="2"/>-981 <text:s/>133 <text:s text:c="2"/>-657 <text:s/>304 <text:s text:c="2"/>956 <text:s text:c="2"/>981 <text:s text:c="2"/>-525 <text:s/>666 <text:s text:c="2"/>-989 <text:s/>|</text:p>
      <text:p text:style-name="P4"><text:s text:c="2"/>|-33 <text:s text:c="2"/>-88 <text:s text:c="2"/>-808 <text:s/>729 <text:s text:c="2"/>-98 <text:s text:c="2"/>-132 <text:s/>-869 <text:s/>2 <text:s text:c="4"/>174 <text:s text:c="2"/>207 <text:s text:c="2"/>718 <text:s text:c="2"/>216 <text:s text:c="2"/>183 <text:s text:c="2"/>-623 <text:s/>487 <text:s text:c="2"/>472 <text:s text:c="2"/>-427 <text:s/>-43 <text:s text:c="2"/>62 <text:s text:c="3"/>-875 <text:s/>933 <text:s text:c="2"/>-203 <text:s/>-504 <text:s/>418 <text:s text:c="2"/>141 <text:s text:c="2"/>-847 <text:s/>726 <text:s text:c="2"/>474 <text:s text:c="2"/>-127 <text:s/>393 <text:s text:c="2"/>485 <text:s text:c="2"/>948 <text:s text:c="2"/>-695 <text:s/>-970 <text:s/>-971 <text:s/>559 <text:s text:c="2"/>-102 <text:s/>-840 <text:s/>-438 <text:s/>-576 <text:s/>719 <text:s text:c="2"/>-720 <text:s/>641 <text:s text:c="2"/>-98 <text:s text:c="2"/>10 <text:s text:c="3"/>480 <text:s text:c="2"/>-274 <text:s/>583 <text:s text:c="2"/>-211 <text:s/>-860 <text:s/>708 <text:s text:c="2"/>-277 <text:s/>-62 <text:s text:c="2"/>-443 <text:s/>-507 <text:s/>-569 <text:s/>-290 <text:s/>-780 <text:s/>905 <text:s text:c="2"/>690 <text:s text:c="2"/>|</text:p>
      <text:p text:style-name="P4"><text:s text:c="2"/>|613 <text:s text:c="2"/>391 <text:s text:c="2"/>638 <text:s text:c="2"/>-730 <text:s/>421 <text:s text:c="2"/>667 <text:s text:c="2"/>829 <text:s text:c="2"/>-329 <text:s/>-820 <text:s/>-257 <text:s/>95 <text:s text:c="3"/>899 <text:s text:c="2"/>24 <text:s text:c="3"/>88 <text:s text:c="3"/>154 <text:s text:c="2"/>-614 <text:s/>-431 <text:s/>-768 <text:s/>969 <text:s text:c="2"/>710 <text:s text:c="2"/>-627 <text:s/>-970 <text:s/>-567 <text:s/>663 <text:s text:c="2"/>-413 <text:s/>279 <text:s text:c="2"/>-906 <text:s/>649 <text:s text:c="2"/>-96 <text:s text:c="2"/>-649 <text:s/>339 <text:s text:c="2"/>464 <text:s text:c="2"/>742 <text:s text:c="2"/>330 <text:s text:c="2"/>-914 <text:s/>515 <text:s text:c="2"/>349 <text:s text:c="2"/>915 <text:s text:c="2"/>-814 <text:s/>881 <text:s text:c="2"/>11 <text:s text:c="3"/>634 <text:s text:c="2"/>-867 <text:s/>-613 <text:s/>-278 <text:s/>287 <text:s text:c="2"/>-227 <text:s/>643 <text:s text:c="2"/>519 <text:s text:c="2"/>-258 <text:s/>354 <text:s text:c="2"/>-756 <text:s/>124 <text:s text:c="2"/>-861 <text:s/>-741 <text:s/>-937 <text:s/>418 <text:s text:c="2"/>-647 <text:s/>712 <text:s text:c="2"/>269 <text:s text:c="2"/>|</text:p>
      <text:p text:style-name="P4"><text:s text:c="2"/>|-295 <text:s/>404 <text:s text:c="2"/>-267 <text:s/>-201 <text:s/>-266 <text:s/>-181 <text:s/>-685 <text:s/>-565 <text:s/>87 <text:s text:c="3"/>-147 <text:s/>-331 <text:s/>-550 <text:s/>-513 <text:s/>-198 <text:s/>-163 <text:s/>562 <text:s text:c="2"/>-911 <text:s/>610 <text:s text:c="2"/>205 <text:s text:c="2"/>960 <text:s text:c="2"/>-296 <text:s/>-89 <text:s text:c="2"/>-443 <text:s/>829 <text:s text:c="2"/>403 <text:s text:c="2"/>-184 <text:s/>892 <text:s text:c="2"/>-179 <text:s/>-20 <text:s text:c="2"/>605 <text:s text:c="2"/>-557 <text:s/>-421 <text:s/>361 <text:s text:c="2"/>528 <text:s text:c="2"/>378 <text:s text:c="2"/>-553 <text:s/>-300 <text:s/>-955 <text:s/>-118 <text:s/>787 <text:s text:c="2"/>-101 <text:s/>551 <text:s text:c="2"/>-411 <text:s/>386 <text:s text:c="2"/>-647 <text:s/>426 <text:s text:c="2"/>-52 <text:s text:c="2"/>-206 <text:s/>36 <text:s text:c="3"/>-494 <text:s/>107 <text:s text:c="2"/>-908 <text:s/>417 <text:s text:c="2"/>664 <text:s text:c="2"/>921 <text:s text:c="2"/>-180 <text:s/>-520 <text:s/>-834 <text:s/>994 <text:s text:c="2"/>-646 <text:s/>|</text:p>
      <text:p text:style-name="P4"><text:s text:c="2"/>|-877 <text:s/>-563 <text:s/>-67 <text:s text:c="2"/>484 <text:s text:c="2"/>-683 <text:s/>-688 <text:s/>931 <text:s text:c="2"/>17 <text:s text:c="3"/>-291 <text:s/>165 <text:s text:c="2"/>156 <text:s text:c="2"/>608 <text:s text:c="2"/>69 <text:s text:c="3"/>745 <text:s text:c="2"/>-5 <text:s text:c="3"/>422 <text:s text:c="2"/>171 <text:s text:c="2"/>-705 <text:s/>-431 <text:s/>-441 <text:s/>-199 <text:s/>676 <text:s text:c="2"/>-348 <text:s/>-429 <text:s/>340 <text:s text:c="2"/>-75 <text:s text:c="2"/>743 <text:s text:c="2"/>-828 <text:s/>5 <text:s text:c="4"/>-911 <text:s/>-473 <text:s/>566 <text:s text:c="2"/>-122 <text:s/>812 <text:s text:c="2"/>50 <text:s text:c="3"/>196 <text:s text:c="2"/>-876 <text:s/>333 <text:s text:c="2"/>-787 <text:s/>186 <text:s text:c="2"/>-501 <text:s/>370 <text:s text:c="2"/>-206 <text:s/>568 <text:s text:c="2"/>115 <text:s text:c="2"/>-859 <text:s/>342 <text:s text:c="2"/>-361 <text:s/>-563 <text:s/>-737 <text:s/>198 <text:s text:c="2"/>590 <text:s text:c="2"/>939 <text:s text:c="2"/>-798 <text:s/>-487 <text:s/>631 <text:s text:c="2"/>128 <text:s text:c="2"/>-743 <text:s/>804 <text:s text:c="2"/>-429 <text:s/>|</text:p>
      <text:p text:style-name="P4"><text:s text:c="2"/>|-654 <text:s/>-317 <text:s/>-862 <text:s/>225 <text:s text:c="2"/>-505 <text:s/>540 <text:s text:c="2"/>-579 <text:s/>-28 <text:s text:c="2"/>226 <text:s text:c="2"/>-366 <text:s/>-842 <text:s/>725 <text:s text:c="2"/>-644 <text:s/>-48 <text:s text:c="2"/>645 <text:s text:c="2"/>472 <text:s text:c="2"/>446 <text:s text:c="2"/>339 <text:s text:c="2"/>-889 <text:s/>883 <text:s text:c="2"/>603 <text:s text:c="2"/>661 <text:s text:c="2"/>825 <text:s text:c="2"/>542 <text:s text:c="2"/>-784 <text:s/>-661 <text:s/>174 <text:s text:c="2"/>344 <text:s text:c="2"/>54 <text:s text:c="3"/>330 <text:s text:c="2"/>-733 <text:s/>294 <text:s text:c="2"/>-987 <text:s/>-243 <text:s/>-481 <text:s/>-140 <text:s/>-350 <text:s/>292 <text:s text:c="2"/>832 <text:s text:c="2"/>876 <text:s text:c="2"/>-721 <text:s/>990 <text:s text:c="2"/>953 <text:s text:c="2"/>-365 <text:s/>295 <text:s text:c="2"/>598 <text:s text:c="2"/>-893 <text:s/>-259 <text:s/>-63 <text:s text:c="2"/>-430 <text:s/>-24 <text:s text:c="2"/>-460 <text:s/>-416 <text:s/>-199 <text:s/>-917 <text:s/>-200 <text:s/>492 <text:s text:c="2"/>609 <text:s text:c="2"/>-504 <text:s/>-560 <text:s/>|</text:p>
      <text:p text:style-name="P4"><text:s text:c="2"/>|-61 <text:s text:c="2"/>-237 <text:s/>735 <text:s text:c="2"/>304 <text:s text:c="2"/>873 <text:s text:c="2"/>-394 <text:s/>-836 <text:s/>-477 <text:s/>-749 <text:s/>-651 <text:s/>-249 <text:s/>-470 <text:s/>-661 <text:s/>-296 <text:s/>165 <text:s text:c="2"/>986 <text:s text:c="2"/>-698 <text:s/>625 <text:s text:c="2"/>79 <text:s text:c="3"/>591 <text:s text:c="2"/>-453 <text:s/>-593 <text:s/>-516 <text:s/>131 <text:s text:c="2"/>561 <text:s text:c="2"/>-81 <text:s text:c="2"/>931 <text:s text:c="2"/>53 <text:s text:c="3"/>91 <text:s text:c="3"/>-573 <text:s/>494 <text:s text:c="2"/>819 <text:s text:c="2"/>543 <text:s text:c="2"/>581 <text:s text:c="2"/>123 <text:s text:c="2"/>768 <text:s text:c="2"/>-813 <text:s/>639 <text:s text:c="2"/>-357 <text:s/>-562 <text:s/>988 <text:s text:c="2"/>394 <text:s text:c="2"/>320 <text:s text:c="2"/>-320 <text:s/>-902 <text:s/>-514 <text:s/>18 <text:s text:c="3"/>-248 <text:s/>-537 <text:s/>-902 <text:s/>-305 <text:s/>10 <text:s text:c="3"/>-495 <text:s/>179 <text:s text:c="2"/>-858 <text:s/>-934 <text:s/>-902 <text:s/>-575 <text:s/>472 <text:s text:c="2"/>-22 <text:s text:c="2"/>|</text:p>
      <text:p text:style-name="P4">A=|-147 <text:s/>-34 <text:s text:c="2"/>-203 <text:s/>-252 <text:s/>-453 <text:s/>-728 <text:s/>-484 <text:s/>86 <text:s text:c="3"/>912 <text:s text:c="2"/>159 <text:s text:c="2"/>877 <text:s text:c="2"/>900 <text:s text:c="2"/>-447 <text:s/>197 <text:s text:c="2"/>-68 <text:s text:c="2"/>3 <text:s text:c="4"/>-965 <text:s/>951 <text:s text:c="2"/>-893 <text:s/>-502 <text:s/>-951 <text:s/>154 <text:s text:c="2"/>861 <text:s text:c="2"/>-94 <text:s text:c="2"/>-666 <text:s/>-997 <text:s/>325 <text:s text:c="2"/>-216 <text:s/>134 <text:s text:c="2"/>-203 <text:s/>763 <text:s text:c="2"/>633 <text:s text:c="2"/>-885 <text:s/>-440 <text:s/>-619 <text:s/>14 <text:s text:c="3"/>185 <text:s text:c="2"/>-103 <text:s/>-900 <text:s/>97 <text:s text:c="3"/>-592 <text:s/>-671 <text:s/>349 <text:s text:c="2"/>313 <text:s text:c="2"/>879 <text:s text:c="2"/>-366 <text:s/>-684 <text:s/>914 <text:s text:c="2"/>-415 <text:s/>-225 <text:s/>-235 <text:s/>-14 <text:s text:c="2"/>930 <text:s text:c="2"/>-374 <text:s/>892 <text:s text:c="2"/>-384 <text:s/>-371 <text:s/>569 <text:s text:c="2"/>752 <text:s text:c="2"/>409 <text:s text:c="2"/>|</text:p>
      <text:p text:style-name="P4"><text:s text:c="2"/>|-634 <text:s/>515 <text:s text:c="2"/>395 <text:s text:c="2"/>-167 <text:s/>-572 <text:s/>776 <text:s text:c="2"/>847 <text:s text:c="2"/>613 <text:s text:c="2"/>26 <text:s text:c="3"/>-700 <text:s/>62 <text:s text:c="3"/>786 <text:s text:c="2"/>-371 <text:s/>-237 <text:s/>100 <text:s text:c="2"/>-492 <text:s/>397 <text:s text:c="2"/>416 <text:s text:c="2"/>-225 <text:s/>982 <text:s text:c="2"/>-456 <text:s/>540 <text:s text:c="2"/>320 <text:s text:c="2"/>-174 <text:s/>-482 <text:s/>565 <text:s text:c="2"/>794 <text:s text:c="2"/>499 <text:s text:c="2"/>154 <text:s text:c="2"/>546 <text:s text:c="2"/>-92 <text:s text:c="2"/>853 <text:s text:c="2"/>62 <text:s text:c="3"/>-697 <text:s/>-314 <text:s/>842 <text:s text:c="2"/>-568 <text:s/>-466 <text:s/>807 <text:s text:c="2"/>810 <text:s text:c="2"/>-166 <text:s/>-131 <text:s/>596 <text:s text:c="2"/>815 <text:s text:c="2"/>984 <text:s text:c="2"/>-304 <text:s/>-676 <text:s/>382 <text:s text:c="2"/>-535 <text:s/>451 <text:s text:c="2"/>716 <text:s text:c="2"/>361 <text:s text:c="2"/>343 <text:s text:c="2"/>37 <text:s text:c="3"/>-813 <text:s/>861 <text:s text:c="2"/>-398 <text:s/>981 <text:s text:c="2"/>360 <text:s text:c="2"/>-912 <text:s/>|</text:p>
      <text:p text:style-name="P4"><text:s text:c="2"/>|879 <text:s text:c="2"/>-380 <text:s/>941 <text:s text:c="2"/>293 <text:s text:c="2"/>-76 <text:s text:c="2"/>-372 <text:s/>135 <text:s text:c="2"/>708 <text:s text:c="2"/>162 <text:s text:c="2"/>-58 <text:s text:c="2"/>870 <text:s text:c="2"/>996 <text:s text:c="2"/>-837 <text:s/>466 <text:s text:c="2"/>811 <text:s text:c="2"/>-500 <text:s/>-485 <text:s/>-513 <text:s/>-766 <text:s/>332 <text:s text:c="2"/>-710 <text:s/>950 <text:s text:c="2"/>-307 <text:s/>633 <text:s text:c="2"/>339 <text:s text:c="2"/>-120 <text:s/>494 <text:s text:c="2"/>-707 <text:s/>171 <text:s text:c="2"/>-146 <text:s/>-618 <text:s/>444 <text:s text:c="2"/>475 <text:s text:c="2"/>-677 <text:s/>-262 <text:s/>-249 <text:s/>-49 <text:s text:c="2"/>873 <text:s text:c="2"/>-189 <text:s/>-535 <text:s/>168 <text:s text:c="2"/>-319 <text:s/>-187 <text:s/>683 <text:s text:c="2"/>-501 <text:s/>-23 <text:s text:c="2"/>-465 <text:s/>14 <text:s text:c="3"/>464 <text:s text:c="2"/>-231 <text:s/>-654 <text:s/>-893 <text:s/>72 <text:s text:c="3"/>391 <text:s text:c="2"/>740 <text:s text:c="2"/>-589 <text:s/>-377 <text:s/>587 <text:s text:c="2"/>57 <text:s text:c="3"/>836 <text:s text:c="2"/>|</text:p>
      <text:p text:style-name="P4"><text:s text:c="2"/>|-207 <text:s/>439 <text:s text:c="2"/>281 <text:s text:c="2"/>-380 <text:s/>-886 <text:s/>-629 <text:s/>371 <text:s text:c="2"/>418 <text:s text:c="2"/>-404 <text:s/>-466 <text:s/>883 <text:s text:c="2"/>764 <text:s text:c="2"/>567 <text:s text:c="2"/>-303 <text:s/>800 <text:s text:c="2"/>-933 <text:s/>674 <text:s text:c="2"/>-665 <text:s/>433 <text:s text:c="2"/>490 <text:s text:c="2"/>457 <text:s text:c="2"/>-868 <text:s/>949 <text:s text:c="2"/>-471 <text:s/>523 <text:s text:c="2"/>690 <text:s text:c="2"/>292 <text:s text:c="2"/>-853 <text:s/>190 <text:s text:c="2"/>-651 <text:s/>-665 <text:s/>-578 <text:s/>-860 <text:s/>968 <text:s text:c="2"/>43 <text:s text:c="3"/>-745 <text:s/>-661 <text:s/>-234 <text:s/>-975 <text:s/>-64 <text:s text:c="2"/>653 <text:s text:c="2"/>-740 <text:s/>52 <text:s text:c="3"/>220 <text:s text:c="2"/>-43 <text:s text:c="2"/>204 <text:s text:c="2"/>287 <text:s text:c="2"/>-17 <text:s text:c="2"/>540 <text:s text:c="2"/>-279 <text:s/>-174 <text:s/>-3 <text:s text:c="3"/>205 <text:s text:c="2"/>127 <text:s text:c="2"/>878 <text:s text:c="2"/>-272 <text:s/>169 <text:s text:c="2"/>170 <text:s text:c="2"/>227 <text:s text:c="2"/>-202 <text:s/>|</text:p>
      <text:p text:style-name="P4"><text:s text:c="2"/>|520 <text:s text:c="2"/>563 <text:s text:c="2"/>221 <text:s text:c="2"/>660 <text:s text:c="2"/>883 <text:s text:c="2"/>-384 <text:s/>-733 <text:s/>-777 <text:s/>382 <text:s text:c="2"/>-708 <text:s/>511 <text:s text:c="2"/>35 <text:s text:c="3"/>-447 <text:s/>-437 <text:s/>-392 <text:s/>862 <text:s text:c="2"/>768 <text:s text:c="2"/>895 <text:s text:c="2"/>198 <text:s text:c="2"/>660 <text:s text:c="2"/>-32 <text:s text:c="2"/>-624 <text:s/>9 <text:s text:c="4"/>-827 <text:s/>503 <text:s text:c="2"/>-113 <text:s/>254 <text:s text:c="2"/><text:soft-page-break/>-327 <text:s/>190 <text:s text:c="2"/>-519 <text:s/>823 <text:s text:c="2"/>929 <text:s text:c="2"/>-604 <text:s/>44 <text:s text:c="3"/>942 <text:s text:c="2"/>-720 <text:s/>-988 <text:s/>-791 <text:s/>-145 <text:s/>747 <text:s text:c="2"/>-146 <text:s/>-634 <text:s/>134 <text:s text:c="2"/>759 <text:s text:c="2"/>281 <text:s text:c="2"/>742 <text:s text:c="2"/>973 <text:s text:c="2"/>401 <text:s text:c="2"/>638 <text:s text:c="2"/>171 <text:s text:c="2"/>413 <text:s text:c="2"/>-42 <text:s text:c="2"/>899 <text:s text:c="2"/>-578 <text:s/>484 <text:s text:c="2"/>755 <text:s text:c="2"/>661 <text:s text:c="2"/>90 <text:s text:c="3"/>-220 <text:s/>-929 <text:s/>|</text:p>
      <text:p text:style-name="P4"><text:s text:c="2"/>|923 <text:s text:c="2"/>-397 <text:s/>-1000 -680 <text:s/>-1000 942 <text:s text:c="2"/>-48 <text:s text:c="2"/>-988 <text:s/>-496 <text:s/>807 <text:s text:c="2"/>759 <text:s text:c="2"/>358 <text:s text:c="2"/>-475 <text:s/>-106 <text:s/>117 <text:s text:c="2"/>-842 <text:s/>-364 <text:s/>90 <text:s text:c="3"/>560 <text:s text:c="2"/>-374 <text:s/>-386 <text:s/>-27 <text:s text:c="2"/>937 <text:s text:c="2"/>-135 <text:s/>748 <text:s text:c="2"/>421 <text:s text:c="2"/>-380 <text:s/>409 <text:s text:c="2"/>213 <text:s text:c="2"/>400 <text:s text:c="2"/>832 <text:s text:c="2"/>-214 <text:s/>-996 <text:s/>833 <text:s text:c="2"/>458 <text:s text:c="2"/>-644 <text:s/>-873 <text:s/>-590 <text:s/>-632 <text:s/>-369 <text:s/>-431 <text:s/>-872 <text:s/>-659 <text:s/>446 <text:s text:c="2"/>374 <text:s text:c="2"/>458 <text:s text:c="2"/>605 <text:s text:c="2"/>-990 <text:s/>-99 <text:s text:c="2"/>165 <text:s text:c="2"/>-11 <text:s text:c="2"/>867 <text:s text:c="2"/>-510 <text:s/>-74 <text:s text:c="2"/>-268 <text:s/>-762 <text:s/>-301 <text:s/>705 <text:s text:c="2"/>-1000 562 <text:s text:c="2"/>|</text:p>
      <text:p text:style-name="P4"><text:s text:c="2"/>|457 <text:s text:c="2"/>832 <text:s text:c="2"/>-652 <text:s/>461 <text:s text:c="2"/>-983 <text:s/>807 <text:s text:c="2"/>-831 <text:s/>-503 <text:s/>-431 <text:s/>-462 <text:s/>128 <text:s text:c="2"/>139 <text:s text:c="2"/>18 <text:s text:c="3"/>470 <text:s text:c="2"/>-415 <text:s/>-608 <text:s/>280 <text:s text:c="2"/>-458 <text:s/>-246 <text:s/>-467 <text:s/>707 <text:s text:c="2"/>743 <text:s text:c="2"/>-600 <text:s/>-450 <text:s/>21 <text:s text:c="3"/>485 <text:s text:c="2"/>-212 <text:s/>720 <text:s text:c="2"/>277 <text:s text:c="2"/>140 <text:s text:c="2"/>634 <text:s text:c="2"/>-353 <text:s/>325 <text:s text:c="2"/>983 <text:s text:c="2"/>-539 <text:s/>694 <text:s text:c="2"/>-858 <text:s/>-370 <text:s/>-809 <text:s/>63 <text:s text:c="3"/>520 <text:s text:c="2"/>320 <text:s text:c="2"/>-446 <text:s/>-462 <text:s/>142 <text:s text:c="2"/>492 <text:s text:c="2"/>-70 <text:s text:c="2"/>-578 <text:s/>-966 <text:s/>685 <text:s text:c="2"/>308 <text:s text:c="2"/>-906 <text:s/>780 <text:s text:c="2"/>708 <text:s text:c="2"/>-356 <text:s/>-198 <text:s/>545 <text:s text:c="2"/>784 <text:s text:c="2"/>-478 <text:s/>87 <text:s text:c="3"/>|</text:p>
      <text:p text:style-name="P4"><text:s text:c="2"/>|-75 <text:s text:c="2"/>-843 <text:s/>735 <text:s text:c="2"/>-398 <text:s/>-508 <text:s/>-452 <text:s/>-704 <text:s/>-14 <text:s text:c="2"/>530 <text:s text:c="2"/>-160 <text:s/>-951 <text:s/>51 <text:s text:c="3"/>-488 <text:s/>-44 <text:s text:c="2"/>589 <text:s text:c="2"/>654 <text:s text:c="2"/>-552 <text:s/>-128 <text:s/>-572 <text:s/>-518 <text:s/>-443 <text:s/>-912 <text:s/>-424 <text:s/>-663 <text:s/>797 <text:s text:c="2"/>220 <text:s text:c="2"/>139 <text:s text:c="2"/>694 <text:s text:c="2"/>351 <text:s text:c="2"/>-986 <text:s/>-218 <text:s/>-718 <text:s/>-477 <text:s/>-131 <text:s/>236 <text:s text:c="2"/>15 <text:s text:c="3"/>417 <text:s text:c="2"/>884 <text:s text:c="2"/>-647 <text:s/>299 <text:s text:c="2"/>-276 <text:s/>-246 <text:s/>-650 <text:s/>236 <text:s text:c="2"/>710 <text:s text:c="2"/>-708 <text:s/>242 <text:s text:c="2"/>-842 <text:s/>164 <text:s text:c="2"/>-977 <text:s/>-359 <text:s/>721 <text:s text:c="2"/>-889 <text:s/>569 <text:s text:c="2"/>-590 <text:s/>-740 <text:s/>-210 <text:s/>902 <text:s text:c="2"/>955 <text:s text:c="2"/>-853 <text:s/>|</text:p>
      <text:p text:style-name="P4"><text:s text:c="2"/>|916 <text:s text:c="2"/>89 <text:s text:c="3"/>-219 <text:s/>-561 <text:s/>958 <text:s text:c="2"/>-983 <text:s/>806 <text:s text:c="2"/>375 <text:s text:c="2"/>901 <text:s text:c="2"/>-489 <text:s/>-326 <text:s/>-22 <text:s text:c="2"/>265 <text:s text:c="2"/>377 <text:s text:c="2"/>-434 <text:s/>-24 <text:s text:c="2"/>669 <text:s text:c="2"/>-839 <text:s/>134 <text:s text:c="2"/>-167 <text:s/>-464 <text:s/>-873 <text:s/>-94 <text:s text:c="2"/>-1 <text:s text:c="3"/>697 <text:s text:c="2"/>316 <text:s text:c="2"/>260 <text:s text:c="2"/>-161 <text:s/>439 <text:s text:c="2"/>567 <text:s text:c="2"/>-14 <text:s text:c="2"/>486 <text:s text:c="2"/>8 <text:s text:c="4"/>767 <text:s text:c="2"/>-723 <text:s/>-34 <text:s text:c="2"/>-864 <text:s/>-565 <text:s/>-307 <text:s/>-963 <text:s/>-54 <text:s text:c="2"/>719 <text:s text:c="2"/>367 <text:s text:c="2"/>-788 <text:s/>96 <text:s text:c="3"/>934 <text:s text:c="2"/>540 <text:s text:c="2"/>117 <text:s text:c="2"/>-905 <text:s/>-326 <text:s/>950 <text:s text:c="2"/>-369 <text:s/>-198 <text:s/>208 <text:s text:c="2"/>630 <text:s text:c="2"/>-149 <text:s/>-475 <text:s/>242 <text:s text:c="2"/>690 <text:s text:c="2"/>-553 <text:s/>|</text:p>
      <text:p text:style-name="P4"><text:s text:c="2"/>|161 <text:s text:c="2"/>-324 <text:s/>934 <text:s text:c="2"/>-831 <text:s/>-205 <text:s/>-437 <text:s/>135 <text:s text:c="2"/>-69 <text:s text:c="2"/>351 <text:s text:c="2"/>-820 <text:s/>320 <text:s text:c="2"/>-703 <text:s/>900 <text:s text:c="2"/>-312 <text:s/>-139 <text:s/>-4 <text:s text:c="3"/>-26 <text:s text:c="2"/>-599 <text:s/>-886 <text:s/>69 <text:s text:c="3"/>428 <text:s text:c="2"/>-584 <text:s/>-948 <text:s/>-418 <text:s/>625 <text:s text:c="2"/>682 <text:s text:c="2"/>433 <text:s text:c="2"/>-498 <text:s/>447 <text:s text:c="2"/>123 <text:s text:c="2"/>-51 <text:s text:c="2"/>-210 <text:s/>-849 <text:s/>235 <text:s text:c="2"/>-40 <text:s text:c="2"/>-54 <text:s text:c="2"/>799 <text:s text:c="2"/>-553 <text:s/>-771 <text:s/>502 <text:s text:c="2"/>-372 <text:s/>549 <text:s text:c="2"/>799 <text:s text:c="2"/>-472 <text:s/>-411 <text:s/>13 <text:s text:c="3"/>876 <text:s text:c="2"/>563 <text:s text:c="2"/>766 <text:s text:c="2"/>990 <text:s text:c="2"/>-16 <text:s text:c="2"/>194 <text:s text:c="2"/>-241 <text:s/>36 <text:s text:c="3"/>776 <text:s text:c="2"/>-616 <text:s/>71 <text:s text:c="3"/>209 <text:s text:c="2"/>238 <text:s text:c="2"/>-300 <text:s/>|</text:p>
      <text:p text:style-name="P4"><text:s text:c="2"/>|-316 <text:s/>-461 <text:s/>490 <text:s text:c="2"/>-165 <text:s/>775 <text:s text:c="2"/>-550 <text:s/>781 <text:s text:c="2"/>926 <text:s text:c="2"/>250 <text:s text:c="2"/>-638 <text:s/>428 <text:s text:c="2"/>878 <text:s text:c="2"/>-736 <text:s/>579 <text:s text:c="2"/>-242 <text:s/>-147 <text:s/>-56 <text:s text:c="2"/>-366 <text:s/>-231 <text:s/>-289 <text:s/>-23 <text:s text:c="2"/>-895 <text:s/>-743 <text:s/>736 <text:s text:c="2"/>142 <text:s text:c="2"/>-966 <text:s/>-528 <text:s/>-435 <text:s/>466 <text:s text:c="2"/>710 <text:s text:c="2"/>265 <text:s text:c="2"/>-368 <text:s/>-751 <text:s/>107 <text:s text:c="2"/>467 <text:s text:c="2"/>-624 <text:s/>558 <text:s text:c="2"/>601 <text:s text:c="2"/>-698 <text:s/>160 <text:s text:c="2"/>963 <text:s text:c="2"/>-918 <text:s/>38 <text:s text:c="3"/>-773 <text:s/>-986 <text:s/>796 <text:s text:c="2"/>433 <text:s text:c="2"/>-42 <text:s text:c="2"/>-570 <text:s/>-446 <text:s/>669 <text:s text:c="2"/>407 <text:s text:c="2"/>-341 <text:s/>927 <text:s text:c="2"/>495 <text:s text:c="2"/>801 <text:s text:c="2"/>-687 <text:s/>967 <text:s text:c="2"/>-282 <text:s/>-740 <text:s/>|</text:p>
      <text:p text:style-name="P4"><text:s text:c="2"/>|-971 <text:s/>-665 <text:s/>-108 <text:s/>-369 <text:s/>443 <text:s text:c="2"/>-288 <text:s/>7 <text:s text:c="4"/>353 <text:s text:c="2"/>-687 <text:s/>662 <text:s text:c="2"/>-487 <text:s/>-372 <text:s/>-904 <text:s/>551 <text:s text:c="2"/>-144 <text:s/>-890 <text:s/>699 <text:s text:c="2"/>-359 <text:s/>69 <text:s text:c="3"/>-519 <text:s/>195 <text:s text:c="2"/>90 <text:s text:c="3"/>889 <text:s text:c="2"/>854 <text:s text:c="2"/>369 <text:s text:c="2"/>736 <text:s text:c="2"/>-992 <text:s/>682 <text:s text:c="2"/>499 <text:s text:c="2"/>-274 <text:s/>-705 <text:s/>733 <text:s text:c="2"/>414 <text:s text:c="2"/>187 <text:s text:c="2"/>-636 <text:s/>-143 <text:s/>-749 <text:s/>724 <text:s text:c="2"/>-790 <text:s/>-436 <text:s/>738 <text:s text:c="2"/>-277 <text:s/>193 <text:s text:c="2"/>834 <text:s text:c="2"/>-374 <text:s/>-599 <text:s/>945 <text:s text:c="2"/>-675 <text:s/>394 <text:s text:c="2"/>366 <text:s text:c="2"/>-194 <text:s/>-411 <text:s/>-544 <text:s/>47 <text:s text:c="3"/>-205 <text:s/>826 <text:s text:c="2"/>-216 <text:s/>-197 <text:s/>860 <text:s text:c="2"/>-160 <text:s/>|</text:p>
      <text:p text:style-name="P4"><text:s text:c="2"/>|882 <text:s text:c="2"/>-845 <text:s/>-427 <text:s/>648 <text:s text:c="2"/>695 <text:s text:c="2"/>290 <text:s text:c="2"/>-495 <text:s/>946 <text:s text:c="2"/>366 <text:s text:c="2"/>67 <text:s text:c="3"/>-137 <text:s/>104 <text:s text:c="2"/>790 <text:s text:c="2"/>-592 <text:s/>290 <text:s text:c="2"/>-232 <text:s/>161 <text:s text:c="2"/>235 <text:s text:c="2"/>93 <text:s text:c="3"/>-445 <text:s/>-399 <text:s/>-749 <text:s/>144 <text:s text:c="2"/>410 <text:s text:c="2"/>651 <text:s text:c="2"/>-709 <text:s/>588 <text:s text:c="2"/>-565 <text:s/>522 <text:s text:c="2"/>448 <text:s text:c="2"/>275 <text:s text:c="2"/>681 <text:s text:c="2"/>956 <text:s text:c="2"/>-800 <text:s/>329 <text:s text:c="2"/>651 <text:s text:c="2"/>842 <text:s text:c="2"/>834 <text:s text:c="2"/>949 <text:s text:c="2"/>560 <text:s text:c="2"/>-99 <text:s text:c="2"/>164 <text:s text:c="2"/>-336 <text:s/>43 <text:s text:c="3"/>572 <text:s text:c="2"/>955 <text:s text:c="2"/>811 <text:s text:c="2"/>-267 <text:s/>542 <text:s text:c="2"/>256 <text:s text:c="2"/>640 <text:s text:c="2"/>-504 <text:s/>859 <text:s text:c="2"/>136 <text:s text:c="2"/>-742 <text:s/>510 <text:s text:c="2"/>428 <text:s text:c="2"/>846 <text:s text:c="2"/>-703 <text:s/>-125 <text:s/>|</text:p>
      <text:p text:style-name="P4"><text:s text:c="2"/>|294 <text:s text:c="2"/>924 <text:s text:c="2"/>-444 <text:s/>250 <text:s text:c="2"/>-875 <text:s/>885 <text:s text:c="2"/>253 <text:s text:c="2"/>-681 <text:s/>-929 <text:s/>555 <text:s text:c="2"/>880 <text:s text:c="2"/>324 <text:s text:c="2"/>-281 <text:s/>-104 <text:s/>-633 <text:s/>-356 <text:s/>203 <text:s text:c="2"/>-470 <text:s/>729 <text:s text:c="2"/>-254 <text:s/>786 <text:s text:c="2"/>370 <text:s text:c="2"/>594 <text:s text:c="2"/>645 <text:s text:c="2"/>-142 <text:s/>852 <text:s text:c="2"/>508 <text:s text:c="2"/>-714 <text:s/>570 <text:s text:c="2"/>805 <text:s text:c="2"/>513 <text:s text:c="2"/>344 <text:s text:c="2"/>730 <text:s text:c="2"/>-579 <text:s/>-53 <text:s text:c="2"/>-793 <text:s/>-342 <text:s/>-800 <text:s/>-122 <text:s/>-271 <text:s/>-893 <text:s/>-242 <text:s/>-947 <text:s/>179 <text:s text:c="2"/>-993 <text:s/>-228 <text:s/>-825 <text:s/>210 <text:s text:c="2"/>302 <text:s text:c="2"/>904 <text:s text:c="2"/>-692 <text:s/>440 <text:s text:c="2"/>626 <text:s text:c="2"/>902 <text:s text:c="2"/>86 <text:s text:c="3"/>-515 <text:s/>-894 <text:s/>-54 <text:s text:c="2"/>123 <text:s text:c="2"/>804 <text:s text:c="2"/>|</text:p>
      <text:p text:style-name="P4"><text:s text:c="2"/>|-249 <text:s/>-363 <text:s/>501 <text:s text:c="2"/>-167 <text:s/>410 <text:s text:c="2"/>-552 <text:s/>392 <text:s text:c="2"/>-931 <text:s/>0 <text:s text:c="4"/>-729 <text:s/>150 <text:s text:c="2"/>108 <text:s text:c="2"/>381 <text:s text:c="2"/>556 <text:s text:c="2"/>-713 <text:s/>388 <text:s text:c="2"/>-672 <text:s/>-538 <text:s/>-49 <text:s text:c="2"/>983 <text:s text:c="2"/>-282 <text:s/>259 <text:s text:c="2"/>423 <text:s text:c="2"/>-655 <text:s/>514 <text:s text:c="2"/>-139 <text:s/>182 <text:s text:c="2"/>972 <text:s text:c="2"/>595 <text:s text:c="2"/>-343 <text:s/>-871 <text:s/>-89 <text:s text:c="2"/>294 <text:s text:c="2"/>630 <text:s text:c="2"/>744 <text:s text:c="2"/>57 <text:s text:c="3"/>-922 <text:s/>137 <text:s text:c="2"/>126 <text:s text:c="2"/>78 <text:s text:c="3"/>760 <text:s text:c="2"/>-372 <text:s/>-814 <text:s/>141 <text:s text:c="2"/>-816 <text:s/>-175 <text:s/>-118 <text:s/>-135 <text:s/>639 <text:s text:c="2"/>833 <text:s text:c="2"/>-152 <text:s/>-642 <text:s/>444 <text:s text:c="2"/>-377 <text:s/>55 <text:s text:c="3"/>310 <text:s text:c="2"/>485 <text:s text:c="2"/>-411 <text:s/>283 <text:s text:c="2"/>644 <text:s text:c="2"/>|</text:p>
      <text:p text:style-name="P4"><text:s text:c="2"/>|246 <text:s text:c="2"/>412 <text:s text:c="2"/>-445 <text:s/>-107 <text:s/>42 <text:s text:c="3"/>-700 <text:s/>950 <text:s text:c="2"/>120 <text:s text:c="2"/>789 <text:s text:c="2"/>428 <text:s text:c="2"/>-450 <text:s/>549 <text:s text:c="2"/>-944 <text:s/>-263 <text:s/>42 <text:s text:c="3"/>-759 <text:s/>914 <text:s text:c="2"/>924 <text:s text:c="2"/>458 <text:s text:c="2"/>554 <text:s text:c="2"/>-891 <text:s/>-342 <text:s/>-736 <text:s/>554 <text:s text:c="2"/>281 <text:s text:c="2"/>319 <text:s text:c="2"/>216 <text:s text:c="2"/>118 <text:s text:c="2"/>629 <text:s text:c="2"/>-501 <text:s/>-237 <text:s/>506 <text:s text:c="2"/>-737 <text:s/>318 <text:s text:c="2"/>-601 <text:s/>305 <text:s text:c="2"/>970 <text:s text:c="2"/>-299 <text:s/>-223 <text:s/>-889 <text:s/>-871 <text:s/>328 <text:s text:c="2"/>-988 <text:s/>-814 <text:s/>-583 <text:s/>55 <text:s text:c="3"/>-221 <text:s/>-317 <text:s/>-21 <text:s text:c="2"/>-411 <text:s/>-763 <text:s/>89 <text:s text:c="3"/>247 <text:s text:c="2"/>-147 <text:s/>-5 <text:s text:c="3"/>-120 <text:s/>-476 <text:s/>-789 <text:s/>999 <text:s text:c="2"/>-216 <text:s/>|</text:p>
      <text:p text:style-name="P4"><text:soft-page-break/><text:s text:c="2"/>|-289 <text:s/>114 <text:s text:c="2"/>-357 <text:s/>326 <text:s text:c="2"/>-216 <text:s/>42 <text:s text:c="3"/>-368 <text:s/>107 <text:s text:c="2"/>-904 <text:s/>761 <text:s text:c="2"/>218 <text:s text:c="2"/>-775 <text:s/>441 <text:s text:c="2"/>231 <text:s text:c="2"/>-237 <text:s/>-790 <text:s/>-714 <text:s/>894 <text:s text:c="2"/>-106 <text:s/>617 <text:s text:c="2"/>-165 <text:s/>483 <text:s text:c="2"/>58 <text:s text:c="3"/>-918 <text:s/>-663 <text:s/>-947 <text:s/>315 <text:s text:c="2"/>213 <text:s text:c="2"/>677 <text:s text:c="2"/>314 <text:s text:c="2"/>998 <text:s text:c="2"/>680 <text:s text:c="2"/>-220 <text:s/>-359 <text:s/>6 <text:s text:c="4"/>564 <text:s text:c="2"/>-965 <text:s/>638 <text:s text:c="2"/>23 <text:s text:c="3"/>-869 <text:s/>752 <text:s text:c="2"/>-758 <text:s/>-291 <text:s/>545 <text:s text:c="2"/>825 <text:s text:c="2"/>824 <text:s text:c="2"/>756 <text:s text:c="2"/>-537 <text:s/>-929 <text:s/>2 <text:s text:c="4"/>-920 <text:s/>-94 <text:s text:c="2"/>-515 <text:s/>491 <text:s text:c="2"/>-11 <text:s text:c="2"/>174 <text:s text:c="2"/>544 <text:s text:c="2"/>-344 <text:s/>-612 <text:s/>-839 <text:s/>|</text:p>
      <text:p text:style-name="P4"><text:s text:c="2"/>|970 <text:s text:c="2"/>-262 <text:s/>841 <text:s text:c="2"/>102 <text:s text:c="2"/>379 <text:s text:c="2"/>-152 <text:s/>18 <text:s text:c="3"/>766 <text:s text:c="2"/>-162 <text:s/>-958 <text:s/>-750 <text:s/>-58 <text:s text:c="2"/>-716 <text:s/>-41 <text:s text:c="2"/>-512 <text:s/>-539 <text:s/>135 <text:s text:c="2"/>-404 <text:s/>-76 <text:s text:c="2"/>206 <text:s text:c="2"/>598 <text:s text:c="2"/>356 <text:s text:c="2"/>-887 <text:s/>-565 <text:s/>-153 <text:s/>454 <text:s text:c="2"/>962 <text:s text:c="2"/>-256 <text:s/>698 <text:s text:c="2"/>-298 <text:s/>257 <text:s text:c="2"/>-568 <text:s/>440 <text:s text:c="2"/>451 <text:s text:c="2"/>886 <text:s text:c="2"/>171 <text:s text:c="2"/>-701 <text:s/>-96 <text:s text:c="2"/>289 <text:s text:c="2"/>489 <text:s text:c="2"/>-54 <text:s text:c="2"/>539 <text:s text:c="2"/>-216 <text:s/>582 <text:s text:c="2"/>-150 <text:s/>272 <text:s text:c="2"/>-957 <text:s/>986 <text:s text:c="2"/>868 <text:s text:c="2"/>319 <text:s text:c="2"/>192 <text:s text:c="2"/>818 <text:s text:c="2"/>-324 <text:s/>657 <text:s text:c="2"/>-747 <text:s/>875 <text:s text:c="2"/>463 <text:s text:c="2"/>-785 <text:s/>-381 <text:s/>925 <text:s text:c="2"/>|</text:p>
      <text:p text:style-name="P4"><text:s text:c="2"/>|269 <text:s text:c="2"/>877 <text:s text:c="2"/>-291 <text:s/>-291 <text:s/>680 <text:s text:c="2"/>-405 <text:s/>-768 <text:s/>-669 <text:s/>500 <text:s text:c="2"/>522 <text:s text:c="2"/>820 <text:s text:c="2"/>-554 <text:s/>413 <text:s text:c="2"/>-44 <text:s text:c="2"/>-971 <text:s/>-736 <text:s/>-772 <text:s/>-576 <text:s/>-750 <text:s/>-552 <text:s/>744 <text:s text:c="2"/>794 <text:s text:c="2"/>-382 <text:s/>-228 <text:s/>804 <text:s text:c="2"/>-128 <text:s/>-353 <text:s/>267 <text:s text:c="2"/>704 <text:s text:c="2"/>619 <text:s text:c="2"/>193 <text:s text:c="2"/>-291 <text:s/>848 <text:s text:c="2"/>-746 <text:s/>770 <text:s text:c="2"/>528 <text:s text:c="2"/>-150 <text:s/>-645 <text:s/>859 <text:s text:c="2"/>-650 <text:s/>-771 <text:s/>-969 <text:s/>148 <text:s text:c="2"/>642 <text:s text:c="2"/>-12 <text:s text:c="2"/>177 <text:s text:c="2"/>906 <text:s text:c="2"/>568 <text:s text:c="2"/>954 <text:s text:c="2"/>-492 <text:s/>-631 <text:s/>698 <text:s text:c="2"/>-697 <text:s/>-13 <text:s text:c="2"/>-530 <text:s/>-893 <text:s/>-789 <text:s/>469 <text:s text:c="2"/>726 <text:s text:c="2"/>-997 <text:s/>|</text:p>
      <text:p text:style-name="P4"><text:s text:c="2"/>|440 <text:s text:c="2"/>271 <text:s text:c="2"/>64 <text:s text:c="3"/>288 <text:s text:c="2"/>526 <text:s text:c="2"/>186 <text:s text:c="2"/>-184 <text:s/>-624 <text:s/>541 <text:s text:c="2"/>27 <text:s text:c="3"/>78 <text:s text:c="3"/>-878 <text:s/>59 <text:s text:c="3"/>-774 <text:s/>765 <text:s text:c="2"/>-601 <text:s/>404 <text:s text:c="2"/>-977 <text:s/>967 <text:s text:c="2"/>358 <text:s text:c="2"/>-468 <text:s/>-312 <text:s/>408 <text:s text:c="2"/>187 <text:s text:c="2"/>676 <text:s text:c="2"/>-770 <text:s/>294 <text:s text:c="2"/>-761 <text:s/>708 <text:s text:c="2"/>372 <text:s text:c="2"/>-758 <text:s/>492 <text:s text:c="2"/>-356 <text:s/>306 <text:s text:c="2"/>-220 <text:s/>-478 <text:s/>-507 <text:s/>949 <text:s text:c="2"/>-102 <text:s/>-614 <text:s/>328 <text:s text:c="2"/>976 <text:s text:c="2"/>-491 <text:s/>-613 <text:s/>-798 <text:s/>-374 <text:s/>138 <text:s text:c="2"/>958 <text:s text:c="2"/>-351 <text:s/>458 <text:s text:c="2"/>668 <text:s text:c="2"/>181 <text:s text:c="2"/>-854 <text:s/>428 <text:s text:c="2"/>-280 <text:s/>-826 <text:s/>658 <text:s text:c="2"/>-986 <text:s/>-586 <text:s/>-938 <text:s/>|</text:p>
      <text:p text:style-name="P4"><text:s text:c="2"/>|739 <text:s text:c="2"/>-344 <text:s/>554 <text:s text:c="2"/>-265 <text:s/>-685 <text:s/>-666 <text:s/>257 <text:s text:c="2"/>160 <text:s text:c="2"/>-365 <text:s/>-493 <text:s/>546 <text:s text:c="2"/>964 <text:s text:c="2"/>-517 <text:s/>-945 <text:s/>-297 <text:s/>37 <text:s text:c="3"/>33 <text:s text:c="3"/>842 <text:s text:c="2"/>348 <text:s text:c="2"/>683 <text:s text:c="2"/>300 <text:s text:c="2"/>368 <text:s text:c="2"/>216 <text:s text:c="2"/>446 <text:s text:c="2"/>149 <text:s text:c="2"/>937 <text:s text:c="2"/>621 <text:s text:c="2"/>159 <text:s text:c="2"/>721 <text:s text:c="2"/>-613 <text:s/>221 <text:s text:c="2"/>-958 <text:s/>43 <text:s text:c="3"/>-225 <text:s/>-223 <text:s/>710 <text:s text:c="2"/>462 <text:s text:c="2"/>-614 <text:s/>-130 <text:s/>-903 <text:s/>-107 <text:s/>-583 <text:s/>-939 <text:s/>728 <text:s text:c="2"/>-176 <text:s/>117 <text:s text:c="2"/>-234 <text:s/>858 <text:s text:c="2"/>-41 <text:s text:c="2"/>-534 <text:s/>893 <text:s text:c="2"/>-741 <text:s/>-814 <text:s/>109 <text:s text:c="2"/>-943 <text:s/>335 <text:s text:c="2"/>46 <text:s text:c="3"/>-970 <text:s/>-505 <text:s/>702 <text:s text:c="2"/>|</text:p>
      <text:p text:style-name="P4"><text:s text:c="2"/>|-583 <text:s/>716 <text:s text:c="2"/>-904 <text:s/>813 <text:s text:c="2"/>-508 <text:s/>-126 <text:s/>523 <text:s text:c="2"/>-694 <text:s/>260 <text:s text:c="2"/>-606 <text:s/>-597 <text:s/>-494 <text:s/>163 <text:s text:c="2"/>-183 <text:s/>-766 <text:s/>-661 <text:s/>934 <text:s text:c="2"/>352 <text:s text:c="2"/>-451 <text:s/>-107 <text:s/>818 <text:s text:c="2"/>-558 <text:s/>504 <text:s text:c="2"/>-995 <text:s/>904 <text:s text:c="2"/>913 <text:s text:c="2"/>692 <text:s text:c="2"/>302 <text:s text:c="2"/>807 <text:s text:c="2"/>-813 <text:s/>4 <text:s text:c="4"/>-639 <text:s/>-744 <text:s/>101 <text:s text:c="2"/>-474 <text:s/>-252 <text:s/>-673 <text:s/>-950 <text:s/>54 <text:s text:c="3"/>939 <text:s text:c="2"/>-204 <text:s/>809 <text:s text:c="2"/>-555 <text:s/>-689 <text:s/>-374 <text:s/>-320 <text:s/>2 <text:s text:c="4"/>-88 <text:s text:c="2"/>-968 <text:s/>552 <text:s text:c="2"/>-843 <text:s/>-797 <text:s/>-654 <text:s/>661 <text:s text:c="2"/>-440 <text:s/>-750 <text:s/>927 <text:s text:c="2"/>-748 <text:s/>553 <text:s text:c="2"/>871 <text:s text:c="2"/>|</text:p>
      <text:p text:style-name="P4"><text:s text:c="2"/>|-560 <text:s/>-443 <text:s/>-416 <text:s/>48 <text:s text:c="3"/>-990 <text:s/>111 <text:s text:c="2"/>-852 <text:s/>-663 <text:s/>513 <text:s text:c="2"/>554 <text:s text:c="2"/>-723 <text:s/>-339 <text:s/>363 <text:s text:c="2"/>74 <text:s text:c="3"/>324 <text:s text:c="2"/>-658 <text:s/>754 <text:s text:c="2"/>-674 <text:s/>254 <text:s text:c="2"/>-861 <text:s/>878 <text:s text:c="2"/>764 <text:s text:c="2"/>-658 <text:s/>-775 <text:s/>777 <text:s text:c="2"/>-98 <text:s text:c="2"/>-173 <text:s/>704 <text:s text:c="2"/>849 <text:s text:c="2"/>-620 <text:s/>575 <text:s text:c="2"/>946 <text:s text:c="2"/>290 <text:s text:c="2"/>-840 <text:s/>-6 <text:s text:c="3"/>300 <text:s text:c="2"/>623 <text:s text:c="2"/>142 <text:s text:c="2"/>990 <text:s text:c="2"/>488 <text:s text:c="2"/>-304 <text:s/>-381 <text:s/>-851 <text:s/>-588 <text:s/>693 <text:s text:c="2"/>825 <text:s text:c="2"/>-246 <text:s/>448 <text:s text:c="2"/>-849 <text:s/>-640 <text:s/>587 <text:s text:c="2"/>-618 <text:s/>-876 <text:s/>929 <text:s text:c="2"/>-41 <text:s text:c="2"/>902 <text:s text:c="2"/>183 <text:s text:c="2"/>786 <text:s text:c="2"/>606 <text:s text:c="2"/>-663 <text:s/>|</text:p>
      <text:p text:style-name="P4"><text:s text:c="2"/>|-833 <text:s/>534 <text:s text:c="2"/>-364 <text:s/>809 <text:s text:c="2"/>-954 <text:s/>630 <text:s text:c="2"/>109 <text:s text:c="2"/>669 <text:s text:c="2"/>125 <text:s text:c="2"/>451 <text:s text:c="2"/>157 <text:s text:c="2"/>-827 <text:s/>-930 <text:s/>658 <text:s text:c="2"/>-415 <text:s/>764 <text:s text:c="2"/>483 <text:s text:c="2"/>339 <text:s text:c="2"/>564 <text:s text:c="2"/>986 <text:s text:c="2"/>-948 <text:s/>503 <text:s text:c="2"/>-632 <text:s/>-824 <text:s/>432 <text:s text:c="2"/>327 <text:s text:c="2"/>-570 <text:s/>-33 <text:s text:c="2"/>944 <text:s text:c="2"/>-963 <text:s/>304 <text:s text:c="2"/>633 <text:s text:c="2"/>571 <text:s text:c="2"/>-708 <text:s/>794 <text:s text:c="2"/>617 <text:s text:c="2"/>-725 <text:s/>255 <text:s text:c="2"/>638 <text:s text:c="2"/>400 <text:s text:c="2"/>-293 <text:s/>147 <text:s text:c="2"/>573 <text:s text:c="2"/>-223 <text:s/>157 <text:s text:c="2"/>-841 <text:s/>-107 <text:s/>-8 <text:s text:c="3"/>850 <text:s text:c="2"/>-543 <text:s/>-22 <text:s text:c="2"/>902 <text:s text:c="2"/>960 <text:s text:c="2"/>347 <text:s text:c="2"/>-569 <text:s/>744 <text:s text:c="2"/>26 <text:s text:c="3"/>-139 <text:s/>-289 <text:s/>-508 <text:s/>|</text:p>
      <text:p text:style-name="P4"><text:s text:c="2"/>|-102 <text:s/>-632 <text:s/>-523 <text:s/>-179 <text:s/>-340 <text:s/>-729 <text:s/>-210 <text:s/>287 <text:s text:c="2"/>879 <text:s text:c="2"/>-220 <text:s/>-313 <text:s/>-414 <text:s/>-721 <text:s/>-387 <text:s/>363 <text:s text:c="2"/>436 <text:s text:c="2"/>124 <text:s text:c="2"/>-391 <text:s/>-572 <text:s/>-26 <text:s text:c="2"/>66 <text:s text:c="3"/>759 <text:s text:c="2"/>229 <text:s text:c="2"/>27 <text:s text:c="3"/>458 <text:s text:c="2"/>660 <text:s text:c="2"/>-229 <text:s/>-516 <text:s/>961 <text:s text:c="2"/>835 <text:s text:c="2"/>329 <text:s text:c="2"/>-876 <text:s/>-797 <text:s/>-842 <text:s/>-55 <text:s text:c="2"/>215 <text:s text:c="2"/>-218 <text:s/>-912 <text:s/>-497 <text:s/>-339 <text:s/>-132 <text:s/>542 <text:s text:c="2"/>247 <text:s text:c="2"/>500 <text:s text:c="2"/>-845 <text:s/>-38 <text:s text:c="2"/>-64 <text:s text:c="2"/>631 <text:s text:c="2"/>571 <text:s text:c="2"/>717 <text:s text:c="2"/>-42 <text:s text:c="2"/>-362 <text:s/>476 <text:s text:c="2"/>-813 <text:s/>-983 <text:s/>-66 <text:s text:c="2"/>-801 <text:s/>140 <text:s text:c="2"/>770 <text:s text:c="2"/>72 <text:s text:c="3"/>|</text:p>
      <text:p text:style-name="P4"><text:s text:c="2"/>- <text:s text:c="359"/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ospace" fo:font-family="Monospace" style:font-style-name="Regular" style:font-pitch="fixed" fo:language="uk" fo:country="UA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margin-top="0in" fo:margin-bottom="0in" loext:contextual-spacing="false" fo:text-align="center" style:justify-single-word="false" style:page-number="auto" fo:background-color="transparent"/>
      <style:text-properties style:font-name="Monospace Bold" fo:font-family="'Monospace Bold'" style:font-style-name="Bold" fo:font-size="18pt" fo:font-style="normal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top="0in" fo:margin-bottom="0in" loext:contextual-spacing="false" fo:line-height="100%"/>
      <style:text-properties fo:font-size="10pt" officeooo:rsid="0021c295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4:40:57.615980735</meta:creation-date>
    <dc:date>2017-11-28T19:48:41.559438452</dc:date>
    <meta:editing-duration>PT6H1M28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35" meta:paragraph-count="710" meta:word-count="20487" meta:character-count="127801" meta:non-whitespace-character-count="70611"/>
  </office:meta>
</office:document-meta>
</file>